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cm"/>
    </style:style>
    <style:style style:name="co3" style:family="table-column">
      <style:table-column-properties fo:break-before="auto" style:column-width="1.506cm"/>
    </style:style>
    <style:style style:name="co4" style:family="table-column">
      <style:table-column-properties fo:break-before="auto" style:column-width="2.26cm"/>
    </style:style>
    <style:style style:name="co5" style:family="table-column">
      <style:table-column-properties fo:break-before="auto" style:column-width="2.258cm"/>
    </style:style>
    <style:style style:name="co6" style:family="table-column">
      <style:table-column-properties fo:break-before="auto" style:column-width="1.401cm"/>
    </style:style>
    <style:style style:name="co7" style:family="table-column">
      <style:table-column-properties fo:break-before="auto" style:column-width="1.397cm"/>
    </style:style>
    <style:style style:name="co8" style:family="table-column">
      <style:table-column-properties fo:break-before="auto" style:column-width="0.607cm"/>
    </style:style>
    <style:style style:name="co9" style:family="table-column">
      <style:table-column-properties fo:break-before="auto" style:column-width="1.207cm"/>
    </style:style>
    <style:style style:name="ro1" style:family="table-row">
      <style:table-row-properties style:row-height="0.654cm" fo:break-before="auto" style:use-optimal-row-height="true"/>
    </style:style>
    <style:style style:name="ro2" style:family="table-row">
      <style:table-row-properties style:row-height="2cm" fo:break-before="auto" style:use-optimal-row-height="false"/>
    </style:style>
    <style:style style:name="ro3" style:family="table-row">
      <style:table-row-properties style:row-height="1.401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fo:wrap-option="wrap" style:vertical-align="automatic"/>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21" style:family="table-cell" style:parent-style-name="Default">
      <style:table-cell-properties style:text-align-source="fix" style:repeat-content="false" style:vertical-align="automatic"/>
      <style:paragraph-properties fo:text-align="center" fo:margin-left="0cm"/>
      <style:text-properties fo:color="#00a933" style:font-name="Arial" fo:font-size="15pt" fo:font-weight="normal" style:font-size-asian="15pt" style:font-weight-asian="normal" style:font-size-complex="15pt" style:font-weight-complex="normal"/>
    </style:style>
    <style:style style:name="ce22"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O$1];1;1))" style:apply-style-name="Good" style:base-cell-address="12x12.B14"/>
      <style:map style:condition="cell-content()!=0" style:apply-style-name="Bad" style:base-cell-address="12x12.B14"/>
    </style:style>
    <style:style style:name="ce23" style:family="table-cell" style:parent-style-name="Default">
      <style:table-cell-properties style:text-align-source="fix" style:repeat-content="false" fo:border="2.24pt solid #000000" style:rotation-angle="4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4" style:family="table-cell" style:parent-style-name="Default">
      <style:table-cell-properties style:text-align-source="fix" style:repeat-content="false" fo:border="2.24pt solid #000000" style:rotation-angle="31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12x12.N3"/>
      <style:map style:condition="cell-content()&lt;0" style:apply-style-name="Bad" style:base-cell-address="12x12.N3"/>
    </style:style>
    <style:style style:name="ce26"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1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K$1];1;1))" style:apply-style-name="Good" style:base-cell-address="8x8.B19"/>
      <style:map style:condition="cell-content()!=VALUE(ABJAD([.$K$1];1;1))" style:apply-style-name="Bad" style:base-cell-address="8x8.B19"/>
    </style:style>
    <style:style style:name="ce31"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32"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42"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8x8.J3"/>
      <style:map style:condition="cell-content()&lt;0" style:apply-style-name="Bad" style:base-cell-address="8x8.J3"/>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style>
    <style:style style:name="ce37" style:family="table-cell" style:parent-style-name="Default">
      <style:table-cell-properties style:text-align-source="fix" style:repeat-content="false" style:vertical-align="middle"/>
      <style:paragraph-properties fo:text-align="center" fo:margin-left="0cm"/>
      <style:text-properties fo:color="#00a933" style:font-name="Arial" fo:font-size="15pt" style:font-size-asian="15pt" style:font-size-complex="15pt"/>
    </style:style>
    <style:style style:name="ce38"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map style:condition="cell-content()=VALUE(ABJAD([.$J$1];1;1))" style:apply-style-name="Good" style:base-cell-address="7x7.B9"/>
      <style:map style:condition="cell-content()!=VALUE(ABJAD([.$J$1];1;1))" style:apply-style-name="Bad" style:base-cell-address="7x7.B9"/>
    </style:style>
    <style:style style:name="ce39"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40"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5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7x7.I3"/>
      <style:map style:condition="cell-content()&lt;0" style:apply-style-name="Bad" style:base-cell-address="7x7.I3"/>
    </style:style>
    <style:style style:name="ce1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4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name-complex="Arial" style:font-size-complex="15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vertical-align="middle"/>
      <style:paragraph-properties fo:text-align="center" fo:margin-left="0cm"/>
      <style:text-properties fo:color="#00a933" style:font-name="Arial" fo:font-size="15pt" fo:font-weight="normal" style:font-size-asian="15pt" style:font-weight-asian="normal" style:font-name-complex="Arial" style:font-size-complex="15pt" style:font-weight-complex="normal"/>
    </style:style>
    <style:style style:name="ce4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map style:condition="cell-content()=VALUE(ABJAD([.$I$1];1;1))" style:apply-style-name="Good" style:base-cell-address="6x6.B8"/>
      <style:map style:condition="cell-content()!=VALUE(ABJAD([.$I$1];1;1))" style:apply-style-name="Error" style:base-cell-address="6x6.B8"/>
    </style:style>
    <style:style style:name="ce16" style:family="table-cell" style:parent-style-name="Default" style:data-style-name="N36">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17" style:family="table-cell" style:parent-style-name="Default" style:data-style-name="N36">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6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6x6.H3"/>
      <style:map style:condition="cell-content()&lt;0" style:apply-style-name="Bad" style:base-cell-address="6x6.H3"/>
    </style:style>
    <style:style style:name="ce70"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H$1];1;1))" style:apply-style-name="Good" style:base-cell-address="5x5.B7"/>
      <style:map style:condition="cell-content()!=VALUE(ABJAD([.$H$1];1;1))" style:apply-style-name="Bad" style:base-cell-address="5x5.B7"/>
    </style:style>
    <style:style style:name="ce15" style:family="table-cell" style:parent-style-name="Default" style:data-style-name="N0">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2" style:family="table-cell" style:parent-style-name="Default" style:data-style-name="N0">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53" style:family="table-cell" style:parent-style-name="Default" style:data-style-name="N0">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5x5.G3"/>
      <style:map style:condition="cell-content()&lt;0" style:apply-style-name="Bad" style:base-cell-address="5x5.G3"/>
    </style:style>
    <style:style style:name="ce76"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6" style:family="table-cell" style:parent-style-name="Default">
      <style:text-properties style:font-name="Arial" fo:font-size="15pt" fo:font-weight="normal" style:font-size-asian="15pt" style:font-weight-asian="normal" style:font-name-complex="Arial" style:font-size-complex="15pt" style:font-weight-complex="normal"/>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style:vertical-align="middle"/>
      <style:paragraph-properties fo:text-align="center" fo:margin-left="0cm"/>
      <style:text-properties fo:font-size="15pt" fo:font-weight="normal" style:font-size-asian="15pt" style:font-weight-asian="normal" style:font-size-complex="15pt" style:font-weight-complex="normal"/>
    </style:style>
    <style:style style:name="ce80"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0"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8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2"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8x8.O1">
          <table:error-message table:message-type="stop" table:display="true"/>
        </table:content-validation>
        <table:content-validation table:name="val2" table:condition="of:cell-content-is-in-lis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7x7.K1">
          <table:error-message table:message-type="stop" table:display="true"/>
        </table:content-validation>
        <table:content-validation table:name="val3" table:condition="of:cell-content-is-in-lis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6x6.J1">
          <table:error-message table:message-type="stop" table:display="true"/>
        </table:content-validation>
        <table:content-validation table:name="val4" table:condition="of:cell-content-is-in-lis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5x5.I1">
          <table:error-message table:message-type="stop" table:display="true"/>
        </table:content-validation>
        <table:content-validation table:name="val5"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Esma''ul Hûsna'.H1">
          <table:error-message table:message-type="stop" table:display="true"/>
        </table:content-validation>
      </table:content-validations>
      <table:table table:name="12x12" table:style-name="ta1">
        <table:table-column table:style-name="co1" table:default-cell-style-name="ce18"/>
        <table:table-column table:style-name="co2" table:number-columns-repeated="12" table:default-cell-style-name="ce20"/>
        <table:table-column table:style-name="co3" table:default-cell-style-name="ce20"/>
        <table:table-column table:style-name="co4" table:number-columns-repeated="2" table:default-cell-style-name="ce20"/>
        <table:table-column table:style-name="co5" table:number-columns-repeated="1008" table:default-cell-style-name="ce20"/>
        <table:table-row table:style-name="ro1">
          <table:table-cell/>
          <table:table-cell table:style-name="ce18" office:value-type="float" office:value="12" calcext:value-type="float">
            <text:p>12</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18" office:value-type="float" office:value="1" calcext:value-type="float">
            <text:p>1</text:p>
          </table:table-cell>
          <table:table-cell table:style-name="Default"/>
          <table:table-cell table:style-name="ce26" table:content-validation-name="val1" office:value-type="string" calcext:value-type="string">
            <text:p>قابض</text:p>
          </table:table-cell>
          <table:table-cell table:style-name="ce18" table:formula="of:=ABJAD([.O1];1;1)" office:value-type="float" office:value="903" calcext:value-type="float">
            <text:p>903</text:p>
          </table:table-cell>
          <table:table-cell table:style-name="ce18" table:number-columns-repeated="1008"/>
        </table:table-row>
        <table:table-row table:style-name="ro1">
          <table:table-cell office:value-type="float" office:value="12" calcext:value-type="float">
            <text:p>12</text:p>
          </table:table-cell>
          <table:table-cell table:style-name="ce19" office:value-type="float" office:value="144" calcext:value-type="float">
            <text:p>144</text:p>
          </table:table-cell>
          <table:table-cell table:style-name="ce19" office:value-type="float" office:value="2" calcext:value-type="float">
            <text:p>2</text:p>
          </table:table-cell>
          <table:table-cell table:style-name="ce19" office:value-type="float" office:value="142" calcext:value-type="float">
            <text:p>142</text:p>
          </table:table-cell>
          <table:table-cell table:style-name="ce19" office:value-type="float" office:value="4" calcext:value-type="float">
            <text:p>4</text:p>
          </table:table-cell>
          <table:table-cell table:style-name="ce19" office:value-type="float" office:value="140" calcext:value-type="float">
            <text:p>140</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137" calcext:value-type="float">
            <text:p>137</text:p>
          </table:table-cell>
          <table:table-cell table:style-name="ce19" office:value-type="float" office:value="9" calcext:value-type="float">
            <text:p>9</text:p>
          </table:table-cell>
          <table:table-cell table:style-name="ce19" office:value-type="float" office:value="135" calcext:value-type="float">
            <text:p>135</text:p>
          </table:table-cell>
          <table:table-cell table:style-name="ce19" office:value-type="float" office:value="11" calcext:value-type="float">
            <text:p>11</text:p>
          </table:table-cell>
          <table:table-cell table:style-name="ce19" office:value-type="float" office:value="133" calcext:value-type="float">
            <text:p>133</text:p>
          </table:table-cell>
          <table:table-cell table:style-name="ce18" table:formula="of:=SUM([.B2:.M2])" office:value-type="float" office:value="870" calcext:value-type="float">
            <text:p>870</text:p>
          </table:table-cell>
          <table:table-cell table:number-columns-repeated="1010"/>
        </table:table-row>
        <table:table-row table:style-name="ro1">
          <table:table-cell office:value-type="float" office:value="11" calcext:value-type="float">
            <text:p>11</text:p>
          </table:table-cell>
          <table:table-cell table:style-name="ce19" office:value-type="float" office:value="121" calcext:value-type="float">
            <text:p>121</text:p>
          </table:table-cell>
          <table:table-cell table:style-name="ce19" office:value-type="float" office:value="131" calcext:value-type="float">
            <text:p>131</text:p>
          </table:table-cell>
          <table:table-cell table:style-name="ce19" office:value-type="float" office:value="15" calcext:value-type="float">
            <text:p>15</text:p>
          </table:table-cell>
          <table:table-cell table:style-name="ce19" office:value-type="float" office:value="129" calcext:value-type="float">
            <text:p>129</text:p>
          </table:table-cell>
          <table:table-cell table:style-name="ce19" office:value-type="float" office:value="17" calcext:value-type="float">
            <text:p>17</text:p>
          </table:table-cell>
          <table:table-cell table:style-name="ce19" office:value-type="float" office:value="127" calcext:value-type="float">
            <text:p>127</text:p>
          </table:table-cell>
          <table:table-cell table:style-name="ce19" office:value-type="float" office:value="18" calcext:value-type="float">
            <text:p>18</text:p>
          </table:table-cell>
          <table:table-cell table:style-name="ce19" office:value-type="float" office:value="20" calcext:value-type="float">
            <text:p>20</text:p>
          </table:table-cell>
          <table:table-cell table:style-name="ce19" office:value-type="float" office:value="124" calcext:value-type="float">
            <text:p>124</text:p>
          </table:table-cell>
          <table:table-cell table:style-name="ce19" office:value-type="float" office:value="22" calcext:value-type="float">
            <text:p>22</text:p>
          </table:table-cell>
          <table:table-cell table:style-name="ce19" office:value-type="float" office:value="122" calcext:value-type="float">
            <text:p>122</text:p>
          </table:table-cell>
          <table:table-cell table:style-name="ce19" office:value-type="float" office:value="24" calcext:value-type="float">
            <text:p>24</text:p>
          </table:table-cell>
          <table:table-cell table:style-name="ce25" table:formula="of:=(VALUE(ABJAD([.O1];1;1))-[.N2])" office:value-type="float" office:value="33" calcext:value-type="float">
            <text:p>33</text:p>
          </table:table-cell>
          <table:table-cell table:number-columns-repeated="1010"/>
        </table:table-row>
        <table:table-row table:style-name="ro1">
          <table:table-cell office:value-type="float" office:value="10" calcext:value-type="float">
            <text:p>10</text:p>
          </table:table-cell>
          <table:table-cell table:style-name="ce19" office:value-type="float" office:value="36" calcext:value-type="float">
            <text:p>36</text:p>
          </table:table-cell>
          <table:table-cell table:style-name="ce19" office:value-type="float" office:value="110" calcext:value-type="float">
            <text:p>110</text:p>
          </table:table-cell>
          <table:table-cell table:style-name="ce19" office:value-type="float" office:value="118" calcext:value-type="float">
            <text:p>118</text:p>
          </table:table-cell>
          <table:table-cell table:style-name="ce19" office:value-type="float" office:value="28" calcext:value-type="float">
            <text:p>28</text:p>
          </table:table-cell>
          <table:table-cell table:style-name="ce19" office:value-type="float" office:value="116" calcext:value-type="float">
            <text:p>116</text:p>
          </table:table-cell>
          <table:table-cell table:style-name="ce19" office:value-type="float" office:value="31" calcext:value-type="float">
            <text:p>31</text:p>
          </table:table-cell>
          <table:table-cell table:style-name="ce19" office:value-type="float" office:value="30" calcext:value-type="float">
            <text:p>30</text:p>
          </table:table-cell>
          <table:table-cell table:style-name="ce19" office:value-type="float" office:value="113" calcext:value-type="float">
            <text:p>113</text:p>
          </table:table-cell>
          <table:table-cell table:style-name="ce19" office:value-type="float" office:value="33" calcext:value-type="float">
            <text:p>33</text:p>
          </table:table-cell>
          <table:table-cell table:style-name="ce19" office:value-type="float" office:value="111" calcext:value-type="float">
            <text:p>111</text:p>
          </table:table-cell>
          <table:table-cell table:style-name="ce19" office:value-type="float" office:value="35" calcext:value-type="float">
            <text:p>35</text:p>
          </table:table-cell>
          <table:table-cell table:style-name="ce19" office:value-type="float" office:value="109" calcext:value-type="float">
            <text:p>109</text:p>
          </table:table-cell>
          <table:table-cell table:style-name="ce18" table:formula="of:=[.N3]/12" office:value-type="float" office:value="2.75" calcext:value-type="float">
            <text:p>2,75</text:p>
          </table:table-cell>
          <table:table-cell table:number-columns-repeated="1010"/>
        </table:table-row>
        <table:table-row table:style-name="ro1">
          <table:table-cell office:value-type="float" office:value="9" calcext:value-type="float">
            <text:p>9</text:p>
          </table:table-cell>
          <table:table-cell table:style-name="ce19" office:value-type="float" office:value="97" calcext:value-type="float">
            <text:p>97</text:p>
          </table:table-cell>
          <table:table-cell table:style-name="ce19" office:value-type="float" office:value="47" calcext:value-type="float">
            <text:p>47</text:p>
          </table:table-cell>
          <table:table-cell table:style-name="ce19" office:value-type="float" office:value="99" calcext:value-type="float">
            <text:p>99</text:p>
          </table:table-cell>
          <table:table-cell table:style-name="ce19" office:value-type="float" office:value="105" calcext:value-type="float">
            <text:p>105</text:p>
          </table:table-cell>
          <table:table-cell table:style-name="ce19" office:value-type="float" office:value="41" calcext:value-type="float">
            <text:p>41</text:p>
          </table:table-cell>
          <table:table-cell table:style-name="ce19" office:value-type="float" office:value="103" calcext:value-type="float">
            <text:p>103</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19" office:value-type="float" office:value="100" calcext:value-type="float">
            <text:p>100</text:p>
          </table:table-cell>
          <table:table-cell table:style-name="ce19" office:value-type="float" office:value="46" calcext:value-type="float">
            <text:p>46</text:p>
          </table:table-cell>
          <table:table-cell table:style-name="ce19" office:value-type="float" office:value="98" calcext:value-type="float">
            <text:p>98</text:p>
          </table:table-cell>
          <table:table-cell table:style-name="ce19" office:value-type="float" office:value="48" calcext:value-type="float">
            <text:p>48</text:p>
          </table:table-cell>
          <table:table-cell table:number-columns-repeated="1011"/>
        </table:table-row>
        <table:table-row table:style-name="ro1">
          <table:table-cell office:value-type="float" office:value="8" calcext:value-type="float">
            <text:p>8</text:p>
          </table:table-cell>
          <table:table-cell table:style-name="ce19" office:value-type="float" office:value="60" calcext:value-type="float">
            <text:p>60</text:p>
          </table:table-cell>
          <table:table-cell table:style-name="ce19" office:value-type="float" office:value="86" calcext:value-type="float">
            <text:p>86</text:p>
          </table:table-cell>
          <table:table-cell table:style-name="ce19" office:value-type="float" office:value="58" calcext:value-type="float">
            <text:p>58</text:p>
          </table:table-cell>
          <table:table-cell table:style-name="ce19" office:value-type="float" office:value="88" calcext:value-type="float">
            <text:p>88</text:p>
          </table:table-cell>
          <table:table-cell table:style-name="ce19" office:value-type="float" office:value="92" calcext:value-type="float">
            <text:p>92</text:p>
          </table:table-cell>
          <table:table-cell table:style-name="ce19" office:value-type="float" office:value="54" calcext:value-type="float">
            <text:p>54</text:p>
          </table:table-cell>
          <table:table-cell table:style-name="ce19" office:value-type="float" office:value="55" calcext:value-type="float">
            <text:p>55</text:p>
          </table:table-cell>
          <table:table-cell table:style-name="ce19" office:value-type="float" office:value="89" calcext:value-type="float">
            <text:p>89</text:p>
          </table:table-cell>
          <table:table-cell table:style-name="ce19" office:value-type="float" office:value="57" calcext:value-type="float">
            <text:p>57</text:p>
          </table:table-cell>
          <table:table-cell table:style-name="ce19" office:value-type="float" office:value="87" calcext:value-type="float">
            <text:p>87</text:p>
          </table:table-cell>
          <table:table-cell table:style-name="ce19" office:value-type="float" office:value="59" calcext:value-type="float">
            <text:p>59</text:p>
          </table:table-cell>
          <table:table-cell table:style-name="ce19" office:value-type="float" office:value="85" calcext:value-type="float">
            <text:p>85</text:p>
          </table:table-cell>
          <table:table-cell table:number-columns-repeated="1011"/>
        </table:table-row>
        <table:table-row table:style-name="ro1">
          <table:table-cell office:value-type="float" office:value="7" calcext:value-type="float">
            <text:p>7</text:p>
          </table:table-cell>
          <table:table-cell table:style-name="ce19" office:value-type="float" office:value="61" calcext:value-type="float">
            <text:p>61</text:p>
          </table:table-cell>
          <table:table-cell table:style-name="ce19" office:value-type="float" office:value="74" calcext:value-type="float">
            <text:p>74</text:p>
          </table:table-cell>
          <table:table-cell table:style-name="ce19" office:value-type="float" office:value="63" calcext:value-type="float">
            <text:p>63</text:p>
          </table:table-cell>
          <table:table-cell table:style-name="ce19" office:value-type="float" office:value="76" calcext:value-type="float">
            <text:p>76</text:p>
          </table:table-cell>
          <table:table-cell table:style-name="ce19" office:value-type="float" office:value="77" calcext:value-type="float">
            <text:p>77</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9" office:value-type="float" office:value="68" calcext:value-type="float">
            <text:p>68</text:p>
          </table:table-cell>
          <table:table-cell table:style-name="ce19" office:value-type="float" office:value="81" calcext:value-type="float">
            <text:p>81</text:p>
          </table:table-cell>
          <table:table-cell table:style-name="ce19" office:value-type="float" office:value="82" calcext:value-type="float">
            <text:p>82</text:p>
          </table:table-cell>
          <table:table-cell table:style-name="ce19" office:value-type="float" office:value="83" calcext:value-type="float">
            <text:p>83</text:p>
          </table:table-cell>
          <table:table-cell table:style-name="ce19" office:value-type="float" office:value="72" calcext:value-type="float">
            <text:p>72</text:p>
          </table:table-cell>
          <table:table-cell table:number-columns-repeated="1011"/>
        </table:table-row>
        <table:table-row table:style-name="ro1">
          <table:table-cell office:value-type="float" office:value="6" calcext:value-type="float">
            <text:p>6</text:p>
          </table:table-cell>
          <table:table-cell table:style-name="ce19" office:value-type="float" office:value="73" calcext:value-type="float">
            <text:p>73</text:p>
          </table:table-cell>
          <table:table-cell table:style-name="ce19" office:value-type="float" office:value="71" calcext:value-type="float">
            <text:p>71</text:p>
          </table:table-cell>
          <table:table-cell table:style-name="ce19" office:value-type="float" office:value="75" calcext:value-type="float">
            <text:p>75</text:p>
          </table:table-cell>
          <table:table-cell table:style-name="ce19" office:value-type="float" office:value="69" calcext:value-type="float">
            <text:p>69</text:p>
          </table:table-cell>
          <table:table-cell table:style-name="ce19" office:value-type="float" office:value="65" calcext:value-type="float">
            <text:p>65</text:p>
          </table:table-cell>
          <table:table-cell table:style-name="ce19" office:value-type="float" office:value="78" calcext:value-type="float">
            <text:p>78</text:p>
          </table:table-cell>
          <table:table-cell table:style-name="ce19" office:value-type="float" office:value="79" calcext:value-type="float">
            <text:p>79</text:p>
          </table:table-cell>
          <table:table-cell table:style-name="ce19" office:value-type="float" office:value="80" calcext:value-type="float">
            <text:p>80</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62" calcext:value-type="float">
            <text:p>62</text:p>
          </table:table-cell>
          <table:table-cell table:style-name="ce19" office:value-type="float" office:value="84" calcext:value-type="float">
            <text:p>84</text:p>
          </table:table-cell>
          <table:table-cell table:number-columns-repeated="1011"/>
        </table:table-row>
        <table:table-row table:style-name="ro1">
          <table:table-cell office:value-type="float" office:value="5" calcext:value-type="float">
            <text:p>5</text:p>
          </table:table-cell>
          <table:table-cell table:style-name="ce19" office:value-type="float" office:value="96" calcext:value-type="float">
            <text:p>96</text:p>
          </table:table-cell>
          <table:table-cell table:style-name="ce19" office:value-type="float" office:value="50" calcext:value-type="float">
            <text:p>50</text:p>
          </table:table-cell>
          <table:table-cell table:style-name="ce19" office:value-type="float" office:value="94" calcext:value-type="float">
            <text:p>94</text:p>
          </table:table-cell>
          <table:table-cell table:style-name="ce19" office:value-type="float" office:value="52" calcext:value-type="float">
            <text:p>52</text:p>
          </table:table-cell>
          <table:table-cell table:style-name="ce19" office:value-type="float" office:value="56" calcext:value-type="float">
            <text:p>56</text:p>
          </table:table-cell>
          <table:table-cell table:style-name="ce19" office:value-type="float" office:value="91" calcext:value-type="float">
            <text:p>91</text:p>
          </table:table-cell>
          <table:table-cell table:style-name="ce19" office:value-type="float" office:value="90" calcext:value-type="float">
            <text:p>90</text:p>
          </table:table-cell>
          <table:table-cell table:style-name="ce19" office:value-type="float" office:value="53" calcext:value-type="float">
            <text:p>53</text:p>
          </table:table-cell>
          <table:table-cell table:style-name="ce19" office:value-type="float" office:value="93" calcext:value-type="float">
            <text:p>93</text:p>
          </table:table-cell>
          <table:table-cell table:style-name="ce19" office:value-type="float" office:value="51" calcext:value-type="float">
            <text:p>51</text:p>
          </table:table-cell>
          <table:table-cell table:style-name="ce19" office:value-type="float" office:value="95" calcext:value-type="float">
            <text:p>95</text:p>
          </table:table-cell>
          <table:table-cell table:style-name="ce19" office:value-type="float" office:value="49" calcext:value-type="float">
            <text:p>49</text:p>
          </table:table-cell>
          <table:table-cell table:number-columns-repeated="1011"/>
        </table:table-row>
        <table:table-row table:style-name="ro1">
          <table:table-cell office:value-type="float" office:value="4" calcext:value-type="float">
            <text:p>4</text:p>
          </table:table-cell>
          <table:table-cell table:style-name="ce19" office:value-type="float" office:value="37" calcext:value-type="float">
            <text:p>37</text:p>
          </table:table-cell>
          <table:table-cell table:style-name="ce19" office:value-type="float" office:value="107" calcext:value-type="float">
            <text:p>107</text:p>
          </table:table-cell>
          <table:table-cell table:style-name="ce19" office:value-type="float" office:value="39" calcext:value-type="float">
            <text:p>39</text:p>
          </table:table-cell>
          <table:table-cell table:style-name="ce19" office:value-type="float" office:value="45" calcext:value-type="float">
            <text:p>45</text:p>
          </table:table-cell>
          <table:table-cell table:style-name="ce19" office:value-type="float" office:value="104" calcext:value-type="float">
            <text:p>104</text:p>
          </table:table-cell>
          <table:table-cell table:style-name="ce19" office:value-type="float" office:value="43" calcext:value-type="float">
            <text:p>43</text:p>
          </table:table-cell>
          <table:table-cell table:style-name="ce19" office:value-type="float" office:value="102" calcext:value-type="float">
            <text:p>102</text:p>
          </table:table-cell>
          <table:table-cell table:style-name="ce19" office:value-type="float" office:value="101" calcext:value-type="float">
            <text:p>101</text:p>
          </table:table-cell>
          <table:table-cell table:style-name="ce19" office:value-type="float" office:value="40" calcext:value-type="float">
            <text:p>40</text:p>
          </table:table-cell>
          <table:table-cell table:style-name="ce19" office:value-type="float" office:value="106" calcext:value-type="float">
            <text:p>106</text:p>
          </table:table-cell>
          <table:table-cell table:style-name="ce19" office:value-type="float" office:value="38" calcext:value-type="float">
            <text:p>38</text:p>
          </table:table-cell>
          <table:table-cell table:style-name="ce19" office:value-type="float" office:value="108" calcext:value-type="float">
            <text:p>108</text:p>
          </table:table-cell>
          <table:table-cell table:number-columns-repeated="1011"/>
        </table:table-row>
        <table:table-row table:style-name="ro1">
          <table:table-cell office:value-type="float" office:value="3" calcext:value-type="float">
            <text:p>3</text:p>
          </table:table-cell>
          <table:table-cell table:style-name="ce19" office:value-type="float" office:value="120" calcext:value-type="float">
            <text:p>120</text:p>
          </table:table-cell>
          <table:table-cell table:style-name="ce19" office:value-type="float" office:value="26" calcext:value-type="float">
            <text:p>26</text:p>
          </table:table-cell>
          <table:table-cell table:style-name="ce19" office:value-type="float" office:value="34" calcext:value-type="float">
            <text:p>34</text:p>
          </table:table-cell>
          <table:table-cell table:style-name="ce19" office:value-type="float" office:value="117" calcext:value-type="float">
            <text:p>117</text:p>
          </table:table-cell>
          <table:table-cell table:style-name="ce19" office:value-type="float" office:value="29" calcext:value-type="float">
            <text:p>29</text:p>
          </table:table-cell>
          <table:table-cell table:style-name="ce19" office:value-type="float" office:value="114" calcext:value-type="float">
            <text:p>114</text:p>
          </table:table-cell>
          <table:table-cell table:style-name="ce19" office:value-type="float" office:value="115" calcext:value-type="float">
            <text:p>115</text:p>
          </table:table-cell>
          <table:table-cell table:style-name="ce19" office:value-type="float" office:value="32" calcext:value-type="float">
            <text:p>32</text:p>
          </table:table-cell>
          <table:table-cell table:style-name="ce19" office:value-type="float" office:value="112" calcext:value-type="float">
            <text:p>112</text:p>
          </table:table-cell>
          <table:table-cell table:style-name="ce19" office:value-type="float" office:value="27" calcext:value-type="float">
            <text:p>27</text:p>
          </table:table-cell>
          <table:table-cell table:style-name="ce19" office:value-type="float" office:value="119" calcext:value-type="float">
            <text:p>119</text:p>
          </table:table-cell>
          <table:table-cell table:style-name="ce19" office:value-type="float" office:value="25" calcext:value-type="float">
            <text:p>25</text:p>
          </table:table-cell>
          <table:table-cell table:number-columns-repeated="1011"/>
        </table:table-row>
        <table:table-row table:style-name="ro1">
          <table:table-cell office:value-type="float" office:value="2" calcext:value-type="float">
            <text:p>2</text:p>
          </table:table-cell>
          <table:table-cell table:style-name="ce19" office:value-type="float" office:value="13" calcext:value-type="float">
            <text:p>13</text:p>
          </table:table-cell>
          <table:table-cell table:style-name="ce19" office:value-type="float" office:value="23" calcext:value-type="float">
            <text:p>23</text:p>
          </table:table-cell>
          <table:table-cell table:style-name="ce19" office:value-type="float" office:value="130" calcext:value-type="float">
            <text:p>130</text:p>
          </table:table-cell>
          <table:table-cell table:style-name="ce19" office:value-type="float" office:value="16" calcext:value-type="float">
            <text:p>16</text:p>
          </table:table-cell>
          <table:table-cell table:style-name="ce19" office:value-type="float" office:value="128" calcext:value-type="float">
            <text:p>128</text:p>
          </table:table-cell>
          <table:table-cell table:style-name="ce19" office:value-type="float" office:value="19" calcext:value-type="float">
            <text:p>19</text:p>
          </table:table-cell>
          <table:table-cell table:style-name="ce19" office:value-type="float" office:value="126" calcext:value-type="float">
            <text:p>126</text:p>
          </table:table-cell>
          <table:table-cell table:style-name="ce19" office:value-type="float" office:value="125" calcext:value-type="float">
            <text:p>125</text:p>
          </table:table-cell>
          <table:table-cell table:style-name="ce19" office:value-type="float" office:value="21" calcext:value-type="float">
            <text:p>21</text:p>
          </table:table-cell>
          <table:table-cell table:style-name="ce19" office:value-type="float" office:value="123" calcext:value-type="float">
            <text:p>123</text:p>
          </table:table-cell>
          <table:table-cell table:style-name="ce19" office:value-type="float" office:value="14" calcext:value-type="float">
            <text:p>14</text:p>
          </table:table-cell>
          <table:table-cell table:style-name="ce19" office:value-type="float" office:value="132" calcext:value-type="float">
            <text:p>132</text:p>
          </table:table-cell>
          <table:table-cell table:number-columns-repeated="1011"/>
        </table:table-row>
        <table:table-row table:style-name="ro1">
          <table:table-cell office:value-type="float" office:value="1" calcext:value-type="float">
            <text:p>1</text:p>
          </table:table-cell>
          <table:table-cell table:style-name="ce19" office:value-type="float" office:value="12" calcext:value-type="float">
            <text:p>12</text:p>
          </table:table-cell>
          <table:table-cell table:style-name="ce19" office:value-type="float" office:value="143" calcext:value-type="float">
            <text:p>143</text:p>
          </table:table-cell>
          <table:table-cell table:style-name="ce19" office:value-type="float" office:value="3" calcext:value-type="float">
            <text:p>3</text:p>
          </table:table-cell>
          <table:table-cell table:style-name="ce19" office:value-type="float" office:value="141" calcext:value-type="float">
            <text:p>141</text:p>
          </table:table-cell>
          <table:table-cell table:style-name="ce19" office:value-type="float" office:value="5" calcext:value-type="float">
            <text:p>5</text:p>
          </table:table-cell>
          <table:table-cell table:style-name="ce19" office:value-type="float" office:value="138" calcext:value-type="float">
            <text:p>138</text:p>
          </table:table-cell>
          <table:table-cell table:style-name="ce19" office:value-type="float" office:value="139" calcext:value-type="float">
            <text:p>139</text:p>
          </table:table-cell>
          <table:table-cell table:style-name="ce19" office:value-type="float" office:value="8" calcext:value-type="float">
            <text:p>8</text:p>
          </table:table-cell>
          <table:table-cell table:style-name="ce19" office:value-type="float" office:value="136" calcext:value-type="float">
            <text:p>136</text:p>
          </table:table-cell>
          <table:table-cell table:style-name="ce19" office:value-type="float" office:value="10" calcext:value-type="float">
            <text:p>10</text:p>
          </table:table-cell>
          <table:table-cell table:style-name="ce19" office:value-type="float" office:value="134" calcext:value-type="float">
            <text:p>134</text:p>
          </table:table-cell>
          <table:table-cell table:style-name="ce19" office:value-type="float" office:value="1" calcext:value-type="float">
            <text:p>1</text:p>
          </table:table-cell>
          <table:table-cell table:number-columns-repeated="1011"/>
        </table:table-row>
        <table:table-row table:style-name="ro1">
          <table:table-cell table:number-columns-repeated="13"/>
          <table:table-cell table:style-name="ce22" table:formula="of:=[.M15]+[.L16]+[.K17]+[.J18]+[.I19]+[.H20]+[.G21]+[.F22]+[.E23]+[.D24]+[.C25]+[.B26]" office:value-type="float" office:value="903" calcext:value-type="float">
            <text:p>903</text:p>
          </table:table-cell>
          <table:table-cell table:number-columns-repeated="1010"/>
        </table:table-row>
        <table:table-row table:style-name="ro1">
          <table:table-cell/>
          <table:table-cell table:style-name="ce21" table:formula="of:=IF(MOD([.$N$3];12)=0;ROUNDDOWN([.$N$4];0);IF(MOD([.$N$3];12)=1;IF(132&lt;[.B2];ROUNDUP([.$N$4];0);ROUNDDOWN([.$N$4];0));IF(MOD([.$N$3];12)=2;IF(120&lt;[.B2];ROUNDUP([.$N$4];0);ROUNDDOWN([.$N$4];0));IF(MOD([.$N$3];12)=3;IF(108&lt;[.B2];ROUNDUP([.$N$4];0);ROUNDDOWN([.$N$4];0));IF(MOD([.$N$3];12)=4;IF(96&lt;[.B2];ROUNDUP([.$N$4];0);ROUNDDOWN([.$N$4];0));IF(MOD([.$N$3];12)=5;IF(84&lt;[.B2];ROUNDUP([.$N$4];0);ROUNDDOWN([.$N$4];0));IF(MOD([.$N$3];12)=6;IF(72&lt;[.B2];ROUNDUP([.$N$4];0);ROUNDDOWN([.$N$4];0));IF(MOD([.$N$3];12)=7;IF(60&lt;[.B2];ROUNDUP([.$N$4];0);ROUNDDOWN([.$N$4];0));IF(MOD([.$N$3];12)=8;IF(48&lt;[.B2];ROUNDUP([.$N$4];0);ROUNDDOWN([.$N$4];0));IF(MOD([.$N$3];12)=9;IF(36&lt;[.B2];ROUNDUP([.$N$4];0);ROUNDDOWN([.$N$4];0));IF(MOD([.$N$3];12)=10;IF(24&lt;[.B2];ROUNDUP([.$N$4];0);ROUNDDOWN([.$N$4];0));IF(MOD([.$N$3];12)=11;IF(12&lt;[.B2];ROUNDUP([.$N$4];0);ROUNDDOWN([.$N$4];0));ORG.LIBREOFFICE.RAWSUBTRACT([.$N$4];ROUNDDOWN([.$N$4];0))))))))))))))+[.B2]" office:value-type="float" office:value="147" calcext:value-type="float">
            <text:p>147</text:p>
          </table:table-cell>
          <table:table-cell table:style-name="ce21" table:formula="of:=IF(MOD([.$N$3];12)=0;ROUNDDOWN([.$N$4];0);IF(MOD([.$N$3];12)=1;IF(132&lt;[.C2];ROUNDUP([.$N$4];0);ROUNDDOWN([.$N$4];0));IF(MOD([.$N$3];12)=2;IF(120&lt;[.C2];ROUNDUP([.$N$4];0);ROUNDDOWN([.$N$4];0));IF(MOD([.$N$3];12)=3;IF(108&lt;[.C2];ROUNDUP([.$N$4];0);ROUNDDOWN([.$N$4];0));IF(MOD([.$N$3];12)=4;IF(96&lt;[.C2];ROUNDUP([.$N$4];0);ROUNDDOWN([.$N$4];0));IF(MOD([.$N$3];12)=5;IF(84&lt;[.C2];ROUNDUP([.$N$4];0);ROUNDDOWN([.$N$4];0));IF(MOD([.$N$3];12)=6;IF(72&lt;[.C2];ROUNDUP([.$N$4];0);ROUNDDOWN([.$N$4];0));IF(MOD([.$N$3];12)=7;IF(60&lt;[.C2];ROUNDUP([.$N$4];0);ROUNDDOWN([.$N$4];0));IF(MOD([.$N$3];12)=8;IF(48&lt;[.C2];ROUNDUP([.$N$4];0);ROUNDDOWN([.$N$4];0));IF(MOD([.$N$3];12)=9;IF(36&lt;[.C2];ROUNDUP([.$N$4];0);ROUNDDOWN([.$N$4];0));IF(MOD([.$N$3];12)=10;IF(24&lt;[.C2];ROUNDUP([.$N$4];0);ROUNDDOWN([.$N$4];0));IF(MOD([.$N$3];12)=11;IF(12&lt;[.C2];ROUNDUP([.$N$4];0);ROUNDDOWN([.$N$4];0));ORG.LIBREOFFICE.RAWSUBTRACT([.$N$4];ROUNDDOWN([.$N$4];0))))))))))))))+[.C2]" office:value-type="float" office:value="4" calcext:value-type="float">
            <text:p>4</text:p>
          </table:table-cell>
          <table:table-cell table:style-name="ce21" table:formula="of:=IF(MOD([.$N$3];12)=0;ROUNDDOWN([.$N$4];0);IF(MOD([.$N$3];12)=1;IF(132&lt;[.D2];ROUNDUP([.$N$4];0);ROUNDDOWN([.$N$4];0));IF(MOD([.$N$3];12)=2;IF(120&lt;[.D2];ROUNDUP([.$N$4];0);ROUNDDOWN([.$N$4];0));IF(MOD([.$N$3];12)=3;IF(108&lt;[.D2];ROUNDUP([.$N$4];0);ROUNDDOWN([.$N$4];0));IF(MOD([.$N$3];12)=4;IF(96&lt;[.D2];ROUNDUP([.$N$4];0);ROUNDDOWN([.$N$4];0));IF(MOD([.$N$3];12)=5;IF(84&lt;[.D2];ROUNDUP([.$N$4];0);ROUNDDOWN([.$N$4];0));IF(MOD([.$N$3];12)=6;IF(72&lt;[.D2];ROUNDUP([.$N$4];0);ROUNDDOWN([.$N$4];0));IF(MOD([.$N$3];12)=7;IF(60&lt;[.D2];ROUNDUP([.$N$4];0);ROUNDDOWN([.$N$4];0));IF(MOD([.$N$3];12)=8;IF(48&lt;[.D2];ROUNDUP([.$N$4];0);ROUNDDOWN([.$N$4];0));IF(MOD([.$N$3];12)=9;IF(36&lt;[.D2];ROUNDUP([.$N$4];0);ROUNDDOWN([.$N$4];0));IF(MOD([.$N$3];12)=10;IF(24&lt;[.D2];ROUNDUP([.$N$4];0);ROUNDDOWN([.$N$4];0));IF(MOD([.$N$3];12)=11;IF(12&lt;[.D2];ROUNDUP([.$N$4];0);ROUNDDOWN([.$N$4];0));ORG.LIBREOFFICE.RAWSUBTRACT([.$N$4];ROUNDDOWN([.$N$4];0))))))))))))))+[.D2]" office:value-type="float" office:value="145" calcext:value-type="float">
            <text:p>145</text:p>
          </table:table-cell>
          <table:table-cell table:style-name="ce21" table:formula="of:=IF(MOD([.$N$3];12)=0;ROUNDDOWN([.$N$4];0);IF(MOD([.$N$3];12)=1;IF(132&lt;[.E2];ROUNDUP([.$N$4];0);ROUNDDOWN([.$N$4];0));IF(MOD([.$N$3];12)=2;IF(120&lt;[.E2];ROUNDUP([.$N$4];0);ROUNDDOWN([.$N$4];0));IF(MOD([.$N$3];12)=3;IF(108&lt;[.E2];ROUNDUP([.$N$4];0);ROUNDDOWN([.$N$4];0));IF(MOD([.$N$3];12)=4;IF(96&lt;[.E2];ROUNDUP([.$N$4];0);ROUNDDOWN([.$N$4];0));IF(MOD([.$N$3];12)=5;IF(84&lt;[.E2];ROUNDUP([.$N$4];0);ROUNDDOWN([.$N$4];0));IF(MOD([.$N$3];12)=6;IF(72&lt;[.E2];ROUNDUP([.$N$4];0);ROUNDDOWN([.$N$4];0));IF(MOD([.$N$3];12)=7;IF(60&lt;[.E2];ROUNDUP([.$N$4];0);ROUNDDOWN([.$N$4];0));IF(MOD([.$N$3];12)=8;IF(48&lt;[.E2];ROUNDUP([.$N$4];0);ROUNDDOWN([.$N$4];0));IF(MOD([.$N$3];12)=9;IF(36&lt;[.E2];ROUNDUP([.$N$4];0);ROUNDDOWN([.$N$4];0));IF(MOD([.$N$3];12)=10;IF(24&lt;[.E2];ROUNDUP([.$N$4];0);ROUNDDOWN([.$N$4];0));IF(MOD([.$N$3];12)=11;IF(12&lt;[.E2];ROUNDUP([.$N$4];0);ROUNDDOWN([.$N$4];0));ORG.LIBREOFFICE.RAWSUBTRACT([.$N$4];ROUNDDOWN([.$N$4];0))))))))))))))+[.E2]" office:value-type="float" office:value="6" calcext:value-type="float">
            <text:p>6</text:p>
          </table:table-cell>
          <table:table-cell table:style-name="ce21" table:formula="of:=IF(MOD([.$N$3];12)=0;ROUNDDOWN([.$N$4];0);IF(MOD([.$N$3];12)=1;IF(132&lt;[.F2];ROUNDUP([.$N$4];0);ROUNDDOWN([.$N$4];0));IF(MOD([.$N$3];12)=2;IF(120&lt;[.F2];ROUNDUP([.$N$4];0);ROUNDDOWN([.$N$4];0));IF(MOD([.$N$3];12)=3;IF(108&lt;[.F2];ROUNDUP([.$N$4];0);ROUNDDOWN([.$N$4];0));IF(MOD([.$N$3];12)=4;IF(96&lt;[.F2];ROUNDUP([.$N$4];0);ROUNDDOWN([.$N$4];0));IF(MOD([.$N$3];12)=5;IF(84&lt;[.F2];ROUNDUP([.$N$4];0);ROUNDDOWN([.$N$4];0));IF(MOD([.$N$3];12)=6;IF(72&lt;[.F2];ROUNDUP([.$N$4];0);ROUNDDOWN([.$N$4];0));IF(MOD([.$N$3];12)=7;IF(60&lt;[.F2];ROUNDUP([.$N$4];0);ROUNDDOWN([.$N$4];0));IF(MOD([.$N$3];12)=8;IF(48&lt;[.F2];ROUNDUP([.$N$4];0);ROUNDDOWN([.$N$4];0));IF(MOD([.$N$3];12)=9;IF(36&lt;[.F2];ROUNDUP([.$N$4];0);ROUNDDOWN([.$N$4];0));IF(MOD([.$N$3];12)=10;IF(24&lt;[.F2];ROUNDUP([.$N$4];0);ROUNDDOWN([.$N$4];0));IF(MOD([.$N$3];12)=11;IF(12&lt;[.F2];ROUNDUP([.$N$4];0);ROUNDDOWN([.$N$4];0));ORG.LIBREOFFICE.RAWSUBTRACT([.$N$4];ROUNDDOWN([.$N$4];0))))))))))))))+[.F2]" office:value-type="float" office:value="143" calcext:value-type="float">
            <text:p>143</text:p>
          </table:table-cell>
          <table:table-cell table:style-name="ce21" table:formula="of:=IF(MOD([.$N$3];12)=0;ROUNDDOWN([.$N$4];0);IF(MOD([.$N$3];12)=1;IF(132&lt;[.G2];ROUNDUP([.$N$4];0);ROUNDDOWN([.$N$4];0));IF(MOD([.$N$3];12)=2;IF(120&lt;[.G2];ROUNDUP([.$N$4];0);ROUNDDOWN([.$N$4];0));IF(MOD([.$N$3];12)=3;IF(108&lt;[.G2];ROUNDUP([.$N$4];0);ROUNDDOWN([.$N$4];0));IF(MOD([.$N$3];12)=4;IF(96&lt;[.G2];ROUNDUP([.$N$4];0);ROUNDDOWN([.$N$4];0));IF(MOD([.$N$3];12)=5;IF(84&lt;[.G2];ROUNDUP([.$N$4];0);ROUNDDOWN([.$N$4];0));IF(MOD([.$N$3];12)=6;IF(72&lt;[.G2];ROUNDUP([.$N$4];0);ROUNDDOWN([.$N$4];0));IF(MOD([.$N$3];12)=7;IF(60&lt;[.G2];ROUNDUP([.$N$4];0);ROUNDDOWN([.$N$4];0));IF(MOD([.$N$3];12)=8;IF(48&lt;[.G2];ROUNDUP([.$N$4];0);ROUNDDOWN([.$N$4];0));IF(MOD([.$N$3];12)=9;IF(36&lt;[.G2];ROUNDUP([.$N$4];0);ROUNDDOWN([.$N$4];0));IF(MOD([.$N$3];12)=10;IF(24&lt;[.G2];ROUNDUP([.$N$4];0);ROUNDDOWN([.$N$4];0));IF(MOD([.$N$3];12)=11;IF(12&lt;[.G2];ROUNDUP([.$N$4];0);ROUNDDOWN([.$N$4];0));ORG.LIBREOFFICE.RAWSUBTRACT([.$N$4];ROUNDDOWN([.$N$4];0))))))))))))))+[.G2]" office:value-type="float" office:value="8" calcext:value-type="float">
            <text:p>8</text:p>
          </table:table-cell>
          <table:table-cell table:style-name="ce21" table:formula="of:=IF(MOD([.$N$3];12)=0;ROUNDDOWN([.$N$4];0);IF(MOD([.$N$3];12)=1;IF(132&lt;[.H2];ROUNDUP([.$N$4];0);ROUNDDOWN([.$N$4];0));IF(MOD([.$N$3];12)=2;IF(120&lt;[.H2];ROUNDUP([.$N$4];0);ROUNDDOWN([.$N$4];0));IF(MOD([.$N$3];12)=3;IF(108&lt;[.H2];ROUNDUP([.$N$4];0);ROUNDDOWN([.$N$4];0));IF(MOD([.$N$3];12)=4;IF(96&lt;[.H2];ROUNDUP([.$N$4];0);ROUNDDOWN([.$N$4];0));IF(MOD([.$N$3];12)=5;IF(84&lt;[.H2];ROUNDUP([.$N$4];0);ROUNDDOWN([.$N$4];0));IF(MOD([.$N$3];12)=6;IF(72&lt;[.H2];ROUNDUP([.$N$4];0);ROUNDDOWN([.$N$4];0));IF(MOD([.$N$3];12)=7;IF(60&lt;[.H2];ROUNDUP([.$N$4];0);ROUNDDOWN([.$N$4];0));IF(MOD([.$N$3];12)=8;IF(48&lt;[.H2];ROUNDUP([.$N$4];0);ROUNDDOWN([.$N$4];0));IF(MOD([.$N$3];12)=9;IF(36&lt;[.H2];ROUNDUP([.$N$4];0);ROUNDDOWN([.$N$4];0));IF(MOD([.$N$3];12)=10;IF(24&lt;[.H2];ROUNDUP([.$N$4];0);ROUNDDOWN([.$N$4];0));IF(MOD([.$N$3];12)=11;IF(12&lt;[.H2];ROUNDUP([.$N$4];0);ROUNDDOWN([.$N$4];0));ORG.LIBREOFFICE.RAWSUBTRACT([.$N$4];ROUNDDOWN([.$N$4];0))))))))))))))+[.H2]" office:value-type="float" office:value="9" calcext:value-type="float">
            <text:p>9</text:p>
          </table:table-cell>
          <table:table-cell table:style-name="ce21" table:formula="of:=IF(MOD([.$N$3];12)=0;ROUNDDOWN([.$N$4];0);IF(MOD([.$N$3];12)=1;IF(132&lt;[.I2];ROUNDUP([.$N$4];0);ROUNDDOWN([.$N$4];0));IF(MOD([.$N$3];12)=2;IF(120&lt;[.I2];ROUNDUP([.$N$4];0);ROUNDDOWN([.$N$4];0));IF(MOD([.$N$3];12)=3;IF(108&lt;[.I2];ROUNDUP([.$N$4];0);ROUNDDOWN([.$N$4];0));IF(MOD([.$N$3];12)=4;IF(96&lt;[.I2];ROUNDUP([.$N$4];0);ROUNDDOWN([.$N$4];0));IF(MOD([.$N$3];12)=5;IF(84&lt;[.I2];ROUNDUP([.$N$4];0);ROUNDDOWN([.$N$4];0));IF(MOD([.$N$3];12)=6;IF(72&lt;[.I2];ROUNDUP([.$N$4];0);ROUNDDOWN([.$N$4];0));IF(MOD([.$N$3];12)=7;IF(60&lt;[.I2];ROUNDUP([.$N$4];0);ROUNDDOWN([.$N$4];0));IF(MOD([.$N$3];12)=8;IF(48&lt;[.I2];ROUNDUP([.$N$4];0);ROUNDDOWN([.$N$4];0));IF(MOD([.$N$3];12)=9;IF(36&lt;[.I2];ROUNDUP([.$N$4];0);ROUNDDOWN([.$N$4];0));IF(MOD([.$N$3];12)=10;IF(24&lt;[.I2];ROUNDUP([.$N$4];0);ROUNDDOWN([.$N$4];0));IF(MOD([.$N$3];12)=11;IF(12&lt;[.I2];ROUNDUP([.$N$4];0);ROUNDDOWN([.$N$4];0));ORG.LIBREOFFICE.RAWSUBTRACT([.$N$4];ROUNDDOWN([.$N$4];0))))))))))))))+[.I2]" office:value-type="float" office:value="140" calcext:value-type="float">
            <text:p>140</text:p>
          </table:table-cell>
          <table:table-cell table:style-name="ce21" table:formula="of:=IF(MOD([.$N$3];12)=0;ROUNDDOWN([.$N$4];0);IF(MOD([.$N$3];12)=1;IF(132&lt;[.J2];ROUNDUP([.$N$4];0);ROUNDDOWN([.$N$4];0));IF(MOD([.$N$3];12)=2;IF(120&lt;[.J2];ROUNDUP([.$N$4];0);ROUNDDOWN([.$N$4];0));IF(MOD([.$N$3];12)=3;IF(108&lt;[.J2];ROUNDUP([.$N$4];0);ROUNDDOWN([.$N$4];0));IF(MOD([.$N$3];12)=4;IF(96&lt;[.J2];ROUNDUP([.$N$4];0);ROUNDDOWN([.$N$4];0));IF(MOD([.$N$3];12)=5;IF(84&lt;[.J2];ROUNDUP([.$N$4];0);ROUNDDOWN([.$N$4];0));IF(MOD([.$N$3];12)=6;IF(72&lt;[.J2];ROUNDUP([.$N$4];0);ROUNDDOWN([.$N$4];0));IF(MOD([.$N$3];12)=7;IF(60&lt;[.J2];ROUNDUP([.$N$4];0);ROUNDDOWN([.$N$4];0));IF(MOD([.$N$3];12)=8;IF(48&lt;[.J2];ROUNDUP([.$N$4];0);ROUNDDOWN([.$N$4];0));IF(MOD([.$N$3];12)=9;IF(36&lt;[.J2];ROUNDUP([.$N$4];0);ROUNDDOWN([.$N$4];0));IF(MOD([.$N$3];12)=10;IF(24&lt;[.J2];ROUNDUP([.$N$4];0);ROUNDDOWN([.$N$4];0));IF(MOD([.$N$3];12)=11;IF(12&lt;[.J2];ROUNDUP([.$N$4];0);ROUNDDOWN([.$N$4];0));ORG.LIBREOFFICE.RAWSUBTRACT([.$N$4];ROUNDDOWN([.$N$4];0))))))))))))))+[.J2]" office:value-type="float" office:value="11" calcext:value-type="float">
            <text:p>11</text:p>
          </table:table-cell>
          <table:table-cell table:style-name="ce21" table:formula="of:=IF(MOD([.$N$3];12)=0;ROUNDDOWN([.$N$4];0);IF(MOD([.$N$3];12)=1;IF(132&lt;[.K2];ROUNDUP([.$N$4];0);ROUNDDOWN([.$N$4];0));IF(MOD([.$N$3];12)=2;IF(120&lt;[.K2];ROUNDUP([.$N$4];0);ROUNDDOWN([.$N$4];0));IF(MOD([.$N$3];12)=3;IF(108&lt;[.K2];ROUNDUP([.$N$4];0);ROUNDDOWN([.$N$4];0));IF(MOD([.$N$3];12)=4;IF(96&lt;[.K2];ROUNDUP([.$N$4];0);ROUNDDOWN([.$N$4];0));IF(MOD([.$N$3];12)=5;IF(84&lt;[.K2];ROUNDUP([.$N$4];0);ROUNDDOWN([.$N$4];0));IF(MOD([.$N$3];12)=6;IF(72&lt;[.K2];ROUNDUP([.$N$4];0);ROUNDDOWN([.$N$4];0));IF(MOD([.$N$3];12)=7;IF(60&lt;[.K2];ROUNDUP([.$N$4];0);ROUNDDOWN([.$N$4];0));IF(MOD([.$N$3];12)=8;IF(48&lt;[.K2];ROUNDUP([.$N$4];0);ROUNDDOWN([.$N$4];0));IF(MOD([.$N$3];12)=9;IF(36&lt;[.K2];ROUNDUP([.$N$4];0);ROUNDDOWN([.$N$4];0));IF(MOD([.$N$3];12)=10;IF(24&lt;[.K2];ROUNDUP([.$N$4];0);ROUNDDOWN([.$N$4];0));IF(MOD([.$N$3];12)=11;IF(12&lt;[.K2];ROUNDUP([.$N$4];0);ROUNDDOWN([.$N$4];0));ORG.LIBREOFFICE.RAWSUBTRACT([.$N$4];ROUNDDOWN([.$N$4];0))))))))))))))+[.K2]" office:value-type="float" office:value="138" calcext:value-type="float">
            <text:p>138</text:p>
          </table:table-cell>
          <table:table-cell table:style-name="ce21" table:formula="of:=IF(MOD([.$N$3];12)=0;ROUNDDOWN([.$N$4];0);IF(MOD([.$N$3];12)=1;IF(132&lt;[.L2];ROUNDUP([.$N$4];0);ROUNDDOWN([.$N$4];0));IF(MOD([.$N$3];12)=2;IF(120&lt;[.L2];ROUNDUP([.$N$4];0);ROUNDDOWN([.$N$4];0));IF(MOD([.$N$3];12)=3;IF(108&lt;[.L2];ROUNDUP([.$N$4];0);ROUNDDOWN([.$N$4];0));IF(MOD([.$N$3];12)=4;IF(96&lt;[.L2];ROUNDUP([.$N$4];0);ROUNDDOWN([.$N$4];0));IF(MOD([.$N$3];12)=5;IF(84&lt;[.L2];ROUNDUP([.$N$4];0);ROUNDDOWN([.$N$4];0));IF(MOD([.$N$3];12)=6;IF(72&lt;[.L2];ROUNDUP([.$N$4];0);ROUNDDOWN([.$N$4];0));IF(MOD([.$N$3];12)=7;IF(60&lt;[.L2];ROUNDUP([.$N$4];0);ROUNDDOWN([.$N$4];0));IF(MOD([.$N$3];12)=8;IF(48&lt;[.L2];ROUNDUP([.$N$4];0);ROUNDDOWN([.$N$4];0));IF(MOD([.$N$3];12)=9;IF(36&lt;[.L2];ROUNDUP([.$N$4];0);ROUNDDOWN([.$N$4];0));IF(MOD([.$N$3];12)=10;IF(24&lt;[.L2];ROUNDUP([.$N$4];0);ROUNDDOWN([.$N$4];0));IF(MOD([.$N$3];12)=11;IF(12&lt;[.L2];ROUNDUP([.$N$4];0);ROUNDDOWN([.$N$4];0));ORG.LIBREOFFICE.RAWSUBTRACT([.$N$4];ROUNDDOWN([.$N$4];0))))))))))))))+[.L2]" office:value-type="float" office:value="13" calcext:value-type="float">
            <text:p>13</text:p>
          </table:table-cell>
          <table:table-cell table:style-name="ce21" table:formula="of:=IF(MOD([.$N$3];12)=0;ROUNDDOWN([.$N$4];0);IF(MOD([.$N$3];12)=1;IF(132&lt;[.M2];ROUNDUP([.$N$4];0);ROUNDDOWN([.$N$4];0));IF(MOD([.$N$3];12)=2;IF(120&lt;[.M2];ROUNDUP([.$N$4];0);ROUNDDOWN([.$N$4];0));IF(MOD([.$N$3];12)=3;IF(108&lt;[.M2];ROUNDUP([.$N$4];0);ROUNDDOWN([.$N$4];0));IF(MOD([.$N$3];12)=4;IF(96&lt;[.M2];ROUNDUP([.$N$4];0);ROUNDDOWN([.$N$4];0));IF(MOD([.$N$3];12)=5;IF(84&lt;[.M2];ROUNDUP([.$N$4];0);ROUNDDOWN([.$N$4];0));IF(MOD([.$N$3];12)=6;IF(72&lt;[.M2];ROUNDUP([.$N$4];0);ROUNDDOWN([.$N$4];0));IF(MOD([.$N$3];12)=7;IF(60&lt;[.M2];ROUNDUP([.$N$4];0);ROUNDDOWN([.$N$4];0));IF(MOD([.$N$3];12)=8;IF(48&lt;[.M2];ROUNDUP([.$N$4];0);ROUNDDOWN([.$N$4];0));IF(MOD([.$N$3];12)=9;IF(36&lt;[.M2];ROUNDUP([.$N$4];0);ROUNDDOWN([.$N$4];0));IF(MOD([.$N$3];12)=10;IF(24&lt;[.M2];ROUNDUP([.$N$4];0);ROUNDDOWN([.$N$4];0));IF(MOD([.$N$3];12)=11;IF(12&lt;[.M2];ROUNDUP([.$N$4];0);ROUNDDOWN([.$N$4];0));ORG.LIBREOFFICE.RAWSUBTRACT([.$N$4];ROUNDDOWN([.$N$4];0))))))))))))))+[.M2]" office:value-type="float" office:value="136" calcext:value-type="float">
            <text:p>136</text:p>
          </table:table-cell>
          <table:table-cell table:style-name="ce22" table:formula="of:=SUM([.B15:.M15])"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3];ROUNDUP([.$N$4];0);ROUNDDOWN([.$N$4];0));IF(MOD([.$N$3];12)=2;IF(120&lt;[.B3];ROUNDUP([.$N$4];0);ROUNDDOWN([.$N$4];0));IF(MOD([.$N$3];12)=3;IF(108&lt;[.B3];ROUNDUP([.$N$4];0);ROUNDDOWN([.$N$4];0));IF(MOD([.$N$3];12)=4;IF(96&lt;[.B3];ROUNDUP([.$N$4];0);ROUNDDOWN([.$N$4];0));IF(MOD([.$N$3];12)=5;IF(84&lt;[.B3];ROUNDUP([.$N$4];0);ROUNDDOWN([.$N$4];0));IF(MOD([.$N$3];12)=6;IF(72&lt;[.B3];ROUNDUP([.$N$4];0);ROUNDDOWN([.$N$4];0));IF(MOD([.$N$3];12)=7;IF(60&lt;[.B3];ROUNDUP([.$N$4];0);ROUNDDOWN([.$N$4];0));IF(MOD([.$N$3];12)=8;IF(48&lt;[.B3];ROUNDUP([.$N$4];0);ROUNDDOWN([.$N$4];0));IF(MOD([.$N$3];12)=9;IF(36&lt;[.B3];ROUNDUP([.$N$4];0);ROUNDDOWN([.$N$4];0));IF(MOD([.$N$3];12)=10;IF(24&lt;[.B3];ROUNDUP([.$N$4];0);ROUNDDOWN([.$N$4];0));IF(MOD([.$N$3];12)=11;IF(12&lt;[.B3];ROUNDUP([.$N$4];0);ROUNDDOWN([.$N$4];0));ORG.LIBREOFFICE.RAWSUBTRACT([.$N$4];ROUNDDOWN([.$N$4];0))))))))))))))+[.B3]" office:value-type="float" office:value="124" calcext:value-type="float">
            <text:p>124</text:p>
          </table:table-cell>
          <table:table-cell table:style-name="ce21" table:formula="of:=IF(MOD([.$N$3];12)=0;ROUNDDOWN([.$N$4];0);IF(MOD([.$N$3];12)=1;IF(132&lt;[.C3];ROUNDUP([.$N$4];0);ROUNDDOWN([.$N$4];0));IF(MOD([.$N$3];12)=2;IF(120&lt;[.C3];ROUNDUP([.$N$4];0);ROUNDDOWN([.$N$4];0));IF(MOD([.$N$3];12)=3;IF(108&lt;[.C3];ROUNDUP([.$N$4];0);ROUNDDOWN([.$N$4];0));IF(MOD([.$N$3];12)=4;IF(96&lt;[.C3];ROUNDUP([.$N$4];0);ROUNDDOWN([.$N$4];0));IF(MOD([.$N$3];12)=5;IF(84&lt;[.C3];ROUNDUP([.$N$4];0);ROUNDDOWN([.$N$4];0));IF(MOD([.$N$3];12)=6;IF(72&lt;[.C3];ROUNDUP([.$N$4];0);ROUNDDOWN([.$N$4];0));IF(MOD([.$N$3];12)=7;IF(60&lt;[.C3];ROUNDUP([.$N$4];0);ROUNDDOWN([.$N$4];0));IF(MOD([.$N$3];12)=8;IF(48&lt;[.C3];ROUNDUP([.$N$4];0);ROUNDDOWN([.$N$4];0));IF(MOD([.$N$3];12)=9;IF(36&lt;[.C3];ROUNDUP([.$N$4];0);ROUNDDOWN([.$N$4];0));IF(MOD([.$N$3];12)=10;IF(24&lt;[.C3];ROUNDUP([.$N$4];0);ROUNDDOWN([.$N$4];0));IF(MOD([.$N$3];12)=11;IF(12&lt;[.C3];ROUNDUP([.$N$4];0);ROUNDDOWN([.$N$4];0));ORG.LIBREOFFICE.RAWSUBTRACT([.$N$4];ROUNDDOWN([.$N$4];0))))))))))))))+[.C3]" office:value-type="float" office:value="134" calcext:value-type="float">
            <text:p>134</text:p>
          </table:table-cell>
          <table:table-cell table:style-name="ce21" table:formula="of:=IF(MOD([.$N$3];12)=0;ROUNDDOWN([.$N$4];0);IF(MOD([.$N$3];12)=1;IF(132&lt;[.D3];ROUNDUP([.$N$4];0);ROUNDDOWN([.$N$4];0));IF(MOD([.$N$3];12)=2;IF(120&lt;[.D3];ROUNDUP([.$N$4];0);ROUNDDOWN([.$N$4];0));IF(MOD([.$N$3];12)=3;IF(108&lt;[.D3];ROUNDUP([.$N$4];0);ROUNDDOWN([.$N$4];0));IF(MOD([.$N$3];12)=4;IF(96&lt;[.D3];ROUNDUP([.$N$4];0);ROUNDDOWN([.$N$4];0));IF(MOD([.$N$3];12)=5;IF(84&lt;[.D3];ROUNDUP([.$N$4];0);ROUNDDOWN([.$N$4];0));IF(MOD([.$N$3];12)=6;IF(72&lt;[.D3];ROUNDUP([.$N$4];0);ROUNDDOWN([.$N$4];0));IF(MOD([.$N$3];12)=7;IF(60&lt;[.D3];ROUNDUP([.$N$4];0);ROUNDDOWN([.$N$4];0));IF(MOD([.$N$3];12)=8;IF(48&lt;[.D3];ROUNDUP([.$N$4];0);ROUNDDOWN([.$N$4];0));IF(MOD([.$N$3];12)=9;IF(36&lt;[.D3];ROUNDUP([.$N$4];0);ROUNDDOWN([.$N$4];0));IF(MOD([.$N$3];12)=10;IF(24&lt;[.D3];ROUNDUP([.$N$4];0);ROUNDDOWN([.$N$4];0));IF(MOD([.$N$3];12)=11;IF(12&lt;[.D3];ROUNDUP([.$N$4];0);ROUNDDOWN([.$N$4];0));ORG.LIBREOFFICE.RAWSUBTRACT([.$N$4];ROUNDDOWN([.$N$4];0))))))))))))))+[.D3]" office:value-type="float" office:value="17" calcext:value-type="float">
            <text:p>17</text:p>
          </table:table-cell>
          <table:table-cell table:style-name="ce21" table:formula="of:=IF(MOD([.$N$3];12)=0;ROUNDDOWN([.$N$4];0);IF(MOD([.$N$3];12)=1;IF(132&lt;[.E3];ROUNDUP([.$N$4];0);ROUNDDOWN([.$N$4];0));IF(MOD([.$N$3];12)=2;IF(120&lt;[.E3];ROUNDUP([.$N$4];0);ROUNDDOWN([.$N$4];0));IF(MOD([.$N$3];12)=3;IF(108&lt;[.E3];ROUNDUP([.$N$4];0);ROUNDDOWN([.$N$4];0));IF(MOD([.$N$3];12)=4;IF(96&lt;[.E3];ROUNDUP([.$N$4];0);ROUNDDOWN([.$N$4];0));IF(MOD([.$N$3];12)=5;IF(84&lt;[.E3];ROUNDUP([.$N$4];0);ROUNDDOWN([.$N$4];0));IF(MOD([.$N$3];12)=6;IF(72&lt;[.E3];ROUNDUP([.$N$4];0);ROUNDDOWN([.$N$4];0));IF(MOD([.$N$3];12)=7;IF(60&lt;[.E3];ROUNDUP([.$N$4];0);ROUNDDOWN([.$N$4];0));IF(MOD([.$N$3];12)=8;IF(48&lt;[.E3];ROUNDUP([.$N$4];0);ROUNDDOWN([.$N$4];0));IF(MOD([.$N$3];12)=9;IF(36&lt;[.E3];ROUNDUP([.$N$4];0);ROUNDDOWN([.$N$4];0));IF(MOD([.$N$3];12)=10;IF(24&lt;[.E3];ROUNDUP([.$N$4];0);ROUNDDOWN([.$N$4];0));IF(MOD([.$N$3];12)=11;IF(12&lt;[.E3];ROUNDUP([.$N$4];0);ROUNDDOWN([.$N$4];0));ORG.LIBREOFFICE.RAWSUBTRACT([.$N$4];ROUNDDOWN([.$N$4];0))))))))))))))+[.E3]" office:value-type="float" office:value="132" calcext:value-type="float">
            <text:p>132</text:p>
          </table:table-cell>
          <table:table-cell table:style-name="ce21" table:formula="of:=IF(MOD([.$N$3];12)=0;ROUNDDOWN([.$N$4];0);IF(MOD([.$N$3];12)=1;IF(132&lt;[.F3];ROUNDUP([.$N$4];0);ROUNDDOWN([.$N$4];0));IF(MOD([.$N$3];12)=2;IF(120&lt;[.F3];ROUNDUP([.$N$4];0);ROUNDDOWN([.$N$4];0));IF(MOD([.$N$3];12)=3;IF(108&lt;[.F3];ROUNDUP([.$N$4];0);ROUNDDOWN([.$N$4];0));IF(MOD([.$N$3];12)=4;IF(96&lt;[.F3];ROUNDUP([.$N$4];0);ROUNDDOWN([.$N$4];0));IF(MOD([.$N$3];12)=5;IF(84&lt;[.F3];ROUNDUP([.$N$4];0);ROUNDDOWN([.$N$4];0));IF(MOD([.$N$3];12)=6;IF(72&lt;[.F3];ROUNDUP([.$N$4];0);ROUNDDOWN([.$N$4];0));IF(MOD([.$N$3];12)=7;IF(60&lt;[.F3];ROUNDUP([.$N$4];0);ROUNDDOWN([.$N$4];0));IF(MOD([.$N$3];12)=8;IF(48&lt;[.F3];ROUNDUP([.$N$4];0);ROUNDDOWN([.$N$4];0));IF(MOD([.$N$3];12)=9;IF(36&lt;[.F3];ROUNDUP([.$N$4];0);ROUNDDOWN([.$N$4];0));IF(MOD([.$N$3];12)=10;IF(24&lt;[.F3];ROUNDUP([.$N$4];0);ROUNDDOWN([.$N$4];0));IF(MOD([.$N$3];12)=11;IF(12&lt;[.F3];ROUNDUP([.$N$4];0);ROUNDDOWN([.$N$4];0));ORG.LIBREOFFICE.RAWSUBTRACT([.$N$4];ROUNDDOWN([.$N$4];0))))))))))))))+[.F3]" office:value-type="float" office:value="19" calcext:value-type="float">
            <text:p>19</text:p>
          </table:table-cell>
          <table:table-cell table:style-name="ce21" table:formula="of:=IF(MOD([.$N$3];12)=0;ROUNDDOWN([.$N$4];0);IF(MOD([.$N$3];12)=1;IF(132&lt;[.G3];ROUNDUP([.$N$4];0);ROUNDDOWN([.$N$4];0));IF(MOD([.$N$3];12)=2;IF(120&lt;[.G3];ROUNDUP([.$N$4];0);ROUNDDOWN([.$N$4];0));IF(MOD([.$N$3];12)=3;IF(108&lt;[.G3];ROUNDUP([.$N$4];0);ROUNDDOWN([.$N$4];0));IF(MOD([.$N$3];12)=4;IF(96&lt;[.G3];ROUNDUP([.$N$4];0);ROUNDDOWN([.$N$4];0));IF(MOD([.$N$3];12)=5;IF(84&lt;[.G3];ROUNDUP([.$N$4];0);ROUNDDOWN([.$N$4];0));IF(MOD([.$N$3];12)=6;IF(72&lt;[.G3];ROUNDUP([.$N$4];0);ROUNDDOWN([.$N$4];0));IF(MOD([.$N$3];12)=7;IF(60&lt;[.G3];ROUNDUP([.$N$4];0);ROUNDDOWN([.$N$4];0));IF(MOD([.$N$3];12)=8;IF(48&lt;[.G3];ROUNDUP([.$N$4];0);ROUNDDOWN([.$N$4];0));IF(MOD([.$N$3];12)=9;IF(36&lt;[.G3];ROUNDUP([.$N$4];0);ROUNDDOWN([.$N$4];0));IF(MOD([.$N$3];12)=10;IF(24&lt;[.G3];ROUNDUP([.$N$4];0);ROUNDDOWN([.$N$4];0));IF(MOD([.$N$3];12)=11;IF(12&lt;[.G3];ROUNDUP([.$N$4];0);ROUNDDOWN([.$N$4];0));ORG.LIBREOFFICE.RAWSUBTRACT([.$N$4];ROUNDDOWN([.$N$4];0))))))))))))))+[.G3]" office:value-type="float" office:value="130" calcext:value-type="float">
            <text:p>130</text:p>
          </table:table-cell>
          <table:table-cell table:style-name="ce21" table:formula="of:=IF(MOD([.$N$3];12)=0;ROUNDDOWN([.$N$4];0);IF(MOD([.$N$3];12)=1;IF(132&lt;[.H3];ROUNDUP([.$N$4];0);ROUNDDOWN([.$N$4];0));IF(MOD([.$N$3];12)=2;IF(120&lt;[.H3];ROUNDUP([.$N$4];0);ROUNDDOWN([.$N$4];0));IF(MOD([.$N$3];12)=3;IF(108&lt;[.H3];ROUNDUP([.$N$4];0);ROUNDDOWN([.$N$4];0));IF(MOD([.$N$3];12)=4;IF(96&lt;[.H3];ROUNDUP([.$N$4];0);ROUNDDOWN([.$N$4];0));IF(MOD([.$N$3];12)=5;IF(84&lt;[.H3];ROUNDUP([.$N$4];0);ROUNDDOWN([.$N$4];0));IF(MOD([.$N$3];12)=6;IF(72&lt;[.H3];ROUNDUP([.$N$4];0);ROUNDDOWN([.$N$4];0));IF(MOD([.$N$3];12)=7;IF(60&lt;[.H3];ROUNDUP([.$N$4];0);ROUNDDOWN([.$N$4];0));IF(MOD([.$N$3];12)=8;IF(48&lt;[.H3];ROUNDUP([.$N$4];0);ROUNDDOWN([.$N$4];0));IF(MOD([.$N$3];12)=9;IF(36&lt;[.H3];ROUNDUP([.$N$4];0);ROUNDDOWN([.$N$4];0));IF(MOD([.$N$3];12)=10;IF(24&lt;[.H3];ROUNDUP([.$N$4];0);ROUNDDOWN([.$N$4];0));IF(MOD([.$N$3];12)=11;IF(12&lt;[.H3];ROUNDUP([.$N$4];0);ROUNDDOWN([.$N$4];0));ORG.LIBREOFFICE.RAWSUBTRACT([.$N$4];ROUNDDOWN([.$N$4];0))))))))))))))+[.H3]" office:value-type="float" office:value="20" calcext:value-type="float">
            <text:p>20</text:p>
          </table:table-cell>
          <table:table-cell table:style-name="ce21" table:formula="of:=IF(MOD([.$N$3];12)=0;ROUNDDOWN([.$N$4];0);IF(MOD([.$N$3];12)=1;IF(132&lt;[.I3];ROUNDUP([.$N$4];0);ROUNDDOWN([.$N$4];0));IF(MOD([.$N$3];12)=2;IF(120&lt;[.I3];ROUNDUP([.$N$4];0);ROUNDDOWN([.$N$4];0));IF(MOD([.$N$3];12)=3;IF(108&lt;[.I3];ROUNDUP([.$N$4];0);ROUNDDOWN([.$N$4];0));IF(MOD([.$N$3];12)=4;IF(96&lt;[.I3];ROUNDUP([.$N$4];0);ROUNDDOWN([.$N$4];0));IF(MOD([.$N$3];12)=5;IF(84&lt;[.I3];ROUNDUP([.$N$4];0);ROUNDDOWN([.$N$4];0));IF(MOD([.$N$3];12)=6;IF(72&lt;[.I3];ROUNDUP([.$N$4];0);ROUNDDOWN([.$N$4];0));IF(MOD([.$N$3];12)=7;IF(60&lt;[.I3];ROUNDUP([.$N$4];0);ROUNDDOWN([.$N$4];0));IF(MOD([.$N$3];12)=8;IF(48&lt;[.I3];ROUNDUP([.$N$4];0);ROUNDDOWN([.$N$4];0));IF(MOD([.$N$3];12)=9;IF(36&lt;[.I3];ROUNDUP([.$N$4];0);ROUNDDOWN([.$N$4];0));IF(MOD([.$N$3];12)=10;IF(24&lt;[.I3];ROUNDUP([.$N$4];0);ROUNDDOWN([.$N$4];0));IF(MOD([.$N$3];12)=11;IF(12&lt;[.I3];ROUNDUP([.$N$4];0);ROUNDDOWN([.$N$4];0));ORG.LIBREOFFICE.RAWSUBTRACT([.$N$4];ROUNDDOWN([.$N$4];0))))))))))))))+[.I3]" office:value-type="float" office:value="22" calcext:value-type="float">
            <text:p>22</text:p>
          </table:table-cell>
          <table:table-cell table:style-name="ce21" table:formula="of:=IF(MOD([.$N$3];12)=0;ROUNDDOWN([.$N$4];0);IF(MOD([.$N$3];12)=1;IF(132&lt;[.J3];ROUNDUP([.$N$4];0);ROUNDDOWN([.$N$4];0));IF(MOD([.$N$3];12)=2;IF(120&lt;[.J3];ROUNDUP([.$N$4];0);ROUNDDOWN([.$N$4];0));IF(MOD([.$N$3];12)=3;IF(108&lt;[.J3];ROUNDUP([.$N$4];0);ROUNDDOWN([.$N$4];0));IF(MOD([.$N$3];12)=4;IF(96&lt;[.J3];ROUNDUP([.$N$4];0);ROUNDDOWN([.$N$4];0));IF(MOD([.$N$3];12)=5;IF(84&lt;[.J3];ROUNDUP([.$N$4];0);ROUNDDOWN([.$N$4];0));IF(MOD([.$N$3];12)=6;IF(72&lt;[.J3];ROUNDUP([.$N$4];0);ROUNDDOWN([.$N$4];0));IF(MOD([.$N$3];12)=7;IF(60&lt;[.J3];ROUNDUP([.$N$4];0);ROUNDDOWN([.$N$4];0));IF(MOD([.$N$3];12)=8;IF(48&lt;[.J3];ROUNDUP([.$N$4];0);ROUNDDOWN([.$N$4];0));IF(MOD([.$N$3];12)=9;IF(36&lt;[.J3];ROUNDUP([.$N$4];0);ROUNDDOWN([.$N$4];0));IF(MOD([.$N$3];12)=10;IF(24&lt;[.J3];ROUNDUP([.$N$4];0);ROUNDDOWN([.$N$4];0));IF(MOD([.$N$3];12)=11;IF(12&lt;[.J3];ROUNDUP([.$N$4];0);ROUNDDOWN([.$N$4];0));ORG.LIBREOFFICE.RAWSUBTRACT([.$N$4];ROUNDDOWN([.$N$4];0))))))))))))))+[.J3]" office:value-type="float" office:value="127" calcext:value-type="float">
            <text:p>127</text:p>
          </table:table-cell>
          <table:table-cell table:style-name="ce21" table:formula="of:=IF(MOD([.$N$3];12)=0;ROUNDDOWN([.$N$4];0);IF(MOD([.$N$3];12)=1;IF(132&lt;[.K3];ROUNDUP([.$N$4];0);ROUNDDOWN([.$N$4];0));IF(MOD([.$N$3];12)=2;IF(120&lt;[.K3];ROUNDUP([.$N$4];0);ROUNDDOWN([.$N$4];0));IF(MOD([.$N$3];12)=3;IF(108&lt;[.K3];ROUNDUP([.$N$4];0);ROUNDDOWN([.$N$4];0));IF(MOD([.$N$3];12)=4;IF(96&lt;[.K3];ROUNDUP([.$N$4];0);ROUNDDOWN([.$N$4];0));IF(MOD([.$N$3];12)=5;IF(84&lt;[.K3];ROUNDUP([.$N$4];0);ROUNDDOWN([.$N$4];0));IF(MOD([.$N$3];12)=6;IF(72&lt;[.K3];ROUNDUP([.$N$4];0);ROUNDDOWN([.$N$4];0));IF(MOD([.$N$3];12)=7;IF(60&lt;[.K3];ROUNDUP([.$N$4];0);ROUNDDOWN([.$N$4];0));IF(MOD([.$N$3];12)=8;IF(48&lt;[.K3];ROUNDUP([.$N$4];0);ROUNDDOWN([.$N$4];0));IF(MOD([.$N$3];12)=9;IF(36&lt;[.K3];ROUNDUP([.$N$4];0);ROUNDDOWN([.$N$4];0));IF(MOD([.$N$3];12)=10;IF(24&lt;[.K3];ROUNDUP([.$N$4];0);ROUNDDOWN([.$N$4];0));IF(MOD([.$N$3];12)=11;IF(12&lt;[.K3];ROUNDUP([.$N$4];0);ROUNDDOWN([.$N$4];0));ORG.LIBREOFFICE.RAWSUBTRACT([.$N$4];ROUNDDOWN([.$N$4];0))))))))))))))+[.K3]" office:value-type="float" office:value="24" calcext:value-type="float">
            <text:p>24</text:p>
          </table:table-cell>
          <table:table-cell table:style-name="ce21" table:formula="of:=IF(MOD([.$N$3];12)=0;ROUNDDOWN([.$N$4];0);IF(MOD([.$N$3];12)=1;IF(132&lt;[.L3];ROUNDUP([.$N$4];0);ROUNDDOWN([.$N$4];0));IF(MOD([.$N$3];12)=2;IF(120&lt;[.L3];ROUNDUP([.$N$4];0);ROUNDDOWN([.$N$4];0));IF(MOD([.$N$3];12)=3;IF(108&lt;[.L3];ROUNDUP([.$N$4];0);ROUNDDOWN([.$N$4];0));IF(MOD([.$N$3];12)=4;IF(96&lt;[.L3];ROUNDUP([.$N$4];0);ROUNDDOWN([.$N$4];0));IF(MOD([.$N$3];12)=5;IF(84&lt;[.L3];ROUNDUP([.$N$4];0);ROUNDDOWN([.$N$4];0));IF(MOD([.$N$3];12)=6;IF(72&lt;[.L3];ROUNDUP([.$N$4];0);ROUNDDOWN([.$N$4];0));IF(MOD([.$N$3];12)=7;IF(60&lt;[.L3];ROUNDUP([.$N$4];0);ROUNDDOWN([.$N$4];0));IF(MOD([.$N$3];12)=8;IF(48&lt;[.L3];ROUNDUP([.$N$4];0);ROUNDDOWN([.$N$4];0));IF(MOD([.$N$3];12)=9;IF(36&lt;[.L3];ROUNDUP([.$N$4];0);ROUNDDOWN([.$N$4];0));IF(MOD([.$N$3];12)=10;IF(24&lt;[.L3];ROUNDUP([.$N$4];0);ROUNDDOWN([.$N$4];0));IF(MOD([.$N$3];12)=11;IF(12&lt;[.L3];ROUNDUP([.$N$4];0);ROUNDDOWN([.$N$4];0));ORG.LIBREOFFICE.RAWSUBTRACT([.$N$4];ROUNDDOWN([.$N$4];0))))))))))))))+[.L3]" office:value-type="float" office:value="125" calcext:value-type="float">
            <text:p>125</text:p>
          </table:table-cell>
          <table:table-cell table:style-name="ce21" table:formula="of:=IF(MOD([.$N$3];12)=0;ROUNDDOWN([.$N$4];0);IF(MOD([.$N$3];12)=1;IF(132&lt;[.M3];ROUNDUP([.$N$4];0);ROUNDDOWN([.$N$4];0));IF(MOD([.$N$3];12)=2;IF(120&lt;[.M3];ROUNDUP([.$N$4];0);ROUNDDOWN([.$N$4];0));IF(MOD([.$N$3];12)=3;IF(108&lt;[.M3];ROUNDUP([.$N$4];0);ROUNDDOWN([.$N$4];0));IF(MOD([.$N$3];12)=4;IF(96&lt;[.M3];ROUNDUP([.$N$4];0);ROUNDDOWN([.$N$4];0));IF(MOD([.$N$3];12)=5;IF(84&lt;[.M3];ROUNDUP([.$N$4];0);ROUNDDOWN([.$N$4];0));IF(MOD([.$N$3];12)=6;IF(72&lt;[.M3];ROUNDUP([.$N$4];0);ROUNDDOWN([.$N$4];0));IF(MOD([.$N$3];12)=7;IF(60&lt;[.M3];ROUNDUP([.$N$4];0);ROUNDDOWN([.$N$4];0));IF(MOD([.$N$3];12)=8;IF(48&lt;[.M3];ROUNDUP([.$N$4];0);ROUNDDOWN([.$N$4];0));IF(MOD([.$N$3];12)=9;IF(36&lt;[.M3];ROUNDUP([.$N$4];0);ROUNDDOWN([.$N$4];0));IF(MOD([.$N$3];12)=10;IF(24&lt;[.M3];ROUNDUP([.$N$4];0);ROUNDDOWN([.$N$4];0));IF(MOD([.$N$3];12)=11;IF(12&lt;[.M3];ROUNDUP([.$N$4];0);ROUNDDOWN([.$N$4];0));ORG.LIBREOFFICE.RAWSUBTRACT([.$N$4];ROUNDDOWN([.$N$4];0))))))))))))))+[.M3]" office:value-type="float" office:value="26" calcext:value-type="float">
            <text:p>26</text:p>
          </table:table-cell>
          <table:table-cell table:style-name="ce22" table:formula="of:=SUM([.B16:.M16])"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4];ROUNDUP([.$N$4];0);ROUNDDOWN([.$N$4];0));IF(MOD([.$N$3];12)=2;IF(120&lt;[.B4];ROUNDUP([.$N$4];0);ROUNDDOWN([.$N$4];0));IF(MOD([.$N$3];12)=3;IF(108&lt;[.B4];ROUNDUP([.$N$4];0);ROUNDDOWN([.$N$4];0));IF(MOD([.$N$3];12)=4;IF(96&lt;[.B4];ROUNDUP([.$N$4];0);ROUNDDOWN([.$N$4];0));IF(MOD([.$N$3];12)=5;IF(84&lt;[.B4];ROUNDUP([.$N$4];0);ROUNDDOWN([.$N$4];0));IF(MOD([.$N$3];12)=6;IF(72&lt;[.B4];ROUNDUP([.$N$4];0);ROUNDDOWN([.$N$4];0));IF(MOD([.$N$3];12)=7;IF(60&lt;[.B4];ROUNDUP([.$N$4];0);ROUNDDOWN([.$N$4];0));IF(MOD([.$N$3];12)=8;IF(48&lt;[.B4];ROUNDUP([.$N$4];0);ROUNDDOWN([.$N$4];0));IF(MOD([.$N$3];12)=9;IF(36&lt;[.B4];ROUNDUP([.$N$4];0);ROUNDDOWN([.$N$4];0));IF(MOD([.$N$3];12)=10;IF(24&lt;[.B4];ROUNDUP([.$N$4];0);ROUNDDOWN([.$N$4];0));IF(MOD([.$N$3];12)=11;IF(12&lt;[.B4];ROUNDUP([.$N$4];0);ROUNDDOWN([.$N$4];0));ORG.LIBREOFFICE.RAWSUBTRACT([.$N$4];ROUNDDOWN([.$N$4];0))))))))))))))+[.B4]" office:value-type="float" office:value="38" calcext:value-type="float">
            <text:p>38</text:p>
          </table:table-cell>
          <table:table-cell table:style-name="ce21" table:formula="of:=IF(MOD([.$N$3];12)=0;ROUNDDOWN([.$N$4];0);IF(MOD([.$N$3];12)=1;IF(132&lt;[.C4];ROUNDUP([.$N$4];0);ROUNDDOWN([.$N$4];0));IF(MOD([.$N$3];12)=2;IF(120&lt;[.C4];ROUNDUP([.$N$4];0);ROUNDDOWN([.$N$4];0));IF(MOD([.$N$3];12)=3;IF(108&lt;[.C4];ROUNDUP([.$N$4];0);ROUNDDOWN([.$N$4];0));IF(MOD([.$N$3];12)=4;IF(96&lt;[.C4];ROUNDUP([.$N$4];0);ROUNDDOWN([.$N$4];0));IF(MOD([.$N$3];12)=5;IF(84&lt;[.C4];ROUNDUP([.$N$4];0);ROUNDDOWN([.$N$4];0));IF(MOD([.$N$3];12)=6;IF(72&lt;[.C4];ROUNDUP([.$N$4];0);ROUNDDOWN([.$N$4];0));IF(MOD([.$N$3];12)=7;IF(60&lt;[.C4];ROUNDUP([.$N$4];0);ROUNDDOWN([.$N$4];0));IF(MOD([.$N$3];12)=8;IF(48&lt;[.C4];ROUNDUP([.$N$4];0);ROUNDDOWN([.$N$4];0));IF(MOD([.$N$3];12)=9;IF(36&lt;[.C4];ROUNDUP([.$N$4];0);ROUNDDOWN([.$N$4];0));IF(MOD([.$N$3];12)=10;IF(24&lt;[.C4];ROUNDUP([.$N$4];0);ROUNDDOWN([.$N$4];0));IF(MOD([.$N$3];12)=11;IF(12&lt;[.C4];ROUNDUP([.$N$4];0);ROUNDDOWN([.$N$4];0));ORG.LIBREOFFICE.RAWSUBTRACT([.$N$4];ROUNDDOWN([.$N$4];0))))))))))))))+[.C4]" office:value-type="float" office:value="113" calcext:value-type="float">
            <text:p>113</text:p>
          </table:table-cell>
          <table:table-cell table:style-name="ce21" table:formula="of:=IF(MOD([.$N$3];12)=0;ROUNDDOWN([.$N$4];0);IF(MOD([.$N$3];12)=1;IF(132&lt;[.D4];ROUNDUP([.$N$4];0);ROUNDDOWN([.$N$4];0));IF(MOD([.$N$3];12)=2;IF(120&lt;[.D4];ROUNDUP([.$N$4];0);ROUNDDOWN([.$N$4];0));IF(MOD([.$N$3];12)=3;IF(108&lt;[.D4];ROUNDUP([.$N$4];0);ROUNDDOWN([.$N$4];0));IF(MOD([.$N$3];12)=4;IF(96&lt;[.D4];ROUNDUP([.$N$4];0);ROUNDDOWN([.$N$4];0));IF(MOD([.$N$3];12)=5;IF(84&lt;[.D4];ROUNDUP([.$N$4];0);ROUNDDOWN([.$N$4];0));IF(MOD([.$N$3];12)=6;IF(72&lt;[.D4];ROUNDUP([.$N$4];0);ROUNDDOWN([.$N$4];0));IF(MOD([.$N$3];12)=7;IF(60&lt;[.D4];ROUNDUP([.$N$4];0);ROUNDDOWN([.$N$4];0));IF(MOD([.$N$3];12)=8;IF(48&lt;[.D4];ROUNDUP([.$N$4];0);ROUNDDOWN([.$N$4];0));IF(MOD([.$N$3];12)=9;IF(36&lt;[.D4];ROUNDUP([.$N$4];0);ROUNDDOWN([.$N$4];0));IF(MOD([.$N$3];12)=10;IF(24&lt;[.D4];ROUNDUP([.$N$4];0);ROUNDDOWN([.$N$4];0));IF(MOD([.$N$3];12)=11;IF(12&lt;[.D4];ROUNDUP([.$N$4];0);ROUNDDOWN([.$N$4];0));ORG.LIBREOFFICE.RAWSUBTRACT([.$N$4];ROUNDDOWN([.$N$4];0))))))))))))))+[.D4]" office:value-type="float" office:value="121" calcext:value-type="float">
            <text:p>121</text:p>
          </table:table-cell>
          <table:table-cell table:style-name="ce21" table:formula="of:=IF(MOD([.$N$3];12)=0;ROUNDDOWN([.$N$4];0);IF(MOD([.$N$3];12)=1;IF(132&lt;[.E4];ROUNDUP([.$N$4];0);ROUNDDOWN([.$N$4];0));IF(MOD([.$N$3];12)=2;IF(120&lt;[.E4];ROUNDUP([.$N$4];0);ROUNDDOWN([.$N$4];0));IF(MOD([.$N$3];12)=3;IF(108&lt;[.E4];ROUNDUP([.$N$4];0);ROUNDDOWN([.$N$4];0));IF(MOD([.$N$3];12)=4;IF(96&lt;[.E4];ROUNDUP([.$N$4];0);ROUNDDOWN([.$N$4];0));IF(MOD([.$N$3];12)=5;IF(84&lt;[.E4];ROUNDUP([.$N$4];0);ROUNDDOWN([.$N$4];0));IF(MOD([.$N$3];12)=6;IF(72&lt;[.E4];ROUNDUP([.$N$4];0);ROUNDDOWN([.$N$4];0));IF(MOD([.$N$3];12)=7;IF(60&lt;[.E4];ROUNDUP([.$N$4];0);ROUNDDOWN([.$N$4];0));IF(MOD([.$N$3];12)=8;IF(48&lt;[.E4];ROUNDUP([.$N$4];0);ROUNDDOWN([.$N$4];0));IF(MOD([.$N$3];12)=9;IF(36&lt;[.E4];ROUNDUP([.$N$4];0);ROUNDDOWN([.$N$4];0));IF(MOD([.$N$3];12)=10;IF(24&lt;[.E4];ROUNDUP([.$N$4];0);ROUNDDOWN([.$N$4];0));IF(MOD([.$N$3];12)=11;IF(12&lt;[.E4];ROUNDUP([.$N$4];0);ROUNDDOWN([.$N$4];0));ORG.LIBREOFFICE.RAWSUBTRACT([.$N$4];ROUNDDOWN([.$N$4];0))))))))))))))+[.E4]" office:value-type="float" office:value="30" calcext:value-type="float">
            <text:p>30</text:p>
          </table:table-cell>
          <table:table-cell table:style-name="ce21" table:formula="of:=IF(MOD([.$N$3];12)=0;ROUNDDOWN([.$N$4];0);IF(MOD([.$N$3];12)=1;IF(132&lt;[.F4];ROUNDUP([.$N$4];0);ROUNDDOWN([.$N$4];0));IF(MOD([.$N$3];12)=2;IF(120&lt;[.F4];ROUNDUP([.$N$4];0);ROUNDDOWN([.$N$4];0));IF(MOD([.$N$3];12)=3;IF(108&lt;[.F4];ROUNDUP([.$N$4];0);ROUNDDOWN([.$N$4];0));IF(MOD([.$N$3];12)=4;IF(96&lt;[.F4];ROUNDUP([.$N$4];0);ROUNDDOWN([.$N$4];0));IF(MOD([.$N$3];12)=5;IF(84&lt;[.F4];ROUNDUP([.$N$4];0);ROUNDDOWN([.$N$4];0));IF(MOD([.$N$3];12)=6;IF(72&lt;[.F4];ROUNDUP([.$N$4];0);ROUNDDOWN([.$N$4];0));IF(MOD([.$N$3];12)=7;IF(60&lt;[.F4];ROUNDUP([.$N$4];0);ROUNDDOWN([.$N$4];0));IF(MOD([.$N$3];12)=8;IF(48&lt;[.F4];ROUNDUP([.$N$4];0);ROUNDDOWN([.$N$4];0));IF(MOD([.$N$3];12)=9;IF(36&lt;[.F4];ROUNDUP([.$N$4];0);ROUNDDOWN([.$N$4];0));IF(MOD([.$N$3];12)=10;IF(24&lt;[.F4];ROUNDUP([.$N$4];0);ROUNDDOWN([.$N$4];0));IF(MOD([.$N$3];12)=11;IF(12&lt;[.F4];ROUNDUP([.$N$4];0);ROUNDDOWN([.$N$4];0));ORG.LIBREOFFICE.RAWSUBTRACT([.$N$4];ROUNDDOWN([.$N$4];0))))))))))))))+[.F4]" office:value-type="float" office:value="119" calcext:value-type="float">
            <text:p>119</text:p>
          </table:table-cell>
          <table:table-cell table:style-name="ce21" table:formula="of:=IF(MOD([.$N$3];12)=0;ROUNDDOWN([.$N$4];0);IF(MOD([.$N$3];12)=1;IF(132&lt;[.G4];ROUNDUP([.$N$4];0);ROUNDDOWN([.$N$4];0));IF(MOD([.$N$3];12)=2;IF(120&lt;[.G4];ROUNDUP([.$N$4];0);ROUNDDOWN([.$N$4];0));IF(MOD([.$N$3];12)=3;IF(108&lt;[.G4];ROUNDUP([.$N$4];0);ROUNDDOWN([.$N$4];0));IF(MOD([.$N$3];12)=4;IF(96&lt;[.G4];ROUNDUP([.$N$4];0);ROUNDDOWN([.$N$4];0));IF(MOD([.$N$3];12)=5;IF(84&lt;[.G4];ROUNDUP([.$N$4];0);ROUNDDOWN([.$N$4];0));IF(MOD([.$N$3];12)=6;IF(72&lt;[.G4];ROUNDUP([.$N$4];0);ROUNDDOWN([.$N$4];0));IF(MOD([.$N$3];12)=7;IF(60&lt;[.G4];ROUNDUP([.$N$4];0);ROUNDDOWN([.$N$4];0));IF(MOD([.$N$3];12)=8;IF(48&lt;[.G4];ROUNDUP([.$N$4];0);ROUNDDOWN([.$N$4];0));IF(MOD([.$N$3];12)=9;IF(36&lt;[.G4];ROUNDUP([.$N$4];0);ROUNDDOWN([.$N$4];0));IF(MOD([.$N$3];12)=10;IF(24&lt;[.G4];ROUNDUP([.$N$4];0);ROUNDDOWN([.$N$4];0));IF(MOD([.$N$3];12)=11;IF(12&lt;[.G4];ROUNDUP([.$N$4];0);ROUNDDOWN([.$N$4];0));ORG.LIBREOFFICE.RAWSUBTRACT([.$N$4];ROUNDDOWN([.$N$4];0))))))))))))))+[.G4]" office:value-type="float" office:value="33" calcext:value-type="float">
            <text:p>33</text:p>
          </table:table-cell>
          <table:table-cell table:style-name="ce21" table:formula="of:=IF(MOD([.$N$3];12)=0;ROUNDDOWN([.$N$4];0);IF(MOD([.$N$3];12)=1;IF(132&lt;[.H4];ROUNDUP([.$N$4];0);ROUNDDOWN([.$N$4];0));IF(MOD([.$N$3];12)=2;IF(120&lt;[.H4];ROUNDUP([.$N$4];0);ROUNDDOWN([.$N$4];0));IF(MOD([.$N$3];12)=3;IF(108&lt;[.H4];ROUNDUP([.$N$4];0);ROUNDDOWN([.$N$4];0));IF(MOD([.$N$3];12)=4;IF(96&lt;[.H4];ROUNDUP([.$N$4];0);ROUNDDOWN([.$N$4];0));IF(MOD([.$N$3];12)=5;IF(84&lt;[.H4];ROUNDUP([.$N$4];0);ROUNDDOWN([.$N$4];0));IF(MOD([.$N$3];12)=6;IF(72&lt;[.H4];ROUNDUP([.$N$4];0);ROUNDDOWN([.$N$4];0));IF(MOD([.$N$3];12)=7;IF(60&lt;[.H4];ROUNDUP([.$N$4];0);ROUNDDOWN([.$N$4];0));IF(MOD([.$N$3];12)=8;IF(48&lt;[.H4];ROUNDUP([.$N$4];0);ROUNDDOWN([.$N$4];0));IF(MOD([.$N$3];12)=9;IF(36&lt;[.H4];ROUNDUP([.$N$4];0);ROUNDDOWN([.$N$4];0));IF(MOD([.$N$3];12)=10;IF(24&lt;[.H4];ROUNDUP([.$N$4];0);ROUNDDOWN([.$N$4];0));IF(MOD([.$N$3];12)=11;IF(12&lt;[.H4];ROUNDUP([.$N$4];0);ROUNDDOWN([.$N$4];0));ORG.LIBREOFFICE.RAWSUBTRACT([.$N$4];ROUNDDOWN([.$N$4];0))))))))))))))+[.H4]" office:value-type="float" office:value="32" calcext:value-type="float">
            <text:p>32</text:p>
          </table:table-cell>
          <table:table-cell table:style-name="ce21" table:formula="of:=IF(MOD([.$N$3];12)=0;ROUNDDOWN([.$N$4];0);IF(MOD([.$N$3];12)=1;IF(132&lt;[.I4];ROUNDUP([.$N$4];0);ROUNDDOWN([.$N$4];0));IF(MOD([.$N$3];12)=2;IF(120&lt;[.I4];ROUNDUP([.$N$4];0);ROUNDDOWN([.$N$4];0));IF(MOD([.$N$3];12)=3;IF(108&lt;[.I4];ROUNDUP([.$N$4];0);ROUNDDOWN([.$N$4];0));IF(MOD([.$N$3];12)=4;IF(96&lt;[.I4];ROUNDUP([.$N$4];0);ROUNDDOWN([.$N$4];0));IF(MOD([.$N$3];12)=5;IF(84&lt;[.I4];ROUNDUP([.$N$4];0);ROUNDDOWN([.$N$4];0));IF(MOD([.$N$3];12)=6;IF(72&lt;[.I4];ROUNDUP([.$N$4];0);ROUNDDOWN([.$N$4];0));IF(MOD([.$N$3];12)=7;IF(60&lt;[.I4];ROUNDUP([.$N$4];0);ROUNDDOWN([.$N$4];0));IF(MOD([.$N$3];12)=8;IF(48&lt;[.I4];ROUNDUP([.$N$4];0);ROUNDDOWN([.$N$4];0));IF(MOD([.$N$3];12)=9;IF(36&lt;[.I4];ROUNDUP([.$N$4];0);ROUNDDOWN([.$N$4];0));IF(MOD([.$N$3];12)=10;IF(24&lt;[.I4];ROUNDUP([.$N$4];0);ROUNDDOWN([.$N$4];0));IF(MOD([.$N$3];12)=11;IF(12&lt;[.I4];ROUNDUP([.$N$4];0);ROUNDDOWN([.$N$4];0));ORG.LIBREOFFICE.RAWSUBTRACT([.$N$4];ROUNDDOWN([.$N$4];0))))))))))))))+[.I4]" office:value-type="float" office:value="116" calcext:value-type="float">
            <text:p>116</text:p>
          </table:table-cell>
          <table:table-cell table:style-name="ce21" table:formula="of:=IF(MOD([.$N$3];12)=0;ROUNDDOWN([.$N$4];0);IF(MOD([.$N$3];12)=1;IF(132&lt;[.J4];ROUNDUP([.$N$4];0);ROUNDDOWN([.$N$4];0));IF(MOD([.$N$3];12)=2;IF(120&lt;[.J4];ROUNDUP([.$N$4];0);ROUNDDOWN([.$N$4];0));IF(MOD([.$N$3];12)=3;IF(108&lt;[.J4];ROUNDUP([.$N$4];0);ROUNDDOWN([.$N$4];0));IF(MOD([.$N$3];12)=4;IF(96&lt;[.J4];ROUNDUP([.$N$4];0);ROUNDDOWN([.$N$4];0));IF(MOD([.$N$3];12)=5;IF(84&lt;[.J4];ROUNDUP([.$N$4];0);ROUNDDOWN([.$N$4];0));IF(MOD([.$N$3];12)=6;IF(72&lt;[.J4];ROUNDUP([.$N$4];0);ROUNDDOWN([.$N$4];0));IF(MOD([.$N$3];12)=7;IF(60&lt;[.J4];ROUNDUP([.$N$4];0);ROUNDDOWN([.$N$4];0));IF(MOD([.$N$3];12)=8;IF(48&lt;[.J4];ROUNDUP([.$N$4];0);ROUNDDOWN([.$N$4];0));IF(MOD([.$N$3];12)=9;IF(36&lt;[.J4];ROUNDUP([.$N$4];0);ROUNDDOWN([.$N$4];0));IF(MOD([.$N$3];12)=10;IF(24&lt;[.J4];ROUNDUP([.$N$4];0);ROUNDDOWN([.$N$4];0));IF(MOD([.$N$3];12)=11;IF(12&lt;[.J4];ROUNDUP([.$N$4];0);ROUNDDOWN([.$N$4];0));ORG.LIBREOFFICE.RAWSUBTRACT([.$N$4];ROUNDDOWN([.$N$4];0))))))))))))))+[.J4]" office:value-type="float" office:value="35" calcext:value-type="float">
            <text:p>35</text:p>
          </table:table-cell>
          <table:table-cell table:style-name="ce21" table:formula="of:=IF(MOD([.$N$3];12)=0;ROUNDDOWN([.$N$4];0);IF(MOD([.$N$3];12)=1;IF(132&lt;[.K4];ROUNDUP([.$N$4];0);ROUNDDOWN([.$N$4];0));IF(MOD([.$N$3];12)=2;IF(120&lt;[.K4];ROUNDUP([.$N$4];0);ROUNDDOWN([.$N$4];0));IF(MOD([.$N$3];12)=3;IF(108&lt;[.K4];ROUNDUP([.$N$4];0);ROUNDDOWN([.$N$4];0));IF(MOD([.$N$3];12)=4;IF(96&lt;[.K4];ROUNDUP([.$N$4];0);ROUNDDOWN([.$N$4];0));IF(MOD([.$N$3];12)=5;IF(84&lt;[.K4];ROUNDUP([.$N$4];0);ROUNDDOWN([.$N$4];0));IF(MOD([.$N$3];12)=6;IF(72&lt;[.K4];ROUNDUP([.$N$4];0);ROUNDDOWN([.$N$4];0));IF(MOD([.$N$3];12)=7;IF(60&lt;[.K4];ROUNDUP([.$N$4];0);ROUNDDOWN([.$N$4];0));IF(MOD([.$N$3];12)=8;IF(48&lt;[.K4];ROUNDUP([.$N$4];0);ROUNDDOWN([.$N$4];0));IF(MOD([.$N$3];12)=9;IF(36&lt;[.K4];ROUNDUP([.$N$4];0);ROUNDDOWN([.$N$4];0));IF(MOD([.$N$3];12)=10;IF(24&lt;[.K4];ROUNDUP([.$N$4];0);ROUNDDOWN([.$N$4];0));IF(MOD([.$N$3];12)=11;IF(12&lt;[.K4];ROUNDUP([.$N$4];0);ROUNDDOWN([.$N$4];0));ORG.LIBREOFFICE.RAWSUBTRACT([.$N$4];ROUNDDOWN([.$N$4];0))))))))))))))+[.K4]" office:value-type="float" office:value="114" calcext:value-type="float">
            <text:p>114</text:p>
          </table:table-cell>
          <table:table-cell table:style-name="ce21" table:formula="of:=IF(MOD([.$N$3];12)=0;ROUNDDOWN([.$N$4];0);IF(MOD([.$N$3];12)=1;IF(132&lt;[.L4];ROUNDUP([.$N$4];0);ROUNDDOWN([.$N$4];0));IF(MOD([.$N$3];12)=2;IF(120&lt;[.L4];ROUNDUP([.$N$4];0);ROUNDDOWN([.$N$4];0));IF(MOD([.$N$3];12)=3;IF(108&lt;[.L4];ROUNDUP([.$N$4];0);ROUNDDOWN([.$N$4];0));IF(MOD([.$N$3];12)=4;IF(96&lt;[.L4];ROUNDUP([.$N$4];0);ROUNDDOWN([.$N$4];0));IF(MOD([.$N$3];12)=5;IF(84&lt;[.L4];ROUNDUP([.$N$4];0);ROUNDDOWN([.$N$4];0));IF(MOD([.$N$3];12)=6;IF(72&lt;[.L4];ROUNDUP([.$N$4];0);ROUNDDOWN([.$N$4];0));IF(MOD([.$N$3];12)=7;IF(60&lt;[.L4];ROUNDUP([.$N$4];0);ROUNDDOWN([.$N$4];0));IF(MOD([.$N$3];12)=8;IF(48&lt;[.L4];ROUNDUP([.$N$4];0);ROUNDDOWN([.$N$4];0));IF(MOD([.$N$3];12)=9;IF(36&lt;[.L4];ROUNDUP([.$N$4];0);ROUNDDOWN([.$N$4];0));IF(MOD([.$N$3];12)=10;IF(24&lt;[.L4];ROUNDUP([.$N$4];0);ROUNDDOWN([.$N$4];0));IF(MOD([.$N$3];12)=11;IF(12&lt;[.L4];ROUNDUP([.$N$4];0);ROUNDDOWN([.$N$4];0));ORG.LIBREOFFICE.RAWSUBTRACT([.$N$4];ROUNDDOWN([.$N$4];0))))))))))))))+[.L4]" office:value-type="float" office:value="37" calcext:value-type="float">
            <text:p>37</text:p>
          </table:table-cell>
          <table:table-cell table:style-name="ce21" table:formula="of:=IF(MOD([.$N$3];12)=0;ROUNDDOWN([.$N$4];0);IF(MOD([.$N$3];12)=1;IF(132&lt;[.M4];ROUNDUP([.$N$4];0);ROUNDDOWN([.$N$4];0));IF(MOD([.$N$3];12)=2;IF(120&lt;[.M4];ROUNDUP([.$N$4];0);ROUNDDOWN([.$N$4];0));IF(MOD([.$N$3];12)=3;IF(108&lt;[.M4];ROUNDUP([.$N$4];0);ROUNDDOWN([.$N$4];0));IF(MOD([.$N$3];12)=4;IF(96&lt;[.M4];ROUNDUP([.$N$4];0);ROUNDDOWN([.$N$4];0));IF(MOD([.$N$3];12)=5;IF(84&lt;[.M4];ROUNDUP([.$N$4];0);ROUNDDOWN([.$N$4];0));IF(MOD([.$N$3];12)=6;IF(72&lt;[.M4];ROUNDUP([.$N$4];0);ROUNDDOWN([.$N$4];0));IF(MOD([.$N$3];12)=7;IF(60&lt;[.M4];ROUNDUP([.$N$4];0);ROUNDDOWN([.$N$4];0));IF(MOD([.$N$3];12)=8;IF(48&lt;[.M4];ROUNDUP([.$N$4];0);ROUNDDOWN([.$N$4];0));IF(MOD([.$N$3];12)=9;IF(36&lt;[.M4];ROUNDUP([.$N$4];0);ROUNDDOWN([.$N$4];0));IF(MOD([.$N$3];12)=10;IF(24&lt;[.M4];ROUNDUP([.$N$4];0);ROUNDDOWN([.$N$4];0));IF(MOD([.$N$3];12)=11;IF(12&lt;[.M4];ROUNDUP([.$N$4];0);ROUNDDOWN([.$N$4];0));ORG.LIBREOFFICE.RAWSUBTRACT([.$N$4];ROUNDDOWN([.$N$4];0))))))))))))))+[.M4]" office:value-type="float" office:value="112" calcext:value-type="float">
            <text:p>112</text:p>
          </table:table-cell>
          <table:table-cell table:style-name="ce22" table:formula="of:=SUM([.B17:.M17])"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5];ROUNDUP([.$N$4];0);ROUNDDOWN([.$N$4];0));IF(MOD([.$N$3];12)=2;IF(120&lt;[.B5];ROUNDUP([.$N$4];0);ROUNDDOWN([.$N$4];0));IF(MOD([.$N$3];12)=3;IF(108&lt;[.B5];ROUNDUP([.$N$4];0);ROUNDDOWN([.$N$4];0));IF(MOD([.$N$3];12)=4;IF(96&lt;[.B5];ROUNDUP([.$N$4];0);ROUNDDOWN([.$N$4];0));IF(MOD([.$N$3];12)=5;IF(84&lt;[.B5];ROUNDUP([.$N$4];0);ROUNDDOWN([.$N$4];0));IF(MOD([.$N$3];12)=6;IF(72&lt;[.B5];ROUNDUP([.$N$4];0);ROUNDDOWN([.$N$4];0));IF(MOD([.$N$3];12)=7;IF(60&lt;[.B5];ROUNDUP([.$N$4];0);ROUNDDOWN([.$N$4];0));IF(MOD([.$N$3];12)=8;IF(48&lt;[.B5];ROUNDUP([.$N$4];0);ROUNDDOWN([.$N$4];0));IF(MOD([.$N$3];12)=9;IF(36&lt;[.B5];ROUNDUP([.$N$4];0);ROUNDDOWN([.$N$4];0));IF(MOD([.$N$3];12)=10;IF(24&lt;[.B5];ROUNDUP([.$N$4];0);ROUNDDOWN([.$N$4];0));IF(MOD([.$N$3];12)=11;IF(12&lt;[.B5];ROUNDUP([.$N$4];0);ROUNDDOWN([.$N$4];0));ORG.LIBREOFFICE.RAWSUBTRACT([.$N$4];ROUNDDOWN([.$N$4];0))))))))))))))+[.B5]" office:value-type="float" office:value="100" calcext:value-type="float">
            <text:p>100</text:p>
          </table:table-cell>
          <table:table-cell table:style-name="ce21" table:formula="of:=IF(MOD([.$N$3];12)=0;ROUNDDOWN([.$N$4];0);IF(MOD([.$N$3];12)=1;IF(132&lt;[.C5];ROUNDUP([.$N$4];0);ROUNDDOWN([.$N$4];0));IF(MOD([.$N$3];12)=2;IF(120&lt;[.C5];ROUNDUP([.$N$4];0);ROUNDDOWN([.$N$4];0));IF(MOD([.$N$3];12)=3;IF(108&lt;[.C5];ROUNDUP([.$N$4];0);ROUNDDOWN([.$N$4];0));IF(MOD([.$N$3];12)=4;IF(96&lt;[.C5];ROUNDUP([.$N$4];0);ROUNDDOWN([.$N$4];0));IF(MOD([.$N$3];12)=5;IF(84&lt;[.C5];ROUNDUP([.$N$4];0);ROUNDDOWN([.$N$4];0));IF(MOD([.$N$3];12)=6;IF(72&lt;[.C5];ROUNDUP([.$N$4];0);ROUNDDOWN([.$N$4];0));IF(MOD([.$N$3];12)=7;IF(60&lt;[.C5];ROUNDUP([.$N$4];0);ROUNDDOWN([.$N$4];0));IF(MOD([.$N$3];12)=8;IF(48&lt;[.C5];ROUNDUP([.$N$4];0);ROUNDDOWN([.$N$4];0));IF(MOD([.$N$3];12)=9;IF(36&lt;[.C5];ROUNDUP([.$N$4];0);ROUNDDOWN([.$N$4];0));IF(MOD([.$N$3];12)=10;IF(24&lt;[.C5];ROUNDUP([.$N$4];0);ROUNDDOWN([.$N$4];0));IF(MOD([.$N$3];12)=11;IF(12&lt;[.C5];ROUNDUP([.$N$4];0);ROUNDDOWN([.$N$4];0));ORG.LIBREOFFICE.RAWSUBTRACT([.$N$4];ROUNDDOWN([.$N$4];0))))))))))))))+[.C5]" office:value-type="float" office:value="50" calcext:value-type="float">
            <text:p>50</text:p>
          </table:table-cell>
          <table:table-cell table:style-name="ce21" table:formula="of:=IF(MOD([.$N$3];12)=0;ROUNDDOWN([.$N$4];0);IF(MOD([.$N$3];12)=1;IF(132&lt;[.D5];ROUNDUP([.$N$4];0);ROUNDDOWN([.$N$4];0));IF(MOD([.$N$3];12)=2;IF(120&lt;[.D5];ROUNDUP([.$N$4];0);ROUNDDOWN([.$N$4];0));IF(MOD([.$N$3];12)=3;IF(108&lt;[.D5];ROUNDUP([.$N$4];0);ROUNDDOWN([.$N$4];0));IF(MOD([.$N$3];12)=4;IF(96&lt;[.D5];ROUNDUP([.$N$4];0);ROUNDDOWN([.$N$4];0));IF(MOD([.$N$3];12)=5;IF(84&lt;[.D5];ROUNDUP([.$N$4];0);ROUNDDOWN([.$N$4];0));IF(MOD([.$N$3];12)=6;IF(72&lt;[.D5];ROUNDUP([.$N$4];0);ROUNDDOWN([.$N$4];0));IF(MOD([.$N$3];12)=7;IF(60&lt;[.D5];ROUNDUP([.$N$4];0);ROUNDDOWN([.$N$4];0));IF(MOD([.$N$3];12)=8;IF(48&lt;[.D5];ROUNDUP([.$N$4];0);ROUNDDOWN([.$N$4];0));IF(MOD([.$N$3];12)=9;IF(36&lt;[.D5];ROUNDUP([.$N$4];0);ROUNDDOWN([.$N$4];0));IF(MOD([.$N$3];12)=10;IF(24&lt;[.D5];ROUNDUP([.$N$4];0);ROUNDDOWN([.$N$4];0));IF(MOD([.$N$3];12)=11;IF(12&lt;[.D5];ROUNDUP([.$N$4];0);ROUNDDOWN([.$N$4];0));ORG.LIBREOFFICE.RAWSUBTRACT([.$N$4];ROUNDDOWN([.$N$4];0))))))))))))))+[.D5]" office:value-type="float" office:value="102" calcext:value-type="float">
            <text:p>102</text:p>
          </table:table-cell>
          <table:table-cell table:style-name="ce21" table:formula="of:=IF(MOD([.$N$3];12)=0;ROUNDDOWN([.$N$4];0);IF(MOD([.$N$3];12)=1;IF(132&lt;[.E5];ROUNDUP([.$N$4];0);ROUNDDOWN([.$N$4];0));IF(MOD([.$N$3];12)=2;IF(120&lt;[.E5];ROUNDUP([.$N$4];0);ROUNDDOWN([.$N$4];0));IF(MOD([.$N$3];12)=3;IF(108&lt;[.E5];ROUNDUP([.$N$4];0);ROUNDDOWN([.$N$4];0));IF(MOD([.$N$3];12)=4;IF(96&lt;[.E5];ROUNDUP([.$N$4];0);ROUNDDOWN([.$N$4];0));IF(MOD([.$N$3];12)=5;IF(84&lt;[.E5];ROUNDUP([.$N$4];0);ROUNDDOWN([.$N$4];0));IF(MOD([.$N$3];12)=6;IF(72&lt;[.E5];ROUNDUP([.$N$4];0);ROUNDDOWN([.$N$4];0));IF(MOD([.$N$3];12)=7;IF(60&lt;[.E5];ROUNDUP([.$N$4];0);ROUNDDOWN([.$N$4];0));IF(MOD([.$N$3];12)=8;IF(48&lt;[.E5];ROUNDUP([.$N$4];0);ROUNDDOWN([.$N$4];0));IF(MOD([.$N$3];12)=9;IF(36&lt;[.E5];ROUNDUP([.$N$4];0);ROUNDDOWN([.$N$4];0));IF(MOD([.$N$3];12)=10;IF(24&lt;[.E5];ROUNDUP([.$N$4];0);ROUNDDOWN([.$N$4];0));IF(MOD([.$N$3];12)=11;IF(12&lt;[.E5];ROUNDUP([.$N$4];0);ROUNDDOWN([.$N$4];0));ORG.LIBREOFFICE.RAWSUBTRACT([.$N$4];ROUNDDOWN([.$N$4];0))))))))))))))+[.E5]" office:value-type="float" office:value="108" calcext:value-type="float">
            <text:p>108</text:p>
          </table:table-cell>
          <table:table-cell table:style-name="ce21" table:formula="of:=IF(MOD([.$N$3];12)=0;ROUNDDOWN([.$N$4];0);IF(MOD([.$N$3];12)=1;IF(132&lt;[.F5];ROUNDUP([.$N$4];0);ROUNDDOWN([.$N$4];0));IF(MOD([.$N$3];12)=2;IF(120&lt;[.F5];ROUNDUP([.$N$4];0);ROUNDDOWN([.$N$4];0));IF(MOD([.$N$3];12)=3;IF(108&lt;[.F5];ROUNDUP([.$N$4];0);ROUNDDOWN([.$N$4];0));IF(MOD([.$N$3];12)=4;IF(96&lt;[.F5];ROUNDUP([.$N$4];0);ROUNDDOWN([.$N$4];0));IF(MOD([.$N$3];12)=5;IF(84&lt;[.F5];ROUNDUP([.$N$4];0);ROUNDDOWN([.$N$4];0));IF(MOD([.$N$3];12)=6;IF(72&lt;[.F5];ROUNDUP([.$N$4];0);ROUNDDOWN([.$N$4];0));IF(MOD([.$N$3];12)=7;IF(60&lt;[.F5];ROUNDUP([.$N$4];0);ROUNDDOWN([.$N$4];0));IF(MOD([.$N$3];12)=8;IF(48&lt;[.F5];ROUNDUP([.$N$4];0);ROUNDDOWN([.$N$4];0));IF(MOD([.$N$3];12)=9;IF(36&lt;[.F5];ROUNDUP([.$N$4];0);ROUNDDOWN([.$N$4];0));IF(MOD([.$N$3];12)=10;IF(24&lt;[.F5];ROUNDUP([.$N$4];0);ROUNDDOWN([.$N$4];0));IF(MOD([.$N$3];12)=11;IF(12&lt;[.F5];ROUNDUP([.$N$4];0);ROUNDDOWN([.$N$4];0));ORG.LIBREOFFICE.RAWSUBTRACT([.$N$4];ROUNDDOWN([.$N$4];0))))))))))))))+[.F5]" office:value-type="float" office:value="44" calcext:value-type="float">
            <text:p>44</text:p>
          </table:table-cell>
          <table:table-cell table:style-name="ce21" table:formula="of:=IF(MOD([.$N$3];12)=0;ROUNDDOWN([.$N$4];0);IF(MOD([.$N$3];12)=1;IF(132&lt;[.G5];ROUNDUP([.$N$4];0);ROUNDDOWN([.$N$4];0));IF(MOD([.$N$3];12)=2;IF(120&lt;[.G5];ROUNDUP([.$N$4];0);ROUNDDOWN([.$N$4];0));IF(MOD([.$N$3];12)=3;IF(108&lt;[.G5];ROUNDUP([.$N$4];0);ROUNDDOWN([.$N$4];0));IF(MOD([.$N$3];12)=4;IF(96&lt;[.G5];ROUNDUP([.$N$4];0);ROUNDDOWN([.$N$4];0));IF(MOD([.$N$3];12)=5;IF(84&lt;[.G5];ROUNDUP([.$N$4];0);ROUNDDOWN([.$N$4];0));IF(MOD([.$N$3];12)=6;IF(72&lt;[.G5];ROUNDUP([.$N$4];0);ROUNDDOWN([.$N$4];0));IF(MOD([.$N$3];12)=7;IF(60&lt;[.G5];ROUNDUP([.$N$4];0);ROUNDDOWN([.$N$4];0));IF(MOD([.$N$3];12)=8;IF(48&lt;[.G5];ROUNDUP([.$N$4];0);ROUNDDOWN([.$N$4];0));IF(MOD([.$N$3];12)=9;IF(36&lt;[.G5];ROUNDUP([.$N$4];0);ROUNDDOWN([.$N$4];0));IF(MOD([.$N$3];12)=10;IF(24&lt;[.G5];ROUNDUP([.$N$4];0);ROUNDDOWN([.$N$4];0));IF(MOD([.$N$3];12)=11;IF(12&lt;[.G5];ROUNDUP([.$N$4];0);ROUNDDOWN([.$N$4];0));ORG.LIBREOFFICE.RAWSUBTRACT([.$N$4];ROUNDDOWN([.$N$4];0))))))))))))))+[.G5]" office:value-type="float" office:value="106" calcext:value-type="float">
            <text:p>106</text:p>
          </table:table-cell>
          <table:table-cell table:style-name="ce21" table:formula="of:=IF(MOD([.$N$3];12)=0;ROUNDDOWN([.$N$4];0);IF(MOD([.$N$3];12)=1;IF(132&lt;[.H5];ROUNDUP([.$N$4];0);ROUNDDOWN([.$N$4];0));IF(MOD([.$N$3];12)=2;IF(120&lt;[.H5];ROUNDUP([.$N$4];0);ROUNDDOWN([.$N$4];0));IF(MOD([.$N$3];12)=3;IF(108&lt;[.H5];ROUNDUP([.$N$4];0);ROUNDDOWN([.$N$4];0));IF(MOD([.$N$3];12)=4;IF(96&lt;[.H5];ROUNDUP([.$N$4];0);ROUNDDOWN([.$N$4];0));IF(MOD([.$N$3];12)=5;IF(84&lt;[.H5];ROUNDUP([.$N$4];0);ROUNDDOWN([.$N$4];0));IF(MOD([.$N$3];12)=6;IF(72&lt;[.H5];ROUNDUP([.$N$4];0);ROUNDDOWN([.$N$4];0));IF(MOD([.$N$3];12)=7;IF(60&lt;[.H5];ROUNDUP([.$N$4];0);ROUNDDOWN([.$N$4];0));IF(MOD([.$N$3];12)=8;IF(48&lt;[.H5];ROUNDUP([.$N$4];0);ROUNDDOWN([.$N$4];0));IF(MOD([.$N$3];12)=9;IF(36&lt;[.H5];ROUNDUP([.$N$4];0);ROUNDDOWN([.$N$4];0));IF(MOD([.$N$3];12)=10;IF(24&lt;[.H5];ROUNDUP([.$N$4];0);ROUNDDOWN([.$N$4];0));IF(MOD([.$N$3];12)=11;IF(12&lt;[.H5];ROUNDUP([.$N$4];0);ROUNDDOWN([.$N$4];0));ORG.LIBREOFFICE.RAWSUBTRACT([.$N$4];ROUNDDOWN([.$N$4];0))))))))))))))+[.H5]" office:value-type="float" office:value="45" calcext:value-type="float">
            <text:p>45</text:p>
          </table:table-cell>
          <table:table-cell table:style-name="ce21" table:formula="of:=IF(MOD([.$N$3];12)=0;ROUNDDOWN([.$N$4];0);IF(MOD([.$N$3];12)=1;IF(132&lt;[.I5];ROUNDUP([.$N$4];0);ROUNDDOWN([.$N$4];0));IF(MOD([.$N$3];12)=2;IF(120&lt;[.I5];ROUNDUP([.$N$4];0);ROUNDDOWN([.$N$4];0));IF(MOD([.$N$3];12)=3;IF(108&lt;[.I5];ROUNDUP([.$N$4];0);ROUNDDOWN([.$N$4];0));IF(MOD([.$N$3];12)=4;IF(96&lt;[.I5];ROUNDUP([.$N$4];0);ROUNDDOWN([.$N$4];0));IF(MOD([.$N$3];12)=5;IF(84&lt;[.I5];ROUNDUP([.$N$4];0);ROUNDDOWN([.$N$4];0));IF(MOD([.$N$3];12)=6;IF(72&lt;[.I5];ROUNDUP([.$N$4];0);ROUNDDOWN([.$N$4];0));IF(MOD([.$N$3];12)=7;IF(60&lt;[.I5];ROUNDUP([.$N$4];0);ROUNDDOWN([.$N$4];0));IF(MOD([.$N$3];12)=8;IF(48&lt;[.I5];ROUNDUP([.$N$4];0);ROUNDDOWN([.$N$4];0));IF(MOD([.$N$3];12)=9;IF(36&lt;[.I5];ROUNDUP([.$N$4];0);ROUNDDOWN([.$N$4];0));IF(MOD([.$N$3];12)=10;IF(24&lt;[.I5];ROUNDUP([.$N$4];0);ROUNDDOWN([.$N$4];0));IF(MOD([.$N$3];12)=11;IF(12&lt;[.I5];ROUNDUP([.$N$4];0);ROUNDDOWN([.$N$4];0));ORG.LIBREOFFICE.RAWSUBTRACT([.$N$4];ROUNDDOWN([.$N$4];0))))))))))))))+[.I5]" office:value-type="float" office:value="47" calcext:value-type="float">
            <text:p>47</text:p>
          </table:table-cell>
          <table:table-cell table:style-name="ce21" table:formula="of:=IF(MOD([.$N$3];12)=0;ROUNDDOWN([.$N$4];0);IF(MOD([.$N$3];12)=1;IF(132&lt;[.J5];ROUNDUP([.$N$4];0);ROUNDDOWN([.$N$4];0));IF(MOD([.$N$3];12)=2;IF(120&lt;[.J5];ROUNDUP([.$N$4];0);ROUNDDOWN([.$N$4];0));IF(MOD([.$N$3];12)=3;IF(108&lt;[.J5];ROUNDUP([.$N$4];0);ROUNDDOWN([.$N$4];0));IF(MOD([.$N$3];12)=4;IF(96&lt;[.J5];ROUNDUP([.$N$4];0);ROUNDDOWN([.$N$4];0));IF(MOD([.$N$3];12)=5;IF(84&lt;[.J5];ROUNDUP([.$N$4];0);ROUNDDOWN([.$N$4];0));IF(MOD([.$N$3];12)=6;IF(72&lt;[.J5];ROUNDUP([.$N$4];0);ROUNDDOWN([.$N$4];0));IF(MOD([.$N$3];12)=7;IF(60&lt;[.J5];ROUNDUP([.$N$4];0);ROUNDDOWN([.$N$4];0));IF(MOD([.$N$3];12)=8;IF(48&lt;[.J5];ROUNDUP([.$N$4];0);ROUNDDOWN([.$N$4];0));IF(MOD([.$N$3];12)=9;IF(36&lt;[.J5];ROUNDUP([.$N$4];0);ROUNDDOWN([.$N$4];0));IF(MOD([.$N$3];12)=10;IF(24&lt;[.J5];ROUNDUP([.$N$4];0);ROUNDDOWN([.$N$4];0));IF(MOD([.$N$3];12)=11;IF(12&lt;[.J5];ROUNDUP([.$N$4];0);ROUNDDOWN([.$N$4];0));ORG.LIBREOFFICE.RAWSUBTRACT([.$N$4];ROUNDDOWN([.$N$4];0))))))))))))))+[.J5]" office:value-type="float" office:value="103" calcext:value-type="float">
            <text:p>103</text:p>
          </table:table-cell>
          <table:table-cell table:style-name="ce21" table:formula="of:=IF(MOD([.$N$3];12)=0;ROUNDDOWN([.$N$4];0);IF(MOD([.$N$3];12)=1;IF(132&lt;[.K5];ROUNDUP([.$N$4];0);ROUNDDOWN([.$N$4];0));IF(MOD([.$N$3];12)=2;IF(120&lt;[.K5];ROUNDUP([.$N$4];0);ROUNDDOWN([.$N$4];0));IF(MOD([.$N$3];12)=3;IF(108&lt;[.K5];ROUNDUP([.$N$4];0);ROUNDDOWN([.$N$4];0));IF(MOD([.$N$3];12)=4;IF(96&lt;[.K5];ROUNDUP([.$N$4];0);ROUNDDOWN([.$N$4];0));IF(MOD([.$N$3];12)=5;IF(84&lt;[.K5];ROUNDUP([.$N$4];0);ROUNDDOWN([.$N$4];0));IF(MOD([.$N$3];12)=6;IF(72&lt;[.K5];ROUNDUP([.$N$4];0);ROUNDDOWN([.$N$4];0));IF(MOD([.$N$3];12)=7;IF(60&lt;[.K5];ROUNDUP([.$N$4];0);ROUNDDOWN([.$N$4];0));IF(MOD([.$N$3];12)=8;IF(48&lt;[.K5];ROUNDUP([.$N$4];0);ROUNDDOWN([.$N$4];0));IF(MOD([.$N$3];12)=9;IF(36&lt;[.K5];ROUNDUP([.$N$4];0);ROUNDDOWN([.$N$4];0));IF(MOD([.$N$3];12)=10;IF(24&lt;[.K5];ROUNDUP([.$N$4];0);ROUNDDOWN([.$N$4];0));IF(MOD([.$N$3];12)=11;IF(12&lt;[.K5];ROUNDUP([.$N$4];0);ROUNDDOWN([.$N$4];0));ORG.LIBREOFFICE.RAWSUBTRACT([.$N$4];ROUNDDOWN([.$N$4];0))))))))))))))+[.K5]" office:value-type="float" office:value="49" calcext:value-type="float">
            <text:p>49</text:p>
          </table:table-cell>
          <table:table-cell table:style-name="ce21" table:formula="of:=IF(MOD([.$N$3];12)=0;ROUNDDOWN([.$N$4];0);IF(MOD([.$N$3];12)=1;IF(132&lt;[.L5];ROUNDUP([.$N$4];0);ROUNDDOWN([.$N$4];0));IF(MOD([.$N$3];12)=2;IF(120&lt;[.L5];ROUNDUP([.$N$4];0);ROUNDDOWN([.$N$4];0));IF(MOD([.$N$3];12)=3;IF(108&lt;[.L5];ROUNDUP([.$N$4];0);ROUNDDOWN([.$N$4];0));IF(MOD([.$N$3];12)=4;IF(96&lt;[.L5];ROUNDUP([.$N$4];0);ROUNDDOWN([.$N$4];0));IF(MOD([.$N$3];12)=5;IF(84&lt;[.L5];ROUNDUP([.$N$4];0);ROUNDDOWN([.$N$4];0));IF(MOD([.$N$3];12)=6;IF(72&lt;[.L5];ROUNDUP([.$N$4];0);ROUNDDOWN([.$N$4];0));IF(MOD([.$N$3];12)=7;IF(60&lt;[.L5];ROUNDUP([.$N$4];0);ROUNDDOWN([.$N$4];0));IF(MOD([.$N$3];12)=8;IF(48&lt;[.L5];ROUNDUP([.$N$4];0);ROUNDDOWN([.$N$4];0));IF(MOD([.$N$3];12)=9;IF(36&lt;[.L5];ROUNDUP([.$N$4];0);ROUNDDOWN([.$N$4];0));IF(MOD([.$N$3];12)=10;IF(24&lt;[.L5];ROUNDUP([.$N$4];0);ROUNDDOWN([.$N$4];0));IF(MOD([.$N$3];12)=11;IF(12&lt;[.L5];ROUNDUP([.$N$4];0);ROUNDDOWN([.$N$4];0));ORG.LIBREOFFICE.RAWSUBTRACT([.$N$4];ROUNDDOWN([.$N$4];0))))))))))))))+[.L5]" office:value-type="float" office:value="101" calcext:value-type="float">
            <text:p>101</text:p>
          </table:table-cell>
          <table:table-cell table:style-name="ce21" table:formula="of:=IF(MOD([.$N$3];12)=0;ROUNDDOWN([.$N$4];0);IF(MOD([.$N$3];12)=1;IF(132&lt;[.M5];ROUNDUP([.$N$4];0);ROUNDDOWN([.$N$4];0));IF(MOD([.$N$3];12)=2;IF(120&lt;[.M5];ROUNDUP([.$N$4];0);ROUNDDOWN([.$N$4];0));IF(MOD([.$N$3];12)=3;IF(108&lt;[.M5];ROUNDUP([.$N$4];0);ROUNDDOWN([.$N$4];0));IF(MOD([.$N$3];12)=4;IF(96&lt;[.M5];ROUNDUP([.$N$4];0);ROUNDDOWN([.$N$4];0));IF(MOD([.$N$3];12)=5;IF(84&lt;[.M5];ROUNDUP([.$N$4];0);ROUNDDOWN([.$N$4];0));IF(MOD([.$N$3];12)=6;IF(72&lt;[.M5];ROUNDUP([.$N$4];0);ROUNDDOWN([.$N$4];0));IF(MOD([.$N$3];12)=7;IF(60&lt;[.M5];ROUNDUP([.$N$4];0);ROUNDDOWN([.$N$4];0));IF(MOD([.$N$3];12)=8;IF(48&lt;[.M5];ROUNDUP([.$N$4];0);ROUNDDOWN([.$N$4];0));IF(MOD([.$N$3];12)=9;IF(36&lt;[.M5];ROUNDUP([.$N$4];0);ROUNDDOWN([.$N$4];0));IF(MOD([.$N$3];12)=10;IF(24&lt;[.M5];ROUNDUP([.$N$4];0);ROUNDDOWN([.$N$4];0));IF(MOD([.$N$3];12)=11;IF(12&lt;[.M5];ROUNDUP([.$N$4];0);ROUNDDOWN([.$N$4];0));ORG.LIBREOFFICE.RAWSUBTRACT([.$N$4];ROUNDDOWN([.$N$4];0))))))))))))))+[.M5]" office:value-type="float" office:value="51" calcext:value-type="float">
            <text:p>51</text:p>
          </table:table-cell>
          <table:table-cell table:style-name="ce22" table:formula="of:=SUM([.B18:.M18])"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6];ROUNDUP([.$N$4];0);ROUNDDOWN([.$N$4];0));IF(MOD([.$N$3];12)=2;IF(120&lt;[.B6];ROUNDUP([.$N$4];0);ROUNDDOWN([.$N$4];0));IF(MOD([.$N$3];12)=3;IF(108&lt;[.B6];ROUNDUP([.$N$4];0);ROUNDDOWN([.$N$4];0));IF(MOD([.$N$3];12)=4;IF(96&lt;[.B6];ROUNDUP([.$N$4];0);ROUNDDOWN([.$N$4];0));IF(MOD([.$N$3];12)=5;IF(84&lt;[.B6];ROUNDUP([.$N$4];0);ROUNDDOWN([.$N$4];0));IF(MOD([.$N$3];12)=6;IF(72&lt;[.B6];ROUNDUP([.$N$4];0);ROUNDDOWN([.$N$4];0));IF(MOD([.$N$3];12)=7;IF(60&lt;[.B6];ROUNDUP([.$N$4];0);ROUNDDOWN([.$N$4];0));IF(MOD([.$N$3];12)=8;IF(48&lt;[.B6];ROUNDUP([.$N$4];0);ROUNDDOWN([.$N$4];0));IF(MOD([.$N$3];12)=9;IF(36&lt;[.B6];ROUNDUP([.$N$4];0);ROUNDDOWN([.$N$4];0));IF(MOD([.$N$3];12)=10;IF(24&lt;[.B6];ROUNDUP([.$N$4];0);ROUNDDOWN([.$N$4];0));IF(MOD([.$N$3];12)=11;IF(12&lt;[.B6];ROUNDUP([.$N$4];0);ROUNDDOWN([.$N$4];0));ORG.LIBREOFFICE.RAWSUBTRACT([.$N$4];ROUNDDOWN([.$N$4];0))))))))))))))+[.B6]" office:value-type="float" office:value="63" calcext:value-type="float">
            <text:p>63</text:p>
          </table:table-cell>
          <table:table-cell table:style-name="ce21" table:formula="of:=IF(MOD([.$N$3];12)=0;ROUNDDOWN([.$N$4];0);IF(MOD([.$N$3];12)=1;IF(132&lt;[.C6];ROUNDUP([.$N$4];0);ROUNDDOWN([.$N$4];0));IF(MOD([.$N$3];12)=2;IF(120&lt;[.C6];ROUNDUP([.$N$4];0);ROUNDDOWN([.$N$4];0));IF(MOD([.$N$3];12)=3;IF(108&lt;[.C6];ROUNDUP([.$N$4];0);ROUNDDOWN([.$N$4];0));IF(MOD([.$N$3];12)=4;IF(96&lt;[.C6];ROUNDUP([.$N$4];0);ROUNDDOWN([.$N$4];0));IF(MOD([.$N$3];12)=5;IF(84&lt;[.C6];ROUNDUP([.$N$4];0);ROUNDDOWN([.$N$4];0));IF(MOD([.$N$3];12)=6;IF(72&lt;[.C6];ROUNDUP([.$N$4];0);ROUNDDOWN([.$N$4];0));IF(MOD([.$N$3];12)=7;IF(60&lt;[.C6];ROUNDUP([.$N$4];0);ROUNDDOWN([.$N$4];0));IF(MOD([.$N$3];12)=8;IF(48&lt;[.C6];ROUNDUP([.$N$4];0);ROUNDDOWN([.$N$4];0));IF(MOD([.$N$3];12)=9;IF(36&lt;[.C6];ROUNDUP([.$N$4];0);ROUNDDOWN([.$N$4];0));IF(MOD([.$N$3];12)=10;IF(24&lt;[.C6];ROUNDUP([.$N$4];0);ROUNDDOWN([.$N$4];0));IF(MOD([.$N$3];12)=11;IF(12&lt;[.C6];ROUNDUP([.$N$4];0);ROUNDDOWN([.$N$4];0));ORG.LIBREOFFICE.RAWSUBTRACT([.$N$4];ROUNDDOWN([.$N$4];0))))))))))))))+[.C6]" office:value-type="float" office:value="89" calcext:value-type="float">
            <text:p>89</text:p>
          </table:table-cell>
          <table:table-cell table:style-name="ce21" table:formula="of:=IF(MOD([.$N$3];12)=0;ROUNDDOWN([.$N$4];0);IF(MOD([.$N$3];12)=1;IF(132&lt;[.D6];ROUNDUP([.$N$4];0);ROUNDDOWN([.$N$4];0));IF(MOD([.$N$3];12)=2;IF(120&lt;[.D6];ROUNDUP([.$N$4];0);ROUNDDOWN([.$N$4];0));IF(MOD([.$N$3];12)=3;IF(108&lt;[.D6];ROUNDUP([.$N$4];0);ROUNDDOWN([.$N$4];0));IF(MOD([.$N$3];12)=4;IF(96&lt;[.D6];ROUNDUP([.$N$4];0);ROUNDDOWN([.$N$4];0));IF(MOD([.$N$3];12)=5;IF(84&lt;[.D6];ROUNDUP([.$N$4];0);ROUNDDOWN([.$N$4];0));IF(MOD([.$N$3];12)=6;IF(72&lt;[.D6];ROUNDUP([.$N$4];0);ROUNDDOWN([.$N$4];0));IF(MOD([.$N$3];12)=7;IF(60&lt;[.D6];ROUNDUP([.$N$4];0);ROUNDDOWN([.$N$4];0));IF(MOD([.$N$3];12)=8;IF(48&lt;[.D6];ROUNDUP([.$N$4];0);ROUNDDOWN([.$N$4];0));IF(MOD([.$N$3];12)=9;IF(36&lt;[.D6];ROUNDUP([.$N$4];0);ROUNDDOWN([.$N$4];0));IF(MOD([.$N$3];12)=10;IF(24&lt;[.D6];ROUNDUP([.$N$4];0);ROUNDDOWN([.$N$4];0));IF(MOD([.$N$3];12)=11;IF(12&lt;[.D6];ROUNDUP([.$N$4];0);ROUNDDOWN([.$N$4];0));ORG.LIBREOFFICE.RAWSUBTRACT([.$N$4];ROUNDDOWN([.$N$4];0))))))))))))))+[.D6]" office:value-type="float" office:value="61" calcext:value-type="float">
            <text:p>61</text:p>
          </table:table-cell>
          <table:table-cell table:style-name="ce21" table:formula="of:=IF(MOD([.$N$3];12)=0;ROUNDDOWN([.$N$4];0);IF(MOD([.$N$3];12)=1;IF(132&lt;[.E6];ROUNDUP([.$N$4];0);ROUNDDOWN([.$N$4];0));IF(MOD([.$N$3];12)=2;IF(120&lt;[.E6];ROUNDUP([.$N$4];0);ROUNDDOWN([.$N$4];0));IF(MOD([.$N$3];12)=3;IF(108&lt;[.E6];ROUNDUP([.$N$4];0);ROUNDDOWN([.$N$4];0));IF(MOD([.$N$3];12)=4;IF(96&lt;[.E6];ROUNDUP([.$N$4];0);ROUNDDOWN([.$N$4];0));IF(MOD([.$N$3];12)=5;IF(84&lt;[.E6];ROUNDUP([.$N$4];0);ROUNDDOWN([.$N$4];0));IF(MOD([.$N$3];12)=6;IF(72&lt;[.E6];ROUNDUP([.$N$4];0);ROUNDDOWN([.$N$4];0));IF(MOD([.$N$3];12)=7;IF(60&lt;[.E6];ROUNDUP([.$N$4];0);ROUNDDOWN([.$N$4];0));IF(MOD([.$N$3];12)=8;IF(48&lt;[.E6];ROUNDUP([.$N$4];0);ROUNDDOWN([.$N$4];0));IF(MOD([.$N$3];12)=9;IF(36&lt;[.E6];ROUNDUP([.$N$4];0);ROUNDDOWN([.$N$4];0));IF(MOD([.$N$3];12)=10;IF(24&lt;[.E6];ROUNDUP([.$N$4];0);ROUNDDOWN([.$N$4];0));IF(MOD([.$N$3];12)=11;IF(12&lt;[.E6];ROUNDUP([.$N$4];0);ROUNDDOWN([.$N$4];0));ORG.LIBREOFFICE.RAWSUBTRACT([.$N$4];ROUNDDOWN([.$N$4];0))))))))))))))+[.E6]" office:value-type="float" office:value="91" calcext:value-type="float">
            <text:p>91</text:p>
          </table:table-cell>
          <table:table-cell table:style-name="ce21" table:formula="of:=IF(MOD([.$N$3];12)=0;ROUNDDOWN([.$N$4];0);IF(MOD([.$N$3];12)=1;IF(132&lt;[.F6];ROUNDUP([.$N$4];0);ROUNDDOWN([.$N$4];0));IF(MOD([.$N$3];12)=2;IF(120&lt;[.F6];ROUNDUP([.$N$4];0);ROUNDDOWN([.$N$4];0));IF(MOD([.$N$3];12)=3;IF(108&lt;[.F6];ROUNDUP([.$N$4];0);ROUNDDOWN([.$N$4];0));IF(MOD([.$N$3];12)=4;IF(96&lt;[.F6];ROUNDUP([.$N$4];0);ROUNDDOWN([.$N$4];0));IF(MOD([.$N$3];12)=5;IF(84&lt;[.F6];ROUNDUP([.$N$4];0);ROUNDDOWN([.$N$4];0));IF(MOD([.$N$3];12)=6;IF(72&lt;[.F6];ROUNDUP([.$N$4];0);ROUNDDOWN([.$N$4];0));IF(MOD([.$N$3];12)=7;IF(60&lt;[.F6];ROUNDUP([.$N$4];0);ROUNDDOWN([.$N$4];0));IF(MOD([.$N$3];12)=8;IF(48&lt;[.F6];ROUNDUP([.$N$4];0);ROUNDDOWN([.$N$4];0));IF(MOD([.$N$3];12)=9;IF(36&lt;[.F6];ROUNDUP([.$N$4];0);ROUNDDOWN([.$N$4];0));IF(MOD([.$N$3];12)=10;IF(24&lt;[.F6];ROUNDUP([.$N$4];0);ROUNDDOWN([.$N$4];0));IF(MOD([.$N$3];12)=11;IF(12&lt;[.F6];ROUNDUP([.$N$4];0);ROUNDDOWN([.$N$4];0));ORG.LIBREOFFICE.RAWSUBTRACT([.$N$4];ROUNDDOWN([.$N$4];0))))))))))))))+[.F6]" office:value-type="float" office:value="95" calcext:value-type="float">
            <text:p>95</text:p>
          </table:table-cell>
          <table:table-cell table:style-name="ce21" table:formula="of:=IF(MOD([.$N$3];12)=0;ROUNDDOWN([.$N$4];0);IF(MOD([.$N$3];12)=1;IF(132&lt;[.G6];ROUNDUP([.$N$4];0);ROUNDDOWN([.$N$4];0));IF(MOD([.$N$3];12)=2;IF(120&lt;[.G6];ROUNDUP([.$N$4];0);ROUNDDOWN([.$N$4];0));IF(MOD([.$N$3];12)=3;IF(108&lt;[.G6];ROUNDUP([.$N$4];0);ROUNDDOWN([.$N$4];0));IF(MOD([.$N$3];12)=4;IF(96&lt;[.G6];ROUNDUP([.$N$4];0);ROUNDDOWN([.$N$4];0));IF(MOD([.$N$3];12)=5;IF(84&lt;[.G6];ROUNDUP([.$N$4];0);ROUNDDOWN([.$N$4];0));IF(MOD([.$N$3];12)=6;IF(72&lt;[.G6];ROUNDUP([.$N$4];0);ROUNDDOWN([.$N$4];0));IF(MOD([.$N$3];12)=7;IF(60&lt;[.G6];ROUNDUP([.$N$4];0);ROUNDDOWN([.$N$4];0));IF(MOD([.$N$3];12)=8;IF(48&lt;[.G6];ROUNDUP([.$N$4];0);ROUNDDOWN([.$N$4];0));IF(MOD([.$N$3];12)=9;IF(36&lt;[.G6];ROUNDUP([.$N$4];0);ROUNDDOWN([.$N$4];0));IF(MOD([.$N$3];12)=10;IF(24&lt;[.G6];ROUNDUP([.$N$4];0);ROUNDDOWN([.$N$4];0));IF(MOD([.$N$3];12)=11;IF(12&lt;[.G6];ROUNDUP([.$N$4];0);ROUNDDOWN([.$N$4];0));ORG.LIBREOFFICE.RAWSUBTRACT([.$N$4];ROUNDDOWN([.$N$4];0))))))))))))))+[.G6]" office:value-type="float" office:value="57" calcext:value-type="float">
            <text:p>57</text:p>
          </table:table-cell>
          <table:table-cell table:style-name="ce21" table:formula="of:=IF(MOD([.$N$3];12)=0;ROUNDDOWN([.$N$4];0);IF(MOD([.$N$3];12)=1;IF(132&lt;[.H6];ROUNDUP([.$N$4];0);ROUNDDOWN([.$N$4];0));IF(MOD([.$N$3];12)=2;IF(120&lt;[.H6];ROUNDUP([.$N$4];0);ROUNDDOWN([.$N$4];0));IF(MOD([.$N$3];12)=3;IF(108&lt;[.H6];ROUNDUP([.$N$4];0);ROUNDDOWN([.$N$4];0));IF(MOD([.$N$3];12)=4;IF(96&lt;[.H6];ROUNDUP([.$N$4];0);ROUNDDOWN([.$N$4];0));IF(MOD([.$N$3];12)=5;IF(84&lt;[.H6];ROUNDUP([.$N$4];0);ROUNDDOWN([.$N$4];0));IF(MOD([.$N$3];12)=6;IF(72&lt;[.H6];ROUNDUP([.$N$4];0);ROUNDDOWN([.$N$4];0));IF(MOD([.$N$3];12)=7;IF(60&lt;[.H6];ROUNDUP([.$N$4];0);ROUNDDOWN([.$N$4];0));IF(MOD([.$N$3];12)=8;IF(48&lt;[.H6];ROUNDUP([.$N$4];0);ROUNDDOWN([.$N$4];0));IF(MOD([.$N$3];12)=9;IF(36&lt;[.H6];ROUNDUP([.$N$4];0);ROUNDDOWN([.$N$4];0));IF(MOD([.$N$3];12)=10;IF(24&lt;[.H6];ROUNDUP([.$N$4];0);ROUNDDOWN([.$N$4];0));IF(MOD([.$N$3];12)=11;IF(12&lt;[.H6];ROUNDUP([.$N$4];0);ROUNDDOWN([.$N$4];0));ORG.LIBREOFFICE.RAWSUBTRACT([.$N$4];ROUNDDOWN([.$N$4];0))))))))))))))+[.H6]" office:value-type="float" office:value="58" calcext:value-type="float">
            <text:p>58</text:p>
          </table:table-cell>
          <table:table-cell table:style-name="ce21" table:formula="of:=IF(MOD([.$N$3];12)=0;ROUNDDOWN([.$N$4];0);IF(MOD([.$N$3];12)=1;IF(132&lt;[.I6];ROUNDUP([.$N$4];0);ROUNDDOWN([.$N$4];0));IF(MOD([.$N$3];12)=2;IF(120&lt;[.I6];ROUNDUP([.$N$4];0);ROUNDDOWN([.$N$4];0));IF(MOD([.$N$3];12)=3;IF(108&lt;[.I6];ROUNDUP([.$N$4];0);ROUNDDOWN([.$N$4];0));IF(MOD([.$N$3];12)=4;IF(96&lt;[.I6];ROUNDUP([.$N$4];0);ROUNDDOWN([.$N$4];0));IF(MOD([.$N$3];12)=5;IF(84&lt;[.I6];ROUNDUP([.$N$4];0);ROUNDDOWN([.$N$4];0));IF(MOD([.$N$3];12)=6;IF(72&lt;[.I6];ROUNDUP([.$N$4];0);ROUNDDOWN([.$N$4];0));IF(MOD([.$N$3];12)=7;IF(60&lt;[.I6];ROUNDUP([.$N$4];0);ROUNDDOWN([.$N$4];0));IF(MOD([.$N$3];12)=8;IF(48&lt;[.I6];ROUNDUP([.$N$4];0);ROUNDDOWN([.$N$4];0));IF(MOD([.$N$3];12)=9;IF(36&lt;[.I6];ROUNDUP([.$N$4];0);ROUNDDOWN([.$N$4];0));IF(MOD([.$N$3];12)=10;IF(24&lt;[.I6];ROUNDUP([.$N$4];0);ROUNDDOWN([.$N$4];0));IF(MOD([.$N$3];12)=11;IF(12&lt;[.I6];ROUNDUP([.$N$4];0);ROUNDDOWN([.$N$4];0));ORG.LIBREOFFICE.RAWSUBTRACT([.$N$4];ROUNDDOWN([.$N$4];0))))))))))))))+[.I6]" office:value-type="float" office:value="92" calcext:value-type="float">
            <text:p>92</text:p>
          </table:table-cell>
          <table:table-cell table:style-name="ce21" table:formula="of:=IF(MOD([.$N$3];12)=0;ROUNDDOWN([.$N$4];0);IF(MOD([.$N$3];12)=1;IF(132&lt;[.J6];ROUNDUP([.$N$4];0);ROUNDDOWN([.$N$4];0));IF(MOD([.$N$3];12)=2;IF(120&lt;[.J6];ROUNDUP([.$N$4];0);ROUNDDOWN([.$N$4];0));IF(MOD([.$N$3];12)=3;IF(108&lt;[.J6];ROUNDUP([.$N$4];0);ROUNDDOWN([.$N$4];0));IF(MOD([.$N$3];12)=4;IF(96&lt;[.J6];ROUNDUP([.$N$4];0);ROUNDDOWN([.$N$4];0));IF(MOD([.$N$3];12)=5;IF(84&lt;[.J6];ROUNDUP([.$N$4];0);ROUNDDOWN([.$N$4];0));IF(MOD([.$N$3];12)=6;IF(72&lt;[.J6];ROUNDUP([.$N$4];0);ROUNDDOWN([.$N$4];0));IF(MOD([.$N$3];12)=7;IF(60&lt;[.J6];ROUNDUP([.$N$4];0);ROUNDDOWN([.$N$4];0));IF(MOD([.$N$3];12)=8;IF(48&lt;[.J6];ROUNDUP([.$N$4];0);ROUNDDOWN([.$N$4];0));IF(MOD([.$N$3];12)=9;IF(36&lt;[.J6];ROUNDUP([.$N$4];0);ROUNDDOWN([.$N$4];0));IF(MOD([.$N$3];12)=10;IF(24&lt;[.J6];ROUNDUP([.$N$4];0);ROUNDDOWN([.$N$4];0));IF(MOD([.$N$3];12)=11;IF(12&lt;[.J6];ROUNDUP([.$N$4];0);ROUNDDOWN([.$N$4];0));ORG.LIBREOFFICE.RAWSUBTRACT([.$N$4];ROUNDDOWN([.$N$4];0))))))))))))))+[.J6]" office:value-type="float" office:value="60" calcext:value-type="float">
            <text:p>60</text:p>
          </table:table-cell>
          <table:table-cell table:style-name="ce21" table:formula="of:=IF(MOD([.$N$3];12)=0;ROUNDDOWN([.$N$4];0);IF(MOD([.$N$3];12)=1;IF(132&lt;[.K6];ROUNDUP([.$N$4];0);ROUNDDOWN([.$N$4];0));IF(MOD([.$N$3];12)=2;IF(120&lt;[.K6];ROUNDUP([.$N$4];0);ROUNDDOWN([.$N$4];0));IF(MOD([.$N$3];12)=3;IF(108&lt;[.K6];ROUNDUP([.$N$4];0);ROUNDDOWN([.$N$4];0));IF(MOD([.$N$3];12)=4;IF(96&lt;[.K6];ROUNDUP([.$N$4];0);ROUNDDOWN([.$N$4];0));IF(MOD([.$N$3];12)=5;IF(84&lt;[.K6];ROUNDUP([.$N$4];0);ROUNDDOWN([.$N$4];0));IF(MOD([.$N$3];12)=6;IF(72&lt;[.K6];ROUNDUP([.$N$4];0);ROUNDDOWN([.$N$4];0));IF(MOD([.$N$3];12)=7;IF(60&lt;[.K6];ROUNDUP([.$N$4];0);ROUNDDOWN([.$N$4];0));IF(MOD([.$N$3];12)=8;IF(48&lt;[.K6];ROUNDUP([.$N$4];0);ROUNDDOWN([.$N$4];0));IF(MOD([.$N$3];12)=9;IF(36&lt;[.K6];ROUNDUP([.$N$4];0);ROUNDDOWN([.$N$4];0));IF(MOD([.$N$3];12)=10;IF(24&lt;[.K6];ROUNDUP([.$N$4];0);ROUNDDOWN([.$N$4];0));IF(MOD([.$N$3];12)=11;IF(12&lt;[.K6];ROUNDUP([.$N$4];0);ROUNDDOWN([.$N$4];0));ORG.LIBREOFFICE.RAWSUBTRACT([.$N$4];ROUNDDOWN([.$N$4];0))))))))))))))+[.K6]" office:value-type="float" office:value="90" calcext:value-type="float">
            <text:p>90</text:p>
          </table:table-cell>
          <table:table-cell table:style-name="ce21" table:formula="of:=IF(MOD([.$N$3];12)=0;ROUNDDOWN([.$N$4];0);IF(MOD([.$N$3];12)=1;IF(132&lt;[.L6];ROUNDUP([.$N$4];0);ROUNDDOWN([.$N$4];0));IF(MOD([.$N$3];12)=2;IF(120&lt;[.L6];ROUNDUP([.$N$4];0);ROUNDDOWN([.$N$4];0));IF(MOD([.$N$3];12)=3;IF(108&lt;[.L6];ROUNDUP([.$N$4];0);ROUNDDOWN([.$N$4];0));IF(MOD([.$N$3];12)=4;IF(96&lt;[.L6];ROUNDUP([.$N$4];0);ROUNDDOWN([.$N$4];0));IF(MOD([.$N$3];12)=5;IF(84&lt;[.L6];ROUNDUP([.$N$4];0);ROUNDDOWN([.$N$4];0));IF(MOD([.$N$3];12)=6;IF(72&lt;[.L6];ROUNDUP([.$N$4];0);ROUNDDOWN([.$N$4];0));IF(MOD([.$N$3];12)=7;IF(60&lt;[.L6];ROUNDUP([.$N$4];0);ROUNDDOWN([.$N$4];0));IF(MOD([.$N$3];12)=8;IF(48&lt;[.L6];ROUNDUP([.$N$4];0);ROUNDDOWN([.$N$4];0));IF(MOD([.$N$3];12)=9;IF(36&lt;[.L6];ROUNDUP([.$N$4];0);ROUNDDOWN([.$N$4];0));IF(MOD([.$N$3];12)=10;IF(24&lt;[.L6];ROUNDUP([.$N$4];0);ROUNDDOWN([.$N$4];0));IF(MOD([.$N$3];12)=11;IF(12&lt;[.L6];ROUNDUP([.$N$4];0);ROUNDDOWN([.$N$4];0));ORG.LIBREOFFICE.RAWSUBTRACT([.$N$4];ROUNDDOWN([.$N$4];0))))))))))))))+[.L6]" office:value-type="float" office:value="62" calcext:value-type="float">
            <text:p>62</text:p>
          </table:table-cell>
          <table:table-cell table:style-name="ce21" table:formula="of:=IF(MOD([.$N$3];12)=0;ROUNDDOWN([.$N$4];0);IF(MOD([.$N$3];12)=1;IF(132&lt;[.M6];ROUNDUP([.$N$4];0);ROUNDDOWN([.$N$4];0));IF(MOD([.$N$3];12)=2;IF(120&lt;[.M6];ROUNDUP([.$N$4];0);ROUNDDOWN([.$N$4];0));IF(MOD([.$N$3];12)=3;IF(108&lt;[.M6];ROUNDUP([.$N$4];0);ROUNDDOWN([.$N$4];0));IF(MOD([.$N$3];12)=4;IF(96&lt;[.M6];ROUNDUP([.$N$4];0);ROUNDDOWN([.$N$4];0));IF(MOD([.$N$3];12)=5;IF(84&lt;[.M6];ROUNDUP([.$N$4];0);ROUNDDOWN([.$N$4];0));IF(MOD([.$N$3];12)=6;IF(72&lt;[.M6];ROUNDUP([.$N$4];0);ROUNDDOWN([.$N$4];0));IF(MOD([.$N$3];12)=7;IF(60&lt;[.M6];ROUNDUP([.$N$4];0);ROUNDDOWN([.$N$4];0));IF(MOD([.$N$3];12)=8;IF(48&lt;[.M6];ROUNDUP([.$N$4];0);ROUNDDOWN([.$N$4];0));IF(MOD([.$N$3];12)=9;IF(36&lt;[.M6];ROUNDUP([.$N$4];0);ROUNDDOWN([.$N$4];0));IF(MOD([.$N$3];12)=10;IF(24&lt;[.M6];ROUNDUP([.$N$4];0);ROUNDDOWN([.$N$4];0));IF(MOD([.$N$3];12)=11;IF(12&lt;[.M6];ROUNDUP([.$N$4];0);ROUNDDOWN([.$N$4];0));ORG.LIBREOFFICE.RAWSUBTRACT([.$N$4];ROUNDDOWN([.$N$4];0))))))))))))))+[.M6]" office:value-type="float" office:value="88" calcext:value-type="float">
            <text:p>88</text:p>
          </table:table-cell>
          <table:table-cell table:style-name="ce22" table:formula="of:=SUM([.B19:.M19])"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7];ROUNDUP([.$N$4];0);ROUNDDOWN([.$N$4];0));IF(MOD([.$N$3];12)=2;IF(120&lt;[.B7];ROUNDUP([.$N$4];0);ROUNDDOWN([.$N$4];0));IF(MOD([.$N$3];12)=3;IF(108&lt;[.B7];ROUNDUP([.$N$4];0);ROUNDDOWN([.$N$4];0));IF(MOD([.$N$3];12)=4;IF(96&lt;[.B7];ROUNDUP([.$N$4];0);ROUNDDOWN([.$N$4];0));IF(MOD([.$N$3];12)=5;IF(84&lt;[.B7];ROUNDUP([.$N$4];0);ROUNDDOWN([.$N$4];0));IF(MOD([.$N$3];12)=6;IF(72&lt;[.B7];ROUNDUP([.$N$4];0);ROUNDDOWN([.$N$4];0));IF(MOD([.$N$3];12)=7;IF(60&lt;[.B7];ROUNDUP([.$N$4];0);ROUNDDOWN([.$N$4];0));IF(MOD([.$N$3];12)=8;IF(48&lt;[.B7];ROUNDUP([.$N$4];0);ROUNDDOWN([.$N$4];0));IF(MOD([.$N$3];12)=9;IF(36&lt;[.B7];ROUNDUP([.$N$4];0);ROUNDDOWN([.$N$4];0));IF(MOD([.$N$3];12)=10;IF(24&lt;[.B7];ROUNDUP([.$N$4];0);ROUNDDOWN([.$N$4];0));IF(MOD([.$N$3];12)=11;IF(12&lt;[.B7];ROUNDUP([.$N$4];0);ROUNDDOWN([.$N$4];0));ORG.LIBREOFFICE.RAWSUBTRACT([.$N$4];ROUNDDOWN([.$N$4];0))))))))))))))+[.B7]" office:value-type="float" office:value="64" calcext:value-type="float">
            <text:p>64</text:p>
          </table:table-cell>
          <table:table-cell table:style-name="ce21" table:formula="of:=IF(MOD([.$N$3];12)=0;ROUNDDOWN([.$N$4];0);IF(MOD([.$N$3];12)=1;IF(132&lt;[.C7];ROUNDUP([.$N$4];0);ROUNDDOWN([.$N$4];0));IF(MOD([.$N$3];12)=2;IF(120&lt;[.C7];ROUNDUP([.$N$4];0);ROUNDDOWN([.$N$4];0));IF(MOD([.$N$3];12)=3;IF(108&lt;[.C7];ROUNDUP([.$N$4];0);ROUNDDOWN([.$N$4];0));IF(MOD([.$N$3];12)=4;IF(96&lt;[.C7];ROUNDUP([.$N$4];0);ROUNDDOWN([.$N$4];0));IF(MOD([.$N$3];12)=5;IF(84&lt;[.C7];ROUNDUP([.$N$4];0);ROUNDDOWN([.$N$4];0));IF(MOD([.$N$3];12)=6;IF(72&lt;[.C7];ROUNDUP([.$N$4];0);ROUNDDOWN([.$N$4];0));IF(MOD([.$N$3];12)=7;IF(60&lt;[.C7];ROUNDUP([.$N$4];0);ROUNDDOWN([.$N$4];0));IF(MOD([.$N$3];12)=8;IF(48&lt;[.C7];ROUNDUP([.$N$4];0);ROUNDDOWN([.$N$4];0));IF(MOD([.$N$3];12)=9;IF(36&lt;[.C7];ROUNDUP([.$N$4];0);ROUNDDOWN([.$N$4];0));IF(MOD([.$N$3];12)=10;IF(24&lt;[.C7];ROUNDUP([.$N$4];0);ROUNDDOWN([.$N$4];0));IF(MOD([.$N$3];12)=11;IF(12&lt;[.C7];ROUNDUP([.$N$4];0);ROUNDDOWN([.$N$4];0));ORG.LIBREOFFICE.RAWSUBTRACT([.$N$4];ROUNDDOWN([.$N$4];0))))))))))))))+[.C7]" office:value-type="float" office:value="77" calcext:value-type="float">
            <text:p>77</text:p>
          </table:table-cell>
          <table:table-cell table:style-name="ce21" table:formula="of:=IF(MOD([.$N$3];12)=0;ROUNDDOWN([.$N$4];0);IF(MOD([.$N$3];12)=1;IF(132&lt;[.D7];ROUNDUP([.$N$4];0);ROUNDDOWN([.$N$4];0));IF(MOD([.$N$3];12)=2;IF(120&lt;[.D7];ROUNDUP([.$N$4];0);ROUNDDOWN([.$N$4];0));IF(MOD([.$N$3];12)=3;IF(108&lt;[.D7];ROUNDUP([.$N$4];0);ROUNDDOWN([.$N$4];0));IF(MOD([.$N$3];12)=4;IF(96&lt;[.D7];ROUNDUP([.$N$4];0);ROUNDDOWN([.$N$4];0));IF(MOD([.$N$3];12)=5;IF(84&lt;[.D7];ROUNDUP([.$N$4];0);ROUNDDOWN([.$N$4];0));IF(MOD([.$N$3];12)=6;IF(72&lt;[.D7];ROUNDUP([.$N$4];0);ROUNDDOWN([.$N$4];0));IF(MOD([.$N$3];12)=7;IF(60&lt;[.D7];ROUNDUP([.$N$4];0);ROUNDDOWN([.$N$4];0));IF(MOD([.$N$3];12)=8;IF(48&lt;[.D7];ROUNDUP([.$N$4];0);ROUNDDOWN([.$N$4];0));IF(MOD([.$N$3];12)=9;IF(36&lt;[.D7];ROUNDUP([.$N$4];0);ROUNDDOWN([.$N$4];0));IF(MOD([.$N$3];12)=10;IF(24&lt;[.D7];ROUNDUP([.$N$4];0);ROUNDDOWN([.$N$4];0));IF(MOD([.$N$3];12)=11;IF(12&lt;[.D7];ROUNDUP([.$N$4];0);ROUNDDOWN([.$N$4];0));ORG.LIBREOFFICE.RAWSUBTRACT([.$N$4];ROUNDDOWN([.$N$4];0))))))))))))))+[.D7]" office:value-type="float" office:value="66" calcext:value-type="float">
            <text:p>66</text:p>
          </table:table-cell>
          <table:table-cell table:style-name="ce21" table:formula="of:=IF(MOD([.$N$3];12)=0;ROUNDDOWN([.$N$4];0);IF(MOD([.$N$3];12)=1;IF(132&lt;[.E7];ROUNDUP([.$N$4];0);ROUNDDOWN([.$N$4];0));IF(MOD([.$N$3];12)=2;IF(120&lt;[.E7];ROUNDUP([.$N$4];0);ROUNDDOWN([.$N$4];0));IF(MOD([.$N$3];12)=3;IF(108&lt;[.E7];ROUNDUP([.$N$4];0);ROUNDDOWN([.$N$4];0));IF(MOD([.$N$3];12)=4;IF(96&lt;[.E7];ROUNDUP([.$N$4];0);ROUNDDOWN([.$N$4];0));IF(MOD([.$N$3];12)=5;IF(84&lt;[.E7];ROUNDUP([.$N$4];0);ROUNDDOWN([.$N$4];0));IF(MOD([.$N$3];12)=6;IF(72&lt;[.E7];ROUNDUP([.$N$4];0);ROUNDDOWN([.$N$4];0));IF(MOD([.$N$3];12)=7;IF(60&lt;[.E7];ROUNDUP([.$N$4];0);ROUNDDOWN([.$N$4];0));IF(MOD([.$N$3];12)=8;IF(48&lt;[.E7];ROUNDUP([.$N$4];0);ROUNDDOWN([.$N$4];0));IF(MOD([.$N$3];12)=9;IF(36&lt;[.E7];ROUNDUP([.$N$4];0);ROUNDDOWN([.$N$4];0));IF(MOD([.$N$3];12)=10;IF(24&lt;[.E7];ROUNDUP([.$N$4];0);ROUNDDOWN([.$N$4];0));IF(MOD([.$N$3];12)=11;IF(12&lt;[.E7];ROUNDUP([.$N$4];0);ROUNDDOWN([.$N$4];0));ORG.LIBREOFFICE.RAWSUBTRACT([.$N$4];ROUNDDOWN([.$N$4];0))))))))))))))+[.E7]" office:value-type="float" office:value="79" calcext:value-type="float">
            <text:p>79</text:p>
          </table:table-cell>
          <table:table-cell table:style-name="ce21" table:formula="of:=IF(MOD([.$N$3];12)=0;ROUNDDOWN([.$N$4];0);IF(MOD([.$N$3];12)=1;IF(132&lt;[.F7];ROUNDUP([.$N$4];0);ROUNDDOWN([.$N$4];0));IF(MOD([.$N$3];12)=2;IF(120&lt;[.F7];ROUNDUP([.$N$4];0);ROUNDDOWN([.$N$4];0));IF(MOD([.$N$3];12)=3;IF(108&lt;[.F7];ROUNDUP([.$N$4];0);ROUNDDOWN([.$N$4];0));IF(MOD([.$N$3];12)=4;IF(96&lt;[.F7];ROUNDUP([.$N$4];0);ROUNDDOWN([.$N$4];0));IF(MOD([.$N$3];12)=5;IF(84&lt;[.F7];ROUNDUP([.$N$4];0);ROUNDDOWN([.$N$4];0));IF(MOD([.$N$3];12)=6;IF(72&lt;[.F7];ROUNDUP([.$N$4];0);ROUNDDOWN([.$N$4];0));IF(MOD([.$N$3];12)=7;IF(60&lt;[.F7];ROUNDUP([.$N$4];0);ROUNDDOWN([.$N$4];0));IF(MOD([.$N$3];12)=8;IF(48&lt;[.F7];ROUNDUP([.$N$4];0);ROUNDDOWN([.$N$4];0));IF(MOD([.$N$3];12)=9;IF(36&lt;[.F7];ROUNDUP([.$N$4];0);ROUNDDOWN([.$N$4];0));IF(MOD([.$N$3];12)=10;IF(24&lt;[.F7];ROUNDUP([.$N$4];0);ROUNDDOWN([.$N$4];0));IF(MOD([.$N$3];12)=11;IF(12&lt;[.F7];ROUNDUP([.$N$4];0);ROUNDDOWN([.$N$4];0));ORG.LIBREOFFICE.RAWSUBTRACT([.$N$4];ROUNDDOWN([.$N$4];0))))))))))))))+[.F7]" office:value-type="float" office:value="80" calcext:value-type="float">
            <text:p>80</text:p>
          </table:table-cell>
          <table:table-cell table:style-name="ce21" table:formula="of:=IF(MOD([.$N$3];12)=0;ROUNDDOWN([.$N$4];0);IF(MOD([.$N$3];12)=1;IF(132&lt;[.G7];ROUNDUP([.$N$4];0);ROUNDDOWN([.$N$4];0));IF(MOD([.$N$3];12)=2;IF(120&lt;[.G7];ROUNDUP([.$N$4];0);ROUNDDOWN([.$N$4];0));IF(MOD([.$N$3];12)=3;IF(108&lt;[.G7];ROUNDUP([.$N$4];0);ROUNDDOWN([.$N$4];0));IF(MOD([.$N$3];12)=4;IF(96&lt;[.G7];ROUNDUP([.$N$4];0);ROUNDDOWN([.$N$4];0));IF(MOD([.$N$3];12)=5;IF(84&lt;[.G7];ROUNDUP([.$N$4];0);ROUNDDOWN([.$N$4];0));IF(MOD([.$N$3];12)=6;IF(72&lt;[.G7];ROUNDUP([.$N$4];0);ROUNDDOWN([.$N$4];0));IF(MOD([.$N$3];12)=7;IF(60&lt;[.G7];ROUNDUP([.$N$4];0);ROUNDDOWN([.$N$4];0));IF(MOD([.$N$3];12)=8;IF(48&lt;[.G7];ROUNDUP([.$N$4];0);ROUNDDOWN([.$N$4];0));IF(MOD([.$N$3];12)=9;IF(36&lt;[.G7];ROUNDUP([.$N$4];0);ROUNDDOWN([.$N$4];0));IF(MOD([.$N$3];12)=10;IF(24&lt;[.G7];ROUNDUP([.$N$4];0);ROUNDDOWN([.$N$4];0));IF(MOD([.$N$3];12)=11;IF(12&lt;[.G7];ROUNDUP([.$N$4];0);ROUNDDOWN([.$N$4];0));ORG.LIBREOFFICE.RAWSUBTRACT([.$N$4];ROUNDDOWN([.$N$4];0))))))))))))))+[.G7]" office:value-type="float" office:value="69" calcext:value-type="float">
            <text:p>69</text:p>
          </table:table-cell>
          <table:table-cell table:style-name="ce21" table:formula="of:=IF(MOD([.$N$3];12)=0;ROUNDDOWN([.$N$4];0);IF(MOD([.$N$3];12)=1;IF(132&lt;[.H7];ROUNDUP([.$N$4];0);ROUNDDOWN([.$N$4];0));IF(MOD([.$N$3];12)=2;IF(120&lt;[.H7];ROUNDUP([.$N$4];0);ROUNDDOWN([.$N$4];0));IF(MOD([.$N$3];12)=3;IF(108&lt;[.H7];ROUNDUP([.$N$4];0);ROUNDDOWN([.$N$4];0));IF(MOD([.$N$3];12)=4;IF(96&lt;[.H7];ROUNDUP([.$N$4];0);ROUNDDOWN([.$N$4];0));IF(MOD([.$N$3];12)=5;IF(84&lt;[.H7];ROUNDUP([.$N$4];0);ROUNDDOWN([.$N$4];0));IF(MOD([.$N$3];12)=6;IF(72&lt;[.H7];ROUNDUP([.$N$4];0);ROUNDDOWN([.$N$4];0));IF(MOD([.$N$3];12)=7;IF(60&lt;[.H7];ROUNDUP([.$N$4];0);ROUNDDOWN([.$N$4];0));IF(MOD([.$N$3];12)=8;IF(48&lt;[.H7];ROUNDUP([.$N$4];0);ROUNDDOWN([.$N$4];0));IF(MOD([.$N$3];12)=9;IF(36&lt;[.H7];ROUNDUP([.$N$4];0);ROUNDDOWN([.$N$4];0));IF(MOD([.$N$3];12)=10;IF(24&lt;[.H7];ROUNDUP([.$N$4];0);ROUNDDOWN([.$N$4];0));IF(MOD([.$N$3];12)=11;IF(12&lt;[.H7];ROUNDUP([.$N$4];0);ROUNDDOWN([.$N$4];0));ORG.LIBREOFFICE.RAWSUBTRACT([.$N$4];ROUNDDOWN([.$N$4];0))))))))))))))+[.H7]" office:value-type="float" office:value="70" calcext:value-type="float">
            <text:p>70</text:p>
          </table:table-cell>
          <table:table-cell table:style-name="ce21" table:formula="of:=IF(MOD([.$N$3];12)=0;ROUNDDOWN([.$N$4];0);IF(MOD([.$N$3];12)=1;IF(132&lt;[.I7];ROUNDUP([.$N$4];0);ROUNDDOWN([.$N$4];0));IF(MOD([.$N$3];12)=2;IF(120&lt;[.I7];ROUNDUP([.$N$4];0);ROUNDDOWN([.$N$4];0));IF(MOD([.$N$3];12)=3;IF(108&lt;[.I7];ROUNDUP([.$N$4];0);ROUNDDOWN([.$N$4];0));IF(MOD([.$N$3];12)=4;IF(96&lt;[.I7];ROUNDUP([.$N$4];0);ROUNDDOWN([.$N$4];0));IF(MOD([.$N$3];12)=5;IF(84&lt;[.I7];ROUNDUP([.$N$4];0);ROUNDDOWN([.$N$4];0));IF(MOD([.$N$3];12)=6;IF(72&lt;[.I7];ROUNDUP([.$N$4];0);ROUNDDOWN([.$N$4];0));IF(MOD([.$N$3];12)=7;IF(60&lt;[.I7];ROUNDUP([.$N$4];0);ROUNDDOWN([.$N$4];0));IF(MOD([.$N$3];12)=8;IF(48&lt;[.I7];ROUNDUP([.$N$4];0);ROUNDDOWN([.$N$4];0));IF(MOD([.$N$3];12)=9;IF(36&lt;[.I7];ROUNDUP([.$N$4];0);ROUNDDOWN([.$N$4];0));IF(MOD([.$N$3];12)=10;IF(24&lt;[.I7];ROUNDUP([.$N$4];0);ROUNDDOWN([.$N$4];0));IF(MOD([.$N$3];12)=11;IF(12&lt;[.I7];ROUNDUP([.$N$4];0);ROUNDDOWN([.$N$4];0));ORG.LIBREOFFICE.RAWSUBTRACT([.$N$4];ROUNDDOWN([.$N$4];0))))))))))))))+[.I7]" office:value-type="float" office:value="71" calcext:value-type="float">
            <text:p>71</text:p>
          </table:table-cell>
          <table:table-cell table:style-name="ce21" table:formula="of:=IF(MOD([.$N$3];12)=0;ROUNDDOWN([.$N$4];0);IF(MOD([.$N$3];12)=1;IF(132&lt;[.J7];ROUNDUP([.$N$4];0);ROUNDDOWN([.$N$4];0));IF(MOD([.$N$3];12)=2;IF(120&lt;[.J7];ROUNDUP([.$N$4];0);ROUNDDOWN([.$N$4];0));IF(MOD([.$N$3];12)=3;IF(108&lt;[.J7];ROUNDUP([.$N$4];0);ROUNDDOWN([.$N$4];0));IF(MOD([.$N$3];12)=4;IF(96&lt;[.J7];ROUNDUP([.$N$4];0);ROUNDDOWN([.$N$4];0));IF(MOD([.$N$3];12)=5;IF(84&lt;[.J7];ROUNDUP([.$N$4];0);ROUNDDOWN([.$N$4];0));IF(MOD([.$N$3];12)=6;IF(72&lt;[.J7];ROUNDUP([.$N$4];0);ROUNDDOWN([.$N$4];0));IF(MOD([.$N$3];12)=7;IF(60&lt;[.J7];ROUNDUP([.$N$4];0);ROUNDDOWN([.$N$4];0));IF(MOD([.$N$3];12)=8;IF(48&lt;[.J7];ROUNDUP([.$N$4];0);ROUNDDOWN([.$N$4];0));IF(MOD([.$N$3];12)=9;IF(36&lt;[.J7];ROUNDUP([.$N$4];0);ROUNDDOWN([.$N$4];0));IF(MOD([.$N$3];12)=10;IF(24&lt;[.J7];ROUNDUP([.$N$4];0);ROUNDDOWN([.$N$4];0));IF(MOD([.$N$3];12)=11;IF(12&lt;[.J7];ROUNDUP([.$N$4];0);ROUNDDOWN([.$N$4];0));ORG.LIBREOFFICE.RAWSUBTRACT([.$N$4];ROUNDDOWN([.$N$4];0))))))))))))))+[.J7]" office:value-type="float" office:value="84" calcext:value-type="float">
            <text:p>84</text:p>
          </table:table-cell>
          <table:table-cell table:style-name="ce21" table:formula="of:=IF(MOD([.$N$3];12)=0;ROUNDDOWN([.$N$4];0);IF(MOD([.$N$3];12)=1;IF(132&lt;[.K7];ROUNDUP([.$N$4];0);ROUNDDOWN([.$N$4];0));IF(MOD([.$N$3];12)=2;IF(120&lt;[.K7];ROUNDUP([.$N$4];0);ROUNDDOWN([.$N$4];0));IF(MOD([.$N$3];12)=3;IF(108&lt;[.K7];ROUNDUP([.$N$4];0);ROUNDDOWN([.$N$4];0));IF(MOD([.$N$3];12)=4;IF(96&lt;[.K7];ROUNDUP([.$N$4];0);ROUNDDOWN([.$N$4];0));IF(MOD([.$N$3];12)=5;IF(84&lt;[.K7];ROUNDUP([.$N$4];0);ROUNDDOWN([.$N$4];0));IF(MOD([.$N$3];12)=6;IF(72&lt;[.K7];ROUNDUP([.$N$4];0);ROUNDDOWN([.$N$4];0));IF(MOD([.$N$3];12)=7;IF(60&lt;[.K7];ROUNDUP([.$N$4];0);ROUNDDOWN([.$N$4];0));IF(MOD([.$N$3];12)=8;IF(48&lt;[.K7];ROUNDUP([.$N$4];0);ROUNDDOWN([.$N$4];0));IF(MOD([.$N$3];12)=9;IF(36&lt;[.K7];ROUNDUP([.$N$4];0);ROUNDDOWN([.$N$4];0));IF(MOD([.$N$3];12)=10;IF(24&lt;[.K7];ROUNDUP([.$N$4];0);ROUNDDOWN([.$N$4];0));IF(MOD([.$N$3];12)=11;IF(12&lt;[.K7];ROUNDUP([.$N$4];0);ROUNDDOWN([.$N$4];0));ORG.LIBREOFFICE.RAWSUBTRACT([.$N$4];ROUNDDOWN([.$N$4];0))))))))))))))+[.K7]" office:value-type="float" office:value="85" calcext:value-type="float">
            <text:p>85</text:p>
          </table:table-cell>
          <table:table-cell table:style-name="ce21" table:formula="of:=IF(MOD([.$N$3];12)=0;ROUNDDOWN([.$N$4];0);IF(MOD([.$N$3];12)=1;IF(132&lt;[.L7];ROUNDUP([.$N$4];0);ROUNDDOWN([.$N$4];0));IF(MOD([.$N$3];12)=2;IF(120&lt;[.L7];ROUNDUP([.$N$4];0);ROUNDDOWN([.$N$4];0));IF(MOD([.$N$3];12)=3;IF(108&lt;[.L7];ROUNDUP([.$N$4];0);ROUNDDOWN([.$N$4];0));IF(MOD([.$N$3];12)=4;IF(96&lt;[.L7];ROUNDUP([.$N$4];0);ROUNDDOWN([.$N$4];0));IF(MOD([.$N$3];12)=5;IF(84&lt;[.L7];ROUNDUP([.$N$4];0);ROUNDDOWN([.$N$4];0));IF(MOD([.$N$3];12)=6;IF(72&lt;[.L7];ROUNDUP([.$N$4];0);ROUNDDOWN([.$N$4];0));IF(MOD([.$N$3];12)=7;IF(60&lt;[.L7];ROUNDUP([.$N$4];0);ROUNDDOWN([.$N$4];0));IF(MOD([.$N$3];12)=8;IF(48&lt;[.L7];ROUNDUP([.$N$4];0);ROUNDDOWN([.$N$4];0));IF(MOD([.$N$3];12)=9;IF(36&lt;[.L7];ROUNDUP([.$N$4];0);ROUNDDOWN([.$N$4];0));IF(MOD([.$N$3];12)=10;IF(24&lt;[.L7];ROUNDUP([.$N$4];0);ROUNDDOWN([.$N$4];0));IF(MOD([.$N$3];12)=11;IF(12&lt;[.L7];ROUNDUP([.$N$4];0);ROUNDDOWN([.$N$4];0));ORG.LIBREOFFICE.RAWSUBTRACT([.$N$4];ROUNDDOWN([.$N$4];0))))))))))))))+[.L7]" office:value-type="float" office:value="86" calcext:value-type="float">
            <text:p>86</text:p>
          </table:table-cell>
          <table:table-cell table:style-name="ce21" table:formula="of:=IF(MOD([.$N$3];12)=0;ROUNDDOWN([.$N$4];0);IF(MOD([.$N$3];12)=1;IF(132&lt;[.M7];ROUNDUP([.$N$4];0);ROUNDDOWN([.$N$4];0));IF(MOD([.$N$3];12)=2;IF(120&lt;[.M7];ROUNDUP([.$N$4];0);ROUNDDOWN([.$N$4];0));IF(MOD([.$N$3];12)=3;IF(108&lt;[.M7];ROUNDUP([.$N$4];0);ROUNDDOWN([.$N$4];0));IF(MOD([.$N$3];12)=4;IF(96&lt;[.M7];ROUNDUP([.$N$4];0);ROUNDDOWN([.$N$4];0));IF(MOD([.$N$3];12)=5;IF(84&lt;[.M7];ROUNDUP([.$N$4];0);ROUNDDOWN([.$N$4];0));IF(MOD([.$N$3];12)=6;IF(72&lt;[.M7];ROUNDUP([.$N$4];0);ROUNDDOWN([.$N$4];0));IF(MOD([.$N$3];12)=7;IF(60&lt;[.M7];ROUNDUP([.$N$4];0);ROUNDDOWN([.$N$4];0));IF(MOD([.$N$3];12)=8;IF(48&lt;[.M7];ROUNDUP([.$N$4];0);ROUNDDOWN([.$N$4];0));IF(MOD([.$N$3];12)=9;IF(36&lt;[.M7];ROUNDUP([.$N$4];0);ROUNDDOWN([.$N$4];0));IF(MOD([.$N$3];12)=10;IF(24&lt;[.M7];ROUNDUP([.$N$4];0);ROUNDDOWN([.$N$4];0));IF(MOD([.$N$3];12)=11;IF(12&lt;[.M7];ROUNDUP([.$N$4];0);ROUNDDOWN([.$N$4];0));ORG.LIBREOFFICE.RAWSUBTRACT([.$N$4];ROUNDDOWN([.$N$4];0))))))))))))))+[.M7]" office:value-type="float" office:value="75" calcext:value-type="float">
            <text:p>75</text:p>
          </table:table-cell>
          <table:table-cell table:style-name="ce22" table:formula="of:=SUM([.B20:.M20])"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8];ROUNDUP([.$N$4];0);ROUNDDOWN([.$N$4];0));IF(MOD([.$N$3];12)=2;IF(120&lt;[.B8];ROUNDUP([.$N$4];0);ROUNDDOWN([.$N$4];0));IF(MOD([.$N$3];12)=3;IF(108&lt;[.B8];ROUNDUP([.$N$4];0);ROUNDDOWN([.$N$4];0));IF(MOD([.$N$3];12)=4;IF(96&lt;[.B8];ROUNDUP([.$N$4];0);ROUNDDOWN([.$N$4];0));IF(MOD([.$N$3];12)=5;IF(84&lt;[.B8];ROUNDUP([.$N$4];0);ROUNDDOWN([.$N$4];0));IF(MOD([.$N$3];12)=6;IF(72&lt;[.B8];ROUNDUP([.$N$4];0);ROUNDDOWN([.$N$4];0));IF(MOD([.$N$3];12)=7;IF(60&lt;[.B8];ROUNDUP([.$N$4];0);ROUNDDOWN([.$N$4];0));IF(MOD([.$N$3];12)=8;IF(48&lt;[.B8];ROUNDUP([.$N$4];0);ROUNDDOWN([.$N$4];0));IF(MOD([.$N$3];12)=9;IF(36&lt;[.B8];ROUNDUP([.$N$4];0);ROUNDDOWN([.$N$4];0));IF(MOD([.$N$3];12)=10;IF(24&lt;[.B8];ROUNDUP([.$N$4];0);ROUNDDOWN([.$N$4];0));IF(MOD([.$N$3];12)=11;IF(12&lt;[.B8];ROUNDUP([.$N$4];0);ROUNDDOWN([.$N$4];0));ORG.LIBREOFFICE.RAWSUBTRACT([.$N$4];ROUNDDOWN([.$N$4];0))))))))))))))+[.B8]" office:value-type="float" office:value="76" calcext:value-type="float">
            <text:p>76</text:p>
          </table:table-cell>
          <table:table-cell table:style-name="ce21" table:formula="of:=IF(MOD([.$N$3];12)=0;ROUNDDOWN([.$N$4];0);IF(MOD([.$N$3];12)=1;IF(132&lt;[.C8];ROUNDUP([.$N$4];0);ROUNDDOWN([.$N$4];0));IF(MOD([.$N$3];12)=2;IF(120&lt;[.C8];ROUNDUP([.$N$4];0);ROUNDDOWN([.$N$4];0));IF(MOD([.$N$3];12)=3;IF(108&lt;[.C8];ROUNDUP([.$N$4];0);ROUNDDOWN([.$N$4];0));IF(MOD([.$N$3];12)=4;IF(96&lt;[.C8];ROUNDUP([.$N$4];0);ROUNDDOWN([.$N$4];0));IF(MOD([.$N$3];12)=5;IF(84&lt;[.C8];ROUNDUP([.$N$4];0);ROUNDDOWN([.$N$4];0));IF(MOD([.$N$3];12)=6;IF(72&lt;[.C8];ROUNDUP([.$N$4];0);ROUNDDOWN([.$N$4];0));IF(MOD([.$N$3];12)=7;IF(60&lt;[.C8];ROUNDUP([.$N$4];0);ROUNDDOWN([.$N$4];0));IF(MOD([.$N$3];12)=8;IF(48&lt;[.C8];ROUNDUP([.$N$4];0);ROUNDDOWN([.$N$4];0));IF(MOD([.$N$3];12)=9;IF(36&lt;[.C8];ROUNDUP([.$N$4];0);ROUNDDOWN([.$N$4];0));IF(MOD([.$N$3];12)=10;IF(24&lt;[.C8];ROUNDUP([.$N$4];0);ROUNDDOWN([.$N$4];0));IF(MOD([.$N$3];12)=11;IF(12&lt;[.C8];ROUNDUP([.$N$4];0);ROUNDDOWN([.$N$4];0));ORG.LIBREOFFICE.RAWSUBTRACT([.$N$4];ROUNDDOWN([.$N$4];0))))))))))))))+[.C8]" office:value-type="float" office:value="74" calcext:value-type="float">
            <text:p>74</text:p>
          </table:table-cell>
          <table:table-cell table:style-name="ce21" table:formula="of:=IF(MOD([.$N$3];12)=0;ROUNDDOWN([.$N$4];0);IF(MOD([.$N$3];12)=1;IF(132&lt;[.D8];ROUNDUP([.$N$4];0);ROUNDDOWN([.$N$4];0));IF(MOD([.$N$3];12)=2;IF(120&lt;[.D8];ROUNDUP([.$N$4];0);ROUNDDOWN([.$N$4];0));IF(MOD([.$N$3];12)=3;IF(108&lt;[.D8];ROUNDUP([.$N$4];0);ROUNDDOWN([.$N$4];0));IF(MOD([.$N$3];12)=4;IF(96&lt;[.D8];ROUNDUP([.$N$4];0);ROUNDDOWN([.$N$4];0));IF(MOD([.$N$3];12)=5;IF(84&lt;[.D8];ROUNDUP([.$N$4];0);ROUNDDOWN([.$N$4];0));IF(MOD([.$N$3];12)=6;IF(72&lt;[.D8];ROUNDUP([.$N$4];0);ROUNDDOWN([.$N$4];0));IF(MOD([.$N$3];12)=7;IF(60&lt;[.D8];ROUNDUP([.$N$4];0);ROUNDDOWN([.$N$4];0));IF(MOD([.$N$3];12)=8;IF(48&lt;[.D8];ROUNDUP([.$N$4];0);ROUNDDOWN([.$N$4];0));IF(MOD([.$N$3];12)=9;IF(36&lt;[.D8];ROUNDUP([.$N$4];0);ROUNDDOWN([.$N$4];0));IF(MOD([.$N$3];12)=10;IF(24&lt;[.D8];ROUNDUP([.$N$4];0);ROUNDDOWN([.$N$4];0));IF(MOD([.$N$3];12)=11;IF(12&lt;[.D8];ROUNDUP([.$N$4];0);ROUNDDOWN([.$N$4];0));ORG.LIBREOFFICE.RAWSUBTRACT([.$N$4];ROUNDDOWN([.$N$4];0))))))))))))))+[.D8]" office:value-type="float" office:value="78" calcext:value-type="float">
            <text:p>78</text:p>
          </table:table-cell>
          <table:table-cell table:style-name="ce21" table:formula="of:=IF(MOD([.$N$3];12)=0;ROUNDDOWN([.$N$4];0);IF(MOD([.$N$3];12)=1;IF(132&lt;[.E8];ROUNDUP([.$N$4];0);ROUNDDOWN([.$N$4];0));IF(MOD([.$N$3];12)=2;IF(120&lt;[.E8];ROUNDUP([.$N$4];0);ROUNDDOWN([.$N$4];0));IF(MOD([.$N$3];12)=3;IF(108&lt;[.E8];ROUNDUP([.$N$4];0);ROUNDDOWN([.$N$4];0));IF(MOD([.$N$3];12)=4;IF(96&lt;[.E8];ROUNDUP([.$N$4];0);ROUNDDOWN([.$N$4];0));IF(MOD([.$N$3];12)=5;IF(84&lt;[.E8];ROUNDUP([.$N$4];0);ROUNDDOWN([.$N$4];0));IF(MOD([.$N$3];12)=6;IF(72&lt;[.E8];ROUNDUP([.$N$4];0);ROUNDDOWN([.$N$4];0));IF(MOD([.$N$3];12)=7;IF(60&lt;[.E8];ROUNDUP([.$N$4];0);ROUNDDOWN([.$N$4];0));IF(MOD([.$N$3];12)=8;IF(48&lt;[.E8];ROUNDUP([.$N$4];0);ROUNDDOWN([.$N$4];0));IF(MOD([.$N$3];12)=9;IF(36&lt;[.E8];ROUNDUP([.$N$4];0);ROUNDDOWN([.$N$4];0));IF(MOD([.$N$3];12)=10;IF(24&lt;[.E8];ROUNDUP([.$N$4];0);ROUNDDOWN([.$N$4];0));IF(MOD([.$N$3];12)=11;IF(12&lt;[.E8];ROUNDUP([.$N$4];0);ROUNDDOWN([.$N$4];0));ORG.LIBREOFFICE.RAWSUBTRACT([.$N$4];ROUNDDOWN([.$N$4];0))))))))))))))+[.E8]" office:value-type="float" office:value="72" calcext:value-type="float">
            <text:p>72</text:p>
          </table:table-cell>
          <table:table-cell table:style-name="ce21" table:formula="of:=IF(MOD([.$N$3];12)=0;ROUNDDOWN([.$N$4];0);IF(MOD([.$N$3];12)=1;IF(132&lt;[.F8];ROUNDUP([.$N$4];0);ROUNDDOWN([.$N$4];0));IF(MOD([.$N$3];12)=2;IF(120&lt;[.F8];ROUNDUP([.$N$4];0);ROUNDDOWN([.$N$4];0));IF(MOD([.$N$3];12)=3;IF(108&lt;[.F8];ROUNDUP([.$N$4];0);ROUNDDOWN([.$N$4];0));IF(MOD([.$N$3];12)=4;IF(96&lt;[.F8];ROUNDUP([.$N$4];0);ROUNDDOWN([.$N$4];0));IF(MOD([.$N$3];12)=5;IF(84&lt;[.F8];ROUNDUP([.$N$4];0);ROUNDDOWN([.$N$4];0));IF(MOD([.$N$3];12)=6;IF(72&lt;[.F8];ROUNDUP([.$N$4];0);ROUNDDOWN([.$N$4];0));IF(MOD([.$N$3];12)=7;IF(60&lt;[.F8];ROUNDUP([.$N$4];0);ROUNDDOWN([.$N$4];0));IF(MOD([.$N$3];12)=8;IF(48&lt;[.F8];ROUNDUP([.$N$4];0);ROUNDDOWN([.$N$4];0));IF(MOD([.$N$3];12)=9;IF(36&lt;[.F8];ROUNDUP([.$N$4];0);ROUNDDOWN([.$N$4];0));IF(MOD([.$N$3];12)=10;IF(24&lt;[.F8];ROUNDUP([.$N$4];0);ROUNDDOWN([.$N$4];0));IF(MOD([.$N$3];12)=11;IF(12&lt;[.F8];ROUNDUP([.$N$4];0);ROUNDDOWN([.$N$4];0));ORG.LIBREOFFICE.RAWSUBTRACT([.$N$4];ROUNDDOWN([.$N$4];0))))))))))))))+[.F8]" office:value-type="float" office:value="68" calcext:value-type="float">
            <text:p>68</text:p>
          </table:table-cell>
          <table:table-cell table:style-name="ce21" table:formula="of:=IF(MOD([.$N$3];12)=0;ROUNDDOWN([.$N$4];0);IF(MOD([.$N$3];12)=1;IF(132&lt;[.G8];ROUNDUP([.$N$4];0);ROUNDDOWN([.$N$4];0));IF(MOD([.$N$3];12)=2;IF(120&lt;[.G8];ROUNDUP([.$N$4];0);ROUNDDOWN([.$N$4];0));IF(MOD([.$N$3];12)=3;IF(108&lt;[.G8];ROUNDUP([.$N$4];0);ROUNDDOWN([.$N$4];0));IF(MOD([.$N$3];12)=4;IF(96&lt;[.G8];ROUNDUP([.$N$4];0);ROUNDDOWN([.$N$4];0));IF(MOD([.$N$3];12)=5;IF(84&lt;[.G8];ROUNDUP([.$N$4];0);ROUNDDOWN([.$N$4];0));IF(MOD([.$N$3];12)=6;IF(72&lt;[.G8];ROUNDUP([.$N$4];0);ROUNDDOWN([.$N$4];0));IF(MOD([.$N$3];12)=7;IF(60&lt;[.G8];ROUNDUP([.$N$4];0);ROUNDDOWN([.$N$4];0));IF(MOD([.$N$3];12)=8;IF(48&lt;[.G8];ROUNDUP([.$N$4];0);ROUNDDOWN([.$N$4];0));IF(MOD([.$N$3];12)=9;IF(36&lt;[.G8];ROUNDUP([.$N$4];0);ROUNDDOWN([.$N$4];0));IF(MOD([.$N$3];12)=10;IF(24&lt;[.G8];ROUNDUP([.$N$4];0);ROUNDDOWN([.$N$4];0));IF(MOD([.$N$3];12)=11;IF(12&lt;[.G8];ROUNDUP([.$N$4];0);ROUNDDOWN([.$N$4];0));ORG.LIBREOFFICE.RAWSUBTRACT([.$N$4];ROUNDDOWN([.$N$4];0))))))))))))))+[.G8]" office:value-type="float" office:value="81" calcext:value-type="float">
            <text:p>81</text:p>
          </table:table-cell>
          <table:table-cell table:style-name="ce21" table:formula="of:=IF(MOD([.$N$3];12)=0;ROUNDDOWN([.$N$4];0);IF(MOD([.$N$3];12)=1;IF(132&lt;[.H8];ROUNDUP([.$N$4];0);ROUNDDOWN([.$N$4];0));IF(MOD([.$N$3];12)=2;IF(120&lt;[.H8];ROUNDUP([.$N$4];0);ROUNDDOWN([.$N$4];0));IF(MOD([.$N$3];12)=3;IF(108&lt;[.H8];ROUNDUP([.$N$4];0);ROUNDDOWN([.$N$4];0));IF(MOD([.$N$3];12)=4;IF(96&lt;[.H8];ROUNDUP([.$N$4];0);ROUNDDOWN([.$N$4];0));IF(MOD([.$N$3];12)=5;IF(84&lt;[.H8];ROUNDUP([.$N$4];0);ROUNDDOWN([.$N$4];0));IF(MOD([.$N$3];12)=6;IF(72&lt;[.H8];ROUNDUP([.$N$4];0);ROUNDDOWN([.$N$4];0));IF(MOD([.$N$3];12)=7;IF(60&lt;[.H8];ROUNDUP([.$N$4];0);ROUNDDOWN([.$N$4];0));IF(MOD([.$N$3];12)=8;IF(48&lt;[.H8];ROUNDUP([.$N$4];0);ROUNDDOWN([.$N$4];0));IF(MOD([.$N$3];12)=9;IF(36&lt;[.H8];ROUNDUP([.$N$4];0);ROUNDDOWN([.$N$4];0));IF(MOD([.$N$3];12)=10;IF(24&lt;[.H8];ROUNDUP([.$N$4];0);ROUNDDOWN([.$N$4];0));IF(MOD([.$N$3];12)=11;IF(12&lt;[.H8];ROUNDUP([.$N$4];0);ROUNDDOWN([.$N$4];0));ORG.LIBREOFFICE.RAWSUBTRACT([.$N$4];ROUNDDOWN([.$N$4];0))))))))))))))+[.H8]" office:value-type="float" office:value="82" calcext:value-type="float">
            <text:p>82</text:p>
          </table:table-cell>
          <table:table-cell table:style-name="ce21" table:formula="of:=IF(MOD([.$N$3];12)=0;ROUNDDOWN([.$N$4];0);IF(MOD([.$N$3];12)=1;IF(132&lt;[.I8];ROUNDUP([.$N$4];0);ROUNDDOWN([.$N$4];0));IF(MOD([.$N$3];12)=2;IF(120&lt;[.I8];ROUNDUP([.$N$4];0);ROUNDDOWN([.$N$4];0));IF(MOD([.$N$3];12)=3;IF(108&lt;[.I8];ROUNDUP([.$N$4];0);ROUNDDOWN([.$N$4];0));IF(MOD([.$N$3];12)=4;IF(96&lt;[.I8];ROUNDUP([.$N$4];0);ROUNDDOWN([.$N$4];0));IF(MOD([.$N$3];12)=5;IF(84&lt;[.I8];ROUNDUP([.$N$4];0);ROUNDDOWN([.$N$4];0));IF(MOD([.$N$3];12)=6;IF(72&lt;[.I8];ROUNDUP([.$N$4];0);ROUNDDOWN([.$N$4];0));IF(MOD([.$N$3];12)=7;IF(60&lt;[.I8];ROUNDUP([.$N$4];0);ROUNDDOWN([.$N$4];0));IF(MOD([.$N$3];12)=8;IF(48&lt;[.I8];ROUNDUP([.$N$4];0);ROUNDDOWN([.$N$4];0));IF(MOD([.$N$3];12)=9;IF(36&lt;[.I8];ROUNDUP([.$N$4];0);ROUNDDOWN([.$N$4];0));IF(MOD([.$N$3];12)=10;IF(24&lt;[.I8];ROUNDUP([.$N$4];0);ROUNDDOWN([.$N$4];0));IF(MOD([.$N$3];12)=11;IF(12&lt;[.I8];ROUNDUP([.$N$4];0);ROUNDDOWN([.$N$4];0));ORG.LIBREOFFICE.RAWSUBTRACT([.$N$4];ROUNDDOWN([.$N$4];0))))))))))))))+[.I8]" office:value-type="float" office:value="83" calcext:value-type="float">
            <text:p>83</text:p>
          </table:table-cell>
          <table:table-cell table:style-name="ce21" table:formula="of:=IF(MOD([.$N$3];12)=0;ROUNDDOWN([.$N$4];0);IF(MOD([.$N$3];12)=1;IF(132&lt;[.J8];ROUNDUP([.$N$4];0);ROUNDDOWN([.$N$4];0));IF(MOD([.$N$3];12)=2;IF(120&lt;[.J8];ROUNDUP([.$N$4];0);ROUNDDOWN([.$N$4];0));IF(MOD([.$N$3];12)=3;IF(108&lt;[.J8];ROUNDUP([.$N$4];0);ROUNDDOWN([.$N$4];0));IF(MOD([.$N$3];12)=4;IF(96&lt;[.J8];ROUNDUP([.$N$4];0);ROUNDDOWN([.$N$4];0));IF(MOD([.$N$3];12)=5;IF(84&lt;[.J8];ROUNDUP([.$N$4];0);ROUNDDOWN([.$N$4];0));IF(MOD([.$N$3];12)=6;IF(72&lt;[.J8];ROUNDUP([.$N$4];0);ROUNDDOWN([.$N$4];0));IF(MOD([.$N$3];12)=7;IF(60&lt;[.J8];ROUNDUP([.$N$4];0);ROUNDDOWN([.$N$4];0));IF(MOD([.$N$3];12)=8;IF(48&lt;[.J8];ROUNDUP([.$N$4];0);ROUNDDOWN([.$N$4];0));IF(MOD([.$N$3];12)=9;IF(36&lt;[.J8];ROUNDUP([.$N$4];0);ROUNDDOWN([.$N$4];0));IF(MOD([.$N$3];12)=10;IF(24&lt;[.J8];ROUNDUP([.$N$4];0);ROUNDDOWN([.$N$4];0));IF(MOD([.$N$3];12)=11;IF(12&lt;[.J8];ROUNDUP([.$N$4];0);ROUNDDOWN([.$N$4];0));ORG.LIBREOFFICE.RAWSUBTRACT([.$N$4];ROUNDDOWN([.$N$4];0))))))))))))))+[.J8]" office:value-type="float" office:value="67" calcext:value-type="float">
            <text:p>67</text:p>
          </table:table-cell>
          <table:table-cell table:style-name="ce21" table:formula="of:=IF(MOD([.$N$3];12)=0;ROUNDDOWN([.$N$4];0);IF(MOD([.$N$3];12)=1;IF(132&lt;[.K8];ROUNDUP([.$N$4];0);ROUNDDOWN([.$N$4];0));IF(MOD([.$N$3];12)=2;IF(120&lt;[.K8];ROUNDUP([.$N$4];0);ROUNDDOWN([.$N$4];0));IF(MOD([.$N$3];12)=3;IF(108&lt;[.K8];ROUNDUP([.$N$4];0);ROUNDDOWN([.$N$4];0));IF(MOD([.$N$3];12)=4;IF(96&lt;[.K8];ROUNDUP([.$N$4];0);ROUNDDOWN([.$N$4];0));IF(MOD([.$N$3];12)=5;IF(84&lt;[.K8];ROUNDUP([.$N$4];0);ROUNDDOWN([.$N$4];0));IF(MOD([.$N$3];12)=6;IF(72&lt;[.K8];ROUNDUP([.$N$4];0);ROUNDDOWN([.$N$4];0));IF(MOD([.$N$3];12)=7;IF(60&lt;[.K8];ROUNDUP([.$N$4];0);ROUNDDOWN([.$N$4];0));IF(MOD([.$N$3];12)=8;IF(48&lt;[.K8];ROUNDUP([.$N$4];0);ROUNDDOWN([.$N$4];0));IF(MOD([.$N$3];12)=9;IF(36&lt;[.K8];ROUNDUP([.$N$4];0);ROUNDDOWN([.$N$4];0));IF(MOD([.$N$3];12)=10;IF(24&lt;[.K8];ROUNDUP([.$N$4];0);ROUNDDOWN([.$N$4];0));IF(MOD([.$N$3];12)=11;IF(12&lt;[.K8];ROUNDUP([.$N$4];0);ROUNDDOWN([.$N$4];0));ORG.LIBREOFFICE.RAWSUBTRACT([.$N$4];ROUNDDOWN([.$N$4];0))))))))))))))+[.K8]" office:value-type="float" office:value="73" calcext:value-type="float">
            <text:p>73</text:p>
          </table:table-cell>
          <table:table-cell table:style-name="ce21" table:formula="of:=IF(MOD([.$N$3];12)=0;ROUNDDOWN([.$N$4];0);IF(MOD([.$N$3];12)=1;IF(132&lt;[.L8];ROUNDUP([.$N$4];0);ROUNDDOWN([.$N$4];0));IF(MOD([.$N$3];12)=2;IF(120&lt;[.L8];ROUNDUP([.$N$4];0);ROUNDDOWN([.$N$4];0));IF(MOD([.$N$3];12)=3;IF(108&lt;[.L8];ROUNDUP([.$N$4];0);ROUNDDOWN([.$N$4];0));IF(MOD([.$N$3];12)=4;IF(96&lt;[.L8];ROUNDUP([.$N$4];0);ROUNDDOWN([.$N$4];0));IF(MOD([.$N$3];12)=5;IF(84&lt;[.L8];ROUNDUP([.$N$4];0);ROUNDDOWN([.$N$4];0));IF(MOD([.$N$3];12)=6;IF(72&lt;[.L8];ROUNDUP([.$N$4];0);ROUNDDOWN([.$N$4];0));IF(MOD([.$N$3];12)=7;IF(60&lt;[.L8];ROUNDUP([.$N$4];0);ROUNDDOWN([.$N$4];0));IF(MOD([.$N$3];12)=8;IF(48&lt;[.L8];ROUNDUP([.$N$4];0);ROUNDDOWN([.$N$4];0));IF(MOD([.$N$3];12)=9;IF(36&lt;[.L8];ROUNDUP([.$N$4];0);ROUNDDOWN([.$N$4];0));IF(MOD([.$N$3];12)=10;IF(24&lt;[.L8];ROUNDUP([.$N$4];0);ROUNDDOWN([.$N$4];0));IF(MOD([.$N$3];12)=11;IF(12&lt;[.L8];ROUNDUP([.$N$4];0);ROUNDDOWN([.$N$4];0));ORG.LIBREOFFICE.RAWSUBTRACT([.$N$4];ROUNDDOWN([.$N$4];0))))))))))))))+[.L8]" office:value-type="float" office:value="65" calcext:value-type="float">
            <text:p>65</text:p>
          </table:table-cell>
          <table:table-cell table:style-name="ce21" table:formula="of:=IF(MOD([.$N$3];12)=0;ROUNDDOWN([.$N$4];0);IF(MOD([.$N$3];12)=1;IF(132&lt;[.M8];ROUNDUP([.$N$4];0);ROUNDDOWN([.$N$4];0));IF(MOD([.$N$3];12)=2;IF(120&lt;[.M8];ROUNDUP([.$N$4];0);ROUNDDOWN([.$N$4];0));IF(MOD([.$N$3];12)=3;IF(108&lt;[.M8];ROUNDUP([.$N$4];0);ROUNDDOWN([.$N$4];0));IF(MOD([.$N$3];12)=4;IF(96&lt;[.M8];ROUNDUP([.$N$4];0);ROUNDDOWN([.$N$4];0));IF(MOD([.$N$3];12)=5;IF(84&lt;[.M8];ROUNDUP([.$N$4];0);ROUNDDOWN([.$N$4];0));IF(MOD([.$N$3];12)=6;IF(72&lt;[.M8];ROUNDUP([.$N$4];0);ROUNDDOWN([.$N$4];0));IF(MOD([.$N$3];12)=7;IF(60&lt;[.M8];ROUNDUP([.$N$4];0);ROUNDDOWN([.$N$4];0));IF(MOD([.$N$3];12)=8;IF(48&lt;[.M8];ROUNDUP([.$N$4];0);ROUNDDOWN([.$N$4];0));IF(MOD([.$N$3];12)=9;IF(36&lt;[.M8];ROUNDUP([.$N$4];0);ROUNDDOWN([.$N$4];0));IF(MOD([.$N$3];12)=10;IF(24&lt;[.M8];ROUNDUP([.$N$4];0);ROUNDDOWN([.$N$4];0));IF(MOD([.$N$3];12)=11;IF(12&lt;[.M8];ROUNDUP([.$N$4];0);ROUNDDOWN([.$N$4];0));ORG.LIBREOFFICE.RAWSUBTRACT([.$N$4];ROUNDDOWN([.$N$4];0))))))))))))))+[.M8]" office:value-type="float" office:value="87" calcext:value-type="float">
            <text:p>87</text:p>
          </table:table-cell>
          <table:table-cell table:style-name="ce22" table:formula="of:=SUM([.B21:.M21])"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9];ROUNDUP([.$N$4];0);ROUNDDOWN([.$N$4];0));IF(MOD([.$N$3];12)=2;IF(120&lt;[.B9];ROUNDUP([.$N$4];0);ROUNDDOWN([.$N$4];0));IF(MOD([.$N$3];12)=3;IF(108&lt;[.B9];ROUNDUP([.$N$4];0);ROUNDDOWN([.$N$4];0));IF(MOD([.$N$3];12)=4;IF(96&lt;[.B9];ROUNDUP([.$N$4];0);ROUNDDOWN([.$N$4];0));IF(MOD([.$N$3];12)=5;IF(84&lt;[.B9];ROUNDUP([.$N$4];0);ROUNDDOWN([.$N$4];0));IF(MOD([.$N$3];12)=6;IF(72&lt;[.B9];ROUNDUP([.$N$4];0);ROUNDDOWN([.$N$4];0));IF(MOD([.$N$3];12)=7;IF(60&lt;[.B9];ROUNDUP([.$N$4];0);ROUNDDOWN([.$N$4];0));IF(MOD([.$N$3];12)=8;IF(48&lt;[.B9];ROUNDUP([.$N$4];0);ROUNDDOWN([.$N$4];0));IF(MOD([.$N$3];12)=9;IF(36&lt;[.B9];ROUNDUP([.$N$4];0);ROUNDDOWN([.$N$4];0));IF(MOD([.$N$3];12)=10;IF(24&lt;[.B9];ROUNDUP([.$N$4];0);ROUNDDOWN([.$N$4];0));IF(MOD([.$N$3];12)=11;IF(12&lt;[.B9];ROUNDUP([.$N$4];0);ROUNDDOWN([.$N$4];0));ORG.LIBREOFFICE.RAWSUBTRACT([.$N$4];ROUNDDOWN([.$N$4];0))))))))))))))+[.B9]" office:value-type="float" office:value="99" calcext:value-type="float">
            <text:p>99</text:p>
          </table:table-cell>
          <table:table-cell table:style-name="ce21" table:formula="of:=IF(MOD([.$N$3];12)=0;ROUNDDOWN([.$N$4];0);IF(MOD([.$N$3];12)=1;IF(132&lt;[.C9];ROUNDUP([.$N$4];0);ROUNDDOWN([.$N$4];0));IF(MOD([.$N$3];12)=2;IF(120&lt;[.C9];ROUNDUP([.$N$4];0);ROUNDDOWN([.$N$4];0));IF(MOD([.$N$3];12)=3;IF(108&lt;[.C9];ROUNDUP([.$N$4];0);ROUNDDOWN([.$N$4];0));IF(MOD([.$N$3];12)=4;IF(96&lt;[.C9];ROUNDUP([.$N$4];0);ROUNDDOWN([.$N$4];0));IF(MOD([.$N$3];12)=5;IF(84&lt;[.C9];ROUNDUP([.$N$4];0);ROUNDDOWN([.$N$4];0));IF(MOD([.$N$3];12)=6;IF(72&lt;[.C9];ROUNDUP([.$N$4];0);ROUNDDOWN([.$N$4];0));IF(MOD([.$N$3];12)=7;IF(60&lt;[.C9];ROUNDUP([.$N$4];0);ROUNDDOWN([.$N$4];0));IF(MOD([.$N$3];12)=8;IF(48&lt;[.C9];ROUNDUP([.$N$4];0);ROUNDDOWN([.$N$4];0));IF(MOD([.$N$3];12)=9;IF(36&lt;[.C9];ROUNDUP([.$N$4];0);ROUNDDOWN([.$N$4];0));IF(MOD([.$N$3];12)=10;IF(24&lt;[.C9];ROUNDUP([.$N$4];0);ROUNDDOWN([.$N$4];0));IF(MOD([.$N$3];12)=11;IF(12&lt;[.C9];ROUNDUP([.$N$4];0);ROUNDDOWN([.$N$4];0));ORG.LIBREOFFICE.RAWSUBTRACT([.$N$4];ROUNDDOWN([.$N$4];0))))))))))))))+[.C9]" office:value-type="float" office:value="53" calcext:value-type="float">
            <text:p>53</text:p>
          </table:table-cell>
          <table:table-cell table:style-name="ce21" table:formula="of:=IF(MOD([.$N$3];12)=0;ROUNDDOWN([.$N$4];0);IF(MOD([.$N$3];12)=1;IF(132&lt;[.D9];ROUNDUP([.$N$4];0);ROUNDDOWN([.$N$4];0));IF(MOD([.$N$3];12)=2;IF(120&lt;[.D9];ROUNDUP([.$N$4];0);ROUNDDOWN([.$N$4];0));IF(MOD([.$N$3];12)=3;IF(108&lt;[.D9];ROUNDUP([.$N$4];0);ROUNDDOWN([.$N$4];0));IF(MOD([.$N$3];12)=4;IF(96&lt;[.D9];ROUNDUP([.$N$4];0);ROUNDDOWN([.$N$4];0));IF(MOD([.$N$3];12)=5;IF(84&lt;[.D9];ROUNDUP([.$N$4];0);ROUNDDOWN([.$N$4];0));IF(MOD([.$N$3];12)=6;IF(72&lt;[.D9];ROUNDUP([.$N$4];0);ROUNDDOWN([.$N$4];0));IF(MOD([.$N$3];12)=7;IF(60&lt;[.D9];ROUNDUP([.$N$4];0);ROUNDDOWN([.$N$4];0));IF(MOD([.$N$3];12)=8;IF(48&lt;[.D9];ROUNDUP([.$N$4];0);ROUNDDOWN([.$N$4];0));IF(MOD([.$N$3];12)=9;IF(36&lt;[.D9];ROUNDUP([.$N$4];0);ROUNDDOWN([.$N$4];0));IF(MOD([.$N$3];12)=10;IF(24&lt;[.D9];ROUNDUP([.$N$4];0);ROUNDDOWN([.$N$4];0));IF(MOD([.$N$3];12)=11;IF(12&lt;[.D9];ROUNDUP([.$N$4];0);ROUNDDOWN([.$N$4];0));ORG.LIBREOFFICE.RAWSUBTRACT([.$N$4];ROUNDDOWN([.$N$4];0))))))))))))))+[.D9]" office:value-type="float" office:value="97" calcext:value-type="float">
            <text:p>97</text:p>
          </table:table-cell>
          <table:table-cell table:style-name="ce21" table:formula="of:=IF(MOD([.$N$3];12)=0;ROUNDDOWN([.$N$4];0);IF(MOD([.$N$3];12)=1;IF(132&lt;[.E9];ROUNDUP([.$N$4];0);ROUNDDOWN([.$N$4];0));IF(MOD([.$N$3];12)=2;IF(120&lt;[.E9];ROUNDUP([.$N$4];0);ROUNDDOWN([.$N$4];0));IF(MOD([.$N$3];12)=3;IF(108&lt;[.E9];ROUNDUP([.$N$4];0);ROUNDDOWN([.$N$4];0));IF(MOD([.$N$3];12)=4;IF(96&lt;[.E9];ROUNDUP([.$N$4];0);ROUNDDOWN([.$N$4];0));IF(MOD([.$N$3];12)=5;IF(84&lt;[.E9];ROUNDUP([.$N$4];0);ROUNDDOWN([.$N$4];0));IF(MOD([.$N$3];12)=6;IF(72&lt;[.E9];ROUNDUP([.$N$4];0);ROUNDDOWN([.$N$4];0));IF(MOD([.$N$3];12)=7;IF(60&lt;[.E9];ROUNDUP([.$N$4];0);ROUNDDOWN([.$N$4];0));IF(MOD([.$N$3];12)=8;IF(48&lt;[.E9];ROUNDUP([.$N$4];0);ROUNDDOWN([.$N$4];0));IF(MOD([.$N$3];12)=9;IF(36&lt;[.E9];ROUNDUP([.$N$4];0);ROUNDDOWN([.$N$4];0));IF(MOD([.$N$3];12)=10;IF(24&lt;[.E9];ROUNDUP([.$N$4];0);ROUNDDOWN([.$N$4];0));IF(MOD([.$N$3];12)=11;IF(12&lt;[.E9];ROUNDUP([.$N$4];0);ROUNDDOWN([.$N$4];0));ORG.LIBREOFFICE.RAWSUBTRACT([.$N$4];ROUNDDOWN([.$N$4];0))))))))))))))+[.E9]" office:value-type="float" office:value="55" calcext:value-type="float">
            <text:p>55</text:p>
          </table:table-cell>
          <table:table-cell table:style-name="ce21" table:formula="of:=IF(MOD([.$N$3];12)=0;ROUNDDOWN([.$N$4];0);IF(MOD([.$N$3];12)=1;IF(132&lt;[.F9];ROUNDUP([.$N$4];0);ROUNDDOWN([.$N$4];0));IF(MOD([.$N$3];12)=2;IF(120&lt;[.F9];ROUNDUP([.$N$4];0);ROUNDDOWN([.$N$4];0));IF(MOD([.$N$3];12)=3;IF(108&lt;[.F9];ROUNDUP([.$N$4];0);ROUNDDOWN([.$N$4];0));IF(MOD([.$N$3];12)=4;IF(96&lt;[.F9];ROUNDUP([.$N$4];0);ROUNDDOWN([.$N$4];0));IF(MOD([.$N$3];12)=5;IF(84&lt;[.F9];ROUNDUP([.$N$4];0);ROUNDDOWN([.$N$4];0));IF(MOD([.$N$3];12)=6;IF(72&lt;[.F9];ROUNDUP([.$N$4];0);ROUNDDOWN([.$N$4];0));IF(MOD([.$N$3];12)=7;IF(60&lt;[.F9];ROUNDUP([.$N$4];0);ROUNDDOWN([.$N$4];0));IF(MOD([.$N$3];12)=8;IF(48&lt;[.F9];ROUNDUP([.$N$4];0);ROUNDDOWN([.$N$4];0));IF(MOD([.$N$3];12)=9;IF(36&lt;[.F9];ROUNDUP([.$N$4];0);ROUNDDOWN([.$N$4];0));IF(MOD([.$N$3];12)=10;IF(24&lt;[.F9];ROUNDUP([.$N$4];0);ROUNDDOWN([.$N$4];0));IF(MOD([.$N$3];12)=11;IF(12&lt;[.F9];ROUNDUP([.$N$4];0);ROUNDDOWN([.$N$4];0));ORG.LIBREOFFICE.RAWSUBTRACT([.$N$4];ROUNDDOWN([.$N$4];0))))))))))))))+[.F9]" office:value-type="float" office:value="59" calcext:value-type="float">
            <text:p>59</text:p>
          </table:table-cell>
          <table:table-cell table:style-name="ce21" table:formula="of:=IF(MOD([.$N$3];12)=0;ROUNDDOWN([.$N$4];0);IF(MOD([.$N$3];12)=1;IF(132&lt;[.G9];ROUNDUP([.$N$4];0);ROUNDDOWN([.$N$4];0));IF(MOD([.$N$3];12)=2;IF(120&lt;[.G9];ROUNDUP([.$N$4];0);ROUNDDOWN([.$N$4];0));IF(MOD([.$N$3];12)=3;IF(108&lt;[.G9];ROUNDUP([.$N$4];0);ROUNDDOWN([.$N$4];0));IF(MOD([.$N$3];12)=4;IF(96&lt;[.G9];ROUNDUP([.$N$4];0);ROUNDDOWN([.$N$4];0));IF(MOD([.$N$3];12)=5;IF(84&lt;[.G9];ROUNDUP([.$N$4];0);ROUNDDOWN([.$N$4];0));IF(MOD([.$N$3];12)=6;IF(72&lt;[.G9];ROUNDUP([.$N$4];0);ROUNDDOWN([.$N$4];0));IF(MOD([.$N$3];12)=7;IF(60&lt;[.G9];ROUNDUP([.$N$4];0);ROUNDDOWN([.$N$4];0));IF(MOD([.$N$3];12)=8;IF(48&lt;[.G9];ROUNDUP([.$N$4];0);ROUNDDOWN([.$N$4];0));IF(MOD([.$N$3];12)=9;IF(36&lt;[.G9];ROUNDUP([.$N$4];0);ROUNDDOWN([.$N$4];0));IF(MOD([.$N$3];12)=10;IF(24&lt;[.G9];ROUNDUP([.$N$4];0);ROUNDDOWN([.$N$4];0));IF(MOD([.$N$3];12)=11;IF(12&lt;[.G9];ROUNDUP([.$N$4];0);ROUNDDOWN([.$N$4];0));ORG.LIBREOFFICE.RAWSUBTRACT([.$N$4];ROUNDDOWN([.$N$4];0))))))))))))))+[.G9]" office:value-type="float" office:value="94" calcext:value-type="float">
            <text:p>94</text:p>
          </table:table-cell>
          <table:table-cell table:style-name="ce21" table:formula="of:=IF(MOD([.$N$3];12)=0;ROUNDDOWN([.$N$4];0);IF(MOD([.$N$3];12)=1;IF(132&lt;[.H9];ROUNDUP([.$N$4];0);ROUNDDOWN([.$N$4];0));IF(MOD([.$N$3];12)=2;IF(120&lt;[.H9];ROUNDUP([.$N$4];0);ROUNDDOWN([.$N$4];0));IF(MOD([.$N$3];12)=3;IF(108&lt;[.H9];ROUNDUP([.$N$4];0);ROUNDDOWN([.$N$4];0));IF(MOD([.$N$3];12)=4;IF(96&lt;[.H9];ROUNDUP([.$N$4];0);ROUNDDOWN([.$N$4];0));IF(MOD([.$N$3];12)=5;IF(84&lt;[.H9];ROUNDUP([.$N$4];0);ROUNDDOWN([.$N$4];0));IF(MOD([.$N$3];12)=6;IF(72&lt;[.H9];ROUNDUP([.$N$4];0);ROUNDDOWN([.$N$4];0));IF(MOD([.$N$3];12)=7;IF(60&lt;[.H9];ROUNDUP([.$N$4];0);ROUNDDOWN([.$N$4];0));IF(MOD([.$N$3];12)=8;IF(48&lt;[.H9];ROUNDUP([.$N$4];0);ROUNDDOWN([.$N$4];0));IF(MOD([.$N$3];12)=9;IF(36&lt;[.H9];ROUNDUP([.$N$4];0);ROUNDDOWN([.$N$4];0));IF(MOD([.$N$3];12)=10;IF(24&lt;[.H9];ROUNDUP([.$N$4];0);ROUNDDOWN([.$N$4];0));IF(MOD([.$N$3];12)=11;IF(12&lt;[.H9];ROUNDUP([.$N$4];0);ROUNDDOWN([.$N$4];0));ORG.LIBREOFFICE.RAWSUBTRACT([.$N$4];ROUNDDOWN([.$N$4];0))))))))))))))+[.H9]" office:value-type="float" office:value="93" calcext:value-type="float">
            <text:p>93</text:p>
          </table:table-cell>
          <table:table-cell table:style-name="ce21" table:formula="of:=IF(MOD([.$N$3];12)=0;ROUNDDOWN([.$N$4];0);IF(MOD([.$N$3];12)=1;IF(132&lt;[.I9];ROUNDUP([.$N$4];0);ROUNDDOWN([.$N$4];0));IF(MOD([.$N$3];12)=2;IF(120&lt;[.I9];ROUNDUP([.$N$4];0);ROUNDDOWN([.$N$4];0));IF(MOD([.$N$3];12)=3;IF(108&lt;[.I9];ROUNDUP([.$N$4];0);ROUNDDOWN([.$N$4];0));IF(MOD([.$N$3];12)=4;IF(96&lt;[.I9];ROUNDUP([.$N$4];0);ROUNDDOWN([.$N$4];0));IF(MOD([.$N$3];12)=5;IF(84&lt;[.I9];ROUNDUP([.$N$4];0);ROUNDDOWN([.$N$4];0));IF(MOD([.$N$3];12)=6;IF(72&lt;[.I9];ROUNDUP([.$N$4];0);ROUNDDOWN([.$N$4];0));IF(MOD([.$N$3];12)=7;IF(60&lt;[.I9];ROUNDUP([.$N$4];0);ROUNDDOWN([.$N$4];0));IF(MOD([.$N$3];12)=8;IF(48&lt;[.I9];ROUNDUP([.$N$4];0);ROUNDDOWN([.$N$4];0));IF(MOD([.$N$3];12)=9;IF(36&lt;[.I9];ROUNDUP([.$N$4];0);ROUNDDOWN([.$N$4];0));IF(MOD([.$N$3];12)=10;IF(24&lt;[.I9];ROUNDUP([.$N$4];0);ROUNDDOWN([.$N$4];0));IF(MOD([.$N$3];12)=11;IF(12&lt;[.I9];ROUNDUP([.$N$4];0);ROUNDDOWN([.$N$4];0));ORG.LIBREOFFICE.RAWSUBTRACT([.$N$4];ROUNDDOWN([.$N$4];0))))))))))))))+[.I9]" office:value-type="float" office:value="56" calcext:value-type="float">
            <text:p>56</text:p>
          </table:table-cell>
          <table:table-cell table:style-name="ce21" table:formula="of:=IF(MOD([.$N$3];12)=0;ROUNDDOWN([.$N$4];0);IF(MOD([.$N$3];12)=1;IF(132&lt;[.J9];ROUNDUP([.$N$4];0);ROUNDDOWN([.$N$4];0));IF(MOD([.$N$3];12)=2;IF(120&lt;[.J9];ROUNDUP([.$N$4];0);ROUNDDOWN([.$N$4];0));IF(MOD([.$N$3];12)=3;IF(108&lt;[.J9];ROUNDUP([.$N$4];0);ROUNDDOWN([.$N$4];0));IF(MOD([.$N$3];12)=4;IF(96&lt;[.J9];ROUNDUP([.$N$4];0);ROUNDDOWN([.$N$4];0));IF(MOD([.$N$3];12)=5;IF(84&lt;[.J9];ROUNDUP([.$N$4];0);ROUNDDOWN([.$N$4];0));IF(MOD([.$N$3];12)=6;IF(72&lt;[.J9];ROUNDUP([.$N$4];0);ROUNDDOWN([.$N$4];0));IF(MOD([.$N$3];12)=7;IF(60&lt;[.J9];ROUNDUP([.$N$4];0);ROUNDDOWN([.$N$4];0));IF(MOD([.$N$3];12)=8;IF(48&lt;[.J9];ROUNDUP([.$N$4];0);ROUNDDOWN([.$N$4];0));IF(MOD([.$N$3];12)=9;IF(36&lt;[.J9];ROUNDUP([.$N$4];0);ROUNDDOWN([.$N$4];0));IF(MOD([.$N$3];12)=10;IF(24&lt;[.J9];ROUNDUP([.$N$4];0);ROUNDDOWN([.$N$4];0));IF(MOD([.$N$3];12)=11;IF(12&lt;[.J9];ROUNDUP([.$N$4];0);ROUNDDOWN([.$N$4];0));ORG.LIBREOFFICE.RAWSUBTRACT([.$N$4];ROUNDDOWN([.$N$4];0))))))))))))))+[.J9]" office:value-type="float" office:value="96" calcext:value-type="float">
            <text:p>96</text:p>
          </table:table-cell>
          <table:table-cell table:style-name="ce21" table:formula="of:=IF(MOD([.$N$3];12)=0;ROUNDDOWN([.$N$4];0);IF(MOD([.$N$3];12)=1;IF(132&lt;[.K9];ROUNDUP([.$N$4];0);ROUNDDOWN([.$N$4];0));IF(MOD([.$N$3];12)=2;IF(120&lt;[.K9];ROUNDUP([.$N$4];0);ROUNDDOWN([.$N$4];0));IF(MOD([.$N$3];12)=3;IF(108&lt;[.K9];ROUNDUP([.$N$4];0);ROUNDDOWN([.$N$4];0));IF(MOD([.$N$3];12)=4;IF(96&lt;[.K9];ROUNDUP([.$N$4];0);ROUNDDOWN([.$N$4];0));IF(MOD([.$N$3];12)=5;IF(84&lt;[.K9];ROUNDUP([.$N$4];0);ROUNDDOWN([.$N$4];0));IF(MOD([.$N$3];12)=6;IF(72&lt;[.K9];ROUNDUP([.$N$4];0);ROUNDDOWN([.$N$4];0));IF(MOD([.$N$3];12)=7;IF(60&lt;[.K9];ROUNDUP([.$N$4];0);ROUNDDOWN([.$N$4];0));IF(MOD([.$N$3];12)=8;IF(48&lt;[.K9];ROUNDUP([.$N$4];0);ROUNDDOWN([.$N$4];0));IF(MOD([.$N$3];12)=9;IF(36&lt;[.K9];ROUNDUP([.$N$4];0);ROUNDDOWN([.$N$4];0));IF(MOD([.$N$3];12)=10;IF(24&lt;[.K9];ROUNDUP([.$N$4];0);ROUNDDOWN([.$N$4];0));IF(MOD([.$N$3];12)=11;IF(12&lt;[.K9];ROUNDUP([.$N$4];0);ROUNDDOWN([.$N$4];0));ORG.LIBREOFFICE.RAWSUBTRACT([.$N$4];ROUNDDOWN([.$N$4];0))))))))))))))+[.K9]" office:value-type="float" office:value="54" calcext:value-type="float">
            <text:p>54</text:p>
          </table:table-cell>
          <table:table-cell table:style-name="ce21" table:formula="of:=IF(MOD([.$N$3];12)=0;ROUNDDOWN([.$N$4];0);IF(MOD([.$N$3];12)=1;IF(132&lt;[.L9];ROUNDUP([.$N$4];0);ROUNDDOWN([.$N$4];0));IF(MOD([.$N$3];12)=2;IF(120&lt;[.L9];ROUNDUP([.$N$4];0);ROUNDDOWN([.$N$4];0));IF(MOD([.$N$3];12)=3;IF(108&lt;[.L9];ROUNDUP([.$N$4];0);ROUNDDOWN([.$N$4];0));IF(MOD([.$N$3];12)=4;IF(96&lt;[.L9];ROUNDUP([.$N$4];0);ROUNDDOWN([.$N$4];0));IF(MOD([.$N$3];12)=5;IF(84&lt;[.L9];ROUNDUP([.$N$4];0);ROUNDDOWN([.$N$4];0));IF(MOD([.$N$3];12)=6;IF(72&lt;[.L9];ROUNDUP([.$N$4];0);ROUNDDOWN([.$N$4];0));IF(MOD([.$N$3];12)=7;IF(60&lt;[.L9];ROUNDUP([.$N$4];0);ROUNDDOWN([.$N$4];0));IF(MOD([.$N$3];12)=8;IF(48&lt;[.L9];ROUNDUP([.$N$4];0);ROUNDDOWN([.$N$4];0));IF(MOD([.$N$3];12)=9;IF(36&lt;[.L9];ROUNDUP([.$N$4];0);ROUNDDOWN([.$N$4];0));IF(MOD([.$N$3];12)=10;IF(24&lt;[.L9];ROUNDUP([.$N$4];0);ROUNDDOWN([.$N$4];0));IF(MOD([.$N$3];12)=11;IF(12&lt;[.L9];ROUNDUP([.$N$4];0);ROUNDDOWN([.$N$4];0));ORG.LIBREOFFICE.RAWSUBTRACT([.$N$4];ROUNDDOWN([.$N$4];0))))))))))))))+[.L9]" office:value-type="float" office:value="98" calcext:value-type="float">
            <text:p>98</text:p>
          </table:table-cell>
          <table:table-cell table:style-name="ce21" table:formula="of:=IF(MOD([.$N$3];12)=0;ROUNDDOWN([.$N$4];0);IF(MOD([.$N$3];12)=1;IF(132&lt;[.M9];ROUNDUP([.$N$4];0);ROUNDDOWN([.$N$4];0));IF(MOD([.$N$3];12)=2;IF(120&lt;[.M9];ROUNDUP([.$N$4];0);ROUNDDOWN([.$N$4];0));IF(MOD([.$N$3];12)=3;IF(108&lt;[.M9];ROUNDUP([.$N$4];0);ROUNDDOWN([.$N$4];0));IF(MOD([.$N$3];12)=4;IF(96&lt;[.M9];ROUNDUP([.$N$4];0);ROUNDDOWN([.$N$4];0));IF(MOD([.$N$3];12)=5;IF(84&lt;[.M9];ROUNDUP([.$N$4];0);ROUNDDOWN([.$N$4];0));IF(MOD([.$N$3];12)=6;IF(72&lt;[.M9];ROUNDUP([.$N$4];0);ROUNDDOWN([.$N$4];0));IF(MOD([.$N$3];12)=7;IF(60&lt;[.M9];ROUNDUP([.$N$4];0);ROUNDDOWN([.$N$4];0));IF(MOD([.$N$3];12)=8;IF(48&lt;[.M9];ROUNDUP([.$N$4];0);ROUNDDOWN([.$N$4];0));IF(MOD([.$N$3];12)=9;IF(36&lt;[.M9];ROUNDUP([.$N$4];0);ROUNDDOWN([.$N$4];0));IF(MOD([.$N$3];12)=10;IF(24&lt;[.M9];ROUNDUP([.$N$4];0);ROUNDDOWN([.$N$4];0));IF(MOD([.$N$3];12)=11;IF(12&lt;[.M9];ROUNDUP([.$N$4];0);ROUNDDOWN([.$N$4];0));ORG.LIBREOFFICE.RAWSUBTRACT([.$N$4];ROUNDDOWN([.$N$4];0))))))))))))))+[.M9]" office:value-type="float" office:value="52" calcext:value-type="float">
            <text:p>52</text:p>
          </table:table-cell>
          <table:table-cell table:style-name="ce22" table:formula="of:=SUM([.B22:.M22])"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10];ROUNDUP([.$N$4];0);ROUNDDOWN([.$N$4];0));IF(MOD([.$N$3];12)=2;IF(120&lt;[.B10];ROUNDUP([.$N$4];0);ROUNDDOWN([.$N$4];0));IF(MOD([.$N$3];12)=3;IF(108&lt;[.B10];ROUNDUP([.$N$4];0);ROUNDDOWN([.$N$4];0));IF(MOD([.$N$3];12)=4;IF(96&lt;[.B10];ROUNDUP([.$N$4];0);ROUNDDOWN([.$N$4];0));IF(MOD([.$N$3];12)=5;IF(84&lt;[.B10];ROUNDUP([.$N$4];0);ROUNDDOWN([.$N$4];0));IF(MOD([.$N$3];12)=6;IF(72&lt;[.B10];ROUNDUP([.$N$4];0);ROUNDDOWN([.$N$4];0));IF(MOD([.$N$3];12)=7;IF(60&lt;[.B10];ROUNDUP([.$N$4];0);ROUNDDOWN([.$N$4];0));IF(MOD([.$N$3];12)=8;IF(48&lt;[.B10];ROUNDUP([.$N$4];0);ROUNDDOWN([.$N$4];0));IF(MOD([.$N$3];12)=9;IF(36&lt;[.B10];ROUNDUP([.$N$4];0);ROUNDDOWN([.$N$4];0));IF(MOD([.$N$3];12)=10;IF(24&lt;[.B10];ROUNDUP([.$N$4];0);ROUNDDOWN([.$N$4];0));IF(MOD([.$N$3];12)=11;IF(12&lt;[.B10];ROUNDUP([.$N$4];0);ROUNDDOWN([.$N$4];0));ORG.LIBREOFFICE.RAWSUBTRACT([.$N$4];ROUNDDOWN([.$N$4];0))))))))))))))+[.B10]" office:value-type="float" office:value="40" calcext:value-type="float">
            <text:p>40</text:p>
          </table:table-cell>
          <table:table-cell table:style-name="ce21" table:formula="of:=IF(MOD([.$N$3];12)=0;ROUNDDOWN([.$N$4];0);IF(MOD([.$N$3];12)=1;IF(132&lt;[.C10];ROUNDUP([.$N$4];0);ROUNDDOWN([.$N$4];0));IF(MOD([.$N$3];12)=2;IF(120&lt;[.C10];ROUNDUP([.$N$4];0);ROUNDDOWN([.$N$4];0));IF(MOD([.$N$3];12)=3;IF(108&lt;[.C10];ROUNDUP([.$N$4];0);ROUNDDOWN([.$N$4];0));IF(MOD([.$N$3];12)=4;IF(96&lt;[.C10];ROUNDUP([.$N$4];0);ROUNDDOWN([.$N$4];0));IF(MOD([.$N$3];12)=5;IF(84&lt;[.C10];ROUNDUP([.$N$4];0);ROUNDDOWN([.$N$4];0));IF(MOD([.$N$3];12)=6;IF(72&lt;[.C10];ROUNDUP([.$N$4];0);ROUNDDOWN([.$N$4];0));IF(MOD([.$N$3];12)=7;IF(60&lt;[.C10];ROUNDUP([.$N$4];0);ROUNDDOWN([.$N$4];0));IF(MOD([.$N$3];12)=8;IF(48&lt;[.C10];ROUNDUP([.$N$4];0);ROUNDDOWN([.$N$4];0));IF(MOD([.$N$3];12)=9;IF(36&lt;[.C10];ROUNDUP([.$N$4];0);ROUNDDOWN([.$N$4];0));IF(MOD([.$N$3];12)=10;IF(24&lt;[.C10];ROUNDUP([.$N$4];0);ROUNDDOWN([.$N$4];0));IF(MOD([.$N$3];12)=11;IF(12&lt;[.C10];ROUNDUP([.$N$4];0);ROUNDDOWN([.$N$4];0));ORG.LIBREOFFICE.RAWSUBTRACT([.$N$4];ROUNDDOWN([.$N$4];0))))))))))))))+[.C10]" office:value-type="float" office:value="110" calcext:value-type="float">
            <text:p>110</text:p>
          </table:table-cell>
          <table:table-cell table:style-name="ce21" table:formula="of:=IF(MOD([.$N$3];12)=0;ROUNDDOWN([.$N$4];0);IF(MOD([.$N$3];12)=1;IF(132&lt;[.D10];ROUNDUP([.$N$4];0);ROUNDDOWN([.$N$4];0));IF(MOD([.$N$3];12)=2;IF(120&lt;[.D10];ROUNDUP([.$N$4];0);ROUNDDOWN([.$N$4];0));IF(MOD([.$N$3];12)=3;IF(108&lt;[.D10];ROUNDUP([.$N$4];0);ROUNDDOWN([.$N$4];0));IF(MOD([.$N$3];12)=4;IF(96&lt;[.D10];ROUNDUP([.$N$4];0);ROUNDDOWN([.$N$4];0));IF(MOD([.$N$3];12)=5;IF(84&lt;[.D10];ROUNDUP([.$N$4];0);ROUNDDOWN([.$N$4];0));IF(MOD([.$N$3];12)=6;IF(72&lt;[.D10];ROUNDUP([.$N$4];0);ROUNDDOWN([.$N$4];0));IF(MOD([.$N$3];12)=7;IF(60&lt;[.D10];ROUNDUP([.$N$4];0);ROUNDDOWN([.$N$4];0));IF(MOD([.$N$3];12)=8;IF(48&lt;[.D10];ROUNDUP([.$N$4];0);ROUNDDOWN([.$N$4];0));IF(MOD([.$N$3];12)=9;IF(36&lt;[.D10];ROUNDUP([.$N$4];0);ROUNDDOWN([.$N$4];0));IF(MOD([.$N$3];12)=10;IF(24&lt;[.D10];ROUNDUP([.$N$4];0);ROUNDDOWN([.$N$4];0));IF(MOD([.$N$3];12)=11;IF(12&lt;[.D10];ROUNDUP([.$N$4];0);ROUNDDOWN([.$N$4];0));ORG.LIBREOFFICE.RAWSUBTRACT([.$N$4];ROUNDDOWN([.$N$4];0))))))))))))))+[.D10]" office:value-type="float" office:value="42" calcext:value-type="float">
            <text:p>42</text:p>
          </table:table-cell>
          <table:table-cell table:style-name="ce21" table:formula="of:=IF(MOD([.$N$3];12)=0;ROUNDDOWN([.$N$4];0);IF(MOD([.$N$3];12)=1;IF(132&lt;[.E10];ROUNDUP([.$N$4];0);ROUNDDOWN([.$N$4];0));IF(MOD([.$N$3];12)=2;IF(120&lt;[.E10];ROUNDUP([.$N$4];0);ROUNDDOWN([.$N$4];0));IF(MOD([.$N$3];12)=3;IF(108&lt;[.E10];ROUNDUP([.$N$4];0);ROUNDDOWN([.$N$4];0));IF(MOD([.$N$3];12)=4;IF(96&lt;[.E10];ROUNDUP([.$N$4];0);ROUNDDOWN([.$N$4];0));IF(MOD([.$N$3];12)=5;IF(84&lt;[.E10];ROUNDUP([.$N$4];0);ROUNDDOWN([.$N$4];0));IF(MOD([.$N$3];12)=6;IF(72&lt;[.E10];ROUNDUP([.$N$4];0);ROUNDDOWN([.$N$4];0));IF(MOD([.$N$3];12)=7;IF(60&lt;[.E10];ROUNDUP([.$N$4];0);ROUNDDOWN([.$N$4];0));IF(MOD([.$N$3];12)=8;IF(48&lt;[.E10];ROUNDUP([.$N$4];0);ROUNDDOWN([.$N$4];0));IF(MOD([.$N$3];12)=9;IF(36&lt;[.E10];ROUNDUP([.$N$4];0);ROUNDDOWN([.$N$4];0));IF(MOD([.$N$3];12)=10;IF(24&lt;[.E10];ROUNDUP([.$N$4];0);ROUNDDOWN([.$N$4];0));IF(MOD([.$N$3];12)=11;IF(12&lt;[.E10];ROUNDUP([.$N$4];0);ROUNDDOWN([.$N$4];0));ORG.LIBREOFFICE.RAWSUBTRACT([.$N$4];ROUNDDOWN([.$N$4];0))))))))))))))+[.E10]" office:value-type="float" office:value="48" calcext:value-type="float">
            <text:p>48</text:p>
          </table:table-cell>
          <table:table-cell table:style-name="ce21" table:formula="of:=IF(MOD([.$N$3];12)=0;ROUNDDOWN([.$N$4];0);IF(MOD([.$N$3];12)=1;IF(132&lt;[.F10];ROUNDUP([.$N$4];0);ROUNDDOWN([.$N$4];0));IF(MOD([.$N$3];12)=2;IF(120&lt;[.F10];ROUNDUP([.$N$4];0);ROUNDDOWN([.$N$4];0));IF(MOD([.$N$3];12)=3;IF(108&lt;[.F10];ROUNDUP([.$N$4];0);ROUNDDOWN([.$N$4];0));IF(MOD([.$N$3];12)=4;IF(96&lt;[.F10];ROUNDUP([.$N$4];0);ROUNDDOWN([.$N$4];0));IF(MOD([.$N$3];12)=5;IF(84&lt;[.F10];ROUNDUP([.$N$4];0);ROUNDDOWN([.$N$4];0));IF(MOD([.$N$3];12)=6;IF(72&lt;[.F10];ROUNDUP([.$N$4];0);ROUNDDOWN([.$N$4];0));IF(MOD([.$N$3];12)=7;IF(60&lt;[.F10];ROUNDUP([.$N$4];0);ROUNDDOWN([.$N$4];0));IF(MOD([.$N$3];12)=8;IF(48&lt;[.F10];ROUNDUP([.$N$4];0);ROUNDDOWN([.$N$4];0));IF(MOD([.$N$3];12)=9;IF(36&lt;[.F10];ROUNDUP([.$N$4];0);ROUNDDOWN([.$N$4];0));IF(MOD([.$N$3];12)=10;IF(24&lt;[.F10];ROUNDUP([.$N$4];0);ROUNDDOWN([.$N$4];0));IF(MOD([.$N$3];12)=11;IF(12&lt;[.F10];ROUNDUP([.$N$4];0);ROUNDDOWN([.$N$4];0));ORG.LIBREOFFICE.RAWSUBTRACT([.$N$4];ROUNDDOWN([.$N$4];0))))))))))))))+[.F10]" office:value-type="float" office:value="107" calcext:value-type="float">
            <text:p>107</text:p>
          </table:table-cell>
          <table:table-cell table:style-name="ce21" table:formula="of:=IF(MOD([.$N$3];12)=0;ROUNDDOWN([.$N$4];0);IF(MOD([.$N$3];12)=1;IF(132&lt;[.G10];ROUNDUP([.$N$4];0);ROUNDDOWN([.$N$4];0));IF(MOD([.$N$3];12)=2;IF(120&lt;[.G10];ROUNDUP([.$N$4];0);ROUNDDOWN([.$N$4];0));IF(MOD([.$N$3];12)=3;IF(108&lt;[.G10];ROUNDUP([.$N$4];0);ROUNDDOWN([.$N$4];0));IF(MOD([.$N$3];12)=4;IF(96&lt;[.G10];ROUNDUP([.$N$4];0);ROUNDDOWN([.$N$4];0));IF(MOD([.$N$3];12)=5;IF(84&lt;[.G10];ROUNDUP([.$N$4];0);ROUNDDOWN([.$N$4];0));IF(MOD([.$N$3];12)=6;IF(72&lt;[.G10];ROUNDUP([.$N$4];0);ROUNDDOWN([.$N$4];0));IF(MOD([.$N$3];12)=7;IF(60&lt;[.G10];ROUNDUP([.$N$4];0);ROUNDDOWN([.$N$4];0));IF(MOD([.$N$3];12)=8;IF(48&lt;[.G10];ROUNDUP([.$N$4];0);ROUNDDOWN([.$N$4];0));IF(MOD([.$N$3];12)=9;IF(36&lt;[.G10];ROUNDUP([.$N$4];0);ROUNDDOWN([.$N$4];0));IF(MOD([.$N$3];12)=10;IF(24&lt;[.G10];ROUNDUP([.$N$4];0);ROUNDDOWN([.$N$4];0));IF(MOD([.$N$3];12)=11;IF(12&lt;[.G10];ROUNDUP([.$N$4];0);ROUNDDOWN([.$N$4];0));ORG.LIBREOFFICE.RAWSUBTRACT([.$N$4];ROUNDDOWN([.$N$4];0))))))))))))))+[.G10]" office:value-type="float" office:value="46" calcext:value-type="float">
            <text:p>46</text:p>
          </table:table-cell>
          <table:table-cell table:style-name="ce21" table:formula="of:=IF(MOD([.$N$3];12)=0;ROUNDDOWN([.$N$4];0);IF(MOD([.$N$3];12)=1;IF(132&lt;[.H10];ROUNDUP([.$N$4];0);ROUNDDOWN([.$N$4];0));IF(MOD([.$N$3];12)=2;IF(120&lt;[.H10];ROUNDUP([.$N$4];0);ROUNDDOWN([.$N$4];0));IF(MOD([.$N$3];12)=3;IF(108&lt;[.H10];ROUNDUP([.$N$4];0);ROUNDDOWN([.$N$4];0));IF(MOD([.$N$3];12)=4;IF(96&lt;[.H10];ROUNDUP([.$N$4];0);ROUNDDOWN([.$N$4];0));IF(MOD([.$N$3];12)=5;IF(84&lt;[.H10];ROUNDUP([.$N$4];0);ROUNDDOWN([.$N$4];0));IF(MOD([.$N$3];12)=6;IF(72&lt;[.H10];ROUNDUP([.$N$4];0);ROUNDDOWN([.$N$4];0));IF(MOD([.$N$3];12)=7;IF(60&lt;[.H10];ROUNDUP([.$N$4];0);ROUNDDOWN([.$N$4];0));IF(MOD([.$N$3];12)=8;IF(48&lt;[.H10];ROUNDUP([.$N$4];0);ROUNDDOWN([.$N$4];0));IF(MOD([.$N$3];12)=9;IF(36&lt;[.H10];ROUNDUP([.$N$4];0);ROUNDDOWN([.$N$4];0));IF(MOD([.$N$3];12)=10;IF(24&lt;[.H10];ROUNDUP([.$N$4];0);ROUNDDOWN([.$N$4];0));IF(MOD([.$N$3];12)=11;IF(12&lt;[.H10];ROUNDUP([.$N$4];0);ROUNDDOWN([.$N$4];0));ORG.LIBREOFFICE.RAWSUBTRACT([.$N$4];ROUNDDOWN([.$N$4];0))))))))))))))+[.H10]" office:value-type="float" office:value="105" calcext:value-type="float">
            <text:p>105</text:p>
          </table:table-cell>
          <table:table-cell table:style-name="ce21" table:formula="of:=IF(MOD([.$N$3];12)=0;ROUNDDOWN([.$N$4];0);IF(MOD([.$N$3];12)=1;IF(132&lt;[.I10];ROUNDUP([.$N$4];0);ROUNDDOWN([.$N$4];0));IF(MOD([.$N$3];12)=2;IF(120&lt;[.I10];ROUNDUP([.$N$4];0);ROUNDDOWN([.$N$4];0));IF(MOD([.$N$3];12)=3;IF(108&lt;[.I10];ROUNDUP([.$N$4];0);ROUNDDOWN([.$N$4];0));IF(MOD([.$N$3];12)=4;IF(96&lt;[.I10];ROUNDUP([.$N$4];0);ROUNDDOWN([.$N$4];0));IF(MOD([.$N$3];12)=5;IF(84&lt;[.I10];ROUNDUP([.$N$4];0);ROUNDDOWN([.$N$4];0));IF(MOD([.$N$3];12)=6;IF(72&lt;[.I10];ROUNDUP([.$N$4];0);ROUNDDOWN([.$N$4];0));IF(MOD([.$N$3];12)=7;IF(60&lt;[.I10];ROUNDUP([.$N$4];0);ROUNDDOWN([.$N$4];0));IF(MOD([.$N$3];12)=8;IF(48&lt;[.I10];ROUNDUP([.$N$4];0);ROUNDDOWN([.$N$4];0));IF(MOD([.$N$3];12)=9;IF(36&lt;[.I10];ROUNDUP([.$N$4];0);ROUNDDOWN([.$N$4];0));IF(MOD([.$N$3];12)=10;IF(24&lt;[.I10];ROUNDUP([.$N$4];0);ROUNDDOWN([.$N$4];0));IF(MOD([.$N$3];12)=11;IF(12&lt;[.I10];ROUNDUP([.$N$4];0);ROUNDDOWN([.$N$4];0));ORG.LIBREOFFICE.RAWSUBTRACT([.$N$4];ROUNDDOWN([.$N$4];0))))))))))))))+[.I10]" office:value-type="float" office:value="104" calcext:value-type="float">
            <text:p>104</text:p>
          </table:table-cell>
          <table:table-cell table:style-name="ce21" table:formula="of:=IF(MOD([.$N$3];12)=0;ROUNDDOWN([.$N$4];0);IF(MOD([.$N$3];12)=1;IF(132&lt;[.J10];ROUNDUP([.$N$4];0);ROUNDDOWN([.$N$4];0));IF(MOD([.$N$3];12)=2;IF(120&lt;[.J10];ROUNDUP([.$N$4];0);ROUNDDOWN([.$N$4];0));IF(MOD([.$N$3];12)=3;IF(108&lt;[.J10];ROUNDUP([.$N$4];0);ROUNDDOWN([.$N$4];0));IF(MOD([.$N$3];12)=4;IF(96&lt;[.J10];ROUNDUP([.$N$4];0);ROUNDDOWN([.$N$4];0));IF(MOD([.$N$3];12)=5;IF(84&lt;[.J10];ROUNDUP([.$N$4];0);ROUNDDOWN([.$N$4];0));IF(MOD([.$N$3];12)=6;IF(72&lt;[.J10];ROUNDUP([.$N$4];0);ROUNDDOWN([.$N$4];0));IF(MOD([.$N$3];12)=7;IF(60&lt;[.J10];ROUNDUP([.$N$4];0);ROUNDDOWN([.$N$4];0));IF(MOD([.$N$3];12)=8;IF(48&lt;[.J10];ROUNDUP([.$N$4];0);ROUNDDOWN([.$N$4];0));IF(MOD([.$N$3];12)=9;IF(36&lt;[.J10];ROUNDUP([.$N$4];0);ROUNDDOWN([.$N$4];0));IF(MOD([.$N$3];12)=10;IF(24&lt;[.J10];ROUNDUP([.$N$4];0);ROUNDDOWN([.$N$4];0));IF(MOD([.$N$3];12)=11;IF(12&lt;[.J10];ROUNDUP([.$N$4];0);ROUNDDOWN([.$N$4];0));ORG.LIBREOFFICE.RAWSUBTRACT([.$N$4];ROUNDDOWN([.$N$4];0))))))))))))))+[.J10]" office:value-type="float" office:value="43" calcext:value-type="float">
            <text:p>43</text:p>
          </table:table-cell>
          <table:table-cell table:style-name="ce21" table:formula="of:=IF(MOD([.$N$3];12)=0;ROUNDDOWN([.$N$4];0);IF(MOD([.$N$3];12)=1;IF(132&lt;[.K10];ROUNDUP([.$N$4];0);ROUNDDOWN([.$N$4];0));IF(MOD([.$N$3];12)=2;IF(120&lt;[.K10];ROUNDUP([.$N$4];0);ROUNDDOWN([.$N$4];0));IF(MOD([.$N$3];12)=3;IF(108&lt;[.K10];ROUNDUP([.$N$4];0);ROUNDDOWN([.$N$4];0));IF(MOD([.$N$3];12)=4;IF(96&lt;[.K10];ROUNDUP([.$N$4];0);ROUNDDOWN([.$N$4];0));IF(MOD([.$N$3];12)=5;IF(84&lt;[.K10];ROUNDUP([.$N$4];0);ROUNDDOWN([.$N$4];0));IF(MOD([.$N$3];12)=6;IF(72&lt;[.K10];ROUNDUP([.$N$4];0);ROUNDDOWN([.$N$4];0));IF(MOD([.$N$3];12)=7;IF(60&lt;[.K10];ROUNDUP([.$N$4];0);ROUNDDOWN([.$N$4];0));IF(MOD([.$N$3];12)=8;IF(48&lt;[.K10];ROUNDUP([.$N$4];0);ROUNDDOWN([.$N$4];0));IF(MOD([.$N$3];12)=9;IF(36&lt;[.K10];ROUNDUP([.$N$4];0);ROUNDDOWN([.$N$4];0));IF(MOD([.$N$3];12)=10;IF(24&lt;[.K10];ROUNDUP([.$N$4];0);ROUNDDOWN([.$N$4];0));IF(MOD([.$N$3];12)=11;IF(12&lt;[.K10];ROUNDUP([.$N$4];0);ROUNDDOWN([.$N$4];0));ORG.LIBREOFFICE.RAWSUBTRACT([.$N$4];ROUNDDOWN([.$N$4];0))))))))))))))+[.K10]" office:value-type="float" office:value="109" calcext:value-type="float">
            <text:p>109</text:p>
          </table:table-cell>
          <table:table-cell table:style-name="ce21" table:formula="of:=IF(MOD([.$N$3];12)=0;ROUNDDOWN([.$N$4];0);IF(MOD([.$N$3];12)=1;IF(132&lt;[.L10];ROUNDUP([.$N$4];0);ROUNDDOWN([.$N$4];0));IF(MOD([.$N$3];12)=2;IF(120&lt;[.L10];ROUNDUP([.$N$4];0);ROUNDDOWN([.$N$4];0));IF(MOD([.$N$3];12)=3;IF(108&lt;[.L10];ROUNDUP([.$N$4];0);ROUNDDOWN([.$N$4];0));IF(MOD([.$N$3];12)=4;IF(96&lt;[.L10];ROUNDUP([.$N$4];0);ROUNDDOWN([.$N$4];0));IF(MOD([.$N$3];12)=5;IF(84&lt;[.L10];ROUNDUP([.$N$4];0);ROUNDDOWN([.$N$4];0));IF(MOD([.$N$3];12)=6;IF(72&lt;[.L10];ROUNDUP([.$N$4];0);ROUNDDOWN([.$N$4];0));IF(MOD([.$N$3];12)=7;IF(60&lt;[.L10];ROUNDUP([.$N$4];0);ROUNDDOWN([.$N$4];0));IF(MOD([.$N$3];12)=8;IF(48&lt;[.L10];ROUNDUP([.$N$4];0);ROUNDDOWN([.$N$4];0));IF(MOD([.$N$3];12)=9;IF(36&lt;[.L10];ROUNDUP([.$N$4];0);ROUNDDOWN([.$N$4];0));IF(MOD([.$N$3];12)=10;IF(24&lt;[.L10];ROUNDUP([.$N$4];0);ROUNDDOWN([.$N$4];0));IF(MOD([.$N$3];12)=11;IF(12&lt;[.L10];ROUNDUP([.$N$4];0);ROUNDDOWN([.$N$4];0));ORG.LIBREOFFICE.RAWSUBTRACT([.$N$4];ROUNDDOWN([.$N$4];0))))))))))))))+[.L10]" office:value-type="float" office:value="41" calcext:value-type="float">
            <text:p>41</text:p>
          </table:table-cell>
          <table:table-cell table:style-name="ce21" table:formula="of:=IF(MOD([.$N$3];12)=0;ROUNDDOWN([.$N$4];0);IF(MOD([.$N$3];12)=1;IF(132&lt;[.M10];ROUNDUP([.$N$4];0);ROUNDDOWN([.$N$4];0));IF(MOD([.$N$3];12)=2;IF(120&lt;[.M10];ROUNDUP([.$N$4];0);ROUNDDOWN([.$N$4];0));IF(MOD([.$N$3];12)=3;IF(108&lt;[.M10];ROUNDUP([.$N$4];0);ROUNDDOWN([.$N$4];0));IF(MOD([.$N$3];12)=4;IF(96&lt;[.M10];ROUNDUP([.$N$4];0);ROUNDDOWN([.$N$4];0));IF(MOD([.$N$3];12)=5;IF(84&lt;[.M10];ROUNDUP([.$N$4];0);ROUNDDOWN([.$N$4];0));IF(MOD([.$N$3];12)=6;IF(72&lt;[.M10];ROUNDUP([.$N$4];0);ROUNDDOWN([.$N$4];0));IF(MOD([.$N$3];12)=7;IF(60&lt;[.M10];ROUNDUP([.$N$4];0);ROUNDDOWN([.$N$4];0));IF(MOD([.$N$3];12)=8;IF(48&lt;[.M10];ROUNDUP([.$N$4];0);ROUNDDOWN([.$N$4];0));IF(MOD([.$N$3];12)=9;IF(36&lt;[.M10];ROUNDUP([.$N$4];0);ROUNDDOWN([.$N$4];0));IF(MOD([.$N$3];12)=10;IF(24&lt;[.M10];ROUNDUP([.$N$4];0);ROUNDDOWN([.$N$4];0));IF(MOD([.$N$3];12)=11;IF(12&lt;[.M10];ROUNDUP([.$N$4];0);ROUNDDOWN([.$N$4];0));ORG.LIBREOFFICE.RAWSUBTRACT([.$N$4];ROUNDDOWN([.$N$4];0))))))))))))))+[.M10]" office:value-type="float" office:value="111" calcext:value-type="float">
            <text:p>111</text:p>
          </table:table-cell>
          <table:table-cell table:style-name="ce22" table:formula="of:=SUM([.B23:.M23])"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11];ROUNDUP([.$N$4];0);ROUNDDOWN([.$N$4];0));IF(MOD([.$N$3];12)=2;IF(120&lt;[.B11];ROUNDUP([.$N$4];0);ROUNDDOWN([.$N$4];0));IF(MOD([.$N$3];12)=3;IF(108&lt;[.B11];ROUNDUP([.$N$4];0);ROUNDDOWN([.$N$4];0));IF(MOD([.$N$3];12)=4;IF(96&lt;[.B11];ROUNDUP([.$N$4];0);ROUNDDOWN([.$N$4];0));IF(MOD([.$N$3];12)=5;IF(84&lt;[.B11];ROUNDUP([.$N$4];0);ROUNDDOWN([.$N$4];0));IF(MOD([.$N$3];12)=6;IF(72&lt;[.B11];ROUNDUP([.$N$4];0);ROUNDDOWN([.$N$4];0));IF(MOD([.$N$3];12)=7;IF(60&lt;[.B11];ROUNDUP([.$N$4];0);ROUNDDOWN([.$N$4];0));IF(MOD([.$N$3];12)=8;IF(48&lt;[.B11];ROUNDUP([.$N$4];0);ROUNDDOWN([.$N$4];0));IF(MOD([.$N$3];12)=9;IF(36&lt;[.B11];ROUNDUP([.$N$4];0);ROUNDDOWN([.$N$4];0));IF(MOD([.$N$3];12)=10;IF(24&lt;[.B11];ROUNDUP([.$N$4];0);ROUNDDOWN([.$N$4];0));IF(MOD([.$N$3];12)=11;IF(12&lt;[.B11];ROUNDUP([.$N$4];0);ROUNDDOWN([.$N$4];0));ORG.LIBREOFFICE.RAWSUBTRACT([.$N$4];ROUNDDOWN([.$N$4];0))))))))))))))+[.B11]" office:value-type="float" office:value="123" calcext:value-type="float">
            <text:p>123</text:p>
          </table:table-cell>
          <table:table-cell table:style-name="ce21" table:formula="of:=IF(MOD([.$N$3];12)=0;ROUNDDOWN([.$N$4];0);IF(MOD([.$N$3];12)=1;IF(132&lt;[.C11];ROUNDUP([.$N$4];0);ROUNDDOWN([.$N$4];0));IF(MOD([.$N$3];12)=2;IF(120&lt;[.C11];ROUNDUP([.$N$4];0);ROUNDDOWN([.$N$4];0));IF(MOD([.$N$3];12)=3;IF(108&lt;[.C11];ROUNDUP([.$N$4];0);ROUNDDOWN([.$N$4];0));IF(MOD([.$N$3];12)=4;IF(96&lt;[.C11];ROUNDUP([.$N$4];0);ROUNDDOWN([.$N$4];0));IF(MOD([.$N$3];12)=5;IF(84&lt;[.C11];ROUNDUP([.$N$4];0);ROUNDDOWN([.$N$4];0));IF(MOD([.$N$3];12)=6;IF(72&lt;[.C11];ROUNDUP([.$N$4];0);ROUNDDOWN([.$N$4];0));IF(MOD([.$N$3];12)=7;IF(60&lt;[.C11];ROUNDUP([.$N$4];0);ROUNDDOWN([.$N$4];0));IF(MOD([.$N$3];12)=8;IF(48&lt;[.C11];ROUNDUP([.$N$4];0);ROUNDDOWN([.$N$4];0));IF(MOD([.$N$3];12)=9;IF(36&lt;[.C11];ROUNDUP([.$N$4];0);ROUNDDOWN([.$N$4];0));IF(MOD([.$N$3];12)=10;IF(24&lt;[.C11];ROUNDUP([.$N$4];0);ROUNDDOWN([.$N$4];0));IF(MOD([.$N$3];12)=11;IF(12&lt;[.C11];ROUNDUP([.$N$4];0);ROUNDDOWN([.$N$4];0));ORG.LIBREOFFICE.RAWSUBTRACT([.$N$4];ROUNDDOWN([.$N$4];0))))))))))))))+[.C11]" office:value-type="float" office:value="28" calcext:value-type="float">
            <text:p>28</text:p>
          </table:table-cell>
          <table:table-cell table:style-name="ce21" table:formula="of:=IF(MOD([.$N$3];12)=0;ROUNDDOWN([.$N$4];0);IF(MOD([.$N$3];12)=1;IF(132&lt;[.D11];ROUNDUP([.$N$4];0);ROUNDDOWN([.$N$4];0));IF(MOD([.$N$3];12)=2;IF(120&lt;[.D11];ROUNDUP([.$N$4];0);ROUNDDOWN([.$N$4];0));IF(MOD([.$N$3];12)=3;IF(108&lt;[.D11];ROUNDUP([.$N$4];0);ROUNDDOWN([.$N$4];0));IF(MOD([.$N$3];12)=4;IF(96&lt;[.D11];ROUNDUP([.$N$4];0);ROUNDDOWN([.$N$4];0));IF(MOD([.$N$3];12)=5;IF(84&lt;[.D11];ROUNDUP([.$N$4];0);ROUNDDOWN([.$N$4];0));IF(MOD([.$N$3];12)=6;IF(72&lt;[.D11];ROUNDUP([.$N$4];0);ROUNDDOWN([.$N$4];0));IF(MOD([.$N$3];12)=7;IF(60&lt;[.D11];ROUNDUP([.$N$4];0);ROUNDDOWN([.$N$4];0));IF(MOD([.$N$3];12)=8;IF(48&lt;[.D11];ROUNDUP([.$N$4];0);ROUNDDOWN([.$N$4];0));IF(MOD([.$N$3];12)=9;IF(36&lt;[.D11];ROUNDUP([.$N$4];0);ROUNDDOWN([.$N$4];0));IF(MOD([.$N$3];12)=10;IF(24&lt;[.D11];ROUNDUP([.$N$4];0);ROUNDDOWN([.$N$4];0));IF(MOD([.$N$3];12)=11;IF(12&lt;[.D11];ROUNDUP([.$N$4];0);ROUNDDOWN([.$N$4];0));ORG.LIBREOFFICE.RAWSUBTRACT([.$N$4];ROUNDDOWN([.$N$4];0))))))))))))))+[.D11]" office:value-type="float" office:value="36" calcext:value-type="float">
            <text:p>36</text:p>
          </table:table-cell>
          <table:table-cell table:style-name="ce21" table:formula="of:=IF(MOD([.$N$3];12)=0;ROUNDDOWN([.$N$4];0);IF(MOD([.$N$3];12)=1;IF(132&lt;[.E11];ROUNDUP([.$N$4];0);ROUNDDOWN([.$N$4];0));IF(MOD([.$N$3];12)=2;IF(120&lt;[.E11];ROUNDUP([.$N$4];0);ROUNDDOWN([.$N$4];0));IF(MOD([.$N$3];12)=3;IF(108&lt;[.E11];ROUNDUP([.$N$4];0);ROUNDDOWN([.$N$4];0));IF(MOD([.$N$3];12)=4;IF(96&lt;[.E11];ROUNDUP([.$N$4];0);ROUNDDOWN([.$N$4];0));IF(MOD([.$N$3];12)=5;IF(84&lt;[.E11];ROUNDUP([.$N$4];0);ROUNDDOWN([.$N$4];0));IF(MOD([.$N$3];12)=6;IF(72&lt;[.E11];ROUNDUP([.$N$4];0);ROUNDDOWN([.$N$4];0));IF(MOD([.$N$3];12)=7;IF(60&lt;[.E11];ROUNDUP([.$N$4];0);ROUNDDOWN([.$N$4];0));IF(MOD([.$N$3];12)=8;IF(48&lt;[.E11];ROUNDUP([.$N$4];0);ROUNDDOWN([.$N$4];0));IF(MOD([.$N$3];12)=9;IF(36&lt;[.E11];ROUNDUP([.$N$4];0);ROUNDDOWN([.$N$4];0));IF(MOD([.$N$3];12)=10;IF(24&lt;[.E11];ROUNDUP([.$N$4];0);ROUNDDOWN([.$N$4];0));IF(MOD([.$N$3];12)=11;IF(12&lt;[.E11];ROUNDUP([.$N$4];0);ROUNDDOWN([.$N$4];0));ORG.LIBREOFFICE.RAWSUBTRACT([.$N$4];ROUNDDOWN([.$N$4];0))))))))))))))+[.E11]" office:value-type="float" office:value="120" calcext:value-type="float">
            <text:p>120</text:p>
          </table:table-cell>
          <table:table-cell table:style-name="ce21" table:formula="of:=IF(MOD([.$N$3];12)=0;ROUNDDOWN([.$N$4];0);IF(MOD([.$N$3];12)=1;IF(132&lt;[.F11];ROUNDUP([.$N$4];0);ROUNDDOWN([.$N$4];0));IF(MOD([.$N$3];12)=2;IF(120&lt;[.F11];ROUNDUP([.$N$4];0);ROUNDDOWN([.$N$4];0));IF(MOD([.$N$3];12)=3;IF(108&lt;[.F11];ROUNDUP([.$N$4];0);ROUNDDOWN([.$N$4];0));IF(MOD([.$N$3];12)=4;IF(96&lt;[.F11];ROUNDUP([.$N$4];0);ROUNDDOWN([.$N$4];0));IF(MOD([.$N$3];12)=5;IF(84&lt;[.F11];ROUNDUP([.$N$4];0);ROUNDDOWN([.$N$4];0));IF(MOD([.$N$3];12)=6;IF(72&lt;[.F11];ROUNDUP([.$N$4];0);ROUNDDOWN([.$N$4];0));IF(MOD([.$N$3];12)=7;IF(60&lt;[.F11];ROUNDUP([.$N$4];0);ROUNDDOWN([.$N$4];0));IF(MOD([.$N$3];12)=8;IF(48&lt;[.F11];ROUNDUP([.$N$4];0);ROUNDDOWN([.$N$4];0));IF(MOD([.$N$3];12)=9;IF(36&lt;[.F11];ROUNDUP([.$N$4];0);ROUNDDOWN([.$N$4];0));IF(MOD([.$N$3];12)=10;IF(24&lt;[.F11];ROUNDUP([.$N$4];0);ROUNDDOWN([.$N$4];0));IF(MOD([.$N$3];12)=11;IF(12&lt;[.F11];ROUNDUP([.$N$4];0);ROUNDDOWN([.$N$4];0));ORG.LIBREOFFICE.RAWSUBTRACT([.$N$4];ROUNDDOWN([.$N$4];0))))))))))))))+[.F11]" office:value-type="float" office:value="31" calcext:value-type="float">
            <text:p>31</text:p>
          </table:table-cell>
          <table:table-cell table:style-name="ce21" table:formula="of:=IF(MOD([.$N$3];12)=0;ROUNDDOWN([.$N$4];0);IF(MOD([.$N$3];12)=1;IF(132&lt;[.G11];ROUNDUP([.$N$4];0);ROUNDDOWN([.$N$4];0));IF(MOD([.$N$3];12)=2;IF(120&lt;[.G11];ROUNDUP([.$N$4];0);ROUNDDOWN([.$N$4];0));IF(MOD([.$N$3];12)=3;IF(108&lt;[.G11];ROUNDUP([.$N$4];0);ROUNDDOWN([.$N$4];0));IF(MOD([.$N$3];12)=4;IF(96&lt;[.G11];ROUNDUP([.$N$4];0);ROUNDDOWN([.$N$4];0));IF(MOD([.$N$3];12)=5;IF(84&lt;[.G11];ROUNDUP([.$N$4];0);ROUNDDOWN([.$N$4];0));IF(MOD([.$N$3];12)=6;IF(72&lt;[.G11];ROUNDUP([.$N$4];0);ROUNDDOWN([.$N$4];0));IF(MOD([.$N$3];12)=7;IF(60&lt;[.G11];ROUNDUP([.$N$4];0);ROUNDDOWN([.$N$4];0));IF(MOD([.$N$3];12)=8;IF(48&lt;[.G11];ROUNDUP([.$N$4];0);ROUNDDOWN([.$N$4];0));IF(MOD([.$N$3];12)=9;IF(36&lt;[.G11];ROUNDUP([.$N$4];0);ROUNDDOWN([.$N$4];0));IF(MOD([.$N$3];12)=10;IF(24&lt;[.G11];ROUNDUP([.$N$4];0);ROUNDDOWN([.$N$4];0));IF(MOD([.$N$3];12)=11;IF(12&lt;[.G11];ROUNDUP([.$N$4];0);ROUNDDOWN([.$N$4];0));ORG.LIBREOFFICE.RAWSUBTRACT([.$N$4];ROUNDDOWN([.$N$4];0))))))))))))))+[.G11]" office:value-type="float" office:value="117" calcext:value-type="float">
            <text:p>117</text:p>
          </table:table-cell>
          <table:table-cell table:style-name="ce21" table:formula="of:=IF(MOD([.$N$3];12)=0;ROUNDDOWN([.$N$4];0);IF(MOD([.$N$3];12)=1;IF(132&lt;[.H11];ROUNDUP([.$N$4];0);ROUNDDOWN([.$N$4];0));IF(MOD([.$N$3];12)=2;IF(120&lt;[.H11];ROUNDUP([.$N$4];0);ROUNDDOWN([.$N$4];0));IF(MOD([.$N$3];12)=3;IF(108&lt;[.H11];ROUNDUP([.$N$4];0);ROUNDDOWN([.$N$4];0));IF(MOD([.$N$3];12)=4;IF(96&lt;[.H11];ROUNDUP([.$N$4];0);ROUNDDOWN([.$N$4];0));IF(MOD([.$N$3];12)=5;IF(84&lt;[.H11];ROUNDUP([.$N$4];0);ROUNDDOWN([.$N$4];0));IF(MOD([.$N$3];12)=6;IF(72&lt;[.H11];ROUNDUP([.$N$4];0);ROUNDDOWN([.$N$4];0));IF(MOD([.$N$3];12)=7;IF(60&lt;[.H11];ROUNDUP([.$N$4];0);ROUNDDOWN([.$N$4];0));IF(MOD([.$N$3];12)=8;IF(48&lt;[.H11];ROUNDUP([.$N$4];0);ROUNDDOWN([.$N$4];0));IF(MOD([.$N$3];12)=9;IF(36&lt;[.H11];ROUNDUP([.$N$4];0);ROUNDDOWN([.$N$4];0));IF(MOD([.$N$3];12)=10;IF(24&lt;[.H11];ROUNDUP([.$N$4];0);ROUNDDOWN([.$N$4];0));IF(MOD([.$N$3];12)=11;IF(12&lt;[.H11];ROUNDUP([.$N$4];0);ROUNDDOWN([.$N$4];0));ORG.LIBREOFFICE.RAWSUBTRACT([.$N$4];ROUNDDOWN([.$N$4];0))))))))))))))+[.H11]" office:value-type="float" office:value="118" calcext:value-type="float">
            <text:p>118</text:p>
          </table:table-cell>
          <table:table-cell table:style-name="ce21" table:formula="of:=IF(MOD([.$N$3];12)=0;ROUNDDOWN([.$N$4];0);IF(MOD([.$N$3];12)=1;IF(132&lt;[.I11];ROUNDUP([.$N$4];0);ROUNDDOWN([.$N$4];0));IF(MOD([.$N$3];12)=2;IF(120&lt;[.I11];ROUNDUP([.$N$4];0);ROUNDDOWN([.$N$4];0));IF(MOD([.$N$3];12)=3;IF(108&lt;[.I11];ROUNDUP([.$N$4];0);ROUNDDOWN([.$N$4];0));IF(MOD([.$N$3];12)=4;IF(96&lt;[.I11];ROUNDUP([.$N$4];0);ROUNDDOWN([.$N$4];0));IF(MOD([.$N$3];12)=5;IF(84&lt;[.I11];ROUNDUP([.$N$4];0);ROUNDDOWN([.$N$4];0));IF(MOD([.$N$3];12)=6;IF(72&lt;[.I11];ROUNDUP([.$N$4];0);ROUNDDOWN([.$N$4];0));IF(MOD([.$N$3];12)=7;IF(60&lt;[.I11];ROUNDUP([.$N$4];0);ROUNDDOWN([.$N$4];0));IF(MOD([.$N$3];12)=8;IF(48&lt;[.I11];ROUNDUP([.$N$4];0);ROUNDDOWN([.$N$4];0));IF(MOD([.$N$3];12)=9;IF(36&lt;[.I11];ROUNDUP([.$N$4];0);ROUNDDOWN([.$N$4];0));IF(MOD([.$N$3];12)=10;IF(24&lt;[.I11];ROUNDUP([.$N$4];0);ROUNDDOWN([.$N$4];0));IF(MOD([.$N$3];12)=11;IF(12&lt;[.I11];ROUNDUP([.$N$4];0);ROUNDDOWN([.$N$4];0));ORG.LIBREOFFICE.RAWSUBTRACT([.$N$4];ROUNDDOWN([.$N$4];0))))))))))))))+[.I11]" office:value-type="float" office:value="34" calcext:value-type="float">
            <text:p>34</text:p>
          </table:table-cell>
          <table:table-cell table:style-name="ce21" table:formula="of:=IF(MOD([.$N$3];12)=0;ROUNDDOWN([.$N$4];0);IF(MOD([.$N$3];12)=1;IF(132&lt;[.J11];ROUNDUP([.$N$4];0);ROUNDDOWN([.$N$4];0));IF(MOD([.$N$3];12)=2;IF(120&lt;[.J11];ROUNDUP([.$N$4];0);ROUNDDOWN([.$N$4];0));IF(MOD([.$N$3];12)=3;IF(108&lt;[.J11];ROUNDUP([.$N$4];0);ROUNDDOWN([.$N$4];0));IF(MOD([.$N$3];12)=4;IF(96&lt;[.J11];ROUNDUP([.$N$4];0);ROUNDDOWN([.$N$4];0));IF(MOD([.$N$3];12)=5;IF(84&lt;[.J11];ROUNDUP([.$N$4];0);ROUNDDOWN([.$N$4];0));IF(MOD([.$N$3];12)=6;IF(72&lt;[.J11];ROUNDUP([.$N$4];0);ROUNDDOWN([.$N$4];0));IF(MOD([.$N$3];12)=7;IF(60&lt;[.J11];ROUNDUP([.$N$4];0);ROUNDDOWN([.$N$4];0));IF(MOD([.$N$3];12)=8;IF(48&lt;[.J11];ROUNDUP([.$N$4];0);ROUNDDOWN([.$N$4];0));IF(MOD([.$N$3];12)=9;IF(36&lt;[.J11];ROUNDUP([.$N$4];0);ROUNDDOWN([.$N$4];0));IF(MOD([.$N$3];12)=10;IF(24&lt;[.J11];ROUNDUP([.$N$4];0);ROUNDDOWN([.$N$4];0));IF(MOD([.$N$3];12)=11;IF(12&lt;[.J11];ROUNDUP([.$N$4];0);ROUNDDOWN([.$N$4];0));ORG.LIBREOFFICE.RAWSUBTRACT([.$N$4];ROUNDDOWN([.$N$4];0))))))))))))))+[.J11]" office:value-type="float" office:value="115" calcext:value-type="float">
            <text:p>115</text:p>
          </table:table-cell>
          <table:table-cell table:style-name="ce21" table:formula="of:=IF(MOD([.$N$3];12)=0;ROUNDDOWN([.$N$4];0);IF(MOD([.$N$3];12)=1;IF(132&lt;[.K11];ROUNDUP([.$N$4];0);ROUNDDOWN([.$N$4];0));IF(MOD([.$N$3];12)=2;IF(120&lt;[.K11];ROUNDUP([.$N$4];0);ROUNDDOWN([.$N$4];0));IF(MOD([.$N$3];12)=3;IF(108&lt;[.K11];ROUNDUP([.$N$4];0);ROUNDDOWN([.$N$4];0));IF(MOD([.$N$3];12)=4;IF(96&lt;[.K11];ROUNDUP([.$N$4];0);ROUNDDOWN([.$N$4];0));IF(MOD([.$N$3];12)=5;IF(84&lt;[.K11];ROUNDUP([.$N$4];0);ROUNDDOWN([.$N$4];0));IF(MOD([.$N$3];12)=6;IF(72&lt;[.K11];ROUNDUP([.$N$4];0);ROUNDDOWN([.$N$4];0));IF(MOD([.$N$3];12)=7;IF(60&lt;[.K11];ROUNDUP([.$N$4];0);ROUNDDOWN([.$N$4];0));IF(MOD([.$N$3];12)=8;IF(48&lt;[.K11];ROUNDUP([.$N$4];0);ROUNDDOWN([.$N$4];0));IF(MOD([.$N$3];12)=9;IF(36&lt;[.K11];ROUNDUP([.$N$4];0);ROUNDDOWN([.$N$4];0));IF(MOD([.$N$3];12)=10;IF(24&lt;[.K11];ROUNDUP([.$N$4];0);ROUNDDOWN([.$N$4];0));IF(MOD([.$N$3];12)=11;IF(12&lt;[.K11];ROUNDUP([.$N$4];0);ROUNDDOWN([.$N$4];0));ORG.LIBREOFFICE.RAWSUBTRACT([.$N$4];ROUNDDOWN([.$N$4];0))))))))))))))+[.K11]" office:value-type="float" office:value="29" calcext:value-type="float">
            <text:p>29</text:p>
          </table:table-cell>
          <table:table-cell table:style-name="ce21" table:formula="of:=IF(MOD([.$N$3];12)=0;ROUNDDOWN([.$N$4];0);IF(MOD([.$N$3];12)=1;IF(132&lt;[.L11];ROUNDUP([.$N$4];0);ROUNDDOWN([.$N$4];0));IF(MOD([.$N$3];12)=2;IF(120&lt;[.L11];ROUNDUP([.$N$4];0);ROUNDDOWN([.$N$4];0));IF(MOD([.$N$3];12)=3;IF(108&lt;[.L11];ROUNDUP([.$N$4];0);ROUNDDOWN([.$N$4];0));IF(MOD([.$N$3];12)=4;IF(96&lt;[.L11];ROUNDUP([.$N$4];0);ROUNDDOWN([.$N$4];0));IF(MOD([.$N$3];12)=5;IF(84&lt;[.L11];ROUNDUP([.$N$4];0);ROUNDDOWN([.$N$4];0));IF(MOD([.$N$3];12)=6;IF(72&lt;[.L11];ROUNDUP([.$N$4];0);ROUNDDOWN([.$N$4];0));IF(MOD([.$N$3];12)=7;IF(60&lt;[.L11];ROUNDUP([.$N$4];0);ROUNDDOWN([.$N$4];0));IF(MOD([.$N$3];12)=8;IF(48&lt;[.L11];ROUNDUP([.$N$4];0);ROUNDDOWN([.$N$4];0));IF(MOD([.$N$3];12)=9;IF(36&lt;[.L11];ROUNDUP([.$N$4];0);ROUNDDOWN([.$N$4];0));IF(MOD([.$N$3];12)=10;IF(24&lt;[.L11];ROUNDUP([.$N$4];0);ROUNDDOWN([.$N$4];0));IF(MOD([.$N$3];12)=11;IF(12&lt;[.L11];ROUNDUP([.$N$4];0);ROUNDDOWN([.$N$4];0));ORG.LIBREOFFICE.RAWSUBTRACT([.$N$4];ROUNDDOWN([.$N$4];0))))))))))))))+[.L11]" office:value-type="float" office:value="122" calcext:value-type="float">
            <text:p>122</text:p>
          </table:table-cell>
          <table:table-cell table:style-name="ce21" table:formula="of:=IF(MOD([.$N$3];12)=0;ROUNDDOWN([.$N$4];0);IF(MOD([.$N$3];12)=1;IF(132&lt;[.M11];ROUNDUP([.$N$4];0);ROUNDDOWN([.$N$4];0));IF(MOD([.$N$3];12)=2;IF(120&lt;[.M11];ROUNDUP([.$N$4];0);ROUNDDOWN([.$N$4];0));IF(MOD([.$N$3];12)=3;IF(108&lt;[.M11];ROUNDUP([.$N$4];0);ROUNDDOWN([.$N$4];0));IF(MOD([.$N$3];12)=4;IF(96&lt;[.M11];ROUNDUP([.$N$4];0);ROUNDDOWN([.$N$4];0));IF(MOD([.$N$3];12)=5;IF(84&lt;[.M11];ROUNDUP([.$N$4];0);ROUNDDOWN([.$N$4];0));IF(MOD([.$N$3];12)=6;IF(72&lt;[.M11];ROUNDUP([.$N$4];0);ROUNDDOWN([.$N$4];0));IF(MOD([.$N$3];12)=7;IF(60&lt;[.M11];ROUNDUP([.$N$4];0);ROUNDDOWN([.$N$4];0));IF(MOD([.$N$3];12)=8;IF(48&lt;[.M11];ROUNDUP([.$N$4];0);ROUNDDOWN([.$N$4];0));IF(MOD([.$N$3];12)=9;IF(36&lt;[.M11];ROUNDUP([.$N$4];0);ROUNDDOWN([.$N$4];0));IF(MOD([.$N$3];12)=10;IF(24&lt;[.M11];ROUNDUP([.$N$4];0);ROUNDDOWN([.$N$4];0));IF(MOD([.$N$3];12)=11;IF(12&lt;[.M11];ROUNDUP([.$N$4];0);ROUNDDOWN([.$N$4];0));ORG.LIBREOFFICE.RAWSUBTRACT([.$N$4];ROUNDDOWN([.$N$4];0))))))))))))))+[.M11]" office:value-type="float" office:value="27" calcext:value-type="float">
            <text:p>27</text:p>
          </table:table-cell>
          <table:table-cell table:style-name="ce22" table:formula="of:=SUM([.B24:.M24])"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12];ROUNDUP([.$N$4];0);ROUNDDOWN([.$N$4];0));IF(MOD([.$N$3];12)=2;IF(120&lt;[.B12];ROUNDUP([.$N$4];0);ROUNDDOWN([.$N$4];0));IF(MOD([.$N$3];12)=3;IF(108&lt;[.B12];ROUNDUP([.$N$4];0);ROUNDDOWN([.$N$4];0));IF(MOD([.$N$3];12)=4;IF(96&lt;[.B12];ROUNDUP([.$N$4];0);ROUNDDOWN([.$N$4];0));IF(MOD([.$N$3];12)=5;IF(84&lt;[.B12];ROUNDUP([.$N$4];0);ROUNDDOWN([.$N$4];0));IF(MOD([.$N$3];12)=6;IF(72&lt;[.B12];ROUNDUP([.$N$4];0);ROUNDDOWN([.$N$4];0));IF(MOD([.$N$3];12)=7;IF(60&lt;[.B12];ROUNDUP([.$N$4];0);ROUNDDOWN([.$N$4];0));IF(MOD([.$N$3];12)=8;IF(48&lt;[.B12];ROUNDUP([.$N$4];0);ROUNDDOWN([.$N$4];0));IF(MOD([.$N$3];12)=9;IF(36&lt;[.B12];ROUNDUP([.$N$4];0);ROUNDDOWN([.$N$4];0));IF(MOD([.$N$3];12)=10;IF(24&lt;[.B12];ROUNDUP([.$N$4];0);ROUNDDOWN([.$N$4];0));IF(MOD([.$N$3];12)=11;IF(12&lt;[.B12];ROUNDUP([.$N$4];0);ROUNDDOWN([.$N$4];0));ORG.LIBREOFFICE.RAWSUBTRACT([.$N$4];ROUNDDOWN([.$N$4];0))))))))))))))+[.B12]" office:value-type="float" office:value="15" calcext:value-type="float">
            <text:p>15</text:p>
          </table:table-cell>
          <table:table-cell table:style-name="ce21" table:formula="of:=IF(MOD([.$N$3];12)=0;ROUNDDOWN([.$N$4];0);IF(MOD([.$N$3];12)=1;IF(132&lt;[.C12];ROUNDUP([.$N$4];0);ROUNDDOWN([.$N$4];0));IF(MOD([.$N$3];12)=2;IF(120&lt;[.C12];ROUNDUP([.$N$4];0);ROUNDDOWN([.$N$4];0));IF(MOD([.$N$3];12)=3;IF(108&lt;[.C12];ROUNDUP([.$N$4];0);ROUNDDOWN([.$N$4];0));IF(MOD([.$N$3];12)=4;IF(96&lt;[.C12];ROUNDUP([.$N$4];0);ROUNDDOWN([.$N$4];0));IF(MOD([.$N$3];12)=5;IF(84&lt;[.C12];ROUNDUP([.$N$4];0);ROUNDDOWN([.$N$4];0));IF(MOD([.$N$3];12)=6;IF(72&lt;[.C12];ROUNDUP([.$N$4];0);ROUNDDOWN([.$N$4];0));IF(MOD([.$N$3];12)=7;IF(60&lt;[.C12];ROUNDUP([.$N$4];0);ROUNDDOWN([.$N$4];0));IF(MOD([.$N$3];12)=8;IF(48&lt;[.C12];ROUNDUP([.$N$4];0);ROUNDDOWN([.$N$4];0));IF(MOD([.$N$3];12)=9;IF(36&lt;[.C12];ROUNDUP([.$N$4];0);ROUNDDOWN([.$N$4];0));IF(MOD([.$N$3];12)=10;IF(24&lt;[.C12];ROUNDUP([.$N$4];0);ROUNDDOWN([.$N$4];0));IF(MOD([.$N$3];12)=11;IF(12&lt;[.C12];ROUNDUP([.$N$4];0);ROUNDDOWN([.$N$4];0));ORG.LIBREOFFICE.RAWSUBTRACT([.$N$4];ROUNDDOWN([.$N$4];0))))))))))))))+[.C12]" office:value-type="float" office:value="25" calcext:value-type="float">
            <text:p>25</text:p>
          </table:table-cell>
          <table:table-cell table:style-name="ce21" table:formula="of:=IF(MOD([.$N$3];12)=0;ROUNDDOWN([.$N$4];0);IF(MOD([.$N$3];12)=1;IF(132&lt;[.D12];ROUNDUP([.$N$4];0);ROUNDDOWN([.$N$4];0));IF(MOD([.$N$3];12)=2;IF(120&lt;[.D12];ROUNDUP([.$N$4];0);ROUNDDOWN([.$N$4];0));IF(MOD([.$N$3];12)=3;IF(108&lt;[.D12];ROUNDUP([.$N$4];0);ROUNDDOWN([.$N$4];0));IF(MOD([.$N$3];12)=4;IF(96&lt;[.D12];ROUNDUP([.$N$4];0);ROUNDDOWN([.$N$4];0));IF(MOD([.$N$3];12)=5;IF(84&lt;[.D12];ROUNDUP([.$N$4];0);ROUNDDOWN([.$N$4];0));IF(MOD([.$N$3];12)=6;IF(72&lt;[.D12];ROUNDUP([.$N$4];0);ROUNDDOWN([.$N$4];0));IF(MOD([.$N$3];12)=7;IF(60&lt;[.D12];ROUNDUP([.$N$4];0);ROUNDDOWN([.$N$4];0));IF(MOD([.$N$3];12)=8;IF(48&lt;[.D12];ROUNDUP([.$N$4];0);ROUNDDOWN([.$N$4];0));IF(MOD([.$N$3];12)=9;IF(36&lt;[.D12];ROUNDUP([.$N$4];0);ROUNDDOWN([.$N$4];0));IF(MOD([.$N$3];12)=10;IF(24&lt;[.D12];ROUNDUP([.$N$4];0);ROUNDDOWN([.$N$4];0));IF(MOD([.$N$3];12)=11;IF(12&lt;[.D12];ROUNDUP([.$N$4];0);ROUNDDOWN([.$N$4];0));ORG.LIBREOFFICE.RAWSUBTRACT([.$N$4];ROUNDDOWN([.$N$4];0))))))))))))))+[.D12]" office:value-type="float" office:value="133" calcext:value-type="float">
            <text:p>133</text:p>
          </table:table-cell>
          <table:table-cell table:style-name="ce21" table:formula="of:=IF(MOD([.$N$3];12)=0;ROUNDDOWN([.$N$4];0);IF(MOD([.$N$3];12)=1;IF(132&lt;[.E12];ROUNDUP([.$N$4];0);ROUNDDOWN([.$N$4];0));IF(MOD([.$N$3];12)=2;IF(120&lt;[.E12];ROUNDUP([.$N$4];0);ROUNDDOWN([.$N$4];0));IF(MOD([.$N$3];12)=3;IF(108&lt;[.E12];ROUNDUP([.$N$4];0);ROUNDDOWN([.$N$4];0));IF(MOD([.$N$3];12)=4;IF(96&lt;[.E12];ROUNDUP([.$N$4];0);ROUNDDOWN([.$N$4];0));IF(MOD([.$N$3];12)=5;IF(84&lt;[.E12];ROUNDUP([.$N$4];0);ROUNDDOWN([.$N$4];0));IF(MOD([.$N$3];12)=6;IF(72&lt;[.E12];ROUNDUP([.$N$4];0);ROUNDDOWN([.$N$4];0));IF(MOD([.$N$3];12)=7;IF(60&lt;[.E12];ROUNDUP([.$N$4];0);ROUNDDOWN([.$N$4];0));IF(MOD([.$N$3];12)=8;IF(48&lt;[.E12];ROUNDUP([.$N$4];0);ROUNDDOWN([.$N$4];0));IF(MOD([.$N$3];12)=9;IF(36&lt;[.E12];ROUNDUP([.$N$4];0);ROUNDDOWN([.$N$4];0));IF(MOD([.$N$3];12)=10;IF(24&lt;[.E12];ROUNDUP([.$N$4];0);ROUNDDOWN([.$N$4];0));IF(MOD([.$N$3];12)=11;IF(12&lt;[.E12];ROUNDUP([.$N$4];0);ROUNDDOWN([.$N$4];0));ORG.LIBREOFFICE.RAWSUBTRACT([.$N$4];ROUNDDOWN([.$N$4];0))))))))))))))+[.E12]" office:value-type="float" office:value="18" calcext:value-type="float">
            <text:p>18</text:p>
          </table:table-cell>
          <table:table-cell table:style-name="ce21" table:formula="of:=IF(MOD([.$N$3];12)=0;ROUNDDOWN([.$N$4];0);IF(MOD([.$N$3];12)=1;IF(132&lt;[.F12];ROUNDUP([.$N$4];0);ROUNDDOWN([.$N$4];0));IF(MOD([.$N$3];12)=2;IF(120&lt;[.F12];ROUNDUP([.$N$4];0);ROUNDDOWN([.$N$4];0));IF(MOD([.$N$3];12)=3;IF(108&lt;[.F12];ROUNDUP([.$N$4];0);ROUNDDOWN([.$N$4];0));IF(MOD([.$N$3];12)=4;IF(96&lt;[.F12];ROUNDUP([.$N$4];0);ROUNDDOWN([.$N$4];0));IF(MOD([.$N$3];12)=5;IF(84&lt;[.F12];ROUNDUP([.$N$4];0);ROUNDDOWN([.$N$4];0));IF(MOD([.$N$3];12)=6;IF(72&lt;[.F12];ROUNDUP([.$N$4];0);ROUNDDOWN([.$N$4];0));IF(MOD([.$N$3];12)=7;IF(60&lt;[.F12];ROUNDUP([.$N$4];0);ROUNDDOWN([.$N$4];0));IF(MOD([.$N$3];12)=8;IF(48&lt;[.F12];ROUNDUP([.$N$4];0);ROUNDDOWN([.$N$4];0));IF(MOD([.$N$3];12)=9;IF(36&lt;[.F12];ROUNDUP([.$N$4];0);ROUNDDOWN([.$N$4];0));IF(MOD([.$N$3];12)=10;IF(24&lt;[.F12];ROUNDUP([.$N$4];0);ROUNDDOWN([.$N$4];0));IF(MOD([.$N$3];12)=11;IF(12&lt;[.F12];ROUNDUP([.$N$4];0);ROUNDDOWN([.$N$4];0));ORG.LIBREOFFICE.RAWSUBTRACT([.$N$4];ROUNDDOWN([.$N$4];0))))))))))))))+[.F12]" office:value-type="float" office:value="131" calcext:value-type="float">
            <text:p>131</text:p>
          </table:table-cell>
          <table:table-cell table:style-name="ce21" table:formula="of:=IF(MOD([.$N$3];12)=0;ROUNDDOWN([.$N$4];0);IF(MOD([.$N$3];12)=1;IF(132&lt;[.G12];ROUNDUP([.$N$4];0);ROUNDDOWN([.$N$4];0));IF(MOD([.$N$3];12)=2;IF(120&lt;[.G12];ROUNDUP([.$N$4];0);ROUNDDOWN([.$N$4];0));IF(MOD([.$N$3];12)=3;IF(108&lt;[.G12];ROUNDUP([.$N$4];0);ROUNDDOWN([.$N$4];0));IF(MOD([.$N$3];12)=4;IF(96&lt;[.G12];ROUNDUP([.$N$4];0);ROUNDDOWN([.$N$4];0));IF(MOD([.$N$3];12)=5;IF(84&lt;[.G12];ROUNDUP([.$N$4];0);ROUNDDOWN([.$N$4];0));IF(MOD([.$N$3];12)=6;IF(72&lt;[.G12];ROUNDUP([.$N$4];0);ROUNDDOWN([.$N$4];0));IF(MOD([.$N$3];12)=7;IF(60&lt;[.G12];ROUNDUP([.$N$4];0);ROUNDDOWN([.$N$4];0));IF(MOD([.$N$3];12)=8;IF(48&lt;[.G12];ROUNDUP([.$N$4];0);ROUNDDOWN([.$N$4];0));IF(MOD([.$N$3];12)=9;IF(36&lt;[.G12];ROUNDUP([.$N$4];0);ROUNDDOWN([.$N$4];0));IF(MOD([.$N$3];12)=10;IF(24&lt;[.G12];ROUNDUP([.$N$4];0);ROUNDDOWN([.$N$4];0));IF(MOD([.$N$3];12)=11;IF(12&lt;[.G12];ROUNDUP([.$N$4];0);ROUNDDOWN([.$N$4];0));ORG.LIBREOFFICE.RAWSUBTRACT([.$N$4];ROUNDDOWN([.$N$4];0))))))))))))))+[.G12]" office:value-type="float" office:value="21" calcext:value-type="float">
            <text:p>21</text:p>
          </table:table-cell>
          <table:table-cell table:style-name="ce21" table:formula="of:=IF(MOD([.$N$3];12)=0;ROUNDDOWN([.$N$4];0);IF(MOD([.$N$3];12)=1;IF(132&lt;[.H12];ROUNDUP([.$N$4];0);ROUNDDOWN([.$N$4];0));IF(MOD([.$N$3];12)=2;IF(120&lt;[.H12];ROUNDUP([.$N$4];0);ROUNDDOWN([.$N$4];0));IF(MOD([.$N$3];12)=3;IF(108&lt;[.H12];ROUNDUP([.$N$4];0);ROUNDDOWN([.$N$4];0));IF(MOD([.$N$3];12)=4;IF(96&lt;[.H12];ROUNDUP([.$N$4];0);ROUNDDOWN([.$N$4];0));IF(MOD([.$N$3];12)=5;IF(84&lt;[.H12];ROUNDUP([.$N$4];0);ROUNDDOWN([.$N$4];0));IF(MOD([.$N$3];12)=6;IF(72&lt;[.H12];ROUNDUP([.$N$4];0);ROUNDDOWN([.$N$4];0));IF(MOD([.$N$3];12)=7;IF(60&lt;[.H12];ROUNDUP([.$N$4];0);ROUNDDOWN([.$N$4];0));IF(MOD([.$N$3];12)=8;IF(48&lt;[.H12];ROUNDUP([.$N$4];0);ROUNDDOWN([.$N$4];0));IF(MOD([.$N$3];12)=9;IF(36&lt;[.H12];ROUNDUP([.$N$4];0);ROUNDDOWN([.$N$4];0));IF(MOD([.$N$3];12)=10;IF(24&lt;[.H12];ROUNDUP([.$N$4];0);ROUNDDOWN([.$N$4];0));IF(MOD([.$N$3];12)=11;IF(12&lt;[.H12];ROUNDUP([.$N$4];0);ROUNDDOWN([.$N$4];0));ORG.LIBREOFFICE.RAWSUBTRACT([.$N$4];ROUNDDOWN([.$N$4];0))))))))))))))+[.H12]" office:value-type="float" office:value="129" calcext:value-type="float">
            <text:p>129</text:p>
          </table:table-cell>
          <table:table-cell table:style-name="ce21" table:formula="of:=IF(MOD([.$N$3];12)=0;ROUNDDOWN([.$N$4];0);IF(MOD([.$N$3];12)=1;IF(132&lt;[.I12];ROUNDUP([.$N$4];0);ROUNDDOWN([.$N$4];0));IF(MOD([.$N$3];12)=2;IF(120&lt;[.I12];ROUNDUP([.$N$4];0);ROUNDDOWN([.$N$4];0));IF(MOD([.$N$3];12)=3;IF(108&lt;[.I12];ROUNDUP([.$N$4];0);ROUNDDOWN([.$N$4];0));IF(MOD([.$N$3];12)=4;IF(96&lt;[.I12];ROUNDUP([.$N$4];0);ROUNDDOWN([.$N$4];0));IF(MOD([.$N$3];12)=5;IF(84&lt;[.I12];ROUNDUP([.$N$4];0);ROUNDDOWN([.$N$4];0));IF(MOD([.$N$3];12)=6;IF(72&lt;[.I12];ROUNDUP([.$N$4];0);ROUNDDOWN([.$N$4];0));IF(MOD([.$N$3];12)=7;IF(60&lt;[.I12];ROUNDUP([.$N$4];0);ROUNDDOWN([.$N$4];0));IF(MOD([.$N$3];12)=8;IF(48&lt;[.I12];ROUNDUP([.$N$4];0);ROUNDDOWN([.$N$4];0));IF(MOD([.$N$3];12)=9;IF(36&lt;[.I12];ROUNDUP([.$N$4];0);ROUNDDOWN([.$N$4];0));IF(MOD([.$N$3];12)=10;IF(24&lt;[.I12];ROUNDUP([.$N$4];0);ROUNDDOWN([.$N$4];0));IF(MOD([.$N$3];12)=11;IF(12&lt;[.I12];ROUNDUP([.$N$4];0);ROUNDDOWN([.$N$4];0));ORG.LIBREOFFICE.RAWSUBTRACT([.$N$4];ROUNDDOWN([.$N$4];0))))))))))))))+[.I12]" office:value-type="float" office:value="128" calcext:value-type="float">
            <text:p>128</text:p>
          </table:table-cell>
          <table:table-cell table:style-name="ce21" table:formula="of:=IF(MOD([.$N$3];12)=0;ROUNDDOWN([.$N$4];0);IF(MOD([.$N$3];12)=1;IF(132&lt;[.J12];ROUNDUP([.$N$4];0);ROUNDDOWN([.$N$4];0));IF(MOD([.$N$3];12)=2;IF(120&lt;[.J12];ROUNDUP([.$N$4];0);ROUNDDOWN([.$N$4];0));IF(MOD([.$N$3];12)=3;IF(108&lt;[.J12];ROUNDUP([.$N$4];0);ROUNDDOWN([.$N$4];0));IF(MOD([.$N$3];12)=4;IF(96&lt;[.J12];ROUNDUP([.$N$4];0);ROUNDDOWN([.$N$4];0));IF(MOD([.$N$3];12)=5;IF(84&lt;[.J12];ROUNDUP([.$N$4];0);ROUNDDOWN([.$N$4];0));IF(MOD([.$N$3];12)=6;IF(72&lt;[.J12];ROUNDUP([.$N$4];0);ROUNDDOWN([.$N$4];0));IF(MOD([.$N$3];12)=7;IF(60&lt;[.J12];ROUNDUP([.$N$4];0);ROUNDDOWN([.$N$4];0));IF(MOD([.$N$3];12)=8;IF(48&lt;[.J12];ROUNDUP([.$N$4];0);ROUNDDOWN([.$N$4];0));IF(MOD([.$N$3];12)=9;IF(36&lt;[.J12];ROUNDUP([.$N$4];0);ROUNDDOWN([.$N$4];0));IF(MOD([.$N$3];12)=10;IF(24&lt;[.J12];ROUNDUP([.$N$4];0);ROUNDDOWN([.$N$4];0));IF(MOD([.$N$3];12)=11;IF(12&lt;[.J12];ROUNDUP([.$N$4];0);ROUNDDOWN([.$N$4];0));ORG.LIBREOFFICE.RAWSUBTRACT([.$N$4];ROUNDDOWN([.$N$4];0))))))))))))))+[.J12]" office:value-type="float" office:value="23" calcext:value-type="float">
            <text:p>23</text:p>
          </table:table-cell>
          <table:table-cell table:style-name="ce21" table:formula="of:=IF(MOD([.$N$3];12)=0;ROUNDDOWN([.$N$4];0);IF(MOD([.$N$3];12)=1;IF(132&lt;[.K12];ROUNDUP([.$N$4];0);ROUNDDOWN([.$N$4];0));IF(MOD([.$N$3];12)=2;IF(120&lt;[.K12];ROUNDUP([.$N$4];0);ROUNDDOWN([.$N$4];0));IF(MOD([.$N$3];12)=3;IF(108&lt;[.K12];ROUNDUP([.$N$4];0);ROUNDDOWN([.$N$4];0));IF(MOD([.$N$3];12)=4;IF(96&lt;[.K12];ROUNDUP([.$N$4];0);ROUNDDOWN([.$N$4];0));IF(MOD([.$N$3];12)=5;IF(84&lt;[.K12];ROUNDUP([.$N$4];0);ROUNDDOWN([.$N$4];0));IF(MOD([.$N$3];12)=6;IF(72&lt;[.K12];ROUNDUP([.$N$4];0);ROUNDDOWN([.$N$4];0));IF(MOD([.$N$3];12)=7;IF(60&lt;[.K12];ROUNDUP([.$N$4];0);ROUNDDOWN([.$N$4];0));IF(MOD([.$N$3];12)=8;IF(48&lt;[.K12];ROUNDUP([.$N$4];0);ROUNDDOWN([.$N$4];0));IF(MOD([.$N$3];12)=9;IF(36&lt;[.K12];ROUNDUP([.$N$4];0);ROUNDDOWN([.$N$4];0));IF(MOD([.$N$3];12)=10;IF(24&lt;[.K12];ROUNDUP([.$N$4];0);ROUNDDOWN([.$N$4];0));IF(MOD([.$N$3];12)=11;IF(12&lt;[.K12];ROUNDUP([.$N$4];0);ROUNDDOWN([.$N$4];0));ORG.LIBREOFFICE.RAWSUBTRACT([.$N$4];ROUNDDOWN([.$N$4];0))))))))))))))+[.K12]" office:value-type="float" office:value="126" calcext:value-type="float">
            <text:p>126</text:p>
          </table:table-cell>
          <table:table-cell table:style-name="ce21" table:formula="of:=IF(MOD([.$N$3];12)=0;ROUNDDOWN([.$N$4];0);IF(MOD([.$N$3];12)=1;IF(132&lt;[.L12];ROUNDUP([.$N$4];0);ROUNDDOWN([.$N$4];0));IF(MOD([.$N$3];12)=2;IF(120&lt;[.L12];ROUNDUP([.$N$4];0);ROUNDDOWN([.$N$4];0));IF(MOD([.$N$3];12)=3;IF(108&lt;[.L12];ROUNDUP([.$N$4];0);ROUNDDOWN([.$N$4];0));IF(MOD([.$N$3];12)=4;IF(96&lt;[.L12];ROUNDUP([.$N$4];0);ROUNDDOWN([.$N$4];0));IF(MOD([.$N$3];12)=5;IF(84&lt;[.L12];ROUNDUP([.$N$4];0);ROUNDDOWN([.$N$4];0));IF(MOD([.$N$3];12)=6;IF(72&lt;[.L12];ROUNDUP([.$N$4];0);ROUNDDOWN([.$N$4];0));IF(MOD([.$N$3];12)=7;IF(60&lt;[.L12];ROUNDUP([.$N$4];0);ROUNDDOWN([.$N$4];0));IF(MOD([.$N$3];12)=8;IF(48&lt;[.L12];ROUNDUP([.$N$4];0);ROUNDDOWN([.$N$4];0));IF(MOD([.$N$3];12)=9;IF(36&lt;[.L12];ROUNDUP([.$N$4];0);ROUNDDOWN([.$N$4];0));IF(MOD([.$N$3];12)=10;IF(24&lt;[.L12];ROUNDUP([.$N$4];0);ROUNDDOWN([.$N$4];0));IF(MOD([.$N$3];12)=11;IF(12&lt;[.L12];ROUNDUP([.$N$4];0);ROUNDDOWN([.$N$4];0));ORG.LIBREOFFICE.RAWSUBTRACT([.$N$4];ROUNDDOWN([.$N$4];0))))))))))))))+[.L12]" office:value-type="float" office:value="16" calcext:value-type="float">
            <text:p>16</text:p>
          </table:table-cell>
          <table:table-cell table:style-name="ce21" table:formula="of:=IF(MOD([.$N$3];12)=0;ROUNDDOWN([.$N$4];0);IF(MOD([.$N$3];12)=1;IF(132&lt;[.M12];ROUNDUP([.$N$4];0);ROUNDDOWN([.$N$4];0));IF(MOD([.$N$3];12)=2;IF(120&lt;[.M12];ROUNDUP([.$N$4];0);ROUNDDOWN([.$N$4];0));IF(MOD([.$N$3];12)=3;IF(108&lt;[.M12];ROUNDUP([.$N$4];0);ROUNDDOWN([.$N$4];0));IF(MOD([.$N$3];12)=4;IF(96&lt;[.M12];ROUNDUP([.$N$4];0);ROUNDDOWN([.$N$4];0));IF(MOD([.$N$3];12)=5;IF(84&lt;[.M12];ROUNDUP([.$N$4];0);ROUNDDOWN([.$N$4];0));IF(MOD([.$N$3];12)=6;IF(72&lt;[.M12];ROUNDUP([.$N$4];0);ROUNDDOWN([.$N$4];0));IF(MOD([.$N$3];12)=7;IF(60&lt;[.M12];ROUNDUP([.$N$4];0);ROUNDDOWN([.$N$4];0));IF(MOD([.$N$3];12)=8;IF(48&lt;[.M12];ROUNDUP([.$N$4];0);ROUNDDOWN([.$N$4];0));IF(MOD([.$N$3];12)=9;IF(36&lt;[.M12];ROUNDUP([.$N$4];0);ROUNDDOWN([.$N$4];0));IF(MOD([.$N$3];12)=10;IF(24&lt;[.M12];ROUNDUP([.$N$4];0);ROUNDDOWN([.$N$4];0));IF(MOD([.$N$3];12)=11;IF(12&lt;[.M12];ROUNDUP([.$N$4];0);ROUNDDOWN([.$N$4];0));ORG.LIBREOFFICE.RAWSUBTRACT([.$N$4];ROUNDDOWN([.$N$4];0))))))))))))))+[.M12]" office:value-type="float" office:value="135" calcext:value-type="float">
            <text:p>135</text:p>
          </table:table-cell>
          <table:table-cell table:style-name="ce22" table:formula="of:=SUM([.B25:.M25])"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13];ROUNDUP([.$N$4];0);ROUNDDOWN([.$N$4];0));IF(MOD([.$N$3];12)=2;IF(120&lt;[.B13];ROUNDUP([.$N$4];0);ROUNDDOWN([.$N$4];0));IF(MOD([.$N$3];12)=3;IF(108&lt;[.B13];ROUNDUP([.$N$4];0);ROUNDDOWN([.$N$4];0));IF(MOD([.$N$3];12)=4;IF(96&lt;[.B13];ROUNDUP([.$N$4];0);ROUNDDOWN([.$N$4];0));IF(MOD([.$N$3];12)=5;IF(84&lt;[.B13];ROUNDUP([.$N$4];0);ROUNDDOWN([.$N$4];0));IF(MOD([.$N$3];12)=6;IF(72&lt;[.B13];ROUNDUP([.$N$4];0);ROUNDDOWN([.$N$4];0));IF(MOD([.$N$3];12)=7;IF(60&lt;[.B13];ROUNDUP([.$N$4];0);ROUNDDOWN([.$N$4];0));IF(MOD([.$N$3];12)=8;IF(48&lt;[.B13];ROUNDUP([.$N$4];0);ROUNDDOWN([.$N$4];0));IF(MOD([.$N$3];12)=9;IF(36&lt;[.B13];ROUNDUP([.$N$4];0);ROUNDDOWN([.$N$4];0));IF(MOD([.$N$3];12)=10;IF(24&lt;[.B13];ROUNDUP([.$N$4];0);ROUNDDOWN([.$N$4];0));IF(MOD([.$N$3];12)=11;IF(12&lt;[.B13];ROUNDUP([.$N$4];0);ROUNDDOWN([.$N$4];0));ORG.LIBREOFFICE.RAWSUBTRACT([.$N$4];ROUNDDOWN([.$N$4];0))))))))))))))+[.B13]" office:value-type="float" office:value="14" calcext:value-type="float">
            <text:p>14</text:p>
          </table:table-cell>
          <table:table-cell table:style-name="ce21" table:formula="of:=IF(MOD([.$N$3];12)=0;ROUNDDOWN([.$N$4];0);IF(MOD([.$N$3];12)=1;IF(132&lt;[.C13];ROUNDUP([.$N$4];0);ROUNDDOWN([.$N$4];0));IF(MOD([.$N$3];12)=2;IF(120&lt;[.C13];ROUNDUP([.$N$4];0);ROUNDDOWN([.$N$4];0));IF(MOD([.$N$3];12)=3;IF(108&lt;[.C13];ROUNDUP([.$N$4];0);ROUNDDOWN([.$N$4];0));IF(MOD([.$N$3];12)=4;IF(96&lt;[.C13];ROUNDUP([.$N$4];0);ROUNDDOWN([.$N$4];0));IF(MOD([.$N$3];12)=5;IF(84&lt;[.C13];ROUNDUP([.$N$4];0);ROUNDDOWN([.$N$4];0));IF(MOD([.$N$3];12)=6;IF(72&lt;[.C13];ROUNDUP([.$N$4];0);ROUNDDOWN([.$N$4];0));IF(MOD([.$N$3];12)=7;IF(60&lt;[.C13];ROUNDUP([.$N$4];0);ROUNDDOWN([.$N$4];0));IF(MOD([.$N$3];12)=8;IF(48&lt;[.C13];ROUNDUP([.$N$4];0);ROUNDDOWN([.$N$4];0));IF(MOD([.$N$3];12)=9;IF(36&lt;[.C13];ROUNDUP([.$N$4];0);ROUNDDOWN([.$N$4];0));IF(MOD([.$N$3];12)=10;IF(24&lt;[.C13];ROUNDUP([.$N$4];0);ROUNDDOWN([.$N$4];0));IF(MOD([.$N$3];12)=11;IF(12&lt;[.C13];ROUNDUP([.$N$4];0);ROUNDDOWN([.$N$4];0));ORG.LIBREOFFICE.RAWSUBTRACT([.$N$4];ROUNDDOWN([.$N$4];0))))))))))))))+[.C13]" office:value-type="float" office:value="146" calcext:value-type="float">
            <text:p>146</text:p>
          </table:table-cell>
          <table:table-cell table:style-name="ce21" table:formula="of:=IF(MOD([.$N$3];12)=0;ROUNDDOWN([.$N$4];0);IF(MOD([.$N$3];12)=1;IF(132&lt;[.D13];ROUNDUP([.$N$4];0);ROUNDDOWN([.$N$4];0));IF(MOD([.$N$3];12)=2;IF(120&lt;[.D13];ROUNDUP([.$N$4];0);ROUNDDOWN([.$N$4];0));IF(MOD([.$N$3];12)=3;IF(108&lt;[.D13];ROUNDUP([.$N$4];0);ROUNDDOWN([.$N$4];0));IF(MOD([.$N$3];12)=4;IF(96&lt;[.D13];ROUNDUP([.$N$4];0);ROUNDDOWN([.$N$4];0));IF(MOD([.$N$3];12)=5;IF(84&lt;[.D13];ROUNDUP([.$N$4];0);ROUNDDOWN([.$N$4];0));IF(MOD([.$N$3];12)=6;IF(72&lt;[.D13];ROUNDUP([.$N$4];0);ROUNDDOWN([.$N$4];0));IF(MOD([.$N$3];12)=7;IF(60&lt;[.D13];ROUNDUP([.$N$4];0);ROUNDDOWN([.$N$4];0));IF(MOD([.$N$3];12)=8;IF(48&lt;[.D13];ROUNDUP([.$N$4];0);ROUNDDOWN([.$N$4];0));IF(MOD([.$N$3];12)=9;IF(36&lt;[.D13];ROUNDUP([.$N$4];0);ROUNDDOWN([.$N$4];0));IF(MOD([.$N$3];12)=10;IF(24&lt;[.D13];ROUNDUP([.$N$4];0);ROUNDDOWN([.$N$4];0));IF(MOD([.$N$3];12)=11;IF(12&lt;[.D13];ROUNDUP([.$N$4];0);ROUNDDOWN([.$N$4];0));ORG.LIBREOFFICE.RAWSUBTRACT([.$N$4];ROUNDDOWN([.$N$4];0))))))))))))))+[.D13]" office:value-type="float" office:value="5" calcext:value-type="float">
            <text:p>5</text:p>
          </table:table-cell>
          <table:table-cell table:style-name="ce21" table:formula="of:=IF(MOD([.$N$3];12)=0;ROUNDDOWN([.$N$4];0);IF(MOD([.$N$3];12)=1;IF(132&lt;[.E13];ROUNDUP([.$N$4];0);ROUNDDOWN([.$N$4];0));IF(MOD([.$N$3];12)=2;IF(120&lt;[.E13];ROUNDUP([.$N$4];0);ROUNDDOWN([.$N$4];0));IF(MOD([.$N$3];12)=3;IF(108&lt;[.E13];ROUNDUP([.$N$4];0);ROUNDDOWN([.$N$4];0));IF(MOD([.$N$3];12)=4;IF(96&lt;[.E13];ROUNDUP([.$N$4];0);ROUNDDOWN([.$N$4];0));IF(MOD([.$N$3];12)=5;IF(84&lt;[.E13];ROUNDUP([.$N$4];0);ROUNDDOWN([.$N$4];0));IF(MOD([.$N$3];12)=6;IF(72&lt;[.E13];ROUNDUP([.$N$4];0);ROUNDDOWN([.$N$4];0));IF(MOD([.$N$3];12)=7;IF(60&lt;[.E13];ROUNDUP([.$N$4];0);ROUNDDOWN([.$N$4];0));IF(MOD([.$N$3];12)=8;IF(48&lt;[.E13];ROUNDUP([.$N$4];0);ROUNDDOWN([.$N$4];0));IF(MOD([.$N$3];12)=9;IF(36&lt;[.E13];ROUNDUP([.$N$4];0);ROUNDDOWN([.$N$4];0));IF(MOD([.$N$3];12)=10;IF(24&lt;[.E13];ROUNDUP([.$N$4];0);ROUNDDOWN([.$N$4];0));IF(MOD([.$N$3];12)=11;IF(12&lt;[.E13];ROUNDUP([.$N$4];0);ROUNDDOWN([.$N$4];0));ORG.LIBREOFFICE.RAWSUBTRACT([.$N$4];ROUNDDOWN([.$N$4];0))))))))))))))+[.E13]" office:value-type="float" office:value="144" calcext:value-type="float">
            <text:p>144</text:p>
          </table:table-cell>
          <table:table-cell table:style-name="ce21" table:formula="of:=IF(MOD([.$N$3];12)=0;ROUNDDOWN([.$N$4];0);IF(MOD([.$N$3];12)=1;IF(132&lt;[.F13];ROUNDUP([.$N$4];0);ROUNDDOWN([.$N$4];0));IF(MOD([.$N$3];12)=2;IF(120&lt;[.F13];ROUNDUP([.$N$4];0);ROUNDDOWN([.$N$4];0));IF(MOD([.$N$3];12)=3;IF(108&lt;[.F13];ROUNDUP([.$N$4];0);ROUNDDOWN([.$N$4];0));IF(MOD([.$N$3];12)=4;IF(96&lt;[.F13];ROUNDUP([.$N$4];0);ROUNDDOWN([.$N$4];0));IF(MOD([.$N$3];12)=5;IF(84&lt;[.F13];ROUNDUP([.$N$4];0);ROUNDDOWN([.$N$4];0));IF(MOD([.$N$3];12)=6;IF(72&lt;[.F13];ROUNDUP([.$N$4];0);ROUNDDOWN([.$N$4];0));IF(MOD([.$N$3];12)=7;IF(60&lt;[.F13];ROUNDUP([.$N$4];0);ROUNDDOWN([.$N$4];0));IF(MOD([.$N$3];12)=8;IF(48&lt;[.F13];ROUNDUP([.$N$4];0);ROUNDDOWN([.$N$4];0));IF(MOD([.$N$3];12)=9;IF(36&lt;[.F13];ROUNDUP([.$N$4];0);ROUNDDOWN([.$N$4];0));IF(MOD([.$N$3];12)=10;IF(24&lt;[.F13];ROUNDUP([.$N$4];0);ROUNDDOWN([.$N$4];0));IF(MOD([.$N$3];12)=11;IF(12&lt;[.F13];ROUNDUP([.$N$4];0);ROUNDDOWN([.$N$4];0));ORG.LIBREOFFICE.RAWSUBTRACT([.$N$4];ROUNDDOWN([.$N$4];0))))))))))))))+[.F13]" office:value-type="float" office:value="7" calcext:value-type="float">
            <text:p>7</text:p>
          </table:table-cell>
          <table:table-cell table:style-name="ce21" table:formula="of:=IF(MOD([.$N$3];12)=0;ROUNDDOWN([.$N$4];0);IF(MOD([.$N$3];12)=1;IF(132&lt;[.G13];ROUNDUP([.$N$4];0);ROUNDDOWN([.$N$4];0));IF(MOD([.$N$3];12)=2;IF(120&lt;[.G13];ROUNDUP([.$N$4];0);ROUNDDOWN([.$N$4];0));IF(MOD([.$N$3];12)=3;IF(108&lt;[.G13];ROUNDUP([.$N$4];0);ROUNDDOWN([.$N$4];0));IF(MOD([.$N$3];12)=4;IF(96&lt;[.G13];ROUNDUP([.$N$4];0);ROUNDDOWN([.$N$4];0));IF(MOD([.$N$3];12)=5;IF(84&lt;[.G13];ROUNDUP([.$N$4];0);ROUNDDOWN([.$N$4];0));IF(MOD([.$N$3];12)=6;IF(72&lt;[.G13];ROUNDUP([.$N$4];0);ROUNDDOWN([.$N$4];0));IF(MOD([.$N$3];12)=7;IF(60&lt;[.G13];ROUNDUP([.$N$4];0);ROUNDDOWN([.$N$4];0));IF(MOD([.$N$3];12)=8;IF(48&lt;[.G13];ROUNDUP([.$N$4];0);ROUNDDOWN([.$N$4];0));IF(MOD([.$N$3];12)=9;IF(36&lt;[.G13];ROUNDUP([.$N$4];0);ROUNDDOWN([.$N$4];0));IF(MOD([.$N$3];12)=10;IF(24&lt;[.G13];ROUNDUP([.$N$4];0);ROUNDDOWN([.$N$4];0));IF(MOD([.$N$3];12)=11;IF(12&lt;[.G13];ROUNDUP([.$N$4];0);ROUNDDOWN([.$N$4];0));ORG.LIBREOFFICE.RAWSUBTRACT([.$N$4];ROUNDDOWN([.$N$4];0))))))))))))))+[.G13]" office:value-type="float" office:value="141" calcext:value-type="float">
            <text:p>141</text:p>
          </table:table-cell>
          <table:table-cell table:style-name="ce21" table:formula="of:=IF(MOD([.$N$3];12)=0;ROUNDDOWN([.$N$4];0);IF(MOD([.$N$3];12)=1;IF(132&lt;[.H13];ROUNDUP([.$N$4];0);ROUNDDOWN([.$N$4];0));IF(MOD([.$N$3];12)=2;IF(120&lt;[.H13];ROUNDUP([.$N$4];0);ROUNDDOWN([.$N$4];0));IF(MOD([.$N$3];12)=3;IF(108&lt;[.H13];ROUNDUP([.$N$4];0);ROUNDDOWN([.$N$4];0));IF(MOD([.$N$3];12)=4;IF(96&lt;[.H13];ROUNDUP([.$N$4];0);ROUNDDOWN([.$N$4];0));IF(MOD([.$N$3];12)=5;IF(84&lt;[.H13];ROUNDUP([.$N$4];0);ROUNDDOWN([.$N$4];0));IF(MOD([.$N$3];12)=6;IF(72&lt;[.H13];ROUNDUP([.$N$4];0);ROUNDDOWN([.$N$4];0));IF(MOD([.$N$3];12)=7;IF(60&lt;[.H13];ROUNDUP([.$N$4];0);ROUNDDOWN([.$N$4];0));IF(MOD([.$N$3];12)=8;IF(48&lt;[.H13];ROUNDUP([.$N$4];0);ROUNDDOWN([.$N$4];0));IF(MOD([.$N$3];12)=9;IF(36&lt;[.H13];ROUNDUP([.$N$4];0);ROUNDDOWN([.$N$4];0));IF(MOD([.$N$3];12)=10;IF(24&lt;[.H13];ROUNDUP([.$N$4];0);ROUNDDOWN([.$N$4];0));IF(MOD([.$N$3];12)=11;IF(12&lt;[.H13];ROUNDUP([.$N$4];0);ROUNDDOWN([.$N$4];0));ORG.LIBREOFFICE.RAWSUBTRACT([.$N$4];ROUNDDOWN([.$N$4];0))))))))))))))+[.H13]" office:value-type="float" office:value="142" calcext:value-type="float">
            <text:p>142</text:p>
          </table:table-cell>
          <table:table-cell table:style-name="ce21" table:formula="of:=IF(MOD([.$N$3];12)=0;ROUNDDOWN([.$N$4];0);IF(MOD([.$N$3];12)=1;IF(132&lt;[.I13];ROUNDUP([.$N$4];0);ROUNDDOWN([.$N$4];0));IF(MOD([.$N$3];12)=2;IF(120&lt;[.I13];ROUNDUP([.$N$4];0);ROUNDDOWN([.$N$4];0));IF(MOD([.$N$3];12)=3;IF(108&lt;[.I13];ROUNDUP([.$N$4];0);ROUNDDOWN([.$N$4];0));IF(MOD([.$N$3];12)=4;IF(96&lt;[.I13];ROUNDUP([.$N$4];0);ROUNDDOWN([.$N$4];0));IF(MOD([.$N$3];12)=5;IF(84&lt;[.I13];ROUNDUP([.$N$4];0);ROUNDDOWN([.$N$4];0));IF(MOD([.$N$3];12)=6;IF(72&lt;[.I13];ROUNDUP([.$N$4];0);ROUNDDOWN([.$N$4];0));IF(MOD([.$N$3];12)=7;IF(60&lt;[.I13];ROUNDUP([.$N$4];0);ROUNDDOWN([.$N$4];0));IF(MOD([.$N$3];12)=8;IF(48&lt;[.I13];ROUNDUP([.$N$4];0);ROUNDDOWN([.$N$4];0));IF(MOD([.$N$3];12)=9;IF(36&lt;[.I13];ROUNDUP([.$N$4];0);ROUNDDOWN([.$N$4];0));IF(MOD([.$N$3];12)=10;IF(24&lt;[.I13];ROUNDUP([.$N$4];0);ROUNDDOWN([.$N$4];0));IF(MOD([.$N$3];12)=11;IF(12&lt;[.I13];ROUNDUP([.$N$4];0);ROUNDDOWN([.$N$4];0));ORG.LIBREOFFICE.RAWSUBTRACT([.$N$4];ROUNDDOWN([.$N$4];0))))))))))))))+[.I13]" office:value-type="float" office:value="10" calcext:value-type="float">
            <text:p>10</text:p>
          </table:table-cell>
          <table:table-cell table:style-name="ce21" table:formula="of:=IF(MOD([.$N$3];12)=0;ROUNDDOWN([.$N$4];0);IF(MOD([.$N$3];12)=1;IF(132&lt;[.J13];ROUNDUP([.$N$4];0);ROUNDDOWN([.$N$4];0));IF(MOD([.$N$3];12)=2;IF(120&lt;[.J13];ROUNDUP([.$N$4];0);ROUNDDOWN([.$N$4];0));IF(MOD([.$N$3];12)=3;IF(108&lt;[.J13];ROUNDUP([.$N$4];0);ROUNDDOWN([.$N$4];0));IF(MOD([.$N$3];12)=4;IF(96&lt;[.J13];ROUNDUP([.$N$4];0);ROUNDDOWN([.$N$4];0));IF(MOD([.$N$3];12)=5;IF(84&lt;[.J13];ROUNDUP([.$N$4];0);ROUNDDOWN([.$N$4];0));IF(MOD([.$N$3];12)=6;IF(72&lt;[.J13];ROUNDUP([.$N$4];0);ROUNDDOWN([.$N$4];0));IF(MOD([.$N$3];12)=7;IF(60&lt;[.J13];ROUNDUP([.$N$4];0);ROUNDDOWN([.$N$4];0));IF(MOD([.$N$3];12)=8;IF(48&lt;[.J13];ROUNDUP([.$N$4];0);ROUNDDOWN([.$N$4];0));IF(MOD([.$N$3];12)=9;IF(36&lt;[.J13];ROUNDUP([.$N$4];0);ROUNDDOWN([.$N$4];0));IF(MOD([.$N$3];12)=10;IF(24&lt;[.J13];ROUNDUP([.$N$4];0);ROUNDDOWN([.$N$4];0));IF(MOD([.$N$3];12)=11;IF(12&lt;[.J13];ROUNDUP([.$N$4];0);ROUNDDOWN([.$N$4];0));ORG.LIBREOFFICE.RAWSUBTRACT([.$N$4];ROUNDDOWN([.$N$4];0))))))))))))))+[.J13]" office:value-type="float" office:value="139" calcext:value-type="float">
            <text:p>139</text:p>
          </table:table-cell>
          <table:table-cell table:style-name="ce21" table:formula="of:=IF(MOD([.$N$3];12)=0;ROUNDDOWN([.$N$4];0);IF(MOD([.$N$3];12)=1;IF(132&lt;[.K13];ROUNDUP([.$N$4];0);ROUNDDOWN([.$N$4];0));IF(MOD([.$N$3];12)=2;IF(120&lt;[.K13];ROUNDUP([.$N$4];0);ROUNDDOWN([.$N$4];0));IF(MOD([.$N$3];12)=3;IF(108&lt;[.K13];ROUNDUP([.$N$4];0);ROUNDDOWN([.$N$4];0));IF(MOD([.$N$3];12)=4;IF(96&lt;[.K13];ROUNDUP([.$N$4];0);ROUNDDOWN([.$N$4];0));IF(MOD([.$N$3];12)=5;IF(84&lt;[.K13];ROUNDUP([.$N$4];0);ROUNDDOWN([.$N$4];0));IF(MOD([.$N$3];12)=6;IF(72&lt;[.K13];ROUNDUP([.$N$4];0);ROUNDDOWN([.$N$4];0));IF(MOD([.$N$3];12)=7;IF(60&lt;[.K13];ROUNDUP([.$N$4];0);ROUNDDOWN([.$N$4];0));IF(MOD([.$N$3];12)=8;IF(48&lt;[.K13];ROUNDUP([.$N$4];0);ROUNDDOWN([.$N$4];0));IF(MOD([.$N$3];12)=9;IF(36&lt;[.K13];ROUNDUP([.$N$4];0);ROUNDDOWN([.$N$4];0));IF(MOD([.$N$3];12)=10;IF(24&lt;[.K13];ROUNDUP([.$N$4];0);ROUNDDOWN([.$N$4];0));IF(MOD([.$N$3];12)=11;IF(12&lt;[.K13];ROUNDUP([.$N$4];0);ROUNDDOWN([.$N$4];0));ORG.LIBREOFFICE.RAWSUBTRACT([.$N$4];ROUNDDOWN([.$N$4];0))))))))))))))+[.K13]" office:value-type="float" office:value="12" calcext:value-type="float">
            <text:p>12</text:p>
          </table:table-cell>
          <table:table-cell table:style-name="ce21" table:formula="of:=IF(MOD([.$N$3];12)=0;ROUNDDOWN([.$N$4];0);IF(MOD([.$N$3];12)=1;IF(132&lt;[.L13];ROUNDUP([.$N$4];0);ROUNDDOWN([.$N$4];0));IF(MOD([.$N$3];12)=2;IF(120&lt;[.L13];ROUNDUP([.$N$4];0);ROUNDDOWN([.$N$4];0));IF(MOD([.$N$3];12)=3;IF(108&lt;[.L13];ROUNDUP([.$N$4];0);ROUNDDOWN([.$N$4];0));IF(MOD([.$N$3];12)=4;IF(96&lt;[.L13];ROUNDUP([.$N$4];0);ROUNDDOWN([.$N$4];0));IF(MOD([.$N$3];12)=5;IF(84&lt;[.L13];ROUNDUP([.$N$4];0);ROUNDDOWN([.$N$4];0));IF(MOD([.$N$3];12)=6;IF(72&lt;[.L13];ROUNDUP([.$N$4];0);ROUNDDOWN([.$N$4];0));IF(MOD([.$N$3];12)=7;IF(60&lt;[.L13];ROUNDUP([.$N$4];0);ROUNDDOWN([.$N$4];0));IF(MOD([.$N$3];12)=8;IF(48&lt;[.L13];ROUNDUP([.$N$4];0);ROUNDDOWN([.$N$4];0));IF(MOD([.$N$3];12)=9;IF(36&lt;[.L13];ROUNDUP([.$N$4];0);ROUNDDOWN([.$N$4];0));IF(MOD([.$N$3];12)=10;IF(24&lt;[.L13];ROUNDUP([.$N$4];0);ROUNDDOWN([.$N$4];0));IF(MOD([.$N$3];12)=11;IF(12&lt;[.L13];ROUNDUP([.$N$4];0);ROUNDDOWN([.$N$4];0));ORG.LIBREOFFICE.RAWSUBTRACT([.$N$4];ROUNDDOWN([.$N$4];0))))))))))))))+[.L13]" office:value-type="float" office:value="137" calcext:value-type="float">
            <text:p>137</text:p>
          </table:table-cell>
          <table:table-cell table:style-name="ce21" table:formula="of:=IF(MOD([.$N$3];12)=0;ROUNDDOWN([.$N$4];0);IF(MOD([.$N$3];12)=1;IF(132&lt;[.M13];ROUNDUP([.$N$4];0);ROUNDDOWN([.$N$4];0));IF(MOD([.$N$3];12)=2;IF(120&lt;[.M13];ROUNDUP([.$N$4];0);ROUNDDOWN([.$N$4];0));IF(MOD([.$N$3];12)=3;IF(108&lt;[.M13];ROUNDUP([.$N$4];0);ROUNDDOWN([.$N$4];0));IF(MOD([.$N$3];12)=4;IF(96&lt;[.M13];ROUNDUP([.$N$4];0);ROUNDDOWN([.$N$4];0));IF(MOD([.$N$3];12)=5;IF(84&lt;[.M13];ROUNDUP([.$N$4];0);ROUNDDOWN([.$N$4];0));IF(MOD([.$N$3];12)=6;IF(72&lt;[.M13];ROUNDUP([.$N$4];0);ROUNDDOWN([.$N$4];0));IF(MOD([.$N$3];12)=7;IF(60&lt;[.M13];ROUNDUP([.$N$4];0);ROUNDDOWN([.$N$4];0));IF(MOD([.$N$3];12)=8;IF(48&lt;[.M13];ROUNDUP([.$N$4];0);ROUNDDOWN([.$N$4];0));IF(MOD([.$N$3];12)=9;IF(36&lt;[.M13];ROUNDUP([.$N$4];0);ROUNDDOWN([.$N$4];0));IF(MOD([.$N$3];12)=10;IF(24&lt;[.M13];ROUNDUP([.$N$4];0);ROUNDDOWN([.$N$4];0));IF(MOD([.$N$3];12)=11;IF(12&lt;[.M13];ROUNDUP([.$N$4];0);ROUNDDOWN([.$N$4];0));ORG.LIBREOFFICE.RAWSUBTRACT([.$N$4];ROUNDDOWN([.$N$4];0))))))))))))))+[.M13]" office:value-type="float" office:value="3" calcext:value-type="float">
            <text:p>3</text:p>
          </table:table-cell>
          <table:table-cell table:style-name="ce22" table:formula="of:=SUM([.B26:.M26])" office:value-type="float" office:value="900" calcext:value-type="float">
            <text:p>900</text:p>
          </table:table-cell>
          <table:table-cell table:number-columns-repeated="1010"/>
        </table:table-row>
        <table:table-row table:style-name="ro1">
          <table:table-cell/>
          <table:table-cell table:style-name="ce22" table:formula="of:=SUM([.B15:.B26])" office:value-type="float" office:value="903" calcext:value-type="float">
            <text:p>903</text:p>
          </table:table-cell>
          <table:table-cell table:style-name="ce22" table:formula="of:=SUM([.C15:.C26])" office:value-type="float" office:value="903" calcext:value-type="float">
            <text:p>903</text:p>
          </table:table-cell>
          <table:table-cell table:style-name="ce22" table:formula="of:=SUM([.D15:.D26])" office:value-type="float" office:value="903" calcext:value-type="float">
            <text:p>903</text:p>
          </table:table-cell>
          <table:table-cell table:style-name="ce22" table:formula="of:=SUM([.E15:.E26])" office:value-type="float" office:value="903" calcext:value-type="float">
            <text:p>903</text:p>
          </table:table-cell>
          <table:table-cell table:style-name="ce22" table:formula="of:=SUM([.F15:.F26])" office:value-type="float" office:value="903" calcext:value-type="float">
            <text:p>903</text:p>
          </table:table-cell>
          <table:table-cell table:style-name="ce22" table:formula="of:=SUM([.G15:.G26])" office:value-type="float" office:value="903" calcext:value-type="float">
            <text:p>903</text:p>
          </table:table-cell>
          <table:table-cell table:style-name="ce22" table:formula="of:=SUM([.H15:.H26])" office:value-type="float" office:value="903" calcext:value-type="float">
            <text:p>903</text:p>
          </table:table-cell>
          <table:table-cell table:style-name="ce22" table:formula="of:=SUM([.I15:.I26])" office:value-type="float" office:value="903" calcext:value-type="float">
            <text:p>903</text:p>
          </table:table-cell>
          <table:table-cell table:style-name="ce22" table:formula="of:=SUM([.J15:.J26])" office:value-type="float" office:value="903" calcext:value-type="float">
            <text:p>903</text:p>
          </table:table-cell>
          <table:table-cell table:style-name="ce22" table:formula="of:=SUM([.K15:.K26])" office:value-type="float" office:value="903" calcext:value-type="float">
            <text:p>903</text:p>
          </table:table-cell>
          <table:table-cell table:style-name="ce22" table:formula="of:=SUM([.L15:.L26])" office:value-type="float" office:value="903" calcext:value-type="float">
            <text:p>903</text:p>
          </table:table-cell>
          <table:table-cell table:style-name="ce22" table:formula="of:=SUM([.M15:.M26])" office:value-type="float" office:value="903" calcext:value-type="float">
            <text:p>903</text:p>
          </table:table-cell>
          <table:table-cell table:style-name="ce22" table:formula="of:=[.M26]+[.L25]+[.K24]+[.J23]+[.I22]+[.H21]+[.G20]+[.F19]+[.E18]+[.D17]+[.C16]+[.B15]" office:value-type="float" office:value="903" calcext:value-type="float">
            <text:p>903</text:p>
          </table:table-cell>
          <table:table-cell table:number-columns-repeated="1010"/>
        </table:table-row>
        <table:table-row table:style-name="ro1">
          <table:table-cell table:number-columns-repeated="1024"/>
        </table:table-row>
        <table:table-row table:style-name="ro2">
          <table:table-cell/>
          <table:table-cell table:style-name="ce23" table:formula="of:=NUMBERS2ARAB([.B15])" office:value-type="string" office:string-value="١٤٧" calcext:value-type="string">
            <text:p>١٤٧</text:p>
          </table:table-cell>
          <table:table-cell table:style-name="ce24" table:formula="of:=NUMBERS2ARAB([.C15])" office:value-type="string" office:string-value="٤" calcext:value-type="string">
            <text:p>٤</text:p>
          </table:table-cell>
          <table:table-cell table:style-name="ce23" table:formula="of:=NUMBERS2ARAB([.D15])" office:value-type="string" office:string-value="١٤٥" calcext:value-type="string">
            <text:p>١٤٥</text:p>
          </table:table-cell>
          <table:table-cell table:style-name="ce24" table:formula="of:=NUMBERS2ARAB([.E15])" office:value-type="string" office:string-value="٦" calcext:value-type="string">
            <text:p>٦</text:p>
          </table:table-cell>
          <table:table-cell table:style-name="ce23" table:formula="of:=NUMBERS2ARAB([.F15])" office:value-type="string" office:string-value="١٤٣" calcext:value-type="string">
            <text:p>١٤٣</text:p>
          </table:table-cell>
          <table:table-cell table:style-name="ce24" table:formula="of:=NUMBERS2ARAB([.G15])" office:value-type="string" office:string-value="٨" calcext:value-type="string">
            <text:p>٨</text:p>
          </table:table-cell>
          <table:table-cell table:style-name="ce23" table:formula="of:=NUMBERS2ARAB([.H15])" office:value-type="string" office:string-value="٩" calcext:value-type="string">
            <text:p>٩</text:p>
          </table:table-cell>
          <table:table-cell table:style-name="ce24" table:formula="of:=NUMBERS2ARAB([.I15])" office:value-type="string" office:string-value="١٤٠" calcext:value-type="string">
            <text:p>١٤٠</text:p>
          </table:table-cell>
          <table:table-cell table:style-name="ce23" table:formula="of:=NUMBERS2ARAB([.J15])" office:value-type="string" office:string-value="١١" calcext:value-type="string">
            <text:p>١١</text:p>
          </table:table-cell>
          <table:table-cell table:style-name="ce24" table:formula="of:=NUMBERS2ARAB([.K15])" office:value-type="string" office:string-value="١٣٨" calcext:value-type="string">
            <text:p>١٣٨</text:p>
          </table:table-cell>
          <table:table-cell table:style-name="ce23" table:formula="of:=NUMBERS2ARAB([.L15])" office:value-type="string" office:string-value="١٣" calcext:value-type="string">
            <text:p>١٣</text:p>
          </table:table-cell>
          <table:table-cell table:style-name="ce24" table:formula="of:=NUMBERS2ARAB([.M15])" office:value-type="string" office:string-value="١٣٦" calcext:value-type="string">
            <text:p>١٣٦</text:p>
          </table:table-cell>
          <table:table-cell table:number-columns-repeated="1011"/>
        </table:table-row>
        <table:table-row table:style-name="ro2">
          <table:table-cell/>
          <table:table-cell table:style-name="ce24" table:formula="of:=NUMBERS2ARAB([.B16])" office:value-type="string" office:string-value="١٢٤" calcext:value-type="string">
            <text:p>١٢٤</text:p>
          </table:table-cell>
          <table:table-cell table:style-name="ce23" table:formula="of:=NUMBERS2ARAB([.C16])" office:value-type="string" office:string-value="١٣٤" calcext:value-type="string">
            <text:p>١٣٤</text:p>
          </table:table-cell>
          <table:table-cell table:style-name="ce24" table:formula="of:=NUMBERS2ARAB([.D16])" office:value-type="string" office:string-value="١٧" calcext:value-type="string">
            <text:p>١٧</text:p>
          </table:table-cell>
          <table:table-cell table:style-name="ce23" table:formula="of:=NUMBERS2ARAB([.E16])" office:value-type="string" office:string-value="١٣٢" calcext:value-type="string">
            <text:p>١٣٢</text:p>
          </table:table-cell>
          <table:table-cell table:style-name="ce24" table:formula="of:=NUMBERS2ARAB([.F16])" office:value-type="string" office:string-value="١٩" calcext:value-type="string">
            <text:p>١٩</text:p>
          </table:table-cell>
          <table:table-cell table:style-name="ce23" table:formula="of:=NUMBERS2ARAB([.G16])" office:value-type="string" office:string-value="١٣٠" calcext:value-type="string">
            <text:p>١٣٠</text:p>
          </table:table-cell>
          <table:table-cell table:style-name="ce24" table:formula="of:=NUMBERS2ARAB([.H16])" office:value-type="string" office:string-value="٢٠" calcext:value-type="string">
            <text:p>٢٠</text:p>
          </table:table-cell>
          <table:table-cell table:style-name="ce23" table:formula="of:=NUMBERS2ARAB([.I16])" office:value-type="string" office:string-value="٢٢" calcext:value-type="string">
            <text:p>٢٢</text:p>
          </table:table-cell>
          <table:table-cell table:style-name="ce24" table:formula="of:=NUMBERS2ARAB([.J16])" office:value-type="string" office:string-value="١٢٧" calcext:value-type="string">
            <text:p>١٢٧</text:p>
          </table:table-cell>
          <table:table-cell table:style-name="ce23" table:formula="of:=NUMBERS2ARAB([.K16])" office:value-type="string" office:string-value="٢٤" calcext:value-type="string">
            <text:p>٢٤</text:p>
          </table:table-cell>
          <table:table-cell table:style-name="ce24" table:formula="of:=NUMBERS2ARAB([.L16])" office:value-type="string" office:string-value="١٢٥" calcext:value-type="string">
            <text:p>١٢٥</text:p>
          </table:table-cell>
          <table:table-cell table:style-name="ce23" table:formula="of:=NUMBERS2ARAB([.M16])" office:value-type="string" office:string-value="٢٦" calcext:value-type="string">
            <text:p>٢٦</text:p>
          </table:table-cell>
          <table:table-cell table:number-columns-repeated="1011"/>
        </table:table-row>
        <table:table-row table:style-name="ro2">
          <table:table-cell/>
          <table:table-cell table:style-name="ce23" table:formula="of:=NUMBERS2ARAB([.B17])" office:value-type="string" office:string-value="٣٨" calcext:value-type="string">
            <text:p>٣٨</text:p>
          </table:table-cell>
          <table:table-cell table:style-name="ce24" table:formula="of:=NUMBERS2ARAB([.C17])" office:value-type="string" office:string-value="١١٣" calcext:value-type="string">
            <text:p>١١٣</text:p>
          </table:table-cell>
          <table:table-cell table:style-name="ce23" table:formula="of:=NUMBERS2ARAB([.D17])" office:value-type="string" office:string-value="١٢١" calcext:value-type="string">
            <text:p>١٢١</text:p>
          </table:table-cell>
          <table:table-cell table:style-name="ce24" table:formula="of:=NUMBERS2ARAB([.E17])" office:value-type="string" office:string-value="٣٠" calcext:value-type="string">
            <text:p>٣٠</text:p>
          </table:table-cell>
          <table:table-cell table:style-name="ce23" table:formula="of:=NUMBERS2ARAB([.F17])" office:value-type="string" office:string-value="١١٩" calcext:value-type="string">
            <text:p>١١٩</text:p>
          </table:table-cell>
          <table:table-cell table:style-name="ce24" table:formula="of:=NUMBERS2ARAB([.G17])" office:value-type="string" office:string-value="٣٣" calcext:value-type="string">
            <text:p>٣٣</text:p>
          </table:table-cell>
          <table:table-cell table:style-name="ce23" table:formula="of:=NUMBERS2ARAB([.H17])" office:value-type="string" office:string-value="٣٢" calcext:value-type="string">
            <text:p>٣٢</text:p>
          </table:table-cell>
          <table:table-cell table:style-name="ce24" table:formula="of:=NUMBERS2ARAB([.I17])" office:value-type="string" office:string-value="١١٦" calcext:value-type="string">
            <text:p>١١٦</text:p>
          </table:table-cell>
          <table:table-cell table:style-name="ce23" table:formula="of:=NUMBERS2ARAB([.J17])" office:value-type="string" office:string-value="٣٥" calcext:value-type="string">
            <text:p>٣٥</text:p>
          </table:table-cell>
          <table:table-cell table:style-name="ce24" table:formula="of:=NUMBERS2ARAB([.K17])" office:value-type="string" office:string-value="١١٤" calcext:value-type="string">
            <text:p>١١٤</text:p>
          </table:table-cell>
          <table:table-cell table:style-name="ce23" table:formula="of:=NUMBERS2ARAB([.L17])" office:value-type="string" office:string-value="٣٧" calcext:value-type="string">
            <text:p>٣٧</text:p>
          </table:table-cell>
          <table:table-cell table:style-name="ce24" table:formula="of:=NUMBERS2ARAB([.M17])" office:value-type="string" office:string-value="١١٢" calcext:value-type="string">
            <text:p>١١٢</text:p>
          </table:table-cell>
          <table:table-cell table:number-columns-repeated="1011"/>
        </table:table-row>
        <table:table-row table:style-name="ro2">
          <table:table-cell/>
          <table:table-cell table:style-name="ce24" table:formula="of:=NUMBERS2ARAB([.B18])" office:value-type="string" office:string-value="١٠٠" calcext:value-type="string">
            <text:p>١٠٠</text:p>
          </table:table-cell>
          <table:table-cell table:style-name="ce23" table:formula="of:=NUMBERS2ARAB([.C18])" office:value-type="string" office:string-value="٥٠" calcext:value-type="string">
            <text:p>٥٠</text:p>
          </table:table-cell>
          <table:table-cell table:style-name="ce24" table:formula="of:=NUMBERS2ARAB([.D18])" office:value-type="string" office:string-value="١٠٢" calcext:value-type="string">
            <text:p>١٠٢</text:p>
          </table:table-cell>
          <table:table-cell table:style-name="ce23" table:formula="of:=NUMBERS2ARAB([.E18])" office:value-type="string" office:string-value="١٠٨" calcext:value-type="string">
            <text:p>١٠٨</text:p>
          </table:table-cell>
          <table:table-cell table:style-name="ce24" table:formula="of:=NUMBERS2ARAB([.F18])" office:value-type="string" office:string-value="٤٤" calcext:value-type="string">
            <text:p>٤٤</text:p>
          </table:table-cell>
          <table:table-cell table:style-name="ce23" table:formula="of:=NUMBERS2ARAB([.G18])" office:value-type="string" office:string-value="١٠٦" calcext:value-type="string">
            <text:p>١٠٦</text:p>
          </table:table-cell>
          <table:table-cell table:style-name="ce24" table:formula="of:=NUMBERS2ARAB([.H18])" office:value-type="string" office:string-value="٤٥" calcext:value-type="string">
            <text:p>٤٥</text:p>
          </table:table-cell>
          <table:table-cell table:style-name="ce23" table:formula="of:=NUMBERS2ARAB([.I18])" office:value-type="string" office:string-value="٤٧" calcext:value-type="string">
            <text:p>٤٧</text:p>
          </table:table-cell>
          <table:table-cell table:style-name="ce24" table:formula="of:=NUMBERS2ARAB([.J18])" office:value-type="string" office:string-value="١٠٣" calcext:value-type="string">
            <text:p>١٠٣</text:p>
          </table:table-cell>
          <table:table-cell table:style-name="ce23" table:formula="of:=NUMBERS2ARAB([.K18])" office:value-type="string" office:string-value="٤٩" calcext:value-type="string">
            <text:p>٤٩</text:p>
          </table:table-cell>
          <table:table-cell table:style-name="ce24" table:formula="of:=NUMBERS2ARAB([.L18])" office:value-type="string" office:string-value="١٠١" calcext:value-type="string">
            <text:p>١٠١</text:p>
          </table:table-cell>
          <table:table-cell table:style-name="ce23" table:formula="of:=NUMBERS2ARAB([.M18])" office:value-type="string" office:string-value="٥١" calcext:value-type="string">
            <text:p>٥١</text:p>
          </table:table-cell>
          <table:table-cell table:number-columns-repeated="1011"/>
        </table:table-row>
        <table:table-row table:style-name="ro2">
          <table:table-cell/>
          <table:table-cell table:style-name="ce23" table:formula="of:=NUMBERS2ARAB([.B19])" office:value-type="string" office:string-value="٦٣" calcext:value-type="string">
            <text:p>٦٣</text:p>
          </table:table-cell>
          <table:table-cell table:style-name="ce24" table:formula="of:=NUMBERS2ARAB([.C19])" office:value-type="string" office:string-value="٨٩" calcext:value-type="string">
            <text:p>٨٩</text:p>
          </table:table-cell>
          <table:table-cell table:style-name="ce23" table:formula="of:=NUMBERS2ARAB([.D19])" office:value-type="string" office:string-value="٦١" calcext:value-type="string">
            <text:p>٦١</text:p>
          </table:table-cell>
          <table:table-cell table:style-name="ce24" table:formula="of:=NUMBERS2ARAB([.E19])" office:value-type="string" office:string-value="٩١" calcext:value-type="string">
            <text:p>٩١</text:p>
          </table:table-cell>
          <table:table-cell table:style-name="ce23" table:formula="of:=NUMBERS2ARAB([.F19])" office:value-type="string" office:string-value="٩٥" calcext:value-type="string">
            <text:p>٩٥</text:p>
          </table:table-cell>
          <table:table-cell table:style-name="ce24" table:formula="of:=NUMBERS2ARAB([.G19])" office:value-type="string" office:string-value="٥٧" calcext:value-type="string">
            <text:p>٥٧</text:p>
          </table:table-cell>
          <table:table-cell table:style-name="ce23" table:formula="of:=NUMBERS2ARAB([.H19])" office:value-type="string" office:string-value="٥٨" calcext:value-type="string">
            <text:p>٥٨</text:p>
          </table:table-cell>
          <table:table-cell table:style-name="ce24" table:formula="of:=NUMBERS2ARAB([.I19])" office:value-type="string" office:string-value="٩٢" calcext:value-type="string">
            <text:p>٩٢</text:p>
          </table:table-cell>
          <table:table-cell table:style-name="ce23" table:formula="of:=NUMBERS2ARAB([.J19])" office:value-type="string" office:string-value="٦٠" calcext:value-type="string">
            <text:p>٦٠</text:p>
          </table:table-cell>
          <table:table-cell table:style-name="ce24" table:formula="of:=NUMBERS2ARAB([.K19])" office:value-type="string" office:string-value="٩٠" calcext:value-type="string">
            <text:p>٩٠</text:p>
          </table:table-cell>
          <table:table-cell table:style-name="ce23" table:formula="of:=NUMBERS2ARAB([.L19])" office:value-type="string" office:string-value="٦٢" calcext:value-type="string">
            <text:p>٦٢</text:p>
          </table:table-cell>
          <table:table-cell table:style-name="ce24" table:formula="of:=NUMBERS2ARAB([.M19])" office:value-type="string" office:string-value="٨٨" calcext:value-type="string">
            <text:p>٨٨</text:p>
          </table:table-cell>
          <table:table-cell table:number-columns-repeated="1011"/>
        </table:table-row>
        <table:table-row table:style-name="ro2">
          <table:table-cell/>
          <table:table-cell table:style-name="ce24" table:formula="of:=NUMBERS2ARAB([.B20])" office:value-type="string" office:string-value="٦٤" calcext:value-type="string">
            <text:p>٦٤</text:p>
          </table:table-cell>
          <table:table-cell table:style-name="ce23" table:formula="of:=NUMBERS2ARAB([.C20])" office:value-type="string" office:string-value="٧٧" calcext:value-type="string">
            <text:p>٧٧</text:p>
          </table:table-cell>
          <table:table-cell table:style-name="ce24" table:formula="of:=NUMBERS2ARAB([.D20])" office:value-type="string" office:string-value="٦٦" calcext:value-type="string">
            <text:p>٦٦</text:p>
          </table:table-cell>
          <table:table-cell table:style-name="ce23" table:formula="of:=NUMBERS2ARAB([.E20])" office:value-type="string" office:string-value="٧٩" calcext:value-type="string">
            <text:p>٧٩</text:p>
          </table:table-cell>
          <table:table-cell table:style-name="ce24" table:formula="of:=NUMBERS2ARAB([.F20])" office:value-type="string" office:string-value="٨٠" calcext:value-type="string">
            <text:p>٨٠</text:p>
          </table:table-cell>
          <table:table-cell table:style-name="ce23" table:formula="of:=NUMBERS2ARAB([.G20])" office:value-type="string" office:string-value="٦٩" calcext:value-type="string">
            <text:p>٦٩</text:p>
          </table:table-cell>
          <table:table-cell table:style-name="ce24" table:formula="of:=NUMBERS2ARAB([.H20])" office:value-type="string" office:string-value="٧٠" calcext:value-type="string">
            <text:p>٧٠</text:p>
          </table:table-cell>
          <table:table-cell table:style-name="ce23" table:formula="of:=NUMBERS2ARAB([.I20])" office:value-type="string" office:string-value="٧١" calcext:value-type="string">
            <text:p>٧١</text:p>
          </table:table-cell>
          <table:table-cell table:style-name="ce24" table:formula="of:=NUMBERS2ARAB([.J20])" office:value-type="string" office:string-value="٨٤" calcext:value-type="string">
            <text:p>٨٤</text:p>
          </table:table-cell>
          <table:table-cell table:style-name="ce23" table:formula="of:=NUMBERS2ARAB([.K20])" office:value-type="string" office:string-value="٨٥" calcext:value-type="string">
            <text:p>٨٥</text:p>
          </table:table-cell>
          <table:table-cell table:style-name="ce24" table:formula="of:=NUMBERS2ARAB([.L20])" office:value-type="string" office:string-value="٨٦" calcext:value-type="string">
            <text:p>٨٦</text:p>
          </table:table-cell>
          <table:table-cell table:style-name="ce23" table:formula="of:=NUMBERS2ARAB([.M20])" office:value-type="string" office:string-value="٧٥" calcext:value-type="string">
            <text:p>٧٥</text:p>
          </table:table-cell>
          <table:table-cell table:number-columns-repeated="1011"/>
        </table:table-row>
        <table:table-row table:style-name="ro2">
          <table:table-cell/>
          <table:table-cell table:style-name="ce23" table:formula="of:=NUMBERS2ARAB([.B21])" office:value-type="string" office:string-value="٧٦" calcext:value-type="string">
            <text:p>٧٦</text:p>
          </table:table-cell>
          <table:table-cell table:style-name="ce24" table:formula="of:=NUMBERS2ARAB([.C21])" office:value-type="string" office:string-value="٧٤" calcext:value-type="string">
            <text:p>٧٤</text:p>
          </table:table-cell>
          <table:table-cell table:style-name="ce23" table:formula="of:=NUMBERS2ARAB([.D21])" office:value-type="string" office:string-value="٧٨" calcext:value-type="string">
            <text:p>٧٨</text:p>
          </table:table-cell>
          <table:table-cell table:style-name="ce24" table:formula="of:=NUMBERS2ARAB([.E21])" office:value-type="string" office:string-value="٧٢" calcext:value-type="string">
            <text:p>٧٢</text:p>
          </table:table-cell>
          <table:table-cell table:style-name="ce23" table:formula="of:=NUMBERS2ARAB([.F21])" office:value-type="string" office:string-value="٦٨" calcext:value-type="string">
            <text:p>٦٨</text:p>
          </table:table-cell>
          <table:table-cell table:style-name="ce24" table:formula="of:=NUMBERS2ARAB([.G21])" office:value-type="string" office:string-value="٨١" calcext:value-type="string">
            <text:p>٨١</text:p>
          </table:table-cell>
          <table:table-cell table:style-name="ce23" table:formula="of:=NUMBERS2ARAB([.H21])" office:value-type="string" office:string-value="٨٢" calcext:value-type="string">
            <text:p>٨٢</text:p>
          </table:table-cell>
          <table:table-cell table:style-name="ce24" table:formula="of:=NUMBERS2ARAB([.I21])" office:value-type="string" office:string-value="٨٣" calcext:value-type="string">
            <text:p>٨٣</text:p>
          </table:table-cell>
          <table:table-cell table:style-name="ce23" table:formula="of:=NUMBERS2ARAB([.J21])" office:value-type="string" office:string-value="٦٧" calcext:value-type="string">
            <text:p>٦٧</text:p>
          </table:table-cell>
          <table:table-cell table:style-name="ce24" table:formula="of:=NUMBERS2ARAB([.K21])" office:value-type="string" office:string-value="٧٣" calcext:value-type="string">
            <text:p>٧٣</text:p>
          </table:table-cell>
          <table:table-cell table:style-name="ce23" table:formula="of:=NUMBERS2ARAB([.L21])" office:value-type="string" office:string-value="٦٥" calcext:value-type="string">
            <text:p>٦٥</text:p>
          </table:table-cell>
          <table:table-cell table:style-name="ce24" table:formula="of:=NUMBERS2ARAB([.M21])" office:value-type="string" office:string-value="٨٧" calcext:value-type="string">
            <text:p>٨٧</text:p>
          </table:table-cell>
          <table:table-cell table:number-columns-repeated="1011"/>
        </table:table-row>
        <table:table-row table:style-name="ro2">
          <table:table-cell/>
          <table:table-cell table:style-name="ce24" table:formula="of:=NUMBERS2ARAB([.B22])" office:value-type="string" office:string-value="٩٩" calcext:value-type="string">
            <text:p>٩٩</text:p>
          </table:table-cell>
          <table:table-cell table:style-name="ce23" table:formula="of:=NUMBERS2ARAB([.C22])" office:value-type="string" office:string-value="٥٣" calcext:value-type="string">
            <text:p>٥٣</text:p>
          </table:table-cell>
          <table:table-cell table:style-name="ce24" table:formula="of:=NUMBERS2ARAB([.D22])" office:value-type="string" office:string-value="٩٧" calcext:value-type="string">
            <text:p>٩٧</text:p>
          </table:table-cell>
          <table:table-cell table:style-name="ce23" table:formula="of:=NUMBERS2ARAB([.E22])" office:value-type="string" office:string-value="٥٥" calcext:value-type="string">
            <text:p>٥٥</text:p>
          </table:table-cell>
          <table:table-cell table:style-name="ce24" table:formula="of:=NUMBERS2ARAB([.F22])" office:value-type="string" office:string-value="٥٩" calcext:value-type="string">
            <text:p>٥٩</text:p>
          </table:table-cell>
          <table:table-cell table:style-name="ce23" table:formula="of:=NUMBERS2ARAB([.G22])" office:value-type="string" office:string-value="٩٤" calcext:value-type="string">
            <text:p>٩٤</text:p>
          </table:table-cell>
          <table:table-cell table:style-name="ce24" table:formula="of:=NUMBERS2ARAB([.H22])" office:value-type="string" office:string-value="٩٣" calcext:value-type="string">
            <text:p>٩٣</text:p>
          </table:table-cell>
          <table:table-cell table:style-name="ce23" table:formula="of:=NUMBERS2ARAB([.I22])" office:value-type="string" office:string-value="٥٦" calcext:value-type="string">
            <text:p>٥٦</text:p>
          </table:table-cell>
          <table:table-cell table:style-name="ce24" table:formula="of:=NUMBERS2ARAB([.J22])" office:value-type="string" office:string-value="٩٦" calcext:value-type="string">
            <text:p>٩٦</text:p>
          </table:table-cell>
          <table:table-cell table:style-name="ce23" table:formula="of:=NUMBERS2ARAB([.K22])" office:value-type="string" office:string-value="٥٤" calcext:value-type="string">
            <text:p>٥٤</text:p>
          </table:table-cell>
          <table:table-cell table:style-name="ce24" table:formula="of:=NUMBERS2ARAB([.L22])" office:value-type="string" office:string-value="٩٨" calcext:value-type="string">
            <text:p>٩٨</text:p>
          </table:table-cell>
          <table:table-cell table:style-name="ce23" table:formula="of:=NUMBERS2ARAB([.M22])" office:value-type="string" office:string-value="٥٢" calcext:value-type="string">
            <text:p>٥٢</text:p>
          </table:table-cell>
          <table:table-cell table:number-columns-repeated="1011"/>
        </table:table-row>
        <table:table-row table:style-name="ro2">
          <table:table-cell/>
          <table:table-cell table:style-name="ce23" table:formula="of:=NUMBERS2ARAB([.B23])" office:value-type="string" office:string-value="٤٠" calcext:value-type="string">
            <text:p>٤٠</text:p>
          </table:table-cell>
          <table:table-cell table:style-name="ce24" table:formula="of:=NUMBERS2ARAB([.C23])" office:value-type="string" office:string-value="١١٠" calcext:value-type="string">
            <text:p>١١٠</text:p>
          </table:table-cell>
          <table:table-cell table:style-name="ce23" table:formula="of:=NUMBERS2ARAB([.D23])" office:value-type="string" office:string-value="٤٢" calcext:value-type="string">
            <text:p>٤٢</text:p>
          </table:table-cell>
          <table:table-cell table:style-name="ce24" table:formula="of:=NUMBERS2ARAB([.E23])" office:value-type="string" office:string-value="٤٨" calcext:value-type="string">
            <text:p>٤٨</text:p>
          </table:table-cell>
          <table:table-cell table:style-name="ce23" table:formula="of:=NUMBERS2ARAB([.F23])" office:value-type="string" office:string-value="١٠٧" calcext:value-type="string">
            <text:p>١٠٧</text:p>
          </table:table-cell>
          <table:table-cell table:style-name="ce24" table:formula="of:=NUMBERS2ARAB([.G23])" office:value-type="string" office:string-value="٤٦" calcext:value-type="string">
            <text:p>٤٦</text:p>
          </table:table-cell>
          <table:table-cell table:style-name="ce23" table:formula="of:=NUMBERS2ARAB([.H23])" office:value-type="string" office:string-value="١٠٥" calcext:value-type="string">
            <text:p>١٠٥</text:p>
          </table:table-cell>
          <table:table-cell table:style-name="ce24" table:formula="of:=NUMBERS2ARAB([.I23])" office:value-type="string" office:string-value="١٠٤" calcext:value-type="string">
            <text:p>١٠٤</text:p>
          </table:table-cell>
          <table:table-cell table:style-name="ce23" table:formula="of:=NUMBERS2ARAB([.J23])" office:value-type="string" office:string-value="٤٣" calcext:value-type="string">
            <text:p>٤٣</text:p>
          </table:table-cell>
          <table:table-cell table:style-name="ce24" table:formula="of:=NUMBERS2ARAB([.K23])" office:value-type="string" office:string-value="١٠٩" calcext:value-type="string">
            <text:p>١٠٩</text:p>
          </table:table-cell>
          <table:table-cell table:style-name="ce23" table:formula="of:=NUMBERS2ARAB([.L23])" office:value-type="string" office:string-value="٤١" calcext:value-type="string">
            <text:p>٤١</text:p>
          </table:table-cell>
          <table:table-cell table:style-name="ce24" table:formula="of:=NUMBERS2ARAB([.M23])" office:value-type="string" office:string-value="١١١" calcext:value-type="string">
            <text:p>١١١</text:p>
          </table:table-cell>
          <table:table-cell table:number-columns-repeated="1011"/>
        </table:table-row>
        <table:table-row table:style-name="ro2">
          <table:table-cell/>
          <table:table-cell table:style-name="ce24" table:formula="of:=NUMBERS2ARAB([.B24])" office:value-type="string" office:string-value="١٢٣" calcext:value-type="string">
            <text:p>١٢٣</text:p>
          </table:table-cell>
          <table:table-cell table:style-name="ce23" table:formula="of:=NUMBERS2ARAB([.C24])" office:value-type="string" office:string-value="٢٨" calcext:value-type="string">
            <text:p>٢٨</text:p>
          </table:table-cell>
          <table:table-cell table:style-name="ce24" table:formula="of:=NUMBERS2ARAB([.D24])" office:value-type="string" office:string-value="٣٦" calcext:value-type="string">
            <text:p>٣٦</text:p>
          </table:table-cell>
          <table:table-cell table:style-name="ce23" table:formula="of:=NUMBERS2ARAB([.E24])" office:value-type="string" office:string-value="١٢٠" calcext:value-type="string">
            <text:p>١٢٠</text:p>
          </table:table-cell>
          <table:table-cell table:style-name="ce24" table:formula="of:=NUMBERS2ARAB([.F24])" office:value-type="string" office:string-value="٣١" calcext:value-type="string">
            <text:p>٣١</text:p>
          </table:table-cell>
          <table:table-cell table:style-name="ce23" table:formula="of:=NUMBERS2ARAB([.G24])" office:value-type="string" office:string-value="١١٧" calcext:value-type="string">
            <text:p>١١٧</text:p>
          </table:table-cell>
          <table:table-cell table:style-name="ce24" table:formula="of:=NUMBERS2ARAB([.H24])" office:value-type="string" office:string-value="١١٨" calcext:value-type="string">
            <text:p>١١٨</text:p>
          </table:table-cell>
          <table:table-cell table:style-name="ce23" table:formula="of:=NUMBERS2ARAB([.I24])" office:value-type="string" office:string-value="٣٤" calcext:value-type="string">
            <text:p>٣٤</text:p>
          </table:table-cell>
          <table:table-cell table:style-name="ce24" table:formula="of:=NUMBERS2ARAB([.J24])" office:value-type="string" office:string-value="١١٥" calcext:value-type="string">
            <text:p>١١٥</text:p>
          </table:table-cell>
          <table:table-cell table:style-name="ce23" table:formula="of:=NUMBERS2ARAB([.K24])" office:value-type="string" office:string-value="٢٩" calcext:value-type="string">
            <text:p>٢٩</text:p>
          </table:table-cell>
          <table:table-cell table:style-name="ce24" table:formula="of:=NUMBERS2ARAB([.L24])" office:value-type="string" office:string-value="١٢٢" calcext:value-type="string">
            <text:p>١٢٢</text:p>
          </table:table-cell>
          <table:table-cell table:style-name="ce23" table:formula="of:=NUMBERS2ARAB([.M24])" office:value-type="string" office:string-value="٢٧" calcext:value-type="string">
            <text:p>٢٧</text:p>
          </table:table-cell>
          <table:table-cell table:number-columns-repeated="1011"/>
        </table:table-row>
        <table:table-row table:style-name="ro2">
          <table:table-cell/>
          <table:table-cell table:style-name="ce23" table:formula="of:=NUMBERS2ARAB([.B25])" office:value-type="string" office:string-value="١٥" calcext:value-type="string">
            <text:p>١٥</text:p>
          </table:table-cell>
          <table:table-cell table:style-name="ce24" table:formula="of:=NUMBERS2ARAB([.C25])" office:value-type="string" office:string-value="٢٥" calcext:value-type="string">
            <text:p>٢٥</text:p>
          </table:table-cell>
          <table:table-cell table:style-name="ce23" table:formula="of:=NUMBERS2ARAB([.D25])" office:value-type="string" office:string-value="١٣٣" calcext:value-type="string">
            <text:p>١٣٣</text:p>
          </table:table-cell>
          <table:table-cell table:style-name="ce24" table:formula="of:=NUMBERS2ARAB([.E25])" office:value-type="string" office:string-value="١٨" calcext:value-type="string">
            <text:p>١٨</text:p>
          </table:table-cell>
          <table:table-cell table:style-name="ce23" table:formula="of:=NUMBERS2ARAB([.F25])" office:value-type="string" office:string-value="١٣١" calcext:value-type="string">
            <text:p>١٣١</text:p>
          </table:table-cell>
          <table:table-cell table:style-name="ce24" table:formula="of:=NUMBERS2ARAB([.G25])" office:value-type="string" office:string-value="٢١" calcext:value-type="string">
            <text:p>٢١</text:p>
          </table:table-cell>
          <table:table-cell table:style-name="ce23" table:formula="of:=NUMBERS2ARAB([.H25])" office:value-type="string" office:string-value="١٢٩" calcext:value-type="string">
            <text:p>١٢٩</text:p>
          </table:table-cell>
          <table:table-cell table:style-name="ce24" table:formula="of:=NUMBERS2ARAB([.I25])" office:value-type="string" office:string-value="١٢٨" calcext:value-type="string">
            <text:p>١٢٨</text:p>
          </table:table-cell>
          <table:table-cell table:style-name="ce23" table:formula="of:=NUMBERS2ARAB([.J25])" office:value-type="string" office:string-value="٢٣" calcext:value-type="string">
            <text:p>٢٣</text:p>
          </table:table-cell>
          <table:table-cell table:style-name="ce24" table:formula="of:=NUMBERS2ARAB([.K25])" office:value-type="string" office:string-value="١٢٦" calcext:value-type="string">
            <text:p>١٢٦</text:p>
          </table:table-cell>
          <table:table-cell table:style-name="ce23" table:formula="of:=NUMBERS2ARAB([.L25])" office:value-type="string" office:string-value="١٦" calcext:value-type="string">
            <text:p>١٦</text:p>
          </table:table-cell>
          <table:table-cell table:style-name="ce24" table:formula="of:=NUMBERS2ARAB([.M25])" office:value-type="string" office:string-value="١٣٥" calcext:value-type="string">
            <text:p>١٣٥</text:p>
          </table:table-cell>
          <table:table-cell table:number-columns-repeated="1011"/>
        </table:table-row>
        <table:table-row table:style-name="ro2">
          <table:table-cell/>
          <table:table-cell table:style-name="ce24" table:formula="of:=NUMBERS2ARAB([.B26])" office:value-type="string" office:string-value="١٤" calcext:value-type="string">
            <text:p>١٤</text:p>
          </table:table-cell>
          <table:table-cell table:style-name="ce23" table:formula="of:=NUMBERS2ARAB([.C26])" office:value-type="string" office:string-value="١٤٦" calcext:value-type="string">
            <text:p>١٤٦</text:p>
          </table:table-cell>
          <table:table-cell table:style-name="ce24" table:formula="of:=NUMBERS2ARAB([.D26])" office:value-type="string" office:string-value="٥" calcext:value-type="string">
            <text:p>٥</text:p>
          </table:table-cell>
          <table:table-cell table:style-name="ce23" table:formula="of:=NUMBERS2ARAB([.E26])" office:value-type="string" office:string-value="١٤٤" calcext:value-type="string">
            <text:p>١٤٤</text:p>
          </table:table-cell>
          <table:table-cell table:style-name="ce24" table:formula="of:=NUMBERS2ARAB([.F26])" office:value-type="string" office:string-value="٧" calcext:value-type="string">
            <text:p>٧</text:p>
          </table:table-cell>
          <table:table-cell table:style-name="ce23" table:formula="of:=NUMBERS2ARAB([.G26])" office:value-type="string" office:string-value="١٤١" calcext:value-type="string">
            <text:p>١٤١</text:p>
          </table:table-cell>
          <table:table-cell table:style-name="ce24" table:formula="of:=NUMBERS2ARAB([.H26])" office:value-type="string" office:string-value="١٤٢" calcext:value-type="string">
            <text:p>١٤٢</text:p>
          </table:table-cell>
          <table:table-cell table:style-name="ce23" table:formula="of:=NUMBERS2ARAB([.I26])" office:value-type="string" office:string-value="١٠" calcext:value-type="string">
            <text:p>١٠</text:p>
          </table:table-cell>
          <table:table-cell table:style-name="ce24" table:formula="of:=NUMBERS2ARAB([.J26])" office:value-type="string" office:string-value="١٣٩" calcext:value-type="string">
            <text:p>١٣٩</text:p>
          </table:table-cell>
          <table:table-cell table:style-name="ce23" table:formula="of:=NUMBERS2ARAB([.K26])" office:value-type="string" office:string-value="١٢" calcext:value-type="string">
            <text:p>١٢</text:p>
          </table:table-cell>
          <table:table-cell table:style-name="ce24" table:formula="of:=NUMBERS2ARAB([.L26])" office:value-type="string" office:string-value="١٣٧" calcext:value-type="string">
            <text:p>١٣٧</text:p>
          </table:table-cell>
          <table:table-cell table:style-name="ce23" table:formula="of:=NUMBERS2ARAB([.M26])" office:value-type="string" office:string-value="٣" calcext:value-type="string">
            <text:p>٣</text:p>
          </table:table-cell>
          <table:table-cell table:number-columns-repeated="1011"/>
        </table:table-row>
        <table:table-row table:style-name="ro1" table:number-rows-repeated="1048535">
          <table:table-cell table:number-columns-repeated="1024"/>
        </table:table-row>
        <table:table-row table:style-name="ro1">
          <table:table-cell table:number-columns-repeated="1024"/>
        </table:table-row>
        <calcext:conditional-formats>
          <calcext:conditional-format calcext:target-range-address="12x12.N14:12x12.N27 12x12.B27:12x12.M27">
            <calcext:condition calcext:apply-style-name="Good" calcext:value="=VALUE(ABJAD([.$O$1];1;1))" calcext:base-cell-address="12x12.B14"/>
            <calcext:condition calcext:apply-style-name="Bad" calcext:value="!=0" calcext:base-cell-address="12x12.B14"/>
          </calcext:conditional-format>
          <calcext:conditional-format calcext:target-range-address="12x12.N3:12x12.N3">
            <calcext:condition calcext:apply-style-name="Good" calcext:value="&gt;=0" calcext:base-cell-address="12x12.N3"/>
            <calcext:condition calcext:apply-style-name="Bad" calcext:value="&lt;0" calcext:base-cell-address="12x12.N3"/>
          </calcext:conditional-format>
        </calcext:conditional-formats>
      </table:table>
      <table:table table:name="8x8" table:style-name="ta1">
        <table:table-column table:style-name="co6" table:default-cell-style-name="ce27"/>
        <table:table-column table:style-name="co2" table:number-columns-repeated="8" table:default-cell-style-name="ce29"/>
        <table:table-column table:style-name="co7" table:default-cell-style-name="ce29"/>
        <table:table-column table:style-name="co5" table:number-columns-repeated="1014" table:default-cell-style-name="ce29"/>
        <table:table-row table:style-name="ro1">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Default"/>
          <table:table-cell table:style-name="ce34" table:content-validation-name="val2" office:value-type="string" calcext:value-type="string">
            <text:p>تام</text:p>
          </table:table-cell>
          <table:table-cell table:style-name="ce27" table:formula="of:=VALUE(ABJAD([.$K$1];1;1))" office:value-type="float" office:value="441" calcext:value-type="float">
            <text:p>441</text:p>
          </table:table-cell>
          <table:table-cell table:style-name="ce27" table:number-columns-repeated="1012"/>
        </table:table-row>
        <table:table-row table:style-name="ro1">
          <table:table-cell office:value-type="float" office:value="1" calcext:value-type="float">
            <text:p>1</text:p>
          </table:table-cell>
          <table:table-cell table:style-name="ce28" office:value-type="float" office:value="1" calcext:value-type="float">
            <text:p>1</text:p>
          </table:table-cell>
          <table:table-cell table:style-name="ce28" office:value-type="float" office:value="58" calcext:value-type="float">
            <text:p>58</text:p>
          </table:table-cell>
          <table:table-cell table:style-name="ce28" office:value-type="float" office:value="6" calcext:value-type="float">
            <text:p>6</text:p>
          </table:table-cell>
          <table:table-cell table:style-name="ce28" office:value-type="float" office:value="61" calcext:value-type="float">
            <text:p>61</text:p>
          </table:table-cell>
          <table:table-cell table:style-name="ce28" office:value-type="float" office:value="60" calcext:value-type="float">
            <text:p>60</text:p>
          </table:table-cell>
          <table:table-cell table:style-name="ce28" office:value-type="float" office:value="3" calcext:value-type="float">
            <text:p>3</text:p>
          </table:table-cell>
          <table:table-cell table:style-name="ce28" office:value-type="float" office:value="63" calcext:value-type="float">
            <text:p>63</text:p>
          </table:table-cell>
          <table:table-cell table:style-name="ce28" office:value-type="float" office:value="8" calcext:value-type="float">
            <text:p>8</text:p>
          </table:table-cell>
          <table:table-cell table:formula="of:=SUM([.B2:.I2])" office:value-type="float" office:value="260" calcext:value-type="float">
            <text:p>260</text:p>
          </table:table-cell>
          <table:table-cell table:number-columns-repeated="1014"/>
        </table:table-row>
        <table:table-row table:style-name="ro1">
          <table:table-cell office:value-type="float" office:value="2" calcext:value-type="float">
            <text:p>2</text:p>
          </table:table-cell>
          <table:table-cell table:style-name="ce28" office:value-type="float" office:value="56" calcext:value-type="float">
            <text:p>56</text:p>
          </table:table-cell>
          <table:table-cell table:style-name="ce28" office:value-type="float" office:value="10" calcext:value-type="float">
            <text:p>10</text:p>
          </table:table-cell>
          <table:table-cell table:style-name="ce28" office:value-type="float" office:value="51" calcext:value-type="float">
            <text:p>51</text:p>
          </table:table-cell>
          <table:table-cell table:style-name="ce28" office:value-type="float" office:value="52" calcext:value-type="float">
            <text:p>52</text:p>
          </table:table-cell>
          <table:table-cell table:style-name="ce28" office:value-type="float" office:value="13" calcext:value-type="float">
            <text:p>13</text:p>
          </table:table-cell>
          <table:table-cell table:style-name="ce28" office:value-type="float" office:value="54" calcext:value-type="float">
            <text:p>54</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42" table:formula="of:=VALUE(ABJAD([.$K$1];1;1))-[.J2]" office:value-type="float" office:value="181" calcext:value-type="float">
            <text:p>181</text:p>
          </table:table-cell>
          <table:table-cell table:number-columns-repeated="1014"/>
        </table:table-row>
        <table:table-row table:style-name="ro1">
          <table:table-cell office:value-type="float" office:value="3" calcext:value-type="float">
            <text:p>3</text:p>
          </table:table-cell>
          <table:table-cell table:style-name="ce28" office:value-type="float" office:value="17" calcext:value-type="float">
            <text:p>17</text:p>
          </table:table-cell>
          <table:table-cell table:style-name="ce28" office:value-type="float" office:value="47" calcext:value-type="float">
            <text:p>47</text:p>
          </table:table-cell>
          <table:table-cell table:style-name="ce28" office:value-type="float" office:value="19" calcext:value-type="float">
            <text:p>19</text:p>
          </table:table-cell>
          <table:table-cell table:style-name="ce28" office:value-type="float" office:value="44" calcext:value-type="float">
            <text:p>44</text:p>
          </table:table-cell>
          <table:table-cell table:style-name="ce28" office:value-type="float" office:value="45" calcext:value-type="float">
            <text:p>4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48" calcext:value-type="float">
            <text:p>48</text:p>
          </table:table-cell>
          <table:table-cell table:formula="of:=[.J3]/8" office:value-type="float" office:value="22.625" calcext:value-type="float">
            <text:p>22,625</text:p>
          </table:table-cell>
          <table:table-cell table:number-columns-repeated="1014"/>
        </table:table-row>
        <table:table-row table:style-name="ro1">
          <table:table-cell office:value-type="float" office:value="4" calcext:value-type="float">
            <text:p>4</text:p>
          </table:table-cell>
          <table:table-cell table:style-name="ce28" office:value-type="float" office:value="32" calcext:value-type="float">
            <text:p>32</text:p>
          </table:table-cell>
          <table:table-cell table:style-name="ce28" office:value-type="float" office:value="26" calcext:value-type="float">
            <text:p>26</text:p>
          </table:table-cell>
          <table:table-cell table:style-name="ce28" office:value-type="float" office:value="38" calcext:value-type="float">
            <text:p>38</text:p>
          </table:table-cell>
          <table:table-cell table:style-name="ce28" office:value-type="float" office:value="37" calcext:value-type="float">
            <text:p>37</text:p>
          </table:table-cell>
          <table:table-cell table:style-name="ce28" office:value-type="float" office:value="36" calcext:value-type="float">
            <text:p>36</text:p>
          </table:table-cell>
          <table:table-cell table:style-name="ce28" office:value-type="float" office:value="27" calcext:value-type="float">
            <text:p>27</text:p>
          </table:table-cell>
          <table:table-cell table:style-name="ce28" office:value-type="float" office:value="31" calcext:value-type="float">
            <text:p>31</text:p>
          </table:table-cell>
          <table:table-cell table:style-name="ce28" office:value-type="float" office:value="33" calcext:value-type="float">
            <text:p>33</text:p>
          </table:table-cell>
          <table:table-cell table:number-columns-repeated="1015"/>
        </table:table-row>
        <table:table-row table:style-name="ro1">
          <table:table-cell office:value-type="float" office:value="5" calcext:value-type="float">
            <text:p>5</text:p>
          </table:table-cell>
          <table:table-cell table:style-name="ce28" office:value-type="float" office:value="40" calcext:value-type="float">
            <text:p>40</text:p>
          </table:table-cell>
          <table:table-cell table:style-name="ce28" office:value-type="float" office:value="39" calcext:value-type="float">
            <text:p>39</text:p>
          </table:table-cell>
          <table:table-cell table:style-name="ce28" office:value-type="float" office:value="30" calcext:value-type="float">
            <text:p>30</text:p>
          </table:table-cell>
          <table:table-cell table:style-name="ce28" office:value-type="float" office:value="29" calcext:value-type="float">
            <text:p>29</text:p>
          </table:table-cell>
          <table:table-cell table:style-name="ce28" office:value-type="float" office:value="28" calcext:value-type="float">
            <text:p>28</text:p>
          </table:table-cell>
          <table:table-cell table:style-name="ce28" office:value-type="float" office:value="35" calcext:value-type="float">
            <text:p>35</text:p>
          </table:table-cell>
          <table:table-cell table:style-name="ce28" office:value-type="float" office:value="34" calcext:value-type="float">
            <text:p>34</text:p>
          </table:table-cell>
          <table:table-cell table:style-name="ce28" office:value-type="float" office:value="25" calcext:value-type="float">
            <text:p>25</text:p>
          </table:table-cell>
          <table:table-cell table:number-columns-repeated="1015"/>
        </table:table-row>
        <table:table-row table:style-name="ro1">
          <table:table-cell office:value-type="float" office:value="6" calcext:value-type="float">
            <text:p>6</text:p>
          </table:table-cell>
          <table:table-cell table:style-name="ce28" office:value-type="float" office:value="41" calcext:value-type="float">
            <text:p>41</text:p>
          </table:table-cell>
          <table:table-cell table:style-name="ce28" office:value-type="float" office:value="23" calcext:value-type="float">
            <text:p>23</text:p>
          </table:table-cell>
          <table:table-cell table:style-name="ce28" office:value-type="float" office:value="43" calcext:value-type="float">
            <text:p>43</text:p>
          </table:table-cell>
          <table:table-cell table:style-name="ce28" office:value-type="float" office:value="21" calcext:value-type="float">
            <text:p>21</text:p>
          </table:table-cell>
          <table:table-cell table:style-name="ce28" office:value-type="float" office:value="20" calcext:value-type="float">
            <text:p>20</text:p>
          </table:table-cell>
          <table:table-cell table:style-name="ce28" office:value-type="float" office:value="46" calcext:value-type="float">
            <text:p>46</text:p>
          </table:table-cell>
          <table:table-cell table:style-name="ce28" office:value-type="float" office:value="42" calcext:value-type="float">
            <text:p>42</text:p>
          </table:table-cell>
          <table:table-cell table:style-name="ce28" office:value-type="float" office:value="24" calcext:value-type="float">
            <text:p>24</text:p>
          </table:table-cell>
          <table:table-cell table:number-columns-repeated="1015"/>
        </table:table-row>
        <table:table-row table:style-name="ro1">
          <table:table-cell office:value-type="float" office:value="7" calcext:value-type="float">
            <text:p>7</text:p>
          </table:table-cell>
          <table:table-cell table:style-name="ce28" office:value-type="float" office:value="16" calcext:value-type="float">
            <text:p>16</text:p>
          </table:table-cell>
          <table:table-cell table:style-name="ce28" office:value-type="float" office:value="50" calcext:value-type="float">
            <text:p>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53" calcext:value-type="float">
            <text:p>53</text:p>
          </table:table-cell>
          <table:table-cell table:style-name="ce28" office:value-type="float" office:value="11" calcext:value-type="float">
            <text:p>11</text:p>
          </table:table-cell>
          <table:table-cell table:style-name="ce28" office:value-type="float" office:value="55" calcext:value-type="float">
            <text:p>55</text:p>
          </table:table-cell>
          <table:table-cell table:style-name="ce28" office:value-type="float" office:value="49" calcext:value-type="float">
            <text:p>49</text:p>
          </table:table-cell>
          <table:table-cell table:number-columns-repeated="1015"/>
        </table:table-row>
        <table:table-row table:style-name="ro1">
          <table:table-cell office:value-type="float" office:value="8" calcext:value-type="float">
            <text:p>8</text:p>
          </table:table-cell>
          <table:table-cell table:style-name="ce28" office:value-type="float" office:value="57" calcext:value-type="float">
            <text:p>57</text:p>
          </table:table-cell>
          <table:table-cell table:style-name="ce28" office:value-type="float" office:value="7" calcext:value-type="float">
            <text:p>7</text:p>
          </table:table-cell>
          <table:table-cell table:style-name="ce28" office:value-type="float" office:value="59" calcext:value-type="float">
            <text:p>59</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2" calcext:value-type="float">
            <text:p>62</text:p>
          </table:table-cell>
          <table:table-cell table:style-name="ce28" office:value-type="float" office:value="2" calcext:value-type="float">
            <text:p>2</text:p>
          </table:table-cell>
          <table:table-cell table:style-name="ce28" office:value-type="float" office:value="64" calcext:value-type="float">
            <text:p>64</text:p>
          </table:table-cell>
          <table:table-cell table:number-columns-repeated="1015"/>
        </table:table-row>
        <table:table-row table:style-name="ro1">
          <table:table-cell table:number-columns-repeated="9"/>
          <table:table-cell table:style-name="ce14" table:formula="of:=[.I11]+[.H12]+[.G13]+[.F14]+[.E15]+[.D16]+[.C17]+[.B18]" office:value-type="float" office:value="441" calcext:value-type="float">
            <text:p>441</text:p>
          </table:table-cell>
          <table:table-cell table:number-columns-repeated="1014"/>
        </table:table-row>
        <table:table-row table:style-name="ro1">
          <table:table-cell/>
          <table:table-cell table:formula="of:=IF(MOD([.$J$3];8)=0;ROUNDDOWN([.$J$4];0);IF(MOD([.$J$3];8)=1;IF(56&lt;[.B2];ROUNDUP([.$J$4];0);ROUNDDOWN([.$J$4];0));IF(MOD([.$J$3];8)=2;IF(48&lt;[.B2];ROUNDUP([.$J$4];0);ROUNDDOWN([.$J$4];0));IF(MOD([.$J$3];8)=3;IF(40&lt;[.B2];ROUNDUP([.$J$4];0);ROUNDDOWN([.$J$4];0));IF(MOD([.$J$3];8)=4;IF(32&lt;[.B2];ROUNDUP([.$J$4];0);ROUNDDOWN([.$J$4];0));IF(MOD([.$J$3];8)=5;IF(24&lt;[.B2];ROUNDUP([.$J$4];0);ROUNDDOWN([.$J$4];0));IF(MOD([.$J$3];8)=6;IF(16&lt;[.B2];ROUNDUP([.$J$4];0);ROUNDDOWN([.$J$4];0));IF(MOD([.$J$3];8)=7;IF(8&lt;[.B2];ROUNDUP([.$J$4];0);ROUNDDOWN([.$J$4];0));ORG.LIBREOFFICE.RAWSUBTRACT([.$J$4];ROUNDDOWN([.$J$4];0))))))))))+[.B2]" office:value-type="float" office:value="23" calcext:value-type="float">
            <text:p>23</text:p>
          </table:table-cell>
          <table:table-cell table:formula="of:=IF(MOD([.$J$3];8)=0;ROUNDDOWN([.$J$4];0);IF(MOD([.$J$3];8)=1;IF(56&lt;[.C2];ROUNDUP([.$J$4];0);ROUNDDOWN([.$J$4];0));IF(MOD([.$J$3];8)=2;IF(48&lt;[.C2];ROUNDUP([.$J$4];0);ROUNDDOWN([.$J$4];0));IF(MOD([.$J$3];8)=3;IF(40&lt;[.C2];ROUNDUP([.$J$4];0);ROUNDDOWN([.$J$4];0));IF(MOD([.$J$3];8)=4;IF(32&lt;[.C2];ROUNDUP([.$J$4];0);ROUNDDOWN([.$J$4];0));IF(MOD([.$J$3];8)=5;IF(24&lt;[.C2];ROUNDUP([.$J$4];0);ROUNDDOWN([.$J$4];0));IF(MOD([.$J$3];8)=6;IF(16&lt;[.C2];ROUNDUP([.$J$4];0);ROUNDDOWN([.$J$4];0));IF(MOD([.$J$3];8)=7;IF(8&lt;[.C2];ROUNDUP([.$J$4];0);ROUNDDOWN([.$J$4];0));ORG.LIBREOFFICE.RAWSUBTRACT([.$J$4];ROUNDDOWN([.$J$4];0))))))))))+[.C2]" office:value-type="float" office:value="81" calcext:value-type="float">
            <text:p>81</text:p>
          </table:table-cell>
          <table:table-cell table:formula="of:=IF(MOD([.$J$3];8)=0;ROUNDDOWN([.$J$4];0);IF(MOD([.$J$3];8)=1;IF(56&lt;[.D2];ROUNDUP([.$J$4];0);ROUNDDOWN([.$J$4];0));IF(MOD([.$J$3];8)=2;IF(48&lt;[.D2];ROUNDUP([.$J$4];0);ROUNDDOWN([.$J$4];0));IF(MOD([.$J$3];8)=3;IF(40&lt;[.D2];ROUNDUP([.$J$4];0);ROUNDDOWN([.$J$4];0));IF(MOD([.$J$3];8)=4;IF(32&lt;[.D2];ROUNDUP([.$J$4];0);ROUNDDOWN([.$J$4];0));IF(MOD([.$J$3];8)=5;IF(24&lt;[.D2];ROUNDUP([.$J$4];0);ROUNDDOWN([.$J$4];0));IF(MOD([.$J$3];8)=6;IF(16&lt;[.D2];ROUNDUP([.$J$4];0);ROUNDDOWN([.$J$4];0));IF(MOD([.$J$3];8)=7;IF(8&lt;[.D2];ROUNDUP([.$J$4];0);ROUNDDOWN([.$J$4];0));ORG.LIBREOFFICE.RAWSUBTRACT([.$J$4];ROUNDDOWN([.$J$4];0))))))))))+[.D2]" office:value-type="float" office:value="28" calcext:value-type="float">
            <text:p>28</text:p>
          </table:table-cell>
          <table:table-cell table:formula="of:=IF(MOD([.$J$3];8)=0;ROUNDDOWN([.$J$4];0);IF(MOD([.$J$3];8)=1;IF(56&lt;[.E2];ROUNDUP([.$J$4];0);ROUNDDOWN([.$J$4];0));IF(MOD([.$J$3];8)=2;IF(48&lt;[.E2];ROUNDUP([.$J$4];0);ROUNDDOWN([.$J$4];0));IF(MOD([.$J$3];8)=3;IF(40&lt;[.E2];ROUNDUP([.$J$4];0);ROUNDDOWN([.$J$4];0));IF(MOD([.$J$3];8)=4;IF(32&lt;[.E2];ROUNDUP([.$J$4];0);ROUNDDOWN([.$J$4];0));IF(MOD([.$J$3];8)=5;IF(24&lt;[.E2];ROUNDUP([.$J$4];0);ROUNDDOWN([.$J$4];0));IF(MOD([.$J$3];8)=6;IF(16&lt;[.E2];ROUNDUP([.$J$4];0);ROUNDDOWN([.$J$4];0));IF(MOD([.$J$3];8)=7;IF(8&lt;[.E2];ROUNDUP([.$J$4];0);ROUNDDOWN([.$J$4];0));ORG.LIBREOFFICE.RAWSUBTRACT([.$J$4];ROUNDDOWN([.$J$4];0))))))))))+[.E2]" office:value-type="float" office:value="84" calcext:value-type="float">
            <text:p>84</text:p>
          </table:table-cell>
          <table:table-cell table:formula="of:=IF(MOD([.$J$3];8)=0;ROUNDDOWN([.$J$4];0);IF(MOD([.$J$3];8)=1;IF(56&lt;[.F2];ROUNDUP([.$J$4];0);ROUNDDOWN([.$J$4];0));IF(MOD([.$J$3];8)=2;IF(48&lt;[.F2];ROUNDUP([.$J$4];0);ROUNDDOWN([.$J$4];0));IF(MOD([.$J$3];8)=3;IF(40&lt;[.F2];ROUNDUP([.$J$4];0);ROUNDDOWN([.$J$4];0));IF(MOD([.$J$3];8)=4;IF(32&lt;[.F2];ROUNDUP([.$J$4];0);ROUNDDOWN([.$J$4];0));IF(MOD([.$J$3];8)=5;IF(24&lt;[.F2];ROUNDUP([.$J$4];0);ROUNDDOWN([.$J$4];0));IF(MOD([.$J$3];8)=6;IF(16&lt;[.F2];ROUNDUP([.$J$4];0);ROUNDDOWN([.$J$4];0));IF(MOD([.$J$3];8)=7;IF(8&lt;[.F2];ROUNDUP([.$J$4];0);ROUNDDOWN([.$J$4];0));ORG.LIBREOFFICE.RAWSUBTRACT([.$J$4];ROUNDDOWN([.$J$4];0))))))))))+[.F2]" office:value-type="float" office:value="83" calcext:value-type="float">
            <text:p>83</text:p>
          </table:table-cell>
          <table:table-cell table:formula="of:=IF(MOD([.$J$3];8)=0;ROUNDDOWN([.$J$4];0);IF(MOD([.$J$3];8)=1;IF(56&lt;[.G2];ROUNDUP([.$J$4];0);ROUNDDOWN([.$J$4];0));IF(MOD([.$J$3];8)=2;IF(48&lt;[.G2];ROUNDUP([.$J$4];0);ROUNDDOWN([.$J$4];0));IF(MOD([.$J$3];8)=3;IF(40&lt;[.G2];ROUNDUP([.$J$4];0);ROUNDDOWN([.$J$4];0));IF(MOD([.$J$3];8)=4;IF(32&lt;[.G2];ROUNDUP([.$J$4];0);ROUNDDOWN([.$J$4];0));IF(MOD([.$J$3];8)=5;IF(24&lt;[.G2];ROUNDUP([.$J$4];0);ROUNDDOWN([.$J$4];0));IF(MOD([.$J$3];8)=6;IF(16&lt;[.G2];ROUNDUP([.$J$4];0);ROUNDDOWN([.$J$4];0));IF(MOD([.$J$3];8)=7;IF(8&lt;[.G2];ROUNDUP([.$J$4];0);ROUNDDOWN([.$J$4];0));ORG.LIBREOFFICE.RAWSUBTRACT([.$J$4];ROUNDDOWN([.$J$4];0))))))))))+[.G2]" office:value-type="float" office:value="25" calcext:value-type="float">
            <text:p>25</text:p>
          </table:table-cell>
          <table:table-cell table:formula="of:=IF(MOD([.$J$3];8)=0;ROUNDDOWN([.$J$4];0);IF(MOD([.$J$3];8)=1;IF(56&lt;[.H2];ROUNDUP([.$J$4];0);ROUNDDOWN([.$J$4];0));IF(MOD([.$J$3];8)=2;IF(48&lt;[.H2];ROUNDUP([.$J$4];0);ROUNDDOWN([.$J$4];0));IF(MOD([.$J$3];8)=3;IF(40&lt;[.H2];ROUNDUP([.$J$4];0);ROUNDDOWN([.$J$4];0));IF(MOD([.$J$3];8)=4;IF(32&lt;[.H2];ROUNDUP([.$J$4];0);ROUNDDOWN([.$J$4];0));IF(MOD([.$J$3];8)=5;IF(24&lt;[.H2];ROUNDUP([.$J$4];0);ROUNDDOWN([.$J$4];0));IF(MOD([.$J$3];8)=6;IF(16&lt;[.H2];ROUNDUP([.$J$4];0);ROUNDDOWN([.$J$4];0));IF(MOD([.$J$3];8)=7;IF(8&lt;[.H2];ROUNDUP([.$J$4];0);ROUNDDOWN([.$J$4];0));ORG.LIBREOFFICE.RAWSUBTRACT([.$J$4];ROUNDDOWN([.$J$4];0))))))))))+[.H2]" office:value-type="float" office:value="86" calcext:value-type="float">
            <text:p>86</text:p>
          </table:table-cell>
          <table:table-cell table:formula="of:=IF(MOD([.$J$3];8)=0;ROUNDDOWN([.$J$4];0);IF(MOD([.$J$3];8)=1;IF(56&lt;[.I2];ROUNDUP([.$J$4];0);ROUNDDOWN([.$J$4];0));IF(MOD([.$J$3];8)=2;IF(48&lt;[.I2];ROUNDUP([.$J$4];0);ROUNDDOWN([.$J$4];0));IF(MOD([.$J$3];8)=3;IF(40&lt;[.I2];ROUNDUP([.$J$4];0);ROUNDDOWN([.$J$4];0));IF(MOD([.$J$3];8)=4;IF(32&lt;[.I2];ROUNDUP([.$J$4];0);ROUNDDOWN([.$J$4];0));IF(MOD([.$J$3];8)=5;IF(24&lt;[.I2];ROUNDUP([.$J$4];0);ROUNDDOWN([.$J$4];0));IF(MOD([.$J$3];8)=6;IF(16&lt;[.I2];ROUNDUP([.$J$4];0);ROUNDDOWN([.$J$4];0));IF(MOD([.$J$3];8)=7;IF(8&lt;[.I2];ROUNDUP([.$J$4];0);ROUNDDOWN([.$J$4];0));ORG.LIBREOFFICE.RAWSUBTRACT([.$J$4];ROUNDDOWN([.$J$4];0))))))))))+[.I2]" office:value-type="float" office:value="30" calcext:value-type="float">
            <text:p>30</text:p>
          </table:table-cell>
          <table:table-cell table:style-name="ce14" table:formula="of:=SUM([.J10:.J10])" office:value-type="float" office:value="441" calcext:value-type="float">
            <text:p>441</text:p>
          </table:table-cell>
          <table:table-cell table:number-columns-repeated="1014"/>
        </table:table-row>
        <table:table-row table:style-name="ro1">
          <table:table-cell/>
          <table:table-cell table:formula="of:=IF(MOD([.$J$3];8)=0;ROUNDDOWN([.$J$4];0);IF(MOD([.$J$3];8)=1;IF(56&lt;[.B3];ROUNDUP([.$J$4];0);ROUNDDOWN([.$J$4];0));IF(MOD([.$J$3];8)=2;IF(48&lt;[.B3];ROUNDUP([.$J$4];0);ROUNDDOWN([.$J$4];0));IF(MOD([.$J$3];8)=3;IF(40&lt;[.B3];ROUNDUP([.$J$4];0);ROUNDDOWN([.$J$4];0));IF(MOD([.$J$3];8)=4;IF(32&lt;[.B3];ROUNDUP([.$J$4];0);ROUNDDOWN([.$J$4];0));IF(MOD([.$J$3];8)=5;IF(24&lt;[.B3];ROUNDUP([.$J$4];0);ROUNDDOWN([.$J$4];0));IF(MOD([.$J$3];8)=6;IF(16&lt;[.B3];ROUNDUP([.$J$4];0);ROUNDDOWN([.$J$4];0));IF(MOD([.$J$3];8)=7;IF(8&lt;[.B3];ROUNDUP([.$J$4];0);ROUNDDOWN([.$J$4];0));ORG.LIBREOFFICE.RAWSUBTRACT([.$J$4];ROUNDDOWN([.$J$4];0))))))))))+[.B3]" office:value-type="float" office:value="79" calcext:value-type="float">
            <text:p>79</text:p>
          </table:table-cell>
          <table:table-cell table:formula="of:=IF(MOD([.$J$3];8)=0;ROUNDDOWN([.$J$4];0);IF(MOD([.$J$3];8)=1;IF(56&lt;[.C3];ROUNDUP([.$J$4];0);ROUNDDOWN([.$J$4];0));IF(MOD([.$J$3];8)=2;IF(48&lt;[.C3];ROUNDUP([.$J$4];0);ROUNDDOWN([.$J$4];0));IF(MOD([.$J$3];8)=3;IF(40&lt;[.C3];ROUNDUP([.$J$4];0);ROUNDDOWN([.$J$4];0));IF(MOD([.$J$3];8)=4;IF(32&lt;[.C3];ROUNDUP([.$J$4];0);ROUNDDOWN([.$J$4];0));IF(MOD([.$J$3];8)=5;IF(24&lt;[.C3];ROUNDUP([.$J$4];0);ROUNDDOWN([.$J$4];0));IF(MOD([.$J$3];8)=6;IF(16&lt;[.C3];ROUNDUP([.$J$4];0);ROUNDDOWN([.$J$4];0));IF(MOD([.$J$3];8)=7;IF(8&lt;[.C3];ROUNDUP([.$J$4];0);ROUNDDOWN([.$J$4];0));ORG.LIBREOFFICE.RAWSUBTRACT([.$J$4];ROUNDDOWN([.$J$4];0))))))))))+[.C3]" office:value-type="float" office:value="32" calcext:value-type="float">
            <text:p>32</text:p>
          </table:table-cell>
          <table:table-cell table:formula="of:=IF(MOD([.$J$3];8)=0;ROUNDDOWN([.$J$4];0);IF(MOD([.$J$3];8)=1;IF(56&lt;[.D3];ROUNDUP([.$J$4];0);ROUNDDOWN([.$J$4];0));IF(MOD([.$J$3];8)=2;IF(48&lt;[.D3];ROUNDUP([.$J$4];0);ROUNDDOWN([.$J$4];0));IF(MOD([.$J$3];8)=3;IF(40&lt;[.D3];ROUNDUP([.$J$4];0);ROUNDDOWN([.$J$4];0));IF(MOD([.$J$3];8)=4;IF(32&lt;[.D3];ROUNDUP([.$J$4];0);ROUNDDOWN([.$J$4];0));IF(MOD([.$J$3];8)=5;IF(24&lt;[.D3];ROUNDUP([.$J$4];0);ROUNDDOWN([.$J$4];0));IF(MOD([.$J$3];8)=6;IF(16&lt;[.D3];ROUNDUP([.$J$4];0);ROUNDDOWN([.$J$4];0));IF(MOD([.$J$3];8)=7;IF(8&lt;[.D3];ROUNDUP([.$J$4];0);ROUNDDOWN([.$J$4];0));ORG.LIBREOFFICE.RAWSUBTRACT([.$J$4];ROUNDDOWN([.$J$4];0))))))))))+[.D3]" office:value-type="float" office:value="74" calcext:value-type="float">
            <text:p>74</text:p>
          </table:table-cell>
          <table:table-cell table:formula="of:=IF(MOD([.$J$3];8)=0;ROUNDDOWN([.$J$4];0);IF(MOD([.$J$3];8)=1;IF(56&lt;[.E3];ROUNDUP([.$J$4];0);ROUNDDOWN([.$J$4];0));IF(MOD([.$J$3];8)=2;IF(48&lt;[.E3];ROUNDUP([.$J$4];0);ROUNDDOWN([.$J$4];0));IF(MOD([.$J$3];8)=3;IF(40&lt;[.E3];ROUNDUP([.$J$4];0);ROUNDDOWN([.$J$4];0));IF(MOD([.$J$3];8)=4;IF(32&lt;[.E3];ROUNDUP([.$J$4];0);ROUNDDOWN([.$J$4];0));IF(MOD([.$J$3];8)=5;IF(24&lt;[.E3];ROUNDUP([.$J$4];0);ROUNDDOWN([.$J$4];0));IF(MOD([.$J$3];8)=6;IF(16&lt;[.E3];ROUNDUP([.$J$4];0);ROUNDDOWN([.$J$4];0));IF(MOD([.$J$3];8)=7;IF(8&lt;[.E3];ROUNDUP([.$J$4];0);ROUNDDOWN([.$J$4];0));ORG.LIBREOFFICE.RAWSUBTRACT([.$J$4];ROUNDDOWN([.$J$4];0))))))))))+[.E3]" office:value-type="float" office:value="75" calcext:value-type="float">
            <text:p>75</text:p>
          </table:table-cell>
          <table:table-cell table:formula="of:=IF(MOD([.$J$3];8)=0;ROUNDDOWN([.$J$4];0);IF(MOD([.$J$3];8)=1;IF(56&lt;[.F3];ROUNDUP([.$J$4];0);ROUNDDOWN([.$J$4];0));IF(MOD([.$J$3];8)=2;IF(48&lt;[.F3];ROUNDUP([.$J$4];0);ROUNDDOWN([.$J$4];0));IF(MOD([.$J$3];8)=3;IF(40&lt;[.F3];ROUNDUP([.$J$4];0);ROUNDDOWN([.$J$4];0));IF(MOD([.$J$3];8)=4;IF(32&lt;[.F3];ROUNDUP([.$J$4];0);ROUNDDOWN([.$J$4];0));IF(MOD([.$J$3];8)=5;IF(24&lt;[.F3];ROUNDUP([.$J$4];0);ROUNDDOWN([.$J$4];0));IF(MOD([.$J$3];8)=6;IF(16&lt;[.F3];ROUNDUP([.$J$4];0);ROUNDDOWN([.$J$4];0));IF(MOD([.$J$3];8)=7;IF(8&lt;[.F3];ROUNDUP([.$J$4];0);ROUNDDOWN([.$J$4];0));ORG.LIBREOFFICE.RAWSUBTRACT([.$J$4];ROUNDDOWN([.$J$4];0))))))))))+[.F3]" office:value-type="float" office:value="35" calcext:value-type="float">
            <text:p>35</text:p>
          </table:table-cell>
          <table:table-cell table:formula="of:=IF(MOD([.$J$3];8)=0;ROUNDDOWN([.$J$4];0);IF(MOD([.$J$3];8)=1;IF(56&lt;[.G3];ROUNDUP([.$J$4];0);ROUNDDOWN([.$J$4];0));IF(MOD([.$J$3];8)=2;IF(48&lt;[.G3];ROUNDUP([.$J$4];0);ROUNDDOWN([.$J$4];0));IF(MOD([.$J$3];8)=3;IF(40&lt;[.G3];ROUNDUP([.$J$4];0);ROUNDDOWN([.$J$4];0));IF(MOD([.$J$3];8)=4;IF(32&lt;[.G3];ROUNDUP([.$J$4];0);ROUNDDOWN([.$J$4];0));IF(MOD([.$J$3];8)=5;IF(24&lt;[.G3];ROUNDUP([.$J$4];0);ROUNDDOWN([.$J$4];0));IF(MOD([.$J$3];8)=6;IF(16&lt;[.G3];ROUNDUP([.$J$4];0);ROUNDDOWN([.$J$4];0));IF(MOD([.$J$3];8)=7;IF(8&lt;[.G3];ROUNDUP([.$J$4];0);ROUNDDOWN([.$J$4];0));ORG.LIBREOFFICE.RAWSUBTRACT([.$J$4];ROUNDDOWN([.$J$4];0))))))))))+[.G3]" office:value-type="float" office:value="77" calcext:value-type="float">
            <text:p>77</text:p>
          </table:table-cell>
          <table:table-cell table:formula="of:=IF(MOD([.$J$3];8)=0;ROUNDDOWN([.$J$4];0);IF(MOD([.$J$3];8)=1;IF(56&lt;[.H3];ROUNDUP([.$J$4];0);ROUNDDOWN([.$J$4];0));IF(MOD([.$J$3];8)=2;IF(48&lt;[.H3];ROUNDUP([.$J$4];0);ROUNDDOWN([.$J$4];0));IF(MOD([.$J$3];8)=3;IF(40&lt;[.H3];ROUNDUP([.$J$4];0);ROUNDDOWN([.$J$4];0));IF(MOD([.$J$3];8)=4;IF(32&lt;[.H3];ROUNDUP([.$J$4];0);ROUNDDOWN([.$J$4];0));IF(MOD([.$J$3];8)=5;IF(24&lt;[.H3];ROUNDUP([.$J$4];0);ROUNDDOWN([.$J$4];0));IF(MOD([.$J$3];8)=6;IF(16&lt;[.H3];ROUNDUP([.$J$4];0);ROUNDDOWN([.$J$4];0));IF(MOD([.$J$3];8)=7;IF(8&lt;[.H3];ROUNDUP([.$J$4];0);ROUNDDOWN([.$J$4];0));ORG.LIBREOFFICE.RAWSUBTRACT([.$J$4];ROUNDDOWN([.$J$4];0))))))))))+[.H3]" office:value-type="float" office:value="37" calcext:value-type="float">
            <text:p>37</text:p>
          </table:table-cell>
          <table:table-cell table:formula="of:=IF(MOD([.$J$3];8)=0;ROUNDDOWN([.$J$4];0);IF(MOD([.$J$3];8)=1;IF(56&lt;[.I3];ROUNDUP([.$J$4];0);ROUNDDOWN([.$J$4];0));IF(MOD([.$J$3];8)=2;IF(48&lt;[.I3];ROUNDUP([.$J$4];0);ROUNDDOWN([.$J$4];0));IF(MOD([.$J$3];8)=3;IF(40&lt;[.I3];ROUNDUP([.$J$4];0);ROUNDDOWN([.$J$4];0));IF(MOD([.$J$3];8)=4;IF(32&lt;[.I3];ROUNDUP([.$J$4];0);ROUNDDOWN([.$J$4];0));IF(MOD([.$J$3];8)=5;IF(24&lt;[.I3];ROUNDUP([.$J$4];0);ROUNDDOWN([.$J$4];0));IF(MOD([.$J$3];8)=6;IF(16&lt;[.I3];ROUNDUP([.$J$4];0);ROUNDDOWN([.$J$4];0));IF(MOD([.$J$3];8)=7;IF(8&lt;[.I3];ROUNDUP([.$J$4];0);ROUNDDOWN([.$J$4];0));ORG.LIBREOFFICE.RAWSUBTRACT([.$J$4];ROUNDDOWN([.$J$4];0))))))))))+[.I3]" office:value-type="float" office:value="31" calcext:value-type="float">
            <text:p>31</text:p>
          </table:table-cell>
          <table:table-cell table:style-name="ce14" table:formula="of:=SUM([.J11:.J11])" office:value-type="float" office:value="441" calcext:value-type="float">
            <text:p>441</text:p>
          </table:table-cell>
          <table:table-cell table:number-columns-repeated="1014"/>
        </table:table-row>
        <table:table-row table:style-name="ro1">
          <table:table-cell/>
          <table:table-cell table:formula="of:=IF(MOD([.$J$3];8)=0;ROUNDDOWN([.$J$4];0);IF(MOD([.$J$3];8)=1;IF(56&lt;[.B4];ROUNDUP([.$J$4];0);ROUNDDOWN([.$J$4];0));IF(MOD([.$J$3];8)=2;IF(48&lt;[.B4];ROUNDUP([.$J$4];0);ROUNDDOWN([.$J$4];0));IF(MOD([.$J$3];8)=3;IF(40&lt;[.B4];ROUNDUP([.$J$4];0);ROUNDDOWN([.$J$4];0));IF(MOD([.$J$3];8)=4;IF(32&lt;[.B4];ROUNDUP([.$J$4];0);ROUNDDOWN([.$J$4];0));IF(MOD([.$J$3];8)=5;IF(24&lt;[.B4];ROUNDUP([.$J$4];0);ROUNDDOWN([.$J$4];0));IF(MOD([.$J$3];8)=6;IF(16&lt;[.B4];ROUNDUP([.$J$4];0);ROUNDDOWN([.$J$4];0));IF(MOD([.$J$3];8)=7;IF(8&lt;[.B4];ROUNDUP([.$J$4];0);ROUNDDOWN([.$J$4];0));ORG.LIBREOFFICE.RAWSUBTRACT([.$J$4];ROUNDDOWN([.$J$4];0))))))))))+[.B4]" office:value-type="float" office:value="39" calcext:value-type="float">
            <text:p>39</text:p>
          </table:table-cell>
          <table:table-cell table:formula="of:=IF(MOD([.$J$3];8)=0;ROUNDDOWN([.$J$4];0);IF(MOD([.$J$3];8)=1;IF(56&lt;[.C4];ROUNDUP([.$J$4];0);ROUNDDOWN([.$J$4];0));IF(MOD([.$J$3];8)=2;IF(48&lt;[.C4];ROUNDUP([.$J$4];0);ROUNDDOWN([.$J$4];0));IF(MOD([.$J$3];8)=3;IF(40&lt;[.C4];ROUNDUP([.$J$4];0);ROUNDDOWN([.$J$4];0));IF(MOD([.$J$3];8)=4;IF(32&lt;[.C4];ROUNDUP([.$J$4];0);ROUNDDOWN([.$J$4];0));IF(MOD([.$J$3];8)=5;IF(24&lt;[.C4];ROUNDUP([.$J$4];0);ROUNDDOWN([.$J$4];0));IF(MOD([.$J$3];8)=6;IF(16&lt;[.C4];ROUNDUP([.$J$4];0);ROUNDDOWN([.$J$4];0));IF(MOD([.$J$3];8)=7;IF(8&lt;[.C4];ROUNDUP([.$J$4];0);ROUNDDOWN([.$J$4];0));ORG.LIBREOFFICE.RAWSUBTRACT([.$J$4];ROUNDDOWN([.$J$4];0))))))))))+[.C4]" office:value-type="float" office:value="70" calcext:value-type="float">
            <text:p>70</text:p>
          </table:table-cell>
          <table:table-cell table:formula="of:=IF(MOD([.$J$3];8)=0;ROUNDDOWN([.$J$4];0);IF(MOD([.$J$3];8)=1;IF(56&lt;[.D4];ROUNDUP([.$J$4];0);ROUNDDOWN([.$J$4];0));IF(MOD([.$J$3];8)=2;IF(48&lt;[.D4];ROUNDUP([.$J$4];0);ROUNDDOWN([.$J$4];0));IF(MOD([.$J$3];8)=3;IF(40&lt;[.D4];ROUNDUP([.$J$4];0);ROUNDDOWN([.$J$4];0));IF(MOD([.$J$3];8)=4;IF(32&lt;[.D4];ROUNDUP([.$J$4];0);ROUNDDOWN([.$J$4];0));IF(MOD([.$J$3];8)=5;IF(24&lt;[.D4];ROUNDUP([.$J$4];0);ROUNDDOWN([.$J$4];0));IF(MOD([.$J$3];8)=6;IF(16&lt;[.D4];ROUNDUP([.$J$4];0);ROUNDDOWN([.$J$4];0));IF(MOD([.$J$3];8)=7;IF(8&lt;[.D4];ROUNDUP([.$J$4];0);ROUNDDOWN([.$J$4];0));ORG.LIBREOFFICE.RAWSUBTRACT([.$J$4];ROUNDDOWN([.$J$4];0))))))))))+[.D4]" office:value-type="float" office:value="41" calcext:value-type="float">
            <text:p>41</text:p>
          </table:table-cell>
          <table:table-cell table:formula="of:=IF(MOD([.$J$3];8)=0;ROUNDDOWN([.$J$4];0);IF(MOD([.$J$3];8)=1;IF(56&lt;[.E4];ROUNDUP([.$J$4];0);ROUNDDOWN([.$J$4];0));IF(MOD([.$J$3];8)=2;IF(48&lt;[.E4];ROUNDUP([.$J$4];0);ROUNDDOWN([.$J$4];0));IF(MOD([.$J$3];8)=3;IF(40&lt;[.E4];ROUNDUP([.$J$4];0);ROUNDDOWN([.$J$4];0));IF(MOD([.$J$3];8)=4;IF(32&lt;[.E4];ROUNDUP([.$J$4];0);ROUNDDOWN([.$J$4];0));IF(MOD([.$J$3];8)=5;IF(24&lt;[.E4];ROUNDUP([.$J$4];0);ROUNDDOWN([.$J$4];0));IF(MOD([.$J$3];8)=6;IF(16&lt;[.E4];ROUNDUP([.$J$4];0);ROUNDDOWN([.$J$4];0));IF(MOD([.$J$3];8)=7;IF(8&lt;[.E4];ROUNDUP([.$J$4];0);ROUNDDOWN([.$J$4];0));ORG.LIBREOFFICE.RAWSUBTRACT([.$J$4];ROUNDDOWN([.$J$4];0))))))))))+[.E4]" office:value-type="float" office:value="67" calcext:value-type="float">
            <text:p>67</text:p>
          </table:table-cell>
          <table:table-cell table:formula="of:=IF(MOD([.$J$3];8)=0;ROUNDDOWN([.$J$4];0);IF(MOD([.$J$3];8)=1;IF(56&lt;[.F4];ROUNDUP([.$J$4];0);ROUNDDOWN([.$J$4];0));IF(MOD([.$J$3];8)=2;IF(48&lt;[.F4];ROUNDUP([.$J$4];0);ROUNDDOWN([.$J$4];0));IF(MOD([.$J$3];8)=3;IF(40&lt;[.F4];ROUNDUP([.$J$4];0);ROUNDDOWN([.$J$4];0));IF(MOD([.$J$3];8)=4;IF(32&lt;[.F4];ROUNDUP([.$J$4];0);ROUNDDOWN([.$J$4];0));IF(MOD([.$J$3];8)=5;IF(24&lt;[.F4];ROUNDUP([.$J$4];0);ROUNDDOWN([.$J$4];0));IF(MOD([.$J$3];8)=6;IF(16&lt;[.F4];ROUNDUP([.$J$4];0);ROUNDDOWN([.$J$4];0));IF(MOD([.$J$3];8)=7;IF(8&lt;[.F4];ROUNDUP([.$J$4];0);ROUNDDOWN([.$J$4];0));ORG.LIBREOFFICE.RAWSUBTRACT([.$J$4];ROUNDDOWN([.$J$4];0))))))))))+[.F4]" office:value-type="float" office:value="68" calcext:value-type="float">
            <text:p>68</text:p>
          </table:table-cell>
          <table:table-cell table:formula="of:=IF(MOD([.$J$3];8)=0;ROUNDDOWN([.$J$4];0);IF(MOD([.$J$3];8)=1;IF(56&lt;[.G4];ROUNDUP([.$J$4];0);ROUNDDOWN([.$J$4];0));IF(MOD([.$J$3];8)=2;IF(48&lt;[.G4];ROUNDUP([.$J$4];0);ROUNDDOWN([.$J$4];0));IF(MOD([.$J$3];8)=3;IF(40&lt;[.G4];ROUNDUP([.$J$4];0);ROUNDDOWN([.$J$4];0));IF(MOD([.$J$3];8)=4;IF(32&lt;[.G4];ROUNDUP([.$J$4];0);ROUNDDOWN([.$J$4];0));IF(MOD([.$J$3];8)=5;IF(24&lt;[.G4];ROUNDUP([.$J$4];0);ROUNDDOWN([.$J$4];0));IF(MOD([.$J$3];8)=6;IF(16&lt;[.G4];ROUNDUP([.$J$4];0);ROUNDDOWN([.$J$4];0));IF(MOD([.$J$3];8)=7;IF(8&lt;[.G4];ROUNDUP([.$J$4];0);ROUNDDOWN([.$J$4];0));ORG.LIBREOFFICE.RAWSUBTRACT([.$J$4];ROUNDDOWN([.$J$4];0))))))))))+[.G4]" office:value-type="float" office:value="44" calcext:value-type="float">
            <text:p>44</text:p>
          </table:table-cell>
          <table:table-cell table:formula="of:=IF(MOD([.$J$3];8)=0;ROUNDDOWN([.$J$4];0);IF(MOD([.$J$3];8)=1;IF(56&lt;[.H4];ROUNDUP([.$J$4];0);ROUNDDOWN([.$J$4];0));IF(MOD([.$J$3];8)=2;IF(48&lt;[.H4];ROUNDUP([.$J$4];0);ROUNDDOWN([.$J$4];0));IF(MOD([.$J$3];8)=3;IF(40&lt;[.H4];ROUNDUP([.$J$4];0);ROUNDDOWN([.$J$4];0));IF(MOD([.$J$3];8)=4;IF(32&lt;[.H4];ROUNDUP([.$J$4];0);ROUNDDOWN([.$J$4];0));IF(MOD([.$J$3];8)=5;IF(24&lt;[.H4];ROUNDUP([.$J$4];0);ROUNDDOWN([.$J$4];0));IF(MOD([.$J$3];8)=6;IF(16&lt;[.H4];ROUNDUP([.$J$4];0);ROUNDDOWN([.$J$4];0));IF(MOD([.$J$3];8)=7;IF(8&lt;[.H4];ROUNDUP([.$J$4];0);ROUNDDOWN([.$J$4];0));ORG.LIBREOFFICE.RAWSUBTRACT([.$J$4];ROUNDDOWN([.$J$4];0))))))))))+[.H4]" office:value-type="float" office:value="40" calcext:value-type="float">
            <text:p>40</text:p>
          </table:table-cell>
          <table:table-cell table:formula="of:=IF(MOD([.$J$3];8)=0;ROUNDDOWN([.$J$4];0);IF(MOD([.$J$3];8)=1;IF(56&lt;[.I4];ROUNDUP([.$J$4];0);ROUNDDOWN([.$J$4];0));IF(MOD([.$J$3];8)=2;IF(48&lt;[.I4];ROUNDUP([.$J$4];0);ROUNDDOWN([.$J$4];0));IF(MOD([.$J$3];8)=3;IF(40&lt;[.I4];ROUNDUP([.$J$4];0);ROUNDDOWN([.$J$4];0));IF(MOD([.$J$3];8)=4;IF(32&lt;[.I4];ROUNDUP([.$J$4];0);ROUNDDOWN([.$J$4];0));IF(MOD([.$J$3];8)=5;IF(24&lt;[.I4];ROUNDUP([.$J$4];0);ROUNDDOWN([.$J$4];0));IF(MOD([.$J$3];8)=6;IF(16&lt;[.I4];ROUNDUP([.$J$4];0);ROUNDDOWN([.$J$4];0));IF(MOD([.$J$3];8)=7;IF(8&lt;[.I4];ROUNDUP([.$J$4];0);ROUNDDOWN([.$J$4];0));ORG.LIBREOFFICE.RAWSUBTRACT([.$J$4];ROUNDDOWN([.$J$4];0))))))))))+[.I4]" office:value-type="float" office:value="71" calcext:value-type="float">
            <text:p>71</text:p>
          </table:table-cell>
          <table:table-cell table:style-name="ce14" table:formula="of:=SUM([.J12:.J12])" office:value-type="float" office:value="441" calcext:value-type="float">
            <text:p>441</text:p>
          </table:table-cell>
          <table:table-cell table:number-columns-repeated="1014"/>
        </table:table-row>
        <table:table-row table:style-name="ro1">
          <table:table-cell/>
          <table:table-cell table:formula="of:=IF(MOD([.$J$3];8)=0;ROUNDDOWN([.$J$4];0);IF(MOD([.$J$3];8)=1;IF(56&lt;[.B5];ROUNDUP([.$J$4];0);ROUNDDOWN([.$J$4];0));IF(MOD([.$J$3];8)=2;IF(48&lt;[.B5];ROUNDUP([.$J$4];0);ROUNDDOWN([.$J$4];0));IF(MOD([.$J$3];8)=3;IF(40&lt;[.B5];ROUNDUP([.$J$4];0);ROUNDDOWN([.$J$4];0));IF(MOD([.$J$3];8)=4;IF(32&lt;[.B5];ROUNDUP([.$J$4];0);ROUNDDOWN([.$J$4];0));IF(MOD([.$J$3];8)=5;IF(24&lt;[.B5];ROUNDUP([.$J$4];0);ROUNDDOWN([.$J$4];0));IF(MOD([.$J$3];8)=6;IF(16&lt;[.B5];ROUNDUP([.$J$4];0);ROUNDDOWN([.$J$4];0));IF(MOD([.$J$3];8)=7;IF(8&lt;[.B5];ROUNDUP([.$J$4];0);ROUNDDOWN([.$J$4];0));ORG.LIBREOFFICE.RAWSUBTRACT([.$J$4];ROUNDDOWN([.$J$4];0))))))))))+[.B5]" office:value-type="float" office:value="55" calcext:value-type="float">
            <text:p>55</text:p>
          </table:table-cell>
          <table:table-cell table:formula="of:=IF(MOD([.$J$3];8)=0;ROUNDDOWN([.$J$4];0);IF(MOD([.$J$3];8)=1;IF(56&lt;[.C5];ROUNDUP([.$J$4];0);ROUNDDOWN([.$J$4];0));IF(MOD([.$J$3];8)=2;IF(48&lt;[.C5];ROUNDUP([.$J$4];0);ROUNDDOWN([.$J$4];0));IF(MOD([.$J$3];8)=3;IF(40&lt;[.C5];ROUNDUP([.$J$4];0);ROUNDDOWN([.$J$4];0));IF(MOD([.$J$3];8)=4;IF(32&lt;[.C5];ROUNDUP([.$J$4];0);ROUNDDOWN([.$J$4];0));IF(MOD([.$J$3];8)=5;IF(24&lt;[.C5];ROUNDUP([.$J$4];0);ROUNDDOWN([.$J$4];0));IF(MOD([.$J$3];8)=6;IF(16&lt;[.C5];ROUNDUP([.$J$4];0);ROUNDDOWN([.$J$4];0));IF(MOD([.$J$3];8)=7;IF(8&lt;[.C5];ROUNDUP([.$J$4];0);ROUNDDOWN([.$J$4];0));ORG.LIBREOFFICE.RAWSUBTRACT([.$J$4];ROUNDDOWN([.$J$4];0))))))))))+[.C5]" office:value-type="float" office:value="49" calcext:value-type="float">
            <text:p>49</text:p>
          </table:table-cell>
          <table:table-cell table:formula="of:=IF(MOD([.$J$3];8)=0;ROUNDDOWN([.$J$4];0);IF(MOD([.$J$3];8)=1;IF(56&lt;[.D5];ROUNDUP([.$J$4];0);ROUNDDOWN([.$J$4];0));IF(MOD([.$J$3];8)=2;IF(48&lt;[.D5];ROUNDUP([.$J$4];0);ROUNDDOWN([.$J$4];0));IF(MOD([.$J$3];8)=3;IF(40&lt;[.D5];ROUNDUP([.$J$4];0);ROUNDDOWN([.$J$4];0));IF(MOD([.$J$3];8)=4;IF(32&lt;[.D5];ROUNDUP([.$J$4];0);ROUNDDOWN([.$J$4];0));IF(MOD([.$J$3];8)=5;IF(24&lt;[.D5];ROUNDUP([.$J$4];0);ROUNDDOWN([.$J$4];0));IF(MOD([.$J$3];8)=6;IF(16&lt;[.D5];ROUNDUP([.$J$4];0);ROUNDDOWN([.$J$4];0));IF(MOD([.$J$3];8)=7;IF(8&lt;[.D5];ROUNDUP([.$J$4];0);ROUNDDOWN([.$J$4];0));ORG.LIBREOFFICE.RAWSUBTRACT([.$J$4];ROUNDDOWN([.$J$4];0))))))))))+[.D5]" office:value-type="float" office:value="61" calcext:value-type="float">
            <text:p>61</text:p>
          </table:table-cell>
          <table:table-cell table:formula="of:=IF(MOD([.$J$3];8)=0;ROUNDDOWN([.$J$4];0);IF(MOD([.$J$3];8)=1;IF(56&lt;[.E5];ROUNDUP([.$J$4];0);ROUNDDOWN([.$J$4];0));IF(MOD([.$J$3];8)=2;IF(48&lt;[.E5];ROUNDUP([.$J$4];0);ROUNDDOWN([.$J$4];0));IF(MOD([.$J$3];8)=3;IF(40&lt;[.E5];ROUNDUP([.$J$4];0);ROUNDDOWN([.$J$4];0));IF(MOD([.$J$3];8)=4;IF(32&lt;[.E5];ROUNDUP([.$J$4];0);ROUNDDOWN([.$J$4];0));IF(MOD([.$J$3];8)=5;IF(24&lt;[.E5];ROUNDUP([.$J$4];0);ROUNDDOWN([.$J$4];0));IF(MOD([.$J$3];8)=6;IF(16&lt;[.E5];ROUNDUP([.$J$4];0);ROUNDDOWN([.$J$4];0));IF(MOD([.$J$3];8)=7;IF(8&lt;[.E5];ROUNDUP([.$J$4];0);ROUNDDOWN([.$J$4];0));ORG.LIBREOFFICE.RAWSUBTRACT([.$J$4];ROUNDDOWN([.$J$4];0))))))))))+[.E5]" office:value-type="float" office:value="60" calcext:value-type="float">
            <text:p>60</text:p>
          </table:table-cell>
          <table:table-cell table:formula="of:=IF(MOD([.$J$3];8)=0;ROUNDDOWN([.$J$4];0);IF(MOD([.$J$3];8)=1;IF(56&lt;[.F5];ROUNDUP([.$J$4];0);ROUNDDOWN([.$J$4];0));IF(MOD([.$J$3];8)=2;IF(48&lt;[.F5];ROUNDUP([.$J$4];0);ROUNDDOWN([.$J$4];0));IF(MOD([.$J$3];8)=3;IF(40&lt;[.F5];ROUNDUP([.$J$4];0);ROUNDDOWN([.$J$4];0));IF(MOD([.$J$3];8)=4;IF(32&lt;[.F5];ROUNDUP([.$J$4];0);ROUNDDOWN([.$J$4];0));IF(MOD([.$J$3];8)=5;IF(24&lt;[.F5];ROUNDUP([.$J$4];0);ROUNDDOWN([.$J$4];0));IF(MOD([.$J$3];8)=6;IF(16&lt;[.F5];ROUNDUP([.$J$4];0);ROUNDDOWN([.$J$4];0));IF(MOD([.$J$3];8)=7;IF(8&lt;[.F5];ROUNDUP([.$J$4];0);ROUNDDOWN([.$J$4];0));ORG.LIBREOFFICE.RAWSUBTRACT([.$J$4];ROUNDDOWN([.$J$4];0))))))))))+[.F5]" office:value-type="float" office:value="59" calcext:value-type="float">
            <text:p>59</text:p>
          </table:table-cell>
          <table:table-cell table:formula="of:=IF(MOD([.$J$3];8)=0;ROUNDDOWN([.$J$4];0);IF(MOD([.$J$3];8)=1;IF(56&lt;[.G5];ROUNDUP([.$J$4];0);ROUNDDOWN([.$J$4];0));IF(MOD([.$J$3];8)=2;IF(48&lt;[.G5];ROUNDUP([.$J$4];0);ROUNDDOWN([.$J$4];0));IF(MOD([.$J$3];8)=3;IF(40&lt;[.G5];ROUNDUP([.$J$4];0);ROUNDDOWN([.$J$4];0));IF(MOD([.$J$3];8)=4;IF(32&lt;[.G5];ROUNDUP([.$J$4];0);ROUNDDOWN([.$J$4];0));IF(MOD([.$J$3];8)=5;IF(24&lt;[.G5];ROUNDUP([.$J$4];0);ROUNDDOWN([.$J$4];0));IF(MOD([.$J$3];8)=6;IF(16&lt;[.G5];ROUNDUP([.$J$4];0);ROUNDDOWN([.$J$4];0));IF(MOD([.$J$3];8)=7;IF(8&lt;[.G5];ROUNDUP([.$J$4];0);ROUNDDOWN([.$J$4];0));ORG.LIBREOFFICE.RAWSUBTRACT([.$J$4];ROUNDDOWN([.$J$4];0))))))))))+[.G5]" office:value-type="float" office:value="50" calcext:value-type="float">
            <text:p>50</text:p>
          </table:table-cell>
          <table:table-cell table:formula="of:=IF(MOD([.$J$3];8)=0;ROUNDDOWN([.$J$4];0);IF(MOD([.$J$3];8)=1;IF(56&lt;[.H5];ROUNDUP([.$J$4];0);ROUNDDOWN([.$J$4];0));IF(MOD([.$J$3];8)=2;IF(48&lt;[.H5];ROUNDUP([.$J$4];0);ROUNDDOWN([.$J$4];0));IF(MOD([.$J$3];8)=3;IF(40&lt;[.H5];ROUNDUP([.$J$4];0);ROUNDDOWN([.$J$4];0));IF(MOD([.$J$3];8)=4;IF(32&lt;[.H5];ROUNDUP([.$J$4];0);ROUNDDOWN([.$J$4];0));IF(MOD([.$J$3];8)=5;IF(24&lt;[.H5];ROUNDUP([.$J$4];0);ROUNDDOWN([.$J$4];0));IF(MOD([.$J$3];8)=6;IF(16&lt;[.H5];ROUNDUP([.$J$4];0);ROUNDDOWN([.$J$4];0));IF(MOD([.$J$3];8)=7;IF(8&lt;[.H5];ROUNDUP([.$J$4];0);ROUNDDOWN([.$J$4];0));ORG.LIBREOFFICE.RAWSUBTRACT([.$J$4];ROUNDDOWN([.$J$4];0))))))))))+[.H5]" office:value-type="float" office:value="54" calcext:value-type="float">
            <text:p>54</text:p>
          </table:table-cell>
          <table:table-cell table:formula="of:=IF(MOD([.$J$3];8)=0;ROUNDDOWN([.$J$4];0);IF(MOD([.$J$3];8)=1;IF(56&lt;[.I5];ROUNDUP([.$J$4];0);ROUNDDOWN([.$J$4];0));IF(MOD([.$J$3];8)=2;IF(48&lt;[.I5];ROUNDUP([.$J$4];0);ROUNDDOWN([.$J$4];0));IF(MOD([.$J$3];8)=3;IF(40&lt;[.I5];ROUNDUP([.$J$4];0);ROUNDDOWN([.$J$4];0));IF(MOD([.$J$3];8)=4;IF(32&lt;[.I5];ROUNDUP([.$J$4];0);ROUNDDOWN([.$J$4];0));IF(MOD([.$J$3];8)=5;IF(24&lt;[.I5];ROUNDUP([.$J$4];0);ROUNDDOWN([.$J$4];0));IF(MOD([.$J$3];8)=6;IF(16&lt;[.I5];ROUNDUP([.$J$4];0);ROUNDDOWN([.$J$4];0));IF(MOD([.$J$3];8)=7;IF(8&lt;[.I5];ROUNDUP([.$J$4];0);ROUNDDOWN([.$J$4];0));ORG.LIBREOFFICE.RAWSUBTRACT([.$J$4];ROUNDDOWN([.$J$4];0))))))))))+[.I5]" office:value-type="float" office:value="56" calcext:value-type="float">
            <text:p>56</text:p>
          </table:table-cell>
          <table:table-cell table:style-name="ce14" table:formula="of:=SUM([.J13:.J13])" office:value-type="float" office:value="441" calcext:value-type="float">
            <text:p>441</text:p>
          </table:table-cell>
          <table:table-cell table:number-columns-repeated="1014"/>
        </table:table-row>
        <table:table-row table:style-name="ro1">
          <table:table-cell/>
          <table:table-cell table:formula="of:=IF(MOD([.$J$3];8)=0;ROUNDDOWN([.$J$4];0);IF(MOD([.$J$3];8)=1;IF(56&lt;[.B6];ROUNDUP([.$J$4];0);ROUNDDOWN([.$J$4];0));IF(MOD([.$J$3];8)=2;IF(48&lt;[.B6];ROUNDUP([.$J$4];0);ROUNDDOWN([.$J$4];0));IF(MOD([.$J$3];8)=3;IF(40&lt;[.B6];ROUNDUP([.$J$4];0);ROUNDDOWN([.$J$4];0));IF(MOD([.$J$3];8)=4;IF(32&lt;[.B6];ROUNDUP([.$J$4];0);ROUNDDOWN([.$J$4];0));IF(MOD([.$J$3];8)=5;IF(24&lt;[.B6];ROUNDUP([.$J$4];0);ROUNDDOWN([.$J$4];0));IF(MOD([.$J$3];8)=6;IF(16&lt;[.B6];ROUNDUP([.$J$4];0);ROUNDDOWN([.$J$4];0));IF(MOD([.$J$3];8)=7;IF(8&lt;[.B6];ROUNDUP([.$J$4];0);ROUNDDOWN([.$J$4];0));ORG.LIBREOFFICE.RAWSUBTRACT([.$J$4];ROUNDDOWN([.$J$4];0))))))))))+[.B6]" office:value-type="float" office:value="63" calcext:value-type="float">
            <text:p>63</text:p>
          </table:table-cell>
          <table:table-cell table:formula="of:=IF(MOD([.$J$3];8)=0;ROUNDDOWN([.$J$4];0);IF(MOD([.$J$3];8)=1;IF(56&lt;[.C6];ROUNDUP([.$J$4];0);ROUNDDOWN([.$J$4];0));IF(MOD([.$J$3];8)=2;IF(48&lt;[.C6];ROUNDUP([.$J$4];0);ROUNDDOWN([.$J$4];0));IF(MOD([.$J$3];8)=3;IF(40&lt;[.C6];ROUNDUP([.$J$4];0);ROUNDDOWN([.$J$4];0));IF(MOD([.$J$3];8)=4;IF(32&lt;[.C6];ROUNDUP([.$J$4];0);ROUNDDOWN([.$J$4];0));IF(MOD([.$J$3];8)=5;IF(24&lt;[.C6];ROUNDUP([.$J$4];0);ROUNDDOWN([.$J$4];0));IF(MOD([.$J$3];8)=6;IF(16&lt;[.C6];ROUNDUP([.$J$4];0);ROUNDDOWN([.$J$4];0));IF(MOD([.$J$3];8)=7;IF(8&lt;[.C6];ROUNDUP([.$J$4];0);ROUNDDOWN([.$J$4];0));ORG.LIBREOFFICE.RAWSUBTRACT([.$J$4];ROUNDDOWN([.$J$4];0))))))))))+[.C6]" office:value-type="float" office:value="62" calcext:value-type="float">
            <text:p>62</text:p>
          </table:table-cell>
          <table:table-cell table:formula="of:=IF(MOD([.$J$3];8)=0;ROUNDDOWN([.$J$4];0);IF(MOD([.$J$3];8)=1;IF(56&lt;[.D6];ROUNDUP([.$J$4];0);ROUNDDOWN([.$J$4];0));IF(MOD([.$J$3];8)=2;IF(48&lt;[.D6];ROUNDUP([.$J$4];0);ROUNDDOWN([.$J$4];0));IF(MOD([.$J$3];8)=3;IF(40&lt;[.D6];ROUNDUP([.$J$4];0);ROUNDDOWN([.$J$4];0));IF(MOD([.$J$3];8)=4;IF(32&lt;[.D6];ROUNDUP([.$J$4];0);ROUNDDOWN([.$J$4];0));IF(MOD([.$J$3];8)=5;IF(24&lt;[.D6];ROUNDUP([.$J$4];0);ROUNDDOWN([.$J$4];0));IF(MOD([.$J$3];8)=6;IF(16&lt;[.D6];ROUNDUP([.$J$4];0);ROUNDDOWN([.$J$4];0));IF(MOD([.$J$3];8)=7;IF(8&lt;[.D6];ROUNDUP([.$J$4];0);ROUNDDOWN([.$J$4];0));ORG.LIBREOFFICE.RAWSUBTRACT([.$J$4];ROUNDDOWN([.$J$4];0))))))))))+[.D6]" office:value-type="float" office:value="53" calcext:value-type="float">
            <text:p>53</text:p>
          </table:table-cell>
          <table:table-cell table:formula="of:=IF(MOD([.$J$3];8)=0;ROUNDDOWN([.$J$4];0);IF(MOD([.$J$3];8)=1;IF(56&lt;[.E6];ROUNDUP([.$J$4];0);ROUNDDOWN([.$J$4];0));IF(MOD([.$J$3];8)=2;IF(48&lt;[.E6];ROUNDUP([.$J$4];0);ROUNDDOWN([.$J$4];0));IF(MOD([.$J$3];8)=3;IF(40&lt;[.E6];ROUNDUP([.$J$4];0);ROUNDDOWN([.$J$4];0));IF(MOD([.$J$3];8)=4;IF(32&lt;[.E6];ROUNDUP([.$J$4];0);ROUNDDOWN([.$J$4];0));IF(MOD([.$J$3];8)=5;IF(24&lt;[.E6];ROUNDUP([.$J$4];0);ROUNDDOWN([.$J$4];0));IF(MOD([.$J$3];8)=6;IF(16&lt;[.E6];ROUNDUP([.$J$4];0);ROUNDDOWN([.$J$4];0));IF(MOD([.$J$3];8)=7;IF(8&lt;[.E6];ROUNDUP([.$J$4];0);ROUNDDOWN([.$J$4];0));ORG.LIBREOFFICE.RAWSUBTRACT([.$J$4];ROUNDDOWN([.$J$4];0))))))))))+[.E6]" office:value-type="float" office:value="52" calcext:value-type="float">
            <text:p>52</text:p>
          </table:table-cell>
          <table:table-cell table:formula="of:=IF(MOD([.$J$3];8)=0;ROUNDDOWN([.$J$4];0);IF(MOD([.$J$3];8)=1;IF(56&lt;[.F6];ROUNDUP([.$J$4];0);ROUNDDOWN([.$J$4];0));IF(MOD([.$J$3];8)=2;IF(48&lt;[.F6];ROUNDUP([.$J$4];0);ROUNDDOWN([.$J$4];0));IF(MOD([.$J$3];8)=3;IF(40&lt;[.F6];ROUNDUP([.$J$4];0);ROUNDDOWN([.$J$4];0));IF(MOD([.$J$3];8)=4;IF(32&lt;[.F6];ROUNDUP([.$J$4];0);ROUNDDOWN([.$J$4];0));IF(MOD([.$J$3];8)=5;IF(24&lt;[.F6];ROUNDUP([.$J$4];0);ROUNDDOWN([.$J$4];0));IF(MOD([.$J$3];8)=6;IF(16&lt;[.F6];ROUNDUP([.$J$4];0);ROUNDDOWN([.$J$4];0));IF(MOD([.$J$3];8)=7;IF(8&lt;[.F6];ROUNDUP([.$J$4];0);ROUNDDOWN([.$J$4];0));ORG.LIBREOFFICE.RAWSUBTRACT([.$J$4];ROUNDDOWN([.$J$4];0))))))))))+[.F6]" office:value-type="float" office:value="51" calcext:value-type="float">
            <text:p>51</text:p>
          </table:table-cell>
          <table:table-cell table:formula="of:=IF(MOD([.$J$3];8)=0;ROUNDDOWN([.$J$4];0);IF(MOD([.$J$3];8)=1;IF(56&lt;[.G6];ROUNDUP([.$J$4];0);ROUNDDOWN([.$J$4];0));IF(MOD([.$J$3];8)=2;IF(48&lt;[.G6];ROUNDUP([.$J$4];0);ROUNDDOWN([.$J$4];0));IF(MOD([.$J$3];8)=3;IF(40&lt;[.G6];ROUNDUP([.$J$4];0);ROUNDDOWN([.$J$4];0));IF(MOD([.$J$3];8)=4;IF(32&lt;[.G6];ROUNDUP([.$J$4];0);ROUNDDOWN([.$J$4];0));IF(MOD([.$J$3];8)=5;IF(24&lt;[.G6];ROUNDUP([.$J$4];0);ROUNDDOWN([.$J$4];0));IF(MOD([.$J$3];8)=6;IF(16&lt;[.G6];ROUNDUP([.$J$4];0);ROUNDDOWN([.$J$4];0));IF(MOD([.$J$3];8)=7;IF(8&lt;[.G6];ROUNDUP([.$J$4];0);ROUNDDOWN([.$J$4];0));ORG.LIBREOFFICE.RAWSUBTRACT([.$J$4];ROUNDDOWN([.$J$4];0))))))))))+[.G6]" office:value-type="float" office:value="58" calcext:value-type="float">
            <text:p>58</text:p>
          </table:table-cell>
          <table:table-cell table:formula="of:=IF(MOD([.$J$3];8)=0;ROUNDDOWN([.$J$4];0);IF(MOD([.$J$3];8)=1;IF(56&lt;[.H6];ROUNDUP([.$J$4];0);ROUNDDOWN([.$J$4];0));IF(MOD([.$J$3];8)=2;IF(48&lt;[.H6];ROUNDUP([.$J$4];0);ROUNDDOWN([.$J$4];0));IF(MOD([.$J$3];8)=3;IF(40&lt;[.H6];ROUNDUP([.$J$4];0);ROUNDDOWN([.$J$4];0));IF(MOD([.$J$3];8)=4;IF(32&lt;[.H6];ROUNDUP([.$J$4];0);ROUNDDOWN([.$J$4];0));IF(MOD([.$J$3];8)=5;IF(24&lt;[.H6];ROUNDUP([.$J$4];0);ROUNDDOWN([.$J$4];0));IF(MOD([.$J$3];8)=6;IF(16&lt;[.H6];ROUNDUP([.$J$4];0);ROUNDDOWN([.$J$4];0));IF(MOD([.$J$3];8)=7;IF(8&lt;[.H6];ROUNDUP([.$J$4];0);ROUNDDOWN([.$J$4];0));ORG.LIBREOFFICE.RAWSUBTRACT([.$J$4];ROUNDDOWN([.$J$4];0))))))))))+[.H6]" office:value-type="float" office:value="57" calcext:value-type="float">
            <text:p>57</text:p>
          </table:table-cell>
          <table:table-cell table:formula="of:=IF(MOD([.$J$3];8)=0;ROUNDDOWN([.$J$4];0);IF(MOD([.$J$3];8)=1;IF(56&lt;[.I6];ROUNDUP([.$J$4];0);ROUNDDOWN([.$J$4];0));IF(MOD([.$J$3];8)=2;IF(48&lt;[.I6];ROUNDUP([.$J$4];0);ROUNDDOWN([.$J$4];0));IF(MOD([.$J$3];8)=3;IF(40&lt;[.I6];ROUNDUP([.$J$4];0);ROUNDDOWN([.$J$4];0));IF(MOD([.$J$3];8)=4;IF(32&lt;[.I6];ROUNDUP([.$J$4];0);ROUNDDOWN([.$J$4];0));IF(MOD([.$J$3];8)=5;IF(24&lt;[.I6];ROUNDUP([.$J$4];0);ROUNDDOWN([.$J$4];0));IF(MOD([.$J$3];8)=6;IF(16&lt;[.I6];ROUNDUP([.$J$4];0);ROUNDDOWN([.$J$4];0));IF(MOD([.$J$3];8)=7;IF(8&lt;[.I6];ROUNDUP([.$J$4];0);ROUNDDOWN([.$J$4];0));ORG.LIBREOFFICE.RAWSUBTRACT([.$J$4];ROUNDDOWN([.$J$4];0))))))))))+[.I6]" office:value-type="float" office:value="48" calcext:value-type="float">
            <text:p>48</text:p>
          </table:table-cell>
          <table:table-cell table:style-name="ce14" table:formula="of:=SUM([.J14:.J14])" office:value-type="float" office:value="441" calcext:value-type="float">
            <text:p>441</text:p>
          </table:table-cell>
          <table:table-cell table:number-columns-repeated="1014"/>
        </table:table-row>
        <table:table-row table:style-name="ro1">
          <table:table-cell/>
          <table:table-cell table:formula="of:=IF(MOD([.$J$3];8)=0;ROUNDDOWN([.$J$4];0);IF(MOD([.$J$3];8)=1;IF(56&lt;[.B7];ROUNDUP([.$J$4];0);ROUNDDOWN([.$J$4];0));IF(MOD([.$J$3];8)=2;IF(48&lt;[.B7];ROUNDUP([.$J$4];0);ROUNDDOWN([.$J$4];0));IF(MOD([.$J$3];8)=3;IF(40&lt;[.B7];ROUNDUP([.$J$4];0);ROUNDDOWN([.$J$4];0));IF(MOD([.$J$3];8)=4;IF(32&lt;[.B7];ROUNDUP([.$J$4];0);ROUNDDOWN([.$J$4];0));IF(MOD([.$J$3];8)=5;IF(24&lt;[.B7];ROUNDUP([.$J$4];0);ROUNDDOWN([.$J$4];0));IF(MOD([.$J$3];8)=6;IF(16&lt;[.B7];ROUNDUP([.$J$4];0);ROUNDDOWN([.$J$4];0));IF(MOD([.$J$3];8)=7;IF(8&lt;[.B7];ROUNDUP([.$J$4];0);ROUNDDOWN([.$J$4];0));ORG.LIBREOFFICE.RAWSUBTRACT([.$J$4];ROUNDDOWN([.$J$4];0))))))))))+[.B7]" office:value-type="float" office:value="64" calcext:value-type="float">
            <text:p>64</text:p>
          </table:table-cell>
          <table:table-cell table:formula="of:=IF(MOD([.$J$3];8)=0;ROUNDDOWN([.$J$4];0);IF(MOD([.$J$3];8)=1;IF(56&lt;[.C7];ROUNDUP([.$J$4];0);ROUNDDOWN([.$J$4];0));IF(MOD([.$J$3];8)=2;IF(48&lt;[.C7];ROUNDUP([.$J$4];0);ROUNDDOWN([.$J$4];0));IF(MOD([.$J$3];8)=3;IF(40&lt;[.C7];ROUNDUP([.$J$4];0);ROUNDDOWN([.$J$4];0));IF(MOD([.$J$3];8)=4;IF(32&lt;[.C7];ROUNDUP([.$J$4];0);ROUNDDOWN([.$J$4];0));IF(MOD([.$J$3];8)=5;IF(24&lt;[.C7];ROUNDUP([.$J$4];0);ROUNDDOWN([.$J$4];0));IF(MOD([.$J$3];8)=6;IF(16&lt;[.C7];ROUNDUP([.$J$4];0);ROUNDDOWN([.$J$4];0));IF(MOD([.$J$3];8)=7;IF(8&lt;[.C7];ROUNDUP([.$J$4];0);ROUNDDOWN([.$J$4];0));ORG.LIBREOFFICE.RAWSUBTRACT([.$J$4];ROUNDDOWN([.$J$4];0))))))))))+[.C7]" office:value-type="float" office:value="45" calcext:value-type="float">
            <text:p>45</text:p>
          </table:table-cell>
          <table:table-cell table:formula="of:=IF(MOD([.$J$3];8)=0;ROUNDDOWN([.$J$4];0);IF(MOD([.$J$3];8)=1;IF(56&lt;[.D7];ROUNDUP([.$J$4];0);ROUNDDOWN([.$J$4];0));IF(MOD([.$J$3];8)=2;IF(48&lt;[.D7];ROUNDUP([.$J$4];0);ROUNDDOWN([.$J$4];0));IF(MOD([.$J$3];8)=3;IF(40&lt;[.D7];ROUNDUP([.$J$4];0);ROUNDDOWN([.$J$4];0));IF(MOD([.$J$3];8)=4;IF(32&lt;[.D7];ROUNDUP([.$J$4];0);ROUNDDOWN([.$J$4];0));IF(MOD([.$J$3];8)=5;IF(24&lt;[.D7];ROUNDUP([.$J$4];0);ROUNDDOWN([.$J$4];0));IF(MOD([.$J$3];8)=6;IF(16&lt;[.D7];ROUNDUP([.$J$4];0);ROUNDDOWN([.$J$4];0));IF(MOD([.$J$3];8)=7;IF(8&lt;[.D7];ROUNDUP([.$J$4];0);ROUNDDOWN([.$J$4];0));ORG.LIBREOFFICE.RAWSUBTRACT([.$J$4];ROUNDDOWN([.$J$4];0))))))))))+[.D7]" office:value-type="float" office:value="66" calcext:value-type="float">
            <text:p>66</text:p>
          </table:table-cell>
          <table:table-cell table:formula="of:=IF(MOD([.$J$3];8)=0;ROUNDDOWN([.$J$4];0);IF(MOD([.$J$3];8)=1;IF(56&lt;[.E7];ROUNDUP([.$J$4];0);ROUNDDOWN([.$J$4];0));IF(MOD([.$J$3];8)=2;IF(48&lt;[.E7];ROUNDUP([.$J$4];0);ROUNDDOWN([.$J$4];0));IF(MOD([.$J$3];8)=3;IF(40&lt;[.E7];ROUNDUP([.$J$4];0);ROUNDDOWN([.$J$4];0));IF(MOD([.$J$3];8)=4;IF(32&lt;[.E7];ROUNDUP([.$J$4];0);ROUNDDOWN([.$J$4];0));IF(MOD([.$J$3];8)=5;IF(24&lt;[.E7];ROUNDUP([.$J$4];0);ROUNDDOWN([.$J$4];0));IF(MOD([.$J$3];8)=6;IF(16&lt;[.E7];ROUNDUP([.$J$4];0);ROUNDDOWN([.$J$4];0));IF(MOD([.$J$3];8)=7;IF(8&lt;[.E7];ROUNDUP([.$J$4];0);ROUNDDOWN([.$J$4];0));ORG.LIBREOFFICE.RAWSUBTRACT([.$J$4];ROUNDDOWN([.$J$4];0))))))))))+[.E7]" office:value-type="float" office:value="43" calcext:value-type="float">
            <text:p>43</text:p>
          </table:table-cell>
          <table:table-cell table:formula="of:=IF(MOD([.$J$3];8)=0;ROUNDDOWN([.$J$4];0);IF(MOD([.$J$3];8)=1;IF(56&lt;[.F7];ROUNDUP([.$J$4];0);ROUNDDOWN([.$J$4];0));IF(MOD([.$J$3];8)=2;IF(48&lt;[.F7];ROUNDUP([.$J$4];0);ROUNDDOWN([.$J$4];0));IF(MOD([.$J$3];8)=3;IF(40&lt;[.F7];ROUNDUP([.$J$4];0);ROUNDDOWN([.$J$4];0));IF(MOD([.$J$3];8)=4;IF(32&lt;[.F7];ROUNDUP([.$J$4];0);ROUNDDOWN([.$J$4];0));IF(MOD([.$J$3];8)=5;IF(24&lt;[.F7];ROUNDUP([.$J$4];0);ROUNDDOWN([.$J$4];0));IF(MOD([.$J$3];8)=6;IF(16&lt;[.F7];ROUNDUP([.$J$4];0);ROUNDDOWN([.$J$4];0));IF(MOD([.$J$3];8)=7;IF(8&lt;[.F7];ROUNDUP([.$J$4];0);ROUNDDOWN([.$J$4];0));ORG.LIBREOFFICE.RAWSUBTRACT([.$J$4];ROUNDDOWN([.$J$4];0))))))))))+[.F7]" office:value-type="float" office:value="42" calcext:value-type="float">
            <text:p>42</text:p>
          </table:table-cell>
          <table:table-cell table:formula="of:=IF(MOD([.$J$3];8)=0;ROUNDDOWN([.$J$4];0);IF(MOD([.$J$3];8)=1;IF(56&lt;[.G7];ROUNDUP([.$J$4];0);ROUNDDOWN([.$J$4];0));IF(MOD([.$J$3];8)=2;IF(48&lt;[.G7];ROUNDUP([.$J$4];0);ROUNDDOWN([.$J$4];0));IF(MOD([.$J$3];8)=3;IF(40&lt;[.G7];ROUNDUP([.$J$4];0);ROUNDDOWN([.$J$4];0));IF(MOD([.$J$3];8)=4;IF(32&lt;[.G7];ROUNDUP([.$J$4];0);ROUNDDOWN([.$J$4];0));IF(MOD([.$J$3];8)=5;IF(24&lt;[.G7];ROUNDUP([.$J$4];0);ROUNDDOWN([.$J$4];0));IF(MOD([.$J$3];8)=6;IF(16&lt;[.G7];ROUNDUP([.$J$4];0);ROUNDDOWN([.$J$4];0));IF(MOD([.$J$3];8)=7;IF(8&lt;[.G7];ROUNDUP([.$J$4];0);ROUNDDOWN([.$J$4];0));ORG.LIBREOFFICE.RAWSUBTRACT([.$J$4];ROUNDDOWN([.$J$4];0))))))))))+[.G7]" office:value-type="float" office:value="69" calcext:value-type="float">
            <text:p>69</text:p>
          </table:table-cell>
          <table:table-cell table:formula="of:=IF(MOD([.$J$3];8)=0;ROUNDDOWN([.$J$4];0);IF(MOD([.$J$3];8)=1;IF(56&lt;[.H7];ROUNDUP([.$J$4];0);ROUNDDOWN([.$J$4];0));IF(MOD([.$J$3];8)=2;IF(48&lt;[.H7];ROUNDUP([.$J$4];0);ROUNDDOWN([.$J$4];0));IF(MOD([.$J$3];8)=3;IF(40&lt;[.H7];ROUNDUP([.$J$4];0);ROUNDDOWN([.$J$4];0));IF(MOD([.$J$3];8)=4;IF(32&lt;[.H7];ROUNDUP([.$J$4];0);ROUNDDOWN([.$J$4];0));IF(MOD([.$J$3];8)=5;IF(24&lt;[.H7];ROUNDUP([.$J$4];0);ROUNDDOWN([.$J$4];0));IF(MOD([.$J$3];8)=6;IF(16&lt;[.H7];ROUNDUP([.$J$4];0);ROUNDDOWN([.$J$4];0));IF(MOD([.$J$3];8)=7;IF(8&lt;[.H7];ROUNDUP([.$J$4];0);ROUNDDOWN([.$J$4];0));ORG.LIBREOFFICE.RAWSUBTRACT([.$J$4];ROUNDDOWN([.$J$4];0))))))))))+[.H7]" office:value-type="float" office:value="65" calcext:value-type="float">
            <text:p>65</text:p>
          </table:table-cell>
          <table:table-cell table:formula="of:=IF(MOD([.$J$3];8)=0;ROUNDDOWN([.$J$4];0);IF(MOD([.$J$3];8)=1;IF(56&lt;[.I7];ROUNDUP([.$J$4];0);ROUNDDOWN([.$J$4];0));IF(MOD([.$J$3];8)=2;IF(48&lt;[.I7];ROUNDUP([.$J$4];0);ROUNDDOWN([.$J$4];0));IF(MOD([.$J$3];8)=3;IF(40&lt;[.I7];ROUNDUP([.$J$4];0);ROUNDDOWN([.$J$4];0));IF(MOD([.$J$3];8)=4;IF(32&lt;[.I7];ROUNDUP([.$J$4];0);ROUNDDOWN([.$J$4];0));IF(MOD([.$J$3];8)=5;IF(24&lt;[.I7];ROUNDUP([.$J$4];0);ROUNDDOWN([.$J$4];0));IF(MOD([.$J$3];8)=6;IF(16&lt;[.I7];ROUNDUP([.$J$4];0);ROUNDDOWN([.$J$4];0));IF(MOD([.$J$3];8)=7;IF(8&lt;[.I7];ROUNDUP([.$J$4];0);ROUNDDOWN([.$J$4];0));ORG.LIBREOFFICE.RAWSUBTRACT([.$J$4];ROUNDDOWN([.$J$4];0))))))))))+[.I7]" office:value-type="float" office:value="46" calcext:value-type="float">
            <text:p>46</text:p>
          </table:table-cell>
          <table:table-cell table:style-name="ce14" table:formula="of:=SUM([.J15:.J15])" office:value-type="float" office:value="441" calcext:value-type="float">
            <text:p>441</text:p>
          </table:table-cell>
          <table:table-cell table:number-columns-repeated="1014"/>
        </table:table-row>
        <table:table-row table:style-name="ro1">
          <table:table-cell/>
          <table:table-cell table:formula="of:=IF(MOD([.$J$3];8)=0;ROUNDDOWN([.$J$4];0);IF(MOD([.$J$3];8)=1;IF(56&lt;[.B8];ROUNDUP([.$J$4];0);ROUNDDOWN([.$J$4];0));IF(MOD([.$J$3];8)=2;IF(48&lt;[.B8];ROUNDUP([.$J$4];0);ROUNDDOWN([.$J$4];0));IF(MOD([.$J$3];8)=3;IF(40&lt;[.B8];ROUNDUP([.$J$4];0);ROUNDDOWN([.$J$4];0));IF(MOD([.$J$3];8)=4;IF(32&lt;[.B8];ROUNDUP([.$J$4];0);ROUNDDOWN([.$J$4];0));IF(MOD([.$J$3];8)=5;IF(24&lt;[.B8];ROUNDUP([.$J$4];0);ROUNDDOWN([.$J$4];0));IF(MOD([.$J$3];8)=6;IF(16&lt;[.B8];ROUNDUP([.$J$4];0);ROUNDDOWN([.$J$4];0));IF(MOD([.$J$3];8)=7;IF(8&lt;[.B8];ROUNDUP([.$J$4];0);ROUNDDOWN([.$J$4];0));ORG.LIBREOFFICE.RAWSUBTRACT([.$J$4];ROUNDDOWN([.$J$4];0))))))))))+[.B8]" office:value-type="float" office:value="38" calcext:value-type="float">
            <text:p>38</text:p>
          </table:table-cell>
          <table:table-cell table:formula="of:=IF(MOD([.$J$3];8)=0;ROUNDDOWN([.$J$4];0);IF(MOD([.$J$3];8)=1;IF(56&lt;[.C8];ROUNDUP([.$J$4];0);ROUNDDOWN([.$J$4];0));IF(MOD([.$J$3];8)=2;IF(48&lt;[.C8];ROUNDUP([.$J$4];0);ROUNDDOWN([.$J$4];0));IF(MOD([.$J$3];8)=3;IF(40&lt;[.C8];ROUNDUP([.$J$4];0);ROUNDDOWN([.$J$4];0));IF(MOD([.$J$3];8)=4;IF(32&lt;[.C8];ROUNDUP([.$J$4];0);ROUNDDOWN([.$J$4];0));IF(MOD([.$J$3];8)=5;IF(24&lt;[.C8];ROUNDUP([.$J$4];0);ROUNDDOWN([.$J$4];0));IF(MOD([.$J$3];8)=6;IF(16&lt;[.C8];ROUNDUP([.$J$4];0);ROUNDDOWN([.$J$4];0));IF(MOD([.$J$3];8)=7;IF(8&lt;[.C8];ROUNDUP([.$J$4];0);ROUNDDOWN([.$J$4];0));ORG.LIBREOFFICE.RAWSUBTRACT([.$J$4];ROUNDDOWN([.$J$4];0))))))))))+[.C8]" office:value-type="float" office:value="73" calcext:value-type="float">
            <text:p>73</text:p>
          </table:table-cell>
          <table:table-cell table:formula="of:=IF(MOD([.$J$3];8)=0;ROUNDDOWN([.$J$4];0);IF(MOD([.$J$3];8)=1;IF(56&lt;[.D8];ROUNDUP([.$J$4];0);ROUNDDOWN([.$J$4];0));IF(MOD([.$J$3];8)=2;IF(48&lt;[.D8];ROUNDUP([.$J$4];0);ROUNDDOWN([.$J$4];0));IF(MOD([.$J$3];8)=3;IF(40&lt;[.D8];ROUNDUP([.$J$4];0);ROUNDDOWN([.$J$4];0));IF(MOD([.$J$3];8)=4;IF(32&lt;[.D8];ROUNDUP([.$J$4];0);ROUNDDOWN([.$J$4];0));IF(MOD([.$J$3];8)=5;IF(24&lt;[.D8];ROUNDUP([.$J$4];0);ROUNDDOWN([.$J$4];0));IF(MOD([.$J$3];8)=6;IF(16&lt;[.D8];ROUNDUP([.$J$4];0);ROUNDDOWN([.$J$4];0));IF(MOD([.$J$3];8)=7;IF(8&lt;[.D8];ROUNDUP([.$J$4];0);ROUNDDOWN([.$J$4];0));ORG.LIBREOFFICE.RAWSUBTRACT([.$J$4];ROUNDDOWN([.$J$4];0))))))))))+[.D8]" office:value-type="float" office:value="36" calcext:value-type="float">
            <text:p>36</text:p>
          </table:table-cell>
          <table:table-cell table:formula="of:=IF(MOD([.$J$3];8)=0;ROUNDDOWN([.$J$4];0);IF(MOD([.$J$3];8)=1;IF(56&lt;[.E8];ROUNDUP([.$J$4];0);ROUNDDOWN([.$J$4];0));IF(MOD([.$J$3];8)=2;IF(48&lt;[.E8];ROUNDUP([.$J$4];0);ROUNDDOWN([.$J$4];0));IF(MOD([.$J$3];8)=3;IF(40&lt;[.E8];ROUNDUP([.$J$4];0);ROUNDDOWN([.$J$4];0));IF(MOD([.$J$3];8)=4;IF(32&lt;[.E8];ROUNDUP([.$J$4];0);ROUNDDOWN([.$J$4];0));IF(MOD([.$J$3];8)=5;IF(24&lt;[.E8];ROUNDUP([.$J$4];0);ROUNDDOWN([.$J$4];0));IF(MOD([.$J$3];8)=6;IF(16&lt;[.E8];ROUNDUP([.$J$4];0);ROUNDDOWN([.$J$4];0));IF(MOD([.$J$3];8)=7;IF(8&lt;[.E8];ROUNDUP([.$J$4];0);ROUNDDOWN([.$J$4];0));ORG.LIBREOFFICE.RAWSUBTRACT([.$J$4];ROUNDDOWN([.$J$4];0))))))))))+[.E8]" office:value-type="float" office:value="34" calcext:value-type="float">
            <text:p>34</text:p>
          </table:table-cell>
          <table:table-cell table:formula="of:=IF(MOD([.$J$3];8)=0;ROUNDDOWN([.$J$4];0);IF(MOD([.$J$3];8)=1;IF(56&lt;[.F8];ROUNDUP([.$J$4];0);ROUNDDOWN([.$J$4];0));IF(MOD([.$J$3];8)=2;IF(48&lt;[.F8];ROUNDUP([.$J$4];0);ROUNDDOWN([.$J$4];0));IF(MOD([.$J$3];8)=3;IF(40&lt;[.F8];ROUNDUP([.$J$4];0);ROUNDDOWN([.$J$4];0));IF(MOD([.$J$3];8)=4;IF(32&lt;[.F8];ROUNDUP([.$J$4];0);ROUNDDOWN([.$J$4];0));IF(MOD([.$J$3];8)=5;IF(24&lt;[.F8];ROUNDUP([.$J$4];0);ROUNDDOWN([.$J$4];0));IF(MOD([.$J$3];8)=6;IF(16&lt;[.F8];ROUNDUP([.$J$4];0);ROUNDDOWN([.$J$4];0));IF(MOD([.$J$3];8)=7;IF(8&lt;[.F8];ROUNDUP([.$J$4];0);ROUNDDOWN([.$J$4];0));ORG.LIBREOFFICE.RAWSUBTRACT([.$J$4];ROUNDDOWN([.$J$4];0))))))))))+[.F8]" office:value-type="float" office:value="76" calcext:value-type="float">
            <text:p>76</text:p>
          </table:table-cell>
          <table:table-cell table:formula="of:=IF(MOD([.$J$3];8)=0;ROUNDDOWN([.$J$4];0);IF(MOD([.$J$3];8)=1;IF(56&lt;[.G8];ROUNDUP([.$J$4];0);ROUNDDOWN([.$J$4];0));IF(MOD([.$J$3];8)=2;IF(48&lt;[.G8];ROUNDUP([.$J$4];0);ROUNDDOWN([.$J$4];0));IF(MOD([.$J$3];8)=3;IF(40&lt;[.G8];ROUNDUP([.$J$4];0);ROUNDDOWN([.$J$4];0));IF(MOD([.$J$3];8)=4;IF(32&lt;[.G8];ROUNDUP([.$J$4];0);ROUNDDOWN([.$J$4];0));IF(MOD([.$J$3];8)=5;IF(24&lt;[.G8];ROUNDUP([.$J$4];0);ROUNDDOWN([.$J$4];0));IF(MOD([.$J$3];8)=6;IF(16&lt;[.G8];ROUNDUP([.$J$4];0);ROUNDDOWN([.$J$4];0));IF(MOD([.$J$3];8)=7;IF(8&lt;[.G8];ROUNDUP([.$J$4];0);ROUNDDOWN([.$J$4];0));ORG.LIBREOFFICE.RAWSUBTRACT([.$J$4];ROUNDDOWN([.$J$4];0))))))))))+[.G8]" office:value-type="float" office:value="33" calcext:value-type="float">
            <text:p>33</text:p>
          </table:table-cell>
          <table:table-cell table:formula="of:=IF(MOD([.$J$3];8)=0;ROUNDDOWN([.$J$4];0);IF(MOD([.$J$3];8)=1;IF(56&lt;[.H8];ROUNDUP([.$J$4];0);ROUNDDOWN([.$J$4];0));IF(MOD([.$J$3];8)=2;IF(48&lt;[.H8];ROUNDUP([.$J$4];0);ROUNDDOWN([.$J$4];0));IF(MOD([.$J$3];8)=3;IF(40&lt;[.H8];ROUNDUP([.$J$4];0);ROUNDDOWN([.$J$4];0));IF(MOD([.$J$3];8)=4;IF(32&lt;[.H8];ROUNDUP([.$J$4];0);ROUNDDOWN([.$J$4];0));IF(MOD([.$J$3];8)=5;IF(24&lt;[.H8];ROUNDUP([.$J$4];0);ROUNDDOWN([.$J$4];0));IF(MOD([.$J$3];8)=6;IF(16&lt;[.H8];ROUNDUP([.$J$4];0);ROUNDDOWN([.$J$4];0));IF(MOD([.$J$3];8)=7;IF(8&lt;[.H8];ROUNDUP([.$J$4];0);ROUNDDOWN([.$J$4];0));ORG.LIBREOFFICE.RAWSUBTRACT([.$J$4];ROUNDDOWN([.$J$4];0))))))))))+[.H8]" office:value-type="float" office:value="78" calcext:value-type="float">
            <text:p>78</text:p>
          </table:table-cell>
          <table:table-cell table:formula="of:=IF(MOD([.$J$3];8)=0;ROUNDDOWN([.$J$4];0);IF(MOD([.$J$3];8)=1;IF(56&lt;[.I8];ROUNDUP([.$J$4];0);ROUNDDOWN([.$J$4];0));IF(MOD([.$J$3];8)=2;IF(48&lt;[.I8];ROUNDUP([.$J$4];0);ROUNDDOWN([.$J$4];0));IF(MOD([.$J$3];8)=3;IF(40&lt;[.I8];ROUNDUP([.$J$4];0);ROUNDDOWN([.$J$4];0));IF(MOD([.$J$3];8)=4;IF(32&lt;[.I8];ROUNDUP([.$J$4];0);ROUNDDOWN([.$J$4];0));IF(MOD([.$J$3];8)=5;IF(24&lt;[.I8];ROUNDUP([.$J$4];0);ROUNDDOWN([.$J$4];0));IF(MOD([.$J$3];8)=6;IF(16&lt;[.I8];ROUNDUP([.$J$4];0);ROUNDDOWN([.$J$4];0));IF(MOD([.$J$3];8)=7;IF(8&lt;[.I8];ROUNDUP([.$J$4];0);ROUNDDOWN([.$J$4];0));ORG.LIBREOFFICE.RAWSUBTRACT([.$J$4];ROUNDDOWN([.$J$4];0))))))))))+[.I8]" office:value-type="float" office:value="72" calcext:value-type="float">
            <text:p>72</text:p>
          </table:table-cell>
          <table:table-cell table:style-name="ce14" table:formula="of:=SUM([.J16:.J16])" office:value-type="float" office:value="441" calcext:value-type="float">
            <text:p>441</text:p>
          </table:table-cell>
          <table:table-cell table:number-columns-repeated="1014"/>
        </table:table-row>
        <table:table-row table:style-name="ro1">
          <table:table-cell/>
          <table:table-cell table:formula="of:=IF(MOD([.$J$3];8)=0;ROUNDDOWN([.$J$4];0);IF(MOD([.$J$3];8)=1;IF(56&lt;[.B9];ROUNDUP([.$J$4];0);ROUNDDOWN([.$J$4];0));IF(MOD([.$J$3];8)=2;IF(48&lt;[.B9];ROUNDUP([.$J$4];0);ROUNDDOWN([.$J$4];0));IF(MOD([.$J$3];8)=3;IF(40&lt;[.B9];ROUNDUP([.$J$4];0);ROUNDDOWN([.$J$4];0));IF(MOD([.$J$3];8)=4;IF(32&lt;[.B9];ROUNDUP([.$J$4];0);ROUNDDOWN([.$J$4];0));IF(MOD([.$J$3];8)=5;IF(24&lt;[.B9];ROUNDUP([.$J$4];0);ROUNDDOWN([.$J$4];0));IF(MOD([.$J$3];8)=6;IF(16&lt;[.B9];ROUNDUP([.$J$4];0);ROUNDDOWN([.$J$4];0));IF(MOD([.$J$3];8)=7;IF(8&lt;[.B9];ROUNDUP([.$J$4];0);ROUNDDOWN([.$J$4];0));ORG.LIBREOFFICE.RAWSUBTRACT([.$J$4];ROUNDDOWN([.$J$4];0))))))))))+[.B9]" office:value-type="float" office:value="80" calcext:value-type="float">
            <text:p>80</text:p>
          </table:table-cell>
          <table:table-cell table:formula="of:=IF(MOD([.$J$3];8)=0;ROUNDDOWN([.$J$4];0);IF(MOD([.$J$3];8)=1;IF(56&lt;[.C9];ROUNDUP([.$J$4];0);ROUNDDOWN([.$J$4];0));IF(MOD([.$J$3];8)=2;IF(48&lt;[.C9];ROUNDUP([.$J$4];0);ROUNDDOWN([.$J$4];0));IF(MOD([.$J$3];8)=3;IF(40&lt;[.C9];ROUNDUP([.$J$4];0);ROUNDDOWN([.$J$4];0));IF(MOD([.$J$3];8)=4;IF(32&lt;[.C9];ROUNDUP([.$J$4];0);ROUNDDOWN([.$J$4];0));IF(MOD([.$J$3];8)=5;IF(24&lt;[.C9];ROUNDUP([.$J$4];0);ROUNDDOWN([.$J$4];0));IF(MOD([.$J$3];8)=6;IF(16&lt;[.C9];ROUNDUP([.$J$4];0);ROUNDDOWN([.$J$4];0));IF(MOD([.$J$3];8)=7;IF(8&lt;[.C9];ROUNDUP([.$J$4];0);ROUNDDOWN([.$J$4];0));ORG.LIBREOFFICE.RAWSUBTRACT([.$J$4];ROUNDDOWN([.$J$4];0))))))))))+[.C9]" office:value-type="float" office:value="29" calcext:value-type="float">
            <text:p>29</text:p>
          </table:table-cell>
          <table:table-cell table:formula="of:=IF(MOD([.$J$3];8)=0;ROUNDDOWN([.$J$4];0);IF(MOD([.$J$3];8)=1;IF(56&lt;[.D9];ROUNDUP([.$J$4];0);ROUNDDOWN([.$J$4];0));IF(MOD([.$J$3];8)=2;IF(48&lt;[.D9];ROUNDUP([.$J$4];0);ROUNDDOWN([.$J$4];0));IF(MOD([.$J$3];8)=3;IF(40&lt;[.D9];ROUNDUP([.$J$4];0);ROUNDDOWN([.$J$4];0));IF(MOD([.$J$3];8)=4;IF(32&lt;[.D9];ROUNDUP([.$J$4];0);ROUNDDOWN([.$J$4];0));IF(MOD([.$J$3];8)=5;IF(24&lt;[.D9];ROUNDUP([.$J$4];0);ROUNDDOWN([.$J$4];0));IF(MOD([.$J$3];8)=6;IF(16&lt;[.D9];ROUNDUP([.$J$4];0);ROUNDDOWN([.$J$4];0));IF(MOD([.$J$3];8)=7;IF(8&lt;[.D9];ROUNDUP([.$J$4];0);ROUNDDOWN([.$J$4];0));ORG.LIBREOFFICE.RAWSUBTRACT([.$J$4];ROUNDDOWN([.$J$4];0))))))))))+[.D9]" office:value-type="float" office:value="82" calcext:value-type="float">
            <text:p>82</text:p>
          </table:table-cell>
          <table:table-cell table:formula="of:=IF(MOD([.$J$3];8)=0;ROUNDDOWN([.$J$4];0);IF(MOD([.$J$3];8)=1;IF(56&lt;[.E9];ROUNDUP([.$J$4];0);ROUNDDOWN([.$J$4];0));IF(MOD([.$J$3];8)=2;IF(48&lt;[.E9];ROUNDUP([.$J$4];0);ROUNDDOWN([.$J$4];0));IF(MOD([.$J$3];8)=3;IF(40&lt;[.E9];ROUNDUP([.$J$4];0);ROUNDDOWN([.$J$4];0));IF(MOD([.$J$3];8)=4;IF(32&lt;[.E9];ROUNDUP([.$J$4];0);ROUNDDOWN([.$J$4];0));IF(MOD([.$J$3];8)=5;IF(24&lt;[.E9];ROUNDUP([.$J$4];0);ROUNDDOWN([.$J$4];0));IF(MOD([.$J$3];8)=6;IF(16&lt;[.E9];ROUNDUP([.$J$4];0);ROUNDDOWN([.$J$4];0));IF(MOD([.$J$3];8)=7;IF(8&lt;[.E9];ROUNDUP([.$J$4];0);ROUNDDOWN([.$J$4];0));ORG.LIBREOFFICE.RAWSUBTRACT([.$J$4];ROUNDDOWN([.$J$4];0))))))))))+[.E9]" office:value-type="float" office:value="26" calcext:value-type="float">
            <text:p>26</text:p>
          </table:table-cell>
          <table:table-cell table:formula="of:=IF(MOD([.$J$3];8)=0;ROUNDDOWN([.$J$4];0);IF(MOD([.$J$3];8)=1;IF(56&lt;[.F9];ROUNDUP([.$J$4];0);ROUNDDOWN([.$J$4];0));IF(MOD([.$J$3];8)=2;IF(48&lt;[.F9];ROUNDUP([.$J$4];0);ROUNDDOWN([.$J$4];0));IF(MOD([.$J$3];8)=3;IF(40&lt;[.F9];ROUNDUP([.$J$4];0);ROUNDDOWN([.$J$4];0));IF(MOD([.$J$3];8)=4;IF(32&lt;[.F9];ROUNDUP([.$J$4];0);ROUNDDOWN([.$J$4];0));IF(MOD([.$J$3];8)=5;IF(24&lt;[.F9];ROUNDUP([.$J$4];0);ROUNDDOWN([.$J$4];0));IF(MOD([.$J$3];8)=6;IF(16&lt;[.F9];ROUNDUP([.$J$4];0);ROUNDDOWN([.$J$4];0));IF(MOD([.$J$3];8)=7;IF(8&lt;[.F9];ROUNDUP([.$J$4];0);ROUNDDOWN([.$J$4];0));ORG.LIBREOFFICE.RAWSUBTRACT([.$J$4];ROUNDDOWN([.$J$4];0))))))))))+[.F9]" office:value-type="float" office:value="27" calcext:value-type="float">
            <text:p>27</text:p>
          </table:table-cell>
          <table:table-cell table:formula="of:=IF(MOD([.$J$3];8)=0;ROUNDDOWN([.$J$4];0);IF(MOD([.$J$3];8)=1;IF(56&lt;[.G9];ROUNDUP([.$J$4];0);ROUNDDOWN([.$J$4];0));IF(MOD([.$J$3];8)=2;IF(48&lt;[.G9];ROUNDUP([.$J$4];0);ROUNDDOWN([.$J$4];0));IF(MOD([.$J$3];8)=3;IF(40&lt;[.G9];ROUNDUP([.$J$4];0);ROUNDDOWN([.$J$4];0));IF(MOD([.$J$3];8)=4;IF(32&lt;[.G9];ROUNDUP([.$J$4];0);ROUNDDOWN([.$J$4];0));IF(MOD([.$J$3];8)=5;IF(24&lt;[.G9];ROUNDUP([.$J$4];0);ROUNDDOWN([.$J$4];0));IF(MOD([.$J$3];8)=6;IF(16&lt;[.G9];ROUNDUP([.$J$4];0);ROUNDDOWN([.$J$4];0));IF(MOD([.$J$3];8)=7;IF(8&lt;[.G9];ROUNDUP([.$J$4];0);ROUNDDOWN([.$J$4];0));ORG.LIBREOFFICE.RAWSUBTRACT([.$J$4];ROUNDDOWN([.$J$4];0))))))))))+[.G9]" office:value-type="float" office:value="85" calcext:value-type="float">
            <text:p>85</text:p>
          </table:table-cell>
          <table:table-cell table:formula="of:=IF(MOD([.$J$3];8)=0;ROUNDDOWN([.$J$4];0);IF(MOD([.$J$3];8)=1;IF(56&lt;[.H9];ROUNDUP([.$J$4];0);ROUNDDOWN([.$J$4];0));IF(MOD([.$J$3];8)=2;IF(48&lt;[.H9];ROUNDUP([.$J$4];0);ROUNDDOWN([.$J$4];0));IF(MOD([.$J$3];8)=3;IF(40&lt;[.H9];ROUNDUP([.$J$4];0);ROUNDDOWN([.$J$4];0));IF(MOD([.$J$3];8)=4;IF(32&lt;[.H9];ROUNDUP([.$J$4];0);ROUNDDOWN([.$J$4];0));IF(MOD([.$J$3];8)=5;IF(24&lt;[.H9];ROUNDUP([.$J$4];0);ROUNDDOWN([.$J$4];0));IF(MOD([.$J$3];8)=6;IF(16&lt;[.H9];ROUNDUP([.$J$4];0);ROUNDDOWN([.$J$4];0));IF(MOD([.$J$3];8)=7;IF(8&lt;[.H9];ROUNDUP([.$J$4];0);ROUNDDOWN([.$J$4];0));ORG.LIBREOFFICE.RAWSUBTRACT([.$J$4];ROUNDDOWN([.$J$4];0))))))))))+[.H9]" office:value-type="float" office:value="24" calcext:value-type="float">
            <text:p>24</text:p>
          </table:table-cell>
          <table:table-cell table:formula="of:=IF(MOD([.$J$3];8)=0;ROUNDDOWN([.$J$4];0);IF(MOD([.$J$3];8)=1;IF(56&lt;[.I9];ROUNDUP([.$J$4];0);ROUNDDOWN([.$J$4];0));IF(MOD([.$J$3];8)=2;IF(48&lt;[.I9];ROUNDUP([.$J$4];0);ROUNDDOWN([.$J$4];0));IF(MOD([.$J$3];8)=3;IF(40&lt;[.I9];ROUNDUP([.$J$4];0);ROUNDDOWN([.$J$4];0));IF(MOD([.$J$3];8)=4;IF(32&lt;[.I9];ROUNDUP([.$J$4];0);ROUNDDOWN([.$J$4];0));IF(MOD([.$J$3];8)=5;IF(24&lt;[.I9];ROUNDUP([.$J$4];0);ROUNDDOWN([.$J$4];0));IF(MOD([.$J$3];8)=6;IF(16&lt;[.I9];ROUNDUP([.$J$4];0);ROUNDDOWN([.$J$4];0));IF(MOD([.$J$3];8)=7;IF(8&lt;[.I9];ROUNDUP([.$J$4];0);ROUNDDOWN([.$J$4];0));ORG.LIBREOFFICE.RAWSUBTRACT([.$J$4];ROUNDDOWN([.$J$4];0))))))))))+[.I9]" office:value-type="float" office:value="87" calcext:value-type="float">
            <text:p>87</text:p>
          </table:table-cell>
          <table:table-cell table:style-name="ce14" table:formula="of:=SUM([.J17:.J17])" office:value-type="float" office:value="441" calcext:value-type="float">
            <text:p>441</text:p>
          </table:table-cell>
          <table:table-cell table:number-columns-repeated="1014"/>
        </table:table-row>
        <table:table-row table:style-name="ro1">
          <table:table-cell/>
          <table:table-cell table:style-name="ce14" table:formula="of:=SUM([.B11:.B18])" office:value-type="float" office:value="441" calcext:value-type="float">
            <text:p>441</text:p>
          </table:table-cell>
          <table:table-cell table:style-name="ce14" table:formula="of:=SUM([.C11:.C18])" office:value-type="float" office:value="441" calcext:value-type="float">
            <text:p>441</text:p>
          </table:table-cell>
          <table:table-cell table:style-name="ce14" table:formula="of:=SUM([.D11:.D18])" office:value-type="float" office:value="441" calcext:value-type="float">
            <text:p>441</text:p>
          </table:table-cell>
          <table:table-cell table:style-name="ce14" table:formula="of:=SUM([.E11:.E18])" office:value-type="float" office:value="441" calcext:value-type="float">
            <text:p>441</text:p>
          </table:table-cell>
          <table:table-cell table:style-name="ce14" table:formula="of:=SUM([.F11:.F18])" office:value-type="float" office:value="441" calcext:value-type="float">
            <text:p>441</text:p>
          </table:table-cell>
          <table:table-cell table:style-name="ce14" table:formula="of:=SUM([.G11:.G18])" office:value-type="float" office:value="441" calcext:value-type="float">
            <text:p>441</text:p>
          </table:table-cell>
          <table:table-cell table:style-name="ce14" table:formula="of:=SUM([.H11:.H18])" office:value-type="float" office:value="441" calcext:value-type="float">
            <text:p>441</text:p>
          </table:table-cell>
          <table:table-cell table:style-name="ce14" table:formula="of:=SUM([.I11:.I18])" office:value-type="float" office:value="441" calcext:value-type="float">
            <text:p>441</text:p>
          </table:table-cell>
          <table:table-cell table:style-name="ce14" table:formula="of:=[.I18]+[.H17]+[.G16]+[.F15]+[.E14]+[.D13]+[.C12]+[.B11]" office:value-type="float" office:value="441" calcext:value-type="float">
            <text:p>441</text:p>
          </table:table-cell>
          <table:table-cell table:number-columns-repeated="1014"/>
        </table:table-row>
        <table:table-row table:style-name="ro3">
          <table:table-cell table:number-columns-repeated="1024"/>
        </table:table-row>
        <table:table-row table:style-name="ro2">
          <table:table-cell/>
          <table:table-cell table:style-name="ce31" table:formula="of:=NUMBERS2ARAB([.B11])" office:value-type="string" office:string-value="٢٣" calcext:value-type="string">
            <text:p>٢٣</text:p>
          </table:table-cell>
          <table:table-cell table:style-name="ce32" table:formula="of:=NUMBERS2ARAB([.C11])" office:value-type="string" office:string-value="٨١" calcext:value-type="string">
            <text:p>٨١</text:p>
          </table:table-cell>
          <table:table-cell table:style-name="ce31" table:formula="of:=NUMBERS2ARAB([.D11])" office:value-type="string" office:string-value="٢٨" calcext:value-type="string">
            <text:p>٢٨</text:p>
          </table:table-cell>
          <table:table-cell table:style-name="ce32" table:formula="of:=NUMBERS2ARAB([.E11])" office:value-type="string" office:string-value="٨٤" calcext:value-type="string">
            <text:p>٨٤</text:p>
          </table:table-cell>
          <table:table-cell table:style-name="ce31" table:formula="of:=NUMBERS2ARAB([.F11])" office:value-type="string" office:string-value="٨٣" calcext:value-type="string">
            <text:p>٨٣</text:p>
          </table:table-cell>
          <table:table-cell table:style-name="ce32" table:formula="of:=NUMBERS2ARAB([.G11])" office:value-type="string" office:string-value="٢٥" calcext:value-type="string">
            <text:p>٢٥</text:p>
          </table:table-cell>
          <table:table-cell table:style-name="ce31" table:formula="of:=NUMBERS2ARAB([.H11])" office:value-type="string" office:string-value="٨٦" calcext:value-type="string">
            <text:p>٨٦</text:p>
          </table:table-cell>
          <table:table-cell table:style-name="ce32" table:formula="of:=NUMBERS2ARAB([.I11])" office:value-type="string" office:string-value="٣٠" calcext:value-type="string">
            <text:p>٣٠</text:p>
          </table:table-cell>
          <table:table-cell table:number-columns-repeated="1015"/>
        </table:table-row>
        <table:table-row table:style-name="ro2">
          <table:table-cell/>
          <table:table-cell table:style-name="ce32" table:formula="of:=NUMBERS2ARAB([.B12])" office:value-type="string" office:string-value="٧٩" calcext:value-type="string">
            <text:p>٧٩</text:p>
          </table:table-cell>
          <table:table-cell table:style-name="ce31" table:formula="of:=NUMBERS2ARAB([.C12])" office:value-type="string" office:string-value="٣٢" calcext:value-type="string">
            <text:p>٣٢</text:p>
          </table:table-cell>
          <table:table-cell table:style-name="ce32" table:formula="of:=NUMBERS2ARAB([.D12])" office:value-type="string" office:string-value="٧٤" calcext:value-type="string">
            <text:p>٧٤</text:p>
          </table:table-cell>
          <table:table-cell table:style-name="ce31" table:formula="of:=NUMBERS2ARAB([.E12])" office:value-type="string" office:string-value="٧٥" calcext:value-type="string">
            <text:p>٧٥</text:p>
          </table:table-cell>
          <table:table-cell table:style-name="ce32" table:formula="of:=NUMBERS2ARAB([.F12])" office:value-type="string" office:string-value="٣٥" calcext:value-type="string">
            <text:p>٣٥</text:p>
          </table:table-cell>
          <table:table-cell table:style-name="ce31" table:formula="of:=NUMBERS2ARAB([.G12])" office:value-type="string" office:string-value="٧٧" calcext:value-type="string">
            <text:p>٧٧</text:p>
          </table:table-cell>
          <table:table-cell table:style-name="ce32" table:formula="of:=NUMBERS2ARAB([.H12])" office:value-type="string" office:string-value="٣٧" calcext:value-type="string">
            <text:p>٣٧</text:p>
          </table:table-cell>
          <table:table-cell table:style-name="ce31" table:formula="of:=NUMBERS2ARAB([.I12])" office:value-type="string" office:string-value="٣١" calcext:value-type="string">
            <text:p>٣١</text:p>
          </table:table-cell>
          <table:table-cell table:number-columns-repeated="1015"/>
        </table:table-row>
        <table:table-row table:style-name="ro2">
          <table:table-cell/>
          <table:table-cell table:style-name="ce31" table:formula="of:=NUMBERS2ARAB([.B13])" office:value-type="string" office:string-value="٣٩" calcext:value-type="string">
            <text:p>٣٩</text:p>
          </table:table-cell>
          <table:table-cell table:style-name="ce32" table:formula="of:=NUMBERS2ARAB([.C13])" office:value-type="string" office:string-value="٧٠" calcext:value-type="string">
            <text:p>٧٠</text:p>
          </table:table-cell>
          <table:table-cell table:style-name="ce31" table:formula="of:=NUMBERS2ARAB([.D13])" office:value-type="string" office:string-value="٤١" calcext:value-type="string">
            <text:p>٤١</text:p>
          </table:table-cell>
          <table:table-cell table:style-name="ce32" table:formula="of:=NUMBERS2ARAB([.E13])" office:value-type="string" office:string-value="٦٧" calcext:value-type="string">
            <text:p>٦٧</text:p>
          </table:table-cell>
          <table:table-cell table:style-name="ce31" table:formula="of:=NUMBERS2ARAB([.F13])" office:value-type="string" office:string-value="٦٨" calcext:value-type="string">
            <text:p>٦٨</text:p>
          </table:table-cell>
          <table:table-cell table:style-name="ce32" table:formula="of:=NUMBERS2ARAB([.G13])" office:value-type="string" office:string-value="٤٤" calcext:value-type="string">
            <text:p>٤٤</text:p>
          </table:table-cell>
          <table:table-cell table:style-name="ce31" table:formula="of:=NUMBERS2ARAB([.H13])" office:value-type="string" office:string-value="٤٠" calcext:value-type="string">
            <text:p>٤٠</text:p>
          </table:table-cell>
          <table:table-cell table:style-name="ce32" table:formula="of:=NUMBERS2ARAB([.I13])" office:value-type="string" office:string-value="٧١" calcext:value-type="string">
            <text:p>٧١</text:p>
          </table:table-cell>
          <table:table-cell table:number-columns-repeated="1015"/>
        </table:table-row>
        <table:table-row table:style-name="ro2">
          <table:table-cell/>
          <table:table-cell table:style-name="ce32" table:formula="of:=NUMBERS2ARAB([.B14])" office:value-type="string" office:string-value="٥٥" calcext:value-type="string">
            <text:p>٥٥</text:p>
          </table:table-cell>
          <table:table-cell table:style-name="ce31" table:formula="of:=NUMBERS2ARAB([.C14])" office:value-type="string" office:string-value="٤٩" calcext:value-type="string">
            <text:p>٤٩</text:p>
          </table:table-cell>
          <table:table-cell table:style-name="ce32" table:formula="of:=NUMBERS2ARAB([.D14])" office:value-type="string" office:string-value="٦١" calcext:value-type="string">
            <text:p>٦١</text:p>
          </table:table-cell>
          <table:table-cell table:style-name="ce31" table:formula="of:=NUMBERS2ARAB([.E14])" office:value-type="string" office:string-value="٦٠" calcext:value-type="string">
            <text:p>٦٠</text:p>
          </table:table-cell>
          <table:table-cell table:style-name="ce32" table:formula="of:=NUMBERS2ARAB([.F14])" office:value-type="string" office:string-value="٥٩" calcext:value-type="string">
            <text:p>٥٩</text:p>
          </table:table-cell>
          <table:table-cell table:style-name="ce31" table:formula="of:=NUMBERS2ARAB([.G14])" office:value-type="string" office:string-value="٥٠" calcext:value-type="string">
            <text:p>٥٠</text:p>
          </table:table-cell>
          <table:table-cell table:style-name="ce32" table:formula="of:=NUMBERS2ARAB([.H14])" office:value-type="string" office:string-value="٥٤" calcext:value-type="string">
            <text:p>٥٤</text:p>
          </table:table-cell>
          <table:table-cell table:style-name="ce31" table:formula="of:=NUMBERS2ARAB([.I14])" office:value-type="string" office:string-value="٥٦" calcext:value-type="string">
            <text:p>٥٦</text:p>
          </table:table-cell>
          <table:table-cell table:number-columns-repeated="1015"/>
        </table:table-row>
        <table:table-row table:style-name="ro2">
          <table:table-cell/>
          <table:table-cell table:style-name="ce31" table:formula="of:=NUMBERS2ARAB([.B15])" office:value-type="string" office:string-value="٦٣" calcext:value-type="string">
            <text:p>٦٣</text:p>
          </table:table-cell>
          <table:table-cell table:style-name="ce32" table:formula="of:=NUMBERS2ARAB([.C15])" office:value-type="string" office:string-value="٦٢" calcext:value-type="string">
            <text:p>٦٢</text:p>
          </table:table-cell>
          <table:table-cell table:style-name="ce31" table:formula="of:=NUMBERS2ARAB([.D15])" office:value-type="string" office:string-value="٥٣" calcext:value-type="string">
            <text:p>٥٣</text:p>
          </table:table-cell>
          <table:table-cell table:style-name="ce32" table:formula="of:=NUMBERS2ARAB([.E15])" office:value-type="string" office:string-value="٥٢" calcext:value-type="string">
            <text:p>٥٢</text:p>
          </table:table-cell>
          <table:table-cell table:style-name="ce31" table:formula="of:=NUMBERS2ARAB([.F15])" office:value-type="string" office:string-value="٥١" calcext:value-type="string">
            <text:p>٥١</text:p>
          </table:table-cell>
          <table:table-cell table:style-name="ce32" table:formula="of:=NUMBERS2ARAB([.G15])" office:value-type="string" office:string-value="٥٨" calcext:value-type="string">
            <text:p>٥٨</text:p>
          </table:table-cell>
          <table:table-cell table:style-name="ce31" table:formula="of:=NUMBERS2ARAB([.H15])" office:value-type="string" office:string-value="٥٧" calcext:value-type="string">
            <text:p>٥٧</text:p>
          </table:table-cell>
          <table:table-cell table:style-name="ce32" table:formula="of:=NUMBERS2ARAB([.I15])" office:value-type="string" office:string-value="٤٨" calcext:value-type="string">
            <text:p>٤٨</text:p>
          </table:table-cell>
          <table:table-cell table:number-columns-repeated="1015"/>
        </table:table-row>
        <table:table-row table:style-name="ro2">
          <table:table-cell/>
          <table:table-cell table:style-name="ce32" table:formula="of:=NUMBERS2ARAB([.B16])" office:value-type="string" office:string-value="٦٤" calcext:value-type="string">
            <text:p>٦٤</text:p>
          </table:table-cell>
          <table:table-cell table:style-name="ce31" table:formula="of:=NUMBERS2ARAB([.C16])" office:value-type="string" office:string-value="٤٥" calcext:value-type="string">
            <text:p>٤٥</text:p>
          </table:table-cell>
          <table:table-cell table:style-name="ce32" table:formula="of:=NUMBERS2ARAB([.D16])" office:value-type="string" office:string-value="٦٦" calcext:value-type="string">
            <text:p>٦٦</text:p>
          </table:table-cell>
          <table:table-cell table:style-name="ce31" table:formula="of:=NUMBERS2ARAB([.E16])" office:value-type="string" office:string-value="٤٣" calcext:value-type="string">
            <text:p>٤٣</text:p>
          </table:table-cell>
          <table:table-cell table:style-name="ce32" table:formula="of:=NUMBERS2ARAB([.F16])" office:value-type="string" office:string-value="٤٢" calcext:value-type="string">
            <text:p>٤٢</text:p>
          </table:table-cell>
          <table:table-cell table:style-name="ce31" table:formula="of:=NUMBERS2ARAB([.G16])" office:value-type="string" office:string-value="٦٩" calcext:value-type="string">
            <text:p>٦٩</text:p>
          </table:table-cell>
          <table:table-cell table:style-name="ce32" table:formula="of:=NUMBERS2ARAB([.H16])" office:value-type="string" office:string-value="٦٥" calcext:value-type="string">
            <text:p>٦٥</text:p>
          </table:table-cell>
          <table:table-cell table:style-name="ce31" table:formula="of:=NUMBERS2ARAB([.I16])" office:value-type="string" office:string-value="٤٦" calcext:value-type="string">
            <text:p>٤٦</text:p>
          </table:table-cell>
          <table:table-cell table:number-columns-repeated="1015"/>
        </table:table-row>
        <table:table-row table:style-name="ro2">
          <table:table-cell/>
          <table:table-cell table:style-name="ce31" table:formula="of:=NUMBERS2ARAB([.B17])" office:value-type="string" office:string-value="٣٨" calcext:value-type="string">
            <text:p>٣٨</text:p>
          </table:table-cell>
          <table:table-cell table:style-name="ce32" table:formula="of:=NUMBERS2ARAB([.C17])" office:value-type="string" office:string-value="٧٣" calcext:value-type="string">
            <text:p>٧٣</text:p>
          </table:table-cell>
          <table:table-cell table:style-name="ce31" table:formula="of:=NUMBERS2ARAB([.D17])" office:value-type="string" office:string-value="٣٦" calcext:value-type="string">
            <text:p>٣٦</text:p>
          </table:table-cell>
          <table:table-cell table:style-name="ce32" table:formula="of:=NUMBERS2ARAB([.E17])" office:value-type="string" office:string-value="٣٤" calcext:value-type="string">
            <text:p>٣٤</text:p>
          </table:table-cell>
          <table:table-cell table:style-name="ce31" table:formula="of:=NUMBERS2ARAB([.F17])" office:value-type="string" office:string-value="٧٦" calcext:value-type="string">
            <text:p>٧٦</text:p>
          </table:table-cell>
          <table:table-cell table:style-name="ce32" table:formula="of:=NUMBERS2ARAB([.G17])" office:value-type="string" office:string-value="٣٣" calcext:value-type="string">
            <text:p>٣٣</text:p>
          </table:table-cell>
          <table:table-cell table:style-name="ce31" table:formula="of:=NUMBERS2ARAB([.H17])" office:value-type="string" office:string-value="٧٨" calcext:value-type="string">
            <text:p>٧٨</text:p>
          </table:table-cell>
          <table:table-cell table:style-name="ce32" table:formula="of:=NUMBERS2ARAB([.I17])" office:value-type="string" office:string-value="٧٢" calcext:value-type="string">
            <text:p>٧٢</text:p>
          </table:table-cell>
          <table:table-cell table:number-columns-repeated="1015"/>
        </table:table-row>
        <table:table-row table:style-name="ro2">
          <table:table-cell/>
          <table:table-cell table:style-name="ce32" table:formula="of:=NUMBERS2ARAB([.B18])" office:value-type="string" office:string-value="٨٠" calcext:value-type="string">
            <text:p>٨٠</text:p>
          </table:table-cell>
          <table:table-cell table:style-name="ce31" table:formula="of:=NUMBERS2ARAB([.C18])" office:value-type="string" office:string-value="٢٩" calcext:value-type="string">
            <text:p>٢٩</text:p>
          </table:table-cell>
          <table:table-cell table:style-name="ce32" table:formula="of:=NUMBERS2ARAB([.D18])" office:value-type="string" office:string-value="٨٢" calcext:value-type="string">
            <text:p>٨٢</text:p>
          </table:table-cell>
          <table:table-cell table:style-name="ce31" table:formula="of:=NUMBERS2ARAB([.E18])" office:value-type="string" office:string-value="٢٦" calcext:value-type="string">
            <text:p>٢٦</text:p>
          </table:table-cell>
          <table:table-cell table:style-name="ce32" table:formula="of:=NUMBERS2ARAB([.F18])" office:value-type="string" office:string-value="٢٧" calcext:value-type="string">
            <text:p>٢٧</text:p>
          </table:table-cell>
          <table:table-cell table:style-name="ce31" table:formula="of:=NUMBERS2ARAB([.G18])" office:value-type="string" office:string-value="٨٥" calcext:value-type="string">
            <text:p>٨٥</text:p>
          </table:table-cell>
          <table:table-cell table:style-name="ce32" table:formula="of:=NUMBERS2ARAB([.H18])" office:value-type="string" office:string-value="٢٤" calcext:value-type="string">
            <text:p>٢٤</text:p>
          </table:table-cell>
          <table:table-cell table:style-name="ce31" table:formula="of:=NUMBERS2ARAB([.I18])" office:value-type="string" office:string-value="٨٧" calcext:value-type="string">
            <text:p>٨٧</text:p>
          </table:table-cell>
          <table:table-cell table:number-columns-repeated="1015"/>
        </table:table-row>
        <table:table-row table:style-name="ro3">
          <table:table-cell table:number-columns-repeated="1024"/>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8x8.J3:8x8.J3">
            <calcext:condition calcext:apply-style-name="Good" calcext:value="&gt;=0" calcext:base-cell-address="8x8.J3"/>
            <calcext:condition calcext:apply-style-name="Bad" calcext:value="&lt;0" calcext:base-cell-address="8x8.J3"/>
          </calcext:conditional-format>
          <calcext:conditional-format calcext:target-range-address="8x8.J10:8x8.J19 8x8.B19:8x8.I19">
            <calcext:condition calcext:apply-style-name="Good" calcext:value="=VALUE(ABJAD([.$K$1];1;1))" calcext:base-cell-address="8x8.B19"/>
            <calcext:condition calcext:apply-style-name="Bad" calcext:value="!=VALUE(ABJAD([.$K$1];1;1))" calcext:base-cell-address="8x8.B19"/>
          </calcext:conditional-format>
        </calcext:conditional-formats>
      </table:table>
      <table:table table:name="7x7" table:style-name="ta1">
        <table:table-column table:style-name="co8" table:default-cell-style-name="ce27"/>
        <table:table-column table:style-name="co2" table:number-columns-repeated="7" table:default-cell-style-name="ce36"/>
        <table:table-column table:style-name="co9" table:default-cell-style-name="ce36"/>
        <table:table-column table:style-name="co5" table:number-columns-repeated="1015" table:default-cell-style-name="ce36"/>
        <table:table-row table:style-name="ro1">
          <table:table-cell/>
          <table:table-cell table:style-name="ce27" office:value-type="float" office:value="7" calcext:value-type="float">
            <text:p>7</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34" table:content-validation-name="val3" office:value-type="string" calcext:value-type="string">
            <text:p>تام</text:p>
          </table:table-cell>
          <table:table-cell table:style-name="ce27" table:formula="of:=ABJAD([.J1];1;1)" office:value-type="float" office:value="441" calcext:value-type="float">
            <text:p>441</text:p>
          </table:table-cell>
          <table:table-cell table:style-name="ce27" table:number-columns-repeated="1013"/>
        </table:table-row>
        <table:table-row table:style-name="ro1">
          <table:table-cell office:value-type="float" office:value="7" calcext:value-type="float">
            <text:p>7</text:p>
          </table:table-cell>
          <table:table-cell table:style-name="ce35" office:value-type="float" office:value="24" calcext:value-type="float">
            <text:p>24</text:p>
          </table:table-cell>
          <table:table-cell table:style-name="ce35" office:value-type="float" office:value="30" calcext:value-type="float">
            <text:p>30</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18" calcext:value-type="float">
            <text:p>18</text:p>
          </table:table-cell>
          <table:table-cell table:formula="of:=SUM([.B2:.H2])" office:value-type="float" office:value="175" calcext:value-type="float">
            <text:p>175</text:p>
          </table:table-cell>
          <table:table-cell table:number-columns-repeated="1015"/>
        </table:table-row>
        <table:table-row table:style-name="ro1">
          <table:table-cell office:value-type="float" office:value="6" calcext:value-type="float">
            <text:p>6</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59" table:formula="of:=VALUE(ABJAD([.J1];1;1))-[.I2]" office:value-type="float" office:value="266" calcext:value-type="float">
            <text:p>266</text:p>
          </table:table-cell>
          <table:table-cell table:number-columns-repeated="1015"/>
        </table:table-row>
        <table:table-row table:style-name="ro1">
          <table:table-cell office:value-type="float" office:value="5" calcext:value-type="float">
            <text:p>5</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45" calcext:value-type="float">
            <text:p>45</text:p>
          </table:table-cell>
          <table:table-cell table:style-name="ce35" office:value-type="float" office:value="2" calcext:value-type="float">
            <text:p>2</text:p>
          </table:table-cell>
          <table:table-cell table:style-name="ce13" table:formula="of:=[.I3]/7" office:value-type="float" office:value="38" calcext:value-type="float">
            <text:p>38</text:p>
          </table:table-cell>
          <table:table-cell table:number-columns-repeated="1015"/>
        </table:table-row>
        <table:table-row table:style-name="ro1">
          <table:table-cell office:value-type="float" office:value="4" calcext:value-type="float">
            <text:p>4</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9" calcext:value-type="float">
            <text:p>19</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37" calcext:value-type="float">
            <text:p>37</text:p>
          </table:table-cell>
          <table:table-cell table:style-name="ce35" office:value-type="float" office:value="43" calcext:value-type="float">
            <text:p>43</text:p>
          </table:table-cell>
          <table:table-cell table:number-columns-repeated="1016"/>
        </table:table-row>
        <table:table-row table:style-name="ro1">
          <table:table-cell office:value-type="float" office:value="3" calcext:value-type="float">
            <text:p>3</text:p>
          </table:table-cell>
          <table:table-cell table:style-name="ce35" office:value-type="float" office:value="48" calcext:value-type="float">
            <text:p>4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29" calcext:value-type="float">
            <text:p>29</text:p>
          </table:table-cell>
          <table:table-cell table:style-name="ce35" office:value-type="float" office:value="42" calcext:value-type="float">
            <text:p>42</text:p>
          </table:table-cell>
          <table:table-cell table:number-columns-repeated="1016"/>
        </table:table-row>
        <table:table-row table:style-name="ro1">
          <table:table-cell office:value-type="float" office:value="2" calcext:value-type="float">
            <text:p>2</text:p>
          </table:table-cell>
          <table:table-cell table:style-name="ce35" office:value-type="float" office:value="40" calcext:value-type="float">
            <text:p>40</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28" calcext:value-type="float">
            <text:p>28</text:p>
          </table:table-cell>
          <table:table-cell table:style-name="ce35" office:value-type="float" office:value="34" calcext:value-type="float">
            <text:p>34</text:p>
          </table:table-cell>
          <table:table-cell table:number-columns-repeated="1016"/>
        </table:table-row>
        <table:table-row table:style-name="ro1">
          <table:table-cell office:value-type="float" office:value="1" calcext:value-type="float">
            <text:p>1</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44" calcext:value-type="float">
            <text:p>44</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6" calcext:value-type="float">
            <text:p>26</text:p>
          </table:table-cell>
          <table:table-cell table:number-columns-repeated="1016"/>
        </table:table-row>
        <table:table-row table:style-name="ro1">
          <table:table-cell table:number-columns-repeated="8"/>
          <table:table-cell table:style-name="ce38" table:formula="of:=[.H10]+[.G11]+[.F12]+[.E13]+[.D14]+[.C15]+[.B16]"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2];ROUNDUP([.$I$4];0);ROUNDDOWN([.$I$4];0));IF(MOD([.$I$3];7)=2;IF(35&lt;[.B2];ROUNDUP([.$I$4];0);ROUNDDOWN([.$I$4];0));IF(MOD([.$I$3];7)=3;IF(28&lt;[.B2];ROUNDUP([.$I$4];0);ROUNDDOWN([.$I$4];0));IF(MOD([.$I$3];7)=4;IF(21&lt;[.B2];ROUNDUP([.$I$4];0);ROUNDDOWN([.$I$4];0));IF(MOD([.$I$3];7)=5;IF(14&lt;[.B2];ROUNDUP([.$I$4];0);ROUNDDOWN([.$I$4];0));IF(MOD([.$I$3];7)=6;IF(7&lt;[.B2];ROUNDUP([.$I$4];0);ROUNDDOWN([.$I$4];0));ORG.LIBREOFFICE.RAWSUBTRACT([.$I$4];ROUNDDOWN([.$I$4];0)))))))))+[.B2]" office:value-type="float" office:value="62" calcext:value-type="float">
            <text:p>62</text:p>
          </table:table-cell>
          <table:table-cell table:style-name="ce37" table:formula="of:=IF(MOD([.$I$3];7)=0;ROUNDDOWN([.$I$4];0);IF(MOD([.$I$3];7)=1;IF(42&lt;[.C2];ROUNDUP([.$I$4];0);ROUNDDOWN([.$I$4];0));IF(MOD([.$I$3];7)=2;IF(35&lt;[.C2];ROUNDUP([.$I$4];0);ROUNDDOWN([.$I$4];0));IF(MOD([.$I$3];7)=3;IF(28&lt;[.C2];ROUNDUP([.$I$4];0);ROUNDDOWN([.$I$4];0));IF(MOD([.$I$3];7)=4;IF(21&lt;[.C2];ROUNDUP([.$I$4];0);ROUNDDOWN([.$I$4];0));IF(MOD([.$I$3];7)=5;IF(14&lt;[.C2];ROUNDUP([.$I$4];0);ROUNDDOWN([.$I$4];0));IF(MOD([.$I$3];7)=6;IF(7&lt;[.C2];ROUNDUP([.$I$4];0);ROUNDDOWN([.$I$4];0));ORG.LIBREOFFICE.RAWSUBTRACT([.$I$4];ROUNDDOWN([.$I$4];0)))))))))+[.C2]" office:value-type="float" office:value="68" calcext:value-type="float">
            <text:p>68</text:p>
          </table:table-cell>
          <table:table-cell table:style-name="ce37" table:formula="of:=IF(MOD([.$I$3];7)=0;ROUNDDOWN([.$I$4];0);IF(MOD([.$I$3];7)=1;IF(42&lt;[.D2];ROUNDUP([.$I$4];0);ROUNDDOWN([.$I$4];0));IF(MOD([.$I$3];7)=2;IF(35&lt;[.D2];ROUNDUP([.$I$4];0);ROUNDDOWN([.$I$4];0));IF(MOD([.$I$3];7)=3;IF(28&lt;[.D2];ROUNDUP([.$I$4];0);ROUNDDOWN([.$I$4];0));IF(MOD([.$I$3];7)=4;IF(21&lt;[.D2];ROUNDUP([.$I$4];0);ROUNDDOWN([.$I$4];0));IF(MOD([.$I$3];7)=5;IF(14&lt;[.D2];ROUNDUP([.$I$4];0);ROUNDDOWN([.$I$4];0));IF(MOD([.$I$3];7)=6;IF(7&lt;[.D2];ROUNDUP([.$I$4];0);ROUNDDOWN([.$I$4];0));ORG.LIBREOFFICE.RAWSUBTRACT([.$I$4];ROUNDDOWN([.$I$4];0)))))))))+[.D2]" office:value-type="float" office:value="74" calcext:value-type="float">
            <text:p>74</text:p>
          </table:table-cell>
          <table:table-cell table:style-name="ce37" table:formula="of:=IF(MOD([.$I$3];7)=0;ROUNDDOWN([.$I$4];0);IF(MOD([.$I$3];7)=1;IF(42&lt;[.E2];ROUNDUP([.$I$4];0);ROUNDDOWN([.$I$4];0));IF(MOD([.$I$3];7)=2;IF(35&lt;[.E2];ROUNDUP([.$I$4];0);ROUNDDOWN([.$I$4];0));IF(MOD([.$I$3];7)=3;IF(28&lt;[.E2];ROUNDUP([.$I$4];0);ROUNDDOWN([.$I$4];0));IF(MOD([.$I$3];7)=4;IF(21&lt;[.E2];ROUNDUP([.$I$4];0);ROUNDDOWN([.$I$4];0));IF(MOD([.$I$3];7)=5;IF(14&lt;[.E2];ROUNDUP([.$I$4];0);ROUNDDOWN([.$I$4];0));IF(MOD([.$I$3];7)=6;IF(7&lt;[.E2];ROUNDUP([.$I$4];0);ROUNDDOWN([.$I$4];0));ORG.LIBREOFFICE.RAWSUBTRACT([.$I$4];ROUNDDOWN([.$I$4];0)))))))))+[.E2]" office:value-type="float" office:value="87" calcext:value-type="float">
            <text:p>87</text:p>
          </table:table-cell>
          <table:table-cell table:style-name="ce37" table:formula="of:=IF(MOD([.$I$3];7)=0;ROUNDDOWN([.$I$4];0);IF(MOD([.$I$3];7)=1;IF(42&lt;[.F2];ROUNDUP([.$I$4];0);ROUNDDOWN([.$I$4];0));IF(MOD([.$I$3];7)=2;IF(35&lt;[.F2];ROUNDUP([.$I$4];0);ROUNDDOWN([.$I$4];0));IF(MOD([.$I$3];7)=3;IF(28&lt;[.F2];ROUNDUP([.$I$4];0);ROUNDDOWN([.$I$4];0));IF(MOD([.$I$3];7)=4;IF(21&lt;[.F2];ROUNDUP([.$I$4];0);ROUNDDOWN([.$I$4];0));IF(MOD([.$I$3];7)=5;IF(14&lt;[.F2];ROUNDUP([.$I$4];0);ROUNDDOWN([.$I$4];0));IF(MOD([.$I$3];7)=6;IF(7&lt;[.F2];ROUNDUP([.$I$4];0);ROUNDDOWN([.$I$4];0));ORG.LIBREOFFICE.RAWSUBTRACT([.$I$4];ROUNDDOWN([.$I$4];0)))))))))+[.F2]" office:value-type="float" office:value="44" calcext:value-type="float">
            <text:p>44</text:p>
          </table:table-cell>
          <table:table-cell table:style-name="ce37" table:formula="of:=IF(MOD([.$I$3];7)=0;ROUNDDOWN([.$I$4];0);IF(MOD([.$I$3];7)=1;IF(42&lt;[.G2];ROUNDUP([.$I$4];0);ROUNDDOWN([.$I$4];0));IF(MOD([.$I$3];7)=2;IF(35&lt;[.G2];ROUNDUP([.$I$4];0);ROUNDDOWN([.$I$4];0));IF(MOD([.$I$3];7)=3;IF(28&lt;[.G2];ROUNDUP([.$I$4];0);ROUNDDOWN([.$I$4];0));IF(MOD([.$I$3];7)=4;IF(21&lt;[.G2];ROUNDUP([.$I$4];0);ROUNDDOWN([.$I$4];0));IF(MOD([.$I$3];7)=5;IF(14&lt;[.G2];ROUNDUP([.$I$4];0);ROUNDDOWN([.$I$4];0));IF(MOD([.$I$3];7)=6;IF(7&lt;[.G2];ROUNDUP([.$I$4];0);ROUNDDOWN([.$I$4];0));ORG.LIBREOFFICE.RAWSUBTRACT([.$I$4];ROUNDDOWN([.$I$4];0)))))))))+[.G2]" office:value-type="float" office:value="50" calcext:value-type="float">
            <text:p>50</text:p>
          </table:table-cell>
          <table:table-cell table:style-name="ce37" table:formula="of:=IF(MOD([.$I$3];7)=0;ROUNDDOWN([.$I$4];0);IF(MOD([.$I$3];7)=1;IF(42&lt;[.H2];ROUNDUP([.$I$4];0);ROUNDDOWN([.$I$4];0));IF(MOD([.$I$3];7)=2;IF(35&lt;[.H2];ROUNDUP([.$I$4];0);ROUNDDOWN([.$I$4];0));IF(MOD([.$I$3];7)=3;IF(28&lt;[.H2];ROUNDUP([.$I$4];0);ROUNDDOWN([.$I$4];0));IF(MOD([.$I$3];7)=4;IF(21&lt;[.H2];ROUNDUP([.$I$4];0);ROUNDDOWN([.$I$4];0));IF(MOD([.$I$3];7)=5;IF(14&lt;[.H2];ROUNDUP([.$I$4];0);ROUNDDOWN([.$I$4];0));IF(MOD([.$I$3];7)=6;IF(7&lt;[.H2];ROUNDUP([.$I$4];0);ROUNDDOWN([.$I$4];0));ORG.LIBREOFFICE.RAWSUBTRACT([.$I$4];ROUNDDOWN([.$I$4];0)))))))))+[.H2]" office:value-type="float" office:value="56" calcext:value-type="float">
            <text:p>56</text:p>
          </table:table-cell>
          <table:table-cell table:style-name="ce38" table:formula="of:=SUM([.I9:.I9])"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3];ROUNDUP([.$I$4];0);ROUNDDOWN([.$I$4];0));IF(MOD([.$I$3];7)=2;IF(35&lt;[.B3];ROUNDUP([.$I$4];0);ROUNDDOWN([.$I$4];0));IF(MOD([.$I$3];7)=3;IF(28&lt;[.B3];ROUNDUP([.$I$4];0);ROUNDDOWN([.$I$4];0));IF(MOD([.$I$3];7)=4;IF(21&lt;[.B3];ROUNDUP([.$I$4];0);ROUNDDOWN([.$I$4];0));IF(MOD([.$I$3];7)=5;IF(14&lt;[.B3];ROUNDUP([.$I$4];0);ROUNDDOWN([.$I$4];0));IF(MOD([.$I$3];7)=6;IF(7&lt;[.B3];ROUNDUP([.$I$4];0);ROUNDDOWN([.$I$4];0));ORG.LIBREOFFICE.RAWSUBTRACT([.$I$4];ROUNDDOWN([.$I$4];0)))))))))+[.B3]" office:value-type="float" office:value="54" calcext:value-type="float">
            <text:p>54</text:p>
          </table:table-cell>
          <table:table-cell table:style-name="ce37" table:formula="of:=IF(MOD([.$I$3];7)=0;ROUNDDOWN([.$I$4];0);IF(MOD([.$I$3];7)=1;IF(42&lt;[.C3];ROUNDUP([.$I$4];0);ROUNDDOWN([.$I$4];0));IF(MOD([.$I$3];7)=2;IF(35&lt;[.C3];ROUNDUP([.$I$4];0);ROUNDDOWN([.$I$4];0));IF(MOD([.$I$3];7)=3;IF(28&lt;[.C3];ROUNDUP([.$I$4];0);ROUNDDOWN([.$I$4];0));IF(MOD([.$I$3];7)=4;IF(21&lt;[.C3];ROUNDUP([.$I$4];0);ROUNDDOWN([.$I$4];0));IF(MOD([.$I$3];7)=5;IF(14&lt;[.C3];ROUNDUP([.$I$4];0);ROUNDDOWN([.$I$4];0));IF(MOD([.$I$3];7)=6;IF(7&lt;[.C3];ROUNDUP([.$I$4];0);ROUNDDOWN([.$I$4];0));ORG.LIBREOFFICE.RAWSUBTRACT([.$I$4];ROUNDDOWN([.$I$4];0)))))))))+[.C3]" office:value-type="float" office:value="60" calcext:value-type="float">
            <text:p>60</text:p>
          </table:table-cell>
          <table:table-cell table:style-name="ce37" table:formula="of:=IF(MOD([.$I$3];7)=0;ROUNDDOWN([.$I$4];0);IF(MOD([.$I$3];7)=1;IF(42&lt;[.D3];ROUNDUP([.$I$4];0);ROUNDDOWN([.$I$4];0));IF(MOD([.$I$3];7)=2;IF(35&lt;[.D3];ROUNDUP([.$I$4];0);ROUNDDOWN([.$I$4];0));IF(MOD([.$I$3];7)=3;IF(28&lt;[.D3];ROUNDUP([.$I$4];0);ROUNDDOWN([.$I$4];0));IF(MOD([.$I$3];7)=4;IF(21&lt;[.D3];ROUNDUP([.$I$4];0);ROUNDDOWN([.$I$4];0));IF(MOD([.$I$3];7)=5;IF(14&lt;[.D3];ROUNDUP([.$I$4];0);ROUNDDOWN([.$I$4];0));IF(MOD([.$I$3];7)=6;IF(7&lt;[.D3];ROUNDUP([.$I$4];0);ROUNDDOWN([.$I$4];0));ORG.LIBREOFFICE.RAWSUBTRACT([.$I$4];ROUNDDOWN([.$I$4];0)))))))))+[.D3]" office:value-type="float" office:value="73" calcext:value-type="float">
            <text:p>73</text:p>
          </table:table-cell>
          <table:table-cell table:style-name="ce37" table:formula="of:=IF(MOD([.$I$3];7)=0;ROUNDDOWN([.$I$4];0);IF(MOD([.$I$3];7)=1;IF(42&lt;[.E3];ROUNDUP([.$I$4];0);ROUNDDOWN([.$I$4];0));IF(MOD([.$I$3];7)=2;IF(35&lt;[.E3];ROUNDUP([.$I$4];0);ROUNDDOWN([.$I$4];0));IF(MOD([.$I$3];7)=3;IF(28&lt;[.E3];ROUNDUP([.$I$4];0);ROUNDDOWN([.$I$4];0));IF(MOD([.$I$3];7)=4;IF(21&lt;[.E3];ROUNDUP([.$I$4];0);ROUNDDOWN([.$I$4];0));IF(MOD([.$I$3];7)=5;IF(14&lt;[.E3];ROUNDUP([.$I$4];0);ROUNDDOWN([.$I$4];0));IF(MOD([.$I$3];7)=6;IF(7&lt;[.E3];ROUNDUP([.$I$4];0);ROUNDDOWN([.$I$4];0));ORG.LIBREOFFICE.RAWSUBTRACT([.$I$4];ROUNDDOWN([.$I$4];0)))))))))+[.E3]" office:value-type="float" office:value="79" calcext:value-type="float">
            <text:p>79</text:p>
          </table:table-cell>
          <table:table-cell table:style-name="ce37" table:formula="of:=IF(MOD([.$I$3];7)=0;ROUNDDOWN([.$I$4];0);IF(MOD([.$I$3];7)=1;IF(42&lt;[.F3];ROUNDUP([.$I$4];0);ROUNDDOWN([.$I$4];0));IF(MOD([.$I$3];7)=2;IF(35&lt;[.F3];ROUNDUP([.$I$4];0);ROUNDDOWN([.$I$4];0));IF(MOD([.$I$3];7)=3;IF(28&lt;[.F3];ROUNDUP([.$I$4];0);ROUNDDOWN([.$I$4];0));IF(MOD([.$I$3];7)=4;IF(21&lt;[.F3];ROUNDUP([.$I$4];0);ROUNDDOWN([.$I$4];0));IF(MOD([.$I$3];7)=5;IF(14&lt;[.F3];ROUNDUP([.$I$4];0);ROUNDDOWN([.$I$4];0));IF(MOD([.$I$3];7)=6;IF(7&lt;[.F3];ROUNDUP([.$I$4];0);ROUNDDOWN([.$I$4];0));ORG.LIBREOFFICE.RAWSUBTRACT([.$I$4];ROUNDDOWN([.$I$4];0)))))))))+[.F3]" office:value-type="float" office:value="85" calcext:value-type="float">
            <text:p>85</text:p>
          </table:table-cell>
          <table:table-cell table:style-name="ce37" table:formula="of:=IF(MOD([.$I$3];7)=0;ROUNDDOWN([.$I$4];0);IF(MOD([.$I$3];7)=1;IF(42&lt;[.G3];ROUNDUP([.$I$4];0);ROUNDDOWN([.$I$4];0));IF(MOD([.$I$3];7)=2;IF(35&lt;[.G3];ROUNDUP([.$I$4];0);ROUNDDOWN([.$I$4];0));IF(MOD([.$I$3];7)=3;IF(28&lt;[.G3];ROUNDUP([.$I$4];0);ROUNDDOWN([.$I$4];0));IF(MOD([.$I$3];7)=4;IF(21&lt;[.G3];ROUNDUP([.$I$4];0);ROUNDDOWN([.$I$4];0));IF(MOD([.$I$3];7)=5;IF(14&lt;[.G3];ROUNDUP([.$I$4];0);ROUNDDOWN([.$I$4];0));IF(MOD([.$I$3];7)=6;IF(7&lt;[.G3];ROUNDUP([.$I$4];0);ROUNDDOWN([.$I$4];0));ORG.LIBREOFFICE.RAWSUBTRACT([.$I$4];ROUNDDOWN([.$I$4];0)))))))))+[.G3]" office:value-type="float" office:value="42" calcext:value-type="float">
            <text:p>42</text:p>
          </table:table-cell>
          <table:table-cell table:style-name="ce37" table:formula="of:=IF(MOD([.$I$3];7)=0;ROUNDDOWN([.$I$4];0);IF(MOD([.$I$3];7)=1;IF(42&lt;[.H3];ROUNDUP([.$I$4];0);ROUNDDOWN([.$I$4];0));IF(MOD([.$I$3];7)=2;IF(35&lt;[.H3];ROUNDUP([.$I$4];0);ROUNDDOWN([.$I$4];0));IF(MOD([.$I$3];7)=3;IF(28&lt;[.H3];ROUNDUP([.$I$4];0);ROUNDDOWN([.$I$4];0));IF(MOD([.$I$3];7)=4;IF(21&lt;[.H3];ROUNDUP([.$I$4];0);ROUNDDOWN([.$I$4];0));IF(MOD([.$I$3];7)=5;IF(14&lt;[.H3];ROUNDUP([.$I$4];0);ROUNDDOWN([.$I$4];0));IF(MOD([.$I$3];7)=6;IF(7&lt;[.H3];ROUNDUP([.$I$4];0);ROUNDDOWN([.$I$4];0));ORG.LIBREOFFICE.RAWSUBTRACT([.$I$4];ROUNDDOWN([.$I$4];0)))))))))+[.H3]" office:value-type="float" office:value="48" calcext:value-type="float">
            <text:p>48</text:p>
          </table:table-cell>
          <table:table-cell table:style-name="ce38" table:formula="of:=SUM([.I10:.I10])"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4];ROUNDUP([.$I$4];0);ROUNDDOWN([.$I$4];0));IF(MOD([.$I$3];7)=2;IF(35&lt;[.B4];ROUNDUP([.$I$4];0);ROUNDDOWN([.$I$4];0));IF(MOD([.$I$3];7)=3;IF(28&lt;[.B4];ROUNDUP([.$I$4];0);ROUNDDOWN([.$I$4];0));IF(MOD([.$I$3];7)=4;IF(21&lt;[.B4];ROUNDUP([.$I$4];0);ROUNDDOWN([.$I$4];0));IF(MOD([.$I$3];7)=5;IF(14&lt;[.B4];ROUNDUP([.$I$4];0);ROUNDDOWN([.$I$4];0));IF(MOD([.$I$3];7)=6;IF(7&lt;[.B4];ROUNDUP([.$I$4];0);ROUNDDOWN([.$I$4];0));ORG.LIBREOFFICE.RAWSUBTRACT([.$I$4];ROUNDDOWN([.$I$4];0)))))))))+[.B4]" office:value-type="float" office:value="46" calcext:value-type="float">
            <text:p>46</text:p>
          </table:table-cell>
          <table:table-cell table:style-name="ce37" table:formula="of:=IF(MOD([.$I$3];7)=0;ROUNDDOWN([.$I$4];0);IF(MOD([.$I$3];7)=1;IF(42&lt;[.C4];ROUNDUP([.$I$4];0);ROUNDDOWN([.$I$4];0));IF(MOD([.$I$3];7)=2;IF(35&lt;[.C4];ROUNDUP([.$I$4];0);ROUNDDOWN([.$I$4];0));IF(MOD([.$I$3];7)=3;IF(28&lt;[.C4];ROUNDUP([.$I$4];0);ROUNDDOWN([.$I$4];0));IF(MOD([.$I$3];7)=4;IF(21&lt;[.C4];ROUNDUP([.$I$4];0);ROUNDDOWN([.$I$4];0));IF(MOD([.$I$3];7)=5;IF(14&lt;[.C4];ROUNDUP([.$I$4];0);ROUNDDOWN([.$I$4];0));IF(MOD([.$I$3];7)=6;IF(7&lt;[.C4];ROUNDUP([.$I$4];0);ROUNDDOWN([.$I$4];0));ORG.LIBREOFFICE.RAWSUBTRACT([.$I$4];ROUNDDOWN([.$I$4];0)))))))))+[.C4]" office:value-type="float" office:value="59" calcext:value-type="float">
            <text:p>59</text:p>
          </table:table-cell>
          <table:table-cell table:style-name="ce37" table:formula="of:=IF(MOD([.$I$3];7)=0;ROUNDDOWN([.$I$4];0);IF(MOD([.$I$3];7)=1;IF(42&lt;[.D4];ROUNDUP([.$I$4];0);ROUNDDOWN([.$I$4];0));IF(MOD([.$I$3];7)=2;IF(35&lt;[.D4];ROUNDUP([.$I$4];0);ROUNDDOWN([.$I$4];0));IF(MOD([.$I$3];7)=3;IF(28&lt;[.D4];ROUNDUP([.$I$4];0);ROUNDDOWN([.$I$4];0));IF(MOD([.$I$3];7)=4;IF(21&lt;[.D4];ROUNDUP([.$I$4];0);ROUNDDOWN([.$I$4];0));IF(MOD([.$I$3];7)=5;IF(14&lt;[.D4];ROUNDUP([.$I$4];0);ROUNDDOWN([.$I$4];0));IF(MOD([.$I$3];7)=6;IF(7&lt;[.D4];ROUNDUP([.$I$4];0);ROUNDDOWN([.$I$4];0));ORG.LIBREOFFICE.RAWSUBTRACT([.$I$4];ROUNDDOWN([.$I$4];0)))))))))+[.D4]" office:value-type="float" office:value="65" calcext:value-type="float">
            <text:p>65</text:p>
          </table:table-cell>
          <table:table-cell table:style-name="ce37" table:formula="of:=IF(MOD([.$I$3];7)=0;ROUNDDOWN([.$I$4];0);IF(MOD([.$I$3];7)=1;IF(42&lt;[.E4];ROUNDUP([.$I$4];0);ROUNDDOWN([.$I$4];0));IF(MOD([.$I$3];7)=2;IF(35&lt;[.E4];ROUNDUP([.$I$4];0);ROUNDDOWN([.$I$4];0));IF(MOD([.$I$3];7)=3;IF(28&lt;[.E4];ROUNDUP([.$I$4];0);ROUNDDOWN([.$I$4];0));IF(MOD([.$I$3];7)=4;IF(21&lt;[.E4];ROUNDUP([.$I$4];0);ROUNDDOWN([.$I$4];0));IF(MOD([.$I$3];7)=5;IF(14&lt;[.E4];ROUNDUP([.$I$4];0);ROUNDDOWN([.$I$4];0));IF(MOD([.$I$3];7)=6;IF(7&lt;[.E4];ROUNDUP([.$I$4];0);ROUNDDOWN([.$I$4];0));ORG.LIBREOFFICE.RAWSUBTRACT([.$I$4];ROUNDDOWN([.$I$4];0)))))))))+[.E4]" office:value-type="float" office:value="71" calcext:value-type="float">
            <text:p>71</text:p>
          </table:table-cell>
          <table:table-cell table:style-name="ce37" table:formula="of:=IF(MOD([.$I$3];7)=0;ROUNDDOWN([.$I$4];0);IF(MOD([.$I$3];7)=1;IF(42&lt;[.F4];ROUNDUP([.$I$4];0);ROUNDDOWN([.$I$4];0));IF(MOD([.$I$3];7)=2;IF(35&lt;[.F4];ROUNDUP([.$I$4];0);ROUNDDOWN([.$I$4];0));IF(MOD([.$I$3];7)=3;IF(28&lt;[.F4];ROUNDUP([.$I$4];0);ROUNDDOWN([.$I$4];0));IF(MOD([.$I$3];7)=4;IF(21&lt;[.F4];ROUNDUP([.$I$4];0);ROUNDDOWN([.$I$4];0));IF(MOD([.$I$3];7)=5;IF(14&lt;[.F4];ROUNDUP([.$I$4];0);ROUNDDOWN([.$I$4];0));IF(MOD([.$I$3];7)=6;IF(7&lt;[.F4];ROUNDUP([.$I$4];0);ROUNDDOWN([.$I$4];0));ORG.LIBREOFFICE.RAWSUBTRACT([.$I$4];ROUNDDOWN([.$I$4];0)))))))))+[.F4]" office:value-type="float" office:value="77" calcext:value-type="float">
            <text:p>77</text:p>
          </table:table-cell>
          <table:table-cell table:style-name="ce37" table:formula="of:=IF(MOD([.$I$3];7)=0;ROUNDDOWN([.$I$4];0);IF(MOD([.$I$3];7)=1;IF(42&lt;[.G4];ROUNDUP([.$I$4];0);ROUNDDOWN([.$I$4];0));IF(MOD([.$I$3];7)=2;IF(35&lt;[.G4];ROUNDUP([.$I$4];0);ROUNDDOWN([.$I$4];0));IF(MOD([.$I$3];7)=3;IF(28&lt;[.G4];ROUNDUP([.$I$4];0);ROUNDDOWN([.$I$4];0));IF(MOD([.$I$3];7)=4;IF(21&lt;[.G4];ROUNDUP([.$I$4];0);ROUNDDOWN([.$I$4];0));IF(MOD([.$I$3];7)=5;IF(14&lt;[.G4];ROUNDUP([.$I$4];0);ROUNDDOWN([.$I$4];0));IF(MOD([.$I$3];7)=6;IF(7&lt;[.G4];ROUNDUP([.$I$4];0);ROUNDDOWN([.$I$4];0));ORG.LIBREOFFICE.RAWSUBTRACT([.$I$4];ROUNDDOWN([.$I$4];0)))))))))+[.G4]" office:value-type="float" office:value="83" calcext:value-type="float">
            <text:p>83</text:p>
          </table:table-cell>
          <table:table-cell table:style-name="ce37" table:formula="of:=IF(MOD([.$I$3];7)=0;ROUNDDOWN([.$I$4];0);IF(MOD([.$I$3];7)=1;IF(42&lt;[.H4];ROUNDUP([.$I$4];0);ROUNDDOWN([.$I$4];0));IF(MOD([.$I$3];7)=2;IF(35&lt;[.H4];ROUNDUP([.$I$4];0);ROUNDDOWN([.$I$4];0));IF(MOD([.$I$3];7)=3;IF(28&lt;[.H4];ROUNDUP([.$I$4];0);ROUNDDOWN([.$I$4];0));IF(MOD([.$I$3];7)=4;IF(21&lt;[.H4];ROUNDUP([.$I$4];0);ROUNDDOWN([.$I$4];0));IF(MOD([.$I$3];7)=5;IF(14&lt;[.H4];ROUNDUP([.$I$4];0);ROUNDDOWN([.$I$4];0));IF(MOD([.$I$3];7)=6;IF(7&lt;[.H4];ROUNDUP([.$I$4];0);ROUNDDOWN([.$I$4];0));ORG.LIBREOFFICE.RAWSUBTRACT([.$I$4];ROUNDDOWN([.$I$4];0)))))))))+[.H4]" office:value-type="float" office:value="40" calcext:value-type="float">
            <text:p>40</text:p>
          </table:table-cell>
          <table:table-cell table:style-name="ce38" table:formula="of:=SUM([.I11:.I11])"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5];ROUNDUP([.$I$4];0);ROUNDDOWN([.$I$4];0));IF(MOD([.$I$3];7)=2;IF(35&lt;[.B5];ROUNDUP([.$I$4];0);ROUNDDOWN([.$I$4];0));IF(MOD([.$I$3];7)=3;IF(28&lt;[.B5];ROUNDUP([.$I$4];0);ROUNDDOWN([.$I$4];0));IF(MOD([.$I$3];7)=4;IF(21&lt;[.B5];ROUNDUP([.$I$4];0);ROUNDDOWN([.$I$4];0));IF(MOD([.$I$3];7)=5;IF(14&lt;[.B5];ROUNDUP([.$I$4];0);ROUNDDOWN([.$I$4];0));IF(MOD([.$I$3];7)=6;IF(7&lt;[.B5];ROUNDUP([.$I$4];0);ROUNDDOWN([.$I$4];0));ORG.LIBREOFFICE.RAWSUBTRACT([.$I$4];ROUNDDOWN([.$I$4];0)))))))))+[.B5]" office:value-type="float" office:value="45" calcext:value-type="float">
            <text:p>45</text:p>
          </table:table-cell>
          <table:table-cell table:style-name="ce37" table:formula="of:=IF(MOD([.$I$3];7)=0;ROUNDDOWN([.$I$4];0);IF(MOD([.$I$3];7)=1;IF(42&lt;[.C5];ROUNDUP([.$I$4];0);ROUNDDOWN([.$I$4];0));IF(MOD([.$I$3];7)=2;IF(35&lt;[.C5];ROUNDUP([.$I$4];0);ROUNDDOWN([.$I$4];0));IF(MOD([.$I$3];7)=3;IF(28&lt;[.C5];ROUNDUP([.$I$4];0);ROUNDDOWN([.$I$4];0));IF(MOD([.$I$3];7)=4;IF(21&lt;[.C5];ROUNDUP([.$I$4];0);ROUNDDOWN([.$I$4];0));IF(MOD([.$I$3];7)=5;IF(14&lt;[.C5];ROUNDUP([.$I$4];0);ROUNDDOWN([.$I$4];0));IF(MOD([.$I$3];7)=6;IF(7&lt;[.C5];ROUNDUP([.$I$4];0);ROUNDDOWN([.$I$4];0));ORG.LIBREOFFICE.RAWSUBTRACT([.$I$4];ROUNDDOWN([.$I$4];0)))))))))+[.C5]" office:value-type="float" office:value="51" calcext:value-type="float">
            <text:p>51</text:p>
          </table:table-cell>
          <table:table-cell table:style-name="ce37" table:formula="of:=IF(MOD([.$I$3];7)=0;ROUNDDOWN([.$I$4];0);IF(MOD([.$I$3];7)=1;IF(42&lt;[.D5];ROUNDUP([.$I$4];0);ROUNDDOWN([.$I$4];0));IF(MOD([.$I$3];7)=2;IF(35&lt;[.D5];ROUNDUP([.$I$4];0);ROUNDDOWN([.$I$4];0));IF(MOD([.$I$3];7)=3;IF(28&lt;[.D5];ROUNDUP([.$I$4];0);ROUNDDOWN([.$I$4];0));IF(MOD([.$I$3];7)=4;IF(21&lt;[.D5];ROUNDUP([.$I$4];0);ROUNDDOWN([.$I$4];0));IF(MOD([.$I$3];7)=5;IF(14&lt;[.D5];ROUNDUP([.$I$4];0);ROUNDDOWN([.$I$4];0));IF(MOD([.$I$3];7)=6;IF(7&lt;[.D5];ROUNDUP([.$I$4];0);ROUNDDOWN([.$I$4];0));ORG.LIBREOFFICE.RAWSUBTRACT([.$I$4];ROUNDDOWN([.$I$4];0)))))))))+[.D5]" office:value-type="float" office:value="57" calcext:value-type="float">
            <text:p>57</text:p>
          </table:table-cell>
          <table:table-cell table:style-name="ce37" table:formula="of:=IF(MOD([.$I$3];7)=0;ROUNDDOWN([.$I$4];0);IF(MOD([.$I$3];7)=1;IF(42&lt;[.E5];ROUNDUP([.$I$4];0);ROUNDDOWN([.$I$4];0));IF(MOD([.$I$3];7)=2;IF(35&lt;[.E5];ROUNDUP([.$I$4];0);ROUNDDOWN([.$I$4];0));IF(MOD([.$I$3];7)=3;IF(28&lt;[.E5];ROUNDUP([.$I$4];0);ROUNDDOWN([.$I$4];0));IF(MOD([.$I$3];7)=4;IF(21&lt;[.E5];ROUNDUP([.$I$4];0);ROUNDDOWN([.$I$4];0));IF(MOD([.$I$3];7)=5;IF(14&lt;[.E5];ROUNDUP([.$I$4];0);ROUNDDOWN([.$I$4];0));IF(MOD([.$I$3];7)=6;IF(7&lt;[.E5];ROUNDUP([.$I$4];0);ROUNDDOWN([.$I$4];0));ORG.LIBREOFFICE.RAWSUBTRACT([.$I$4];ROUNDDOWN([.$I$4];0)))))))))+[.E5]" office:value-type="float" office:value="63" calcext:value-type="float">
            <text:p>63</text:p>
          </table:table-cell>
          <table:table-cell table:style-name="ce37" table:formula="of:=IF(MOD([.$I$3];7)=0;ROUNDDOWN([.$I$4];0);IF(MOD([.$I$3];7)=1;IF(42&lt;[.F5];ROUNDUP([.$I$4];0);ROUNDDOWN([.$I$4];0));IF(MOD([.$I$3];7)=2;IF(35&lt;[.F5];ROUNDUP([.$I$4];0);ROUNDDOWN([.$I$4];0));IF(MOD([.$I$3];7)=3;IF(28&lt;[.F5];ROUNDUP([.$I$4];0);ROUNDDOWN([.$I$4];0));IF(MOD([.$I$3];7)=4;IF(21&lt;[.F5];ROUNDUP([.$I$4];0);ROUNDDOWN([.$I$4];0));IF(MOD([.$I$3];7)=5;IF(14&lt;[.F5];ROUNDUP([.$I$4];0);ROUNDDOWN([.$I$4];0));IF(MOD([.$I$3];7)=6;IF(7&lt;[.F5];ROUNDUP([.$I$4];0);ROUNDDOWN([.$I$4];0));ORG.LIBREOFFICE.RAWSUBTRACT([.$I$4];ROUNDDOWN([.$I$4];0)))))))))+[.F5]" office:value-type="float" office:value="69" calcext:value-type="float">
            <text:p>69</text:p>
          </table:table-cell>
          <table:table-cell table:style-name="ce37" table:formula="of:=IF(MOD([.$I$3];7)=0;ROUNDDOWN([.$I$4];0);IF(MOD([.$I$3];7)=1;IF(42&lt;[.G5];ROUNDUP([.$I$4];0);ROUNDDOWN([.$I$4];0));IF(MOD([.$I$3];7)=2;IF(35&lt;[.G5];ROUNDUP([.$I$4];0);ROUNDDOWN([.$I$4];0));IF(MOD([.$I$3];7)=3;IF(28&lt;[.G5];ROUNDUP([.$I$4];0);ROUNDDOWN([.$I$4];0));IF(MOD([.$I$3];7)=4;IF(21&lt;[.G5];ROUNDUP([.$I$4];0);ROUNDDOWN([.$I$4];0));IF(MOD([.$I$3];7)=5;IF(14&lt;[.G5];ROUNDUP([.$I$4];0);ROUNDDOWN([.$I$4];0));IF(MOD([.$I$3];7)=6;IF(7&lt;[.G5];ROUNDUP([.$I$4];0);ROUNDDOWN([.$I$4];0));ORG.LIBREOFFICE.RAWSUBTRACT([.$I$4];ROUNDDOWN([.$I$4];0)))))))))+[.G5]" office:value-type="float" office:value="75" calcext:value-type="float">
            <text:p>75</text:p>
          </table:table-cell>
          <table:table-cell table:style-name="ce37" table:formula="of:=IF(MOD([.$I$3];7)=0;ROUNDDOWN([.$I$4];0);IF(MOD([.$I$3];7)=1;IF(42&lt;[.H5];ROUNDUP([.$I$4];0);ROUNDDOWN([.$I$4];0));IF(MOD([.$I$3];7)=2;IF(35&lt;[.H5];ROUNDUP([.$I$4];0);ROUNDDOWN([.$I$4];0));IF(MOD([.$I$3];7)=3;IF(28&lt;[.H5];ROUNDUP([.$I$4];0);ROUNDDOWN([.$I$4];0));IF(MOD([.$I$3];7)=4;IF(21&lt;[.H5];ROUNDUP([.$I$4];0);ROUNDDOWN([.$I$4];0));IF(MOD([.$I$3];7)=5;IF(14&lt;[.H5];ROUNDUP([.$I$4];0);ROUNDDOWN([.$I$4];0));IF(MOD([.$I$3];7)=6;IF(7&lt;[.H5];ROUNDUP([.$I$4];0);ROUNDDOWN([.$I$4];0));ORG.LIBREOFFICE.RAWSUBTRACT([.$I$4];ROUNDDOWN([.$I$4];0)))))))))+[.H5]" office:value-type="float" office:value="81" calcext:value-type="float">
            <text:p>81</text:p>
          </table:table-cell>
          <table:table-cell table:style-name="ce38" table:formula="of:=SUM([.I12:.I12])"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6];ROUNDUP([.$I$4];0);ROUNDDOWN([.$I$4];0));IF(MOD([.$I$3];7)=2;IF(35&lt;[.B6];ROUNDUP([.$I$4];0);ROUNDDOWN([.$I$4];0));IF(MOD([.$I$3];7)=3;IF(28&lt;[.B6];ROUNDUP([.$I$4];0);ROUNDDOWN([.$I$4];0));IF(MOD([.$I$3];7)=4;IF(21&lt;[.B6];ROUNDUP([.$I$4];0);ROUNDDOWN([.$I$4];0));IF(MOD([.$I$3];7)=5;IF(14&lt;[.B6];ROUNDUP([.$I$4];0);ROUNDDOWN([.$I$4];0));IF(MOD([.$I$3];7)=6;IF(7&lt;[.B6];ROUNDUP([.$I$4];0);ROUNDDOWN([.$I$4];0));ORG.LIBREOFFICE.RAWSUBTRACT([.$I$4];ROUNDDOWN([.$I$4];0)))))))))+[.B6]" office:value-type="float" office:value="86" calcext:value-type="float">
            <text:p>86</text:p>
          </table:table-cell>
          <table:table-cell table:style-name="ce37" table:formula="of:=IF(MOD([.$I$3];7)=0;ROUNDDOWN([.$I$4];0);IF(MOD([.$I$3];7)=1;IF(42&lt;[.C6];ROUNDUP([.$I$4];0);ROUNDDOWN([.$I$4];0));IF(MOD([.$I$3];7)=2;IF(35&lt;[.C6];ROUNDUP([.$I$4];0);ROUNDDOWN([.$I$4];0));IF(MOD([.$I$3];7)=3;IF(28&lt;[.C6];ROUNDUP([.$I$4];0);ROUNDDOWN([.$I$4];0));IF(MOD([.$I$3];7)=4;IF(21&lt;[.C6];ROUNDUP([.$I$4];0);ROUNDDOWN([.$I$4];0));IF(MOD([.$I$3];7)=5;IF(14&lt;[.C6];ROUNDUP([.$I$4];0);ROUNDDOWN([.$I$4];0));IF(MOD([.$I$3];7)=6;IF(7&lt;[.C6];ROUNDUP([.$I$4];0);ROUNDDOWN([.$I$4];0));ORG.LIBREOFFICE.RAWSUBTRACT([.$I$4];ROUNDDOWN([.$I$4];0)))))))))+[.C6]" office:value-type="float" office:value="43" calcext:value-type="float">
            <text:p>43</text:p>
          </table:table-cell>
          <table:table-cell table:style-name="ce37" table:formula="of:=IF(MOD([.$I$3];7)=0;ROUNDDOWN([.$I$4];0);IF(MOD([.$I$3];7)=1;IF(42&lt;[.D6];ROUNDUP([.$I$4];0);ROUNDDOWN([.$I$4];0));IF(MOD([.$I$3];7)=2;IF(35&lt;[.D6];ROUNDUP([.$I$4];0);ROUNDDOWN([.$I$4];0));IF(MOD([.$I$3];7)=3;IF(28&lt;[.D6];ROUNDUP([.$I$4];0);ROUNDDOWN([.$I$4];0));IF(MOD([.$I$3];7)=4;IF(21&lt;[.D6];ROUNDUP([.$I$4];0);ROUNDDOWN([.$I$4];0));IF(MOD([.$I$3];7)=5;IF(14&lt;[.D6];ROUNDUP([.$I$4];0);ROUNDDOWN([.$I$4];0));IF(MOD([.$I$3];7)=6;IF(7&lt;[.D6];ROUNDUP([.$I$4];0);ROUNDDOWN([.$I$4];0));ORG.LIBREOFFICE.RAWSUBTRACT([.$I$4];ROUNDDOWN([.$I$4];0)))))))))+[.D6]" office:value-type="float" office:value="49" calcext:value-type="float">
            <text:p>49</text:p>
          </table:table-cell>
          <table:table-cell table:style-name="ce37" table:formula="of:=IF(MOD([.$I$3];7)=0;ROUNDDOWN([.$I$4];0);IF(MOD([.$I$3];7)=1;IF(42&lt;[.E6];ROUNDUP([.$I$4];0);ROUNDDOWN([.$I$4];0));IF(MOD([.$I$3];7)=2;IF(35&lt;[.E6];ROUNDUP([.$I$4];0);ROUNDDOWN([.$I$4];0));IF(MOD([.$I$3];7)=3;IF(28&lt;[.E6];ROUNDUP([.$I$4];0);ROUNDDOWN([.$I$4];0));IF(MOD([.$I$3];7)=4;IF(21&lt;[.E6];ROUNDUP([.$I$4];0);ROUNDDOWN([.$I$4];0));IF(MOD([.$I$3];7)=5;IF(14&lt;[.E6];ROUNDUP([.$I$4];0);ROUNDDOWN([.$I$4];0));IF(MOD([.$I$3];7)=6;IF(7&lt;[.E6];ROUNDUP([.$I$4];0);ROUNDDOWN([.$I$4];0));ORG.LIBREOFFICE.RAWSUBTRACT([.$I$4];ROUNDDOWN([.$I$4];0)))))))))+[.E6]" office:value-type="float" office:value="55" calcext:value-type="float">
            <text:p>55</text:p>
          </table:table-cell>
          <table:table-cell table:style-name="ce37" table:formula="of:=IF(MOD([.$I$3];7)=0;ROUNDDOWN([.$I$4];0);IF(MOD([.$I$3];7)=1;IF(42&lt;[.F6];ROUNDUP([.$I$4];0);ROUNDDOWN([.$I$4];0));IF(MOD([.$I$3];7)=2;IF(35&lt;[.F6];ROUNDUP([.$I$4];0);ROUNDDOWN([.$I$4];0));IF(MOD([.$I$3];7)=3;IF(28&lt;[.F6];ROUNDUP([.$I$4];0);ROUNDDOWN([.$I$4];0));IF(MOD([.$I$3];7)=4;IF(21&lt;[.F6];ROUNDUP([.$I$4];0);ROUNDDOWN([.$I$4];0));IF(MOD([.$I$3];7)=5;IF(14&lt;[.F6];ROUNDUP([.$I$4];0);ROUNDDOWN([.$I$4];0));IF(MOD([.$I$3];7)=6;IF(7&lt;[.F6];ROUNDUP([.$I$4];0);ROUNDDOWN([.$I$4];0));ORG.LIBREOFFICE.RAWSUBTRACT([.$I$4];ROUNDDOWN([.$I$4];0)))))))))+[.F6]" office:value-type="float" office:value="61" calcext:value-type="float">
            <text:p>61</text:p>
          </table:table-cell>
          <table:table-cell table:style-name="ce37" table:formula="of:=IF(MOD([.$I$3];7)=0;ROUNDDOWN([.$I$4];0);IF(MOD([.$I$3];7)=1;IF(42&lt;[.G6];ROUNDUP([.$I$4];0);ROUNDDOWN([.$I$4];0));IF(MOD([.$I$3];7)=2;IF(35&lt;[.G6];ROUNDUP([.$I$4];0);ROUNDDOWN([.$I$4];0));IF(MOD([.$I$3];7)=3;IF(28&lt;[.G6];ROUNDUP([.$I$4];0);ROUNDDOWN([.$I$4];0));IF(MOD([.$I$3];7)=4;IF(21&lt;[.G6];ROUNDUP([.$I$4];0);ROUNDDOWN([.$I$4];0));IF(MOD([.$I$3];7)=5;IF(14&lt;[.G6];ROUNDUP([.$I$4];0);ROUNDDOWN([.$I$4];0));IF(MOD([.$I$3];7)=6;IF(7&lt;[.G6];ROUNDUP([.$I$4];0);ROUNDDOWN([.$I$4];0));ORG.LIBREOFFICE.RAWSUBTRACT([.$I$4];ROUNDDOWN([.$I$4];0)))))))))+[.G6]" office:value-type="float" office:value="67" calcext:value-type="float">
            <text:p>67</text:p>
          </table:table-cell>
          <table:table-cell table:style-name="ce37" table:formula="of:=IF(MOD([.$I$3];7)=0;ROUNDDOWN([.$I$4];0);IF(MOD([.$I$3];7)=1;IF(42&lt;[.H6];ROUNDUP([.$I$4];0);ROUNDDOWN([.$I$4];0));IF(MOD([.$I$3];7)=2;IF(35&lt;[.H6];ROUNDUP([.$I$4];0);ROUNDDOWN([.$I$4];0));IF(MOD([.$I$3];7)=3;IF(28&lt;[.H6];ROUNDUP([.$I$4];0);ROUNDDOWN([.$I$4];0));IF(MOD([.$I$3];7)=4;IF(21&lt;[.H6];ROUNDUP([.$I$4];0);ROUNDDOWN([.$I$4];0));IF(MOD([.$I$3];7)=5;IF(14&lt;[.H6];ROUNDUP([.$I$4];0);ROUNDDOWN([.$I$4];0));IF(MOD([.$I$3];7)=6;IF(7&lt;[.H6];ROUNDUP([.$I$4];0);ROUNDDOWN([.$I$4];0));ORG.LIBREOFFICE.RAWSUBTRACT([.$I$4];ROUNDDOWN([.$I$4];0)))))))))+[.H6]" office:value-type="float" office:value="80" calcext:value-type="float">
            <text:p>80</text:p>
          </table:table-cell>
          <table:table-cell table:style-name="ce38" table:formula="of:=SUM([.I13:.I13])"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7];ROUNDUP([.$I$4];0);ROUNDDOWN([.$I$4];0));IF(MOD([.$I$3];7)=2;IF(35&lt;[.B7];ROUNDUP([.$I$4];0);ROUNDDOWN([.$I$4];0));IF(MOD([.$I$3];7)=3;IF(28&lt;[.B7];ROUNDUP([.$I$4];0);ROUNDDOWN([.$I$4];0));IF(MOD([.$I$3];7)=4;IF(21&lt;[.B7];ROUNDUP([.$I$4];0);ROUNDDOWN([.$I$4];0));IF(MOD([.$I$3];7)=5;IF(14&lt;[.B7];ROUNDUP([.$I$4];0);ROUNDDOWN([.$I$4];0));IF(MOD([.$I$3];7)=6;IF(7&lt;[.B7];ROUNDUP([.$I$4];0);ROUNDDOWN([.$I$4];0));ORG.LIBREOFFICE.RAWSUBTRACT([.$I$4];ROUNDDOWN([.$I$4];0)))))))))+[.B7]" office:value-type="float" office:value="78" calcext:value-type="float">
            <text:p>78</text:p>
          </table:table-cell>
          <table:table-cell table:style-name="ce37" table:formula="of:=IF(MOD([.$I$3];7)=0;ROUNDDOWN([.$I$4];0);IF(MOD([.$I$3];7)=1;IF(42&lt;[.C7];ROUNDUP([.$I$4];0);ROUNDDOWN([.$I$4];0));IF(MOD([.$I$3];7)=2;IF(35&lt;[.C7];ROUNDUP([.$I$4];0);ROUNDDOWN([.$I$4];0));IF(MOD([.$I$3];7)=3;IF(28&lt;[.C7];ROUNDUP([.$I$4];0);ROUNDDOWN([.$I$4];0));IF(MOD([.$I$3];7)=4;IF(21&lt;[.C7];ROUNDUP([.$I$4];0);ROUNDDOWN([.$I$4];0));IF(MOD([.$I$3];7)=5;IF(14&lt;[.C7];ROUNDUP([.$I$4];0);ROUNDDOWN([.$I$4];0));IF(MOD([.$I$3];7)=6;IF(7&lt;[.C7];ROUNDUP([.$I$4];0);ROUNDDOWN([.$I$4];0));ORG.LIBREOFFICE.RAWSUBTRACT([.$I$4];ROUNDDOWN([.$I$4];0)))))))))+[.C7]" office:value-type="float" office:value="84" calcext:value-type="float">
            <text:p>84</text:p>
          </table:table-cell>
          <table:table-cell table:style-name="ce37" table:formula="of:=IF(MOD([.$I$3];7)=0;ROUNDDOWN([.$I$4];0);IF(MOD([.$I$3];7)=1;IF(42&lt;[.D7];ROUNDUP([.$I$4];0);ROUNDDOWN([.$I$4];0));IF(MOD([.$I$3];7)=2;IF(35&lt;[.D7];ROUNDUP([.$I$4];0);ROUNDDOWN([.$I$4];0));IF(MOD([.$I$3];7)=3;IF(28&lt;[.D7];ROUNDUP([.$I$4];0);ROUNDDOWN([.$I$4];0));IF(MOD([.$I$3];7)=4;IF(21&lt;[.D7];ROUNDUP([.$I$4];0);ROUNDDOWN([.$I$4];0));IF(MOD([.$I$3];7)=5;IF(14&lt;[.D7];ROUNDUP([.$I$4];0);ROUNDDOWN([.$I$4];0));IF(MOD([.$I$3];7)=6;IF(7&lt;[.D7];ROUNDUP([.$I$4];0);ROUNDDOWN([.$I$4];0));ORG.LIBREOFFICE.RAWSUBTRACT([.$I$4];ROUNDDOWN([.$I$4];0)))))))))+[.D7]" office:value-type="float" office:value="41" calcext:value-type="float">
            <text:p>41</text:p>
          </table:table-cell>
          <table:table-cell table:style-name="ce37" table:formula="of:=IF(MOD([.$I$3];7)=0;ROUNDDOWN([.$I$4];0);IF(MOD([.$I$3];7)=1;IF(42&lt;[.E7];ROUNDUP([.$I$4];0);ROUNDDOWN([.$I$4];0));IF(MOD([.$I$3];7)=2;IF(35&lt;[.E7];ROUNDUP([.$I$4];0);ROUNDDOWN([.$I$4];0));IF(MOD([.$I$3];7)=3;IF(28&lt;[.E7];ROUNDUP([.$I$4];0);ROUNDDOWN([.$I$4];0));IF(MOD([.$I$3];7)=4;IF(21&lt;[.E7];ROUNDUP([.$I$4];0);ROUNDDOWN([.$I$4];0));IF(MOD([.$I$3];7)=5;IF(14&lt;[.E7];ROUNDUP([.$I$4];0);ROUNDDOWN([.$I$4];0));IF(MOD([.$I$3];7)=6;IF(7&lt;[.E7];ROUNDUP([.$I$4];0);ROUNDDOWN([.$I$4];0));ORG.LIBREOFFICE.RAWSUBTRACT([.$I$4];ROUNDDOWN([.$I$4];0)))))))))+[.E7]" office:value-type="float" office:value="47" calcext:value-type="float">
            <text:p>47</text:p>
          </table:table-cell>
          <table:table-cell table:style-name="ce37" table:formula="of:=IF(MOD([.$I$3];7)=0;ROUNDDOWN([.$I$4];0);IF(MOD([.$I$3];7)=1;IF(42&lt;[.F7];ROUNDUP([.$I$4];0);ROUNDDOWN([.$I$4];0));IF(MOD([.$I$3];7)=2;IF(35&lt;[.F7];ROUNDUP([.$I$4];0);ROUNDDOWN([.$I$4];0));IF(MOD([.$I$3];7)=3;IF(28&lt;[.F7];ROUNDUP([.$I$4];0);ROUNDDOWN([.$I$4];0));IF(MOD([.$I$3];7)=4;IF(21&lt;[.F7];ROUNDUP([.$I$4];0);ROUNDDOWN([.$I$4];0));IF(MOD([.$I$3];7)=5;IF(14&lt;[.F7];ROUNDUP([.$I$4];0);ROUNDDOWN([.$I$4];0));IF(MOD([.$I$3];7)=6;IF(7&lt;[.F7];ROUNDUP([.$I$4];0);ROUNDDOWN([.$I$4];0));ORG.LIBREOFFICE.RAWSUBTRACT([.$I$4];ROUNDDOWN([.$I$4];0)))))))))+[.F7]" office:value-type="float" office:value="53" calcext:value-type="float">
            <text:p>53</text:p>
          </table:table-cell>
          <table:table-cell table:style-name="ce37" table:formula="of:=IF(MOD([.$I$3];7)=0;ROUNDDOWN([.$I$4];0);IF(MOD([.$I$3];7)=1;IF(42&lt;[.G7];ROUNDUP([.$I$4];0);ROUNDDOWN([.$I$4];0));IF(MOD([.$I$3];7)=2;IF(35&lt;[.G7];ROUNDUP([.$I$4];0);ROUNDDOWN([.$I$4];0));IF(MOD([.$I$3];7)=3;IF(28&lt;[.G7];ROUNDUP([.$I$4];0);ROUNDDOWN([.$I$4];0));IF(MOD([.$I$3];7)=4;IF(21&lt;[.G7];ROUNDUP([.$I$4];0);ROUNDDOWN([.$I$4];0));IF(MOD([.$I$3];7)=5;IF(14&lt;[.G7];ROUNDUP([.$I$4];0);ROUNDDOWN([.$I$4];0));IF(MOD([.$I$3];7)=6;IF(7&lt;[.G7];ROUNDUP([.$I$4];0);ROUNDDOWN([.$I$4];0));ORG.LIBREOFFICE.RAWSUBTRACT([.$I$4];ROUNDDOWN([.$I$4];0)))))))))+[.G7]" office:value-type="float" office:value="66" calcext:value-type="float">
            <text:p>66</text:p>
          </table:table-cell>
          <table:table-cell table:style-name="ce37" table:formula="of:=IF(MOD([.$I$3];7)=0;ROUNDDOWN([.$I$4];0);IF(MOD([.$I$3];7)=1;IF(42&lt;[.H7];ROUNDUP([.$I$4];0);ROUNDDOWN([.$I$4];0));IF(MOD([.$I$3];7)=2;IF(35&lt;[.H7];ROUNDUP([.$I$4];0);ROUNDDOWN([.$I$4];0));IF(MOD([.$I$3];7)=3;IF(28&lt;[.H7];ROUNDUP([.$I$4];0);ROUNDDOWN([.$I$4];0));IF(MOD([.$I$3];7)=4;IF(21&lt;[.H7];ROUNDUP([.$I$4];0);ROUNDDOWN([.$I$4];0));IF(MOD([.$I$3];7)=5;IF(14&lt;[.H7];ROUNDUP([.$I$4];0);ROUNDDOWN([.$I$4];0));IF(MOD([.$I$3];7)=6;IF(7&lt;[.H7];ROUNDUP([.$I$4];0);ROUNDDOWN([.$I$4];0));ORG.LIBREOFFICE.RAWSUBTRACT([.$I$4];ROUNDDOWN([.$I$4];0)))))))))+[.H7]" office:value-type="float" office:value="72" calcext:value-type="float">
            <text:p>72</text:p>
          </table:table-cell>
          <table:table-cell table:style-name="ce38" table:formula="of:=SUM([.I14:.I14])"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8];ROUNDUP([.$I$4];0);ROUNDDOWN([.$I$4];0));IF(MOD([.$I$3];7)=2;IF(35&lt;[.B8];ROUNDUP([.$I$4];0);ROUNDDOWN([.$I$4];0));IF(MOD([.$I$3];7)=3;IF(28&lt;[.B8];ROUNDUP([.$I$4];0);ROUNDDOWN([.$I$4];0));IF(MOD([.$I$3];7)=4;IF(21&lt;[.B8];ROUNDUP([.$I$4];0);ROUNDDOWN([.$I$4];0));IF(MOD([.$I$3];7)=5;IF(14&lt;[.B8];ROUNDUP([.$I$4];0);ROUNDDOWN([.$I$4];0));IF(MOD([.$I$3];7)=6;IF(7&lt;[.B8];ROUNDUP([.$I$4];0);ROUNDDOWN([.$I$4];0));ORG.LIBREOFFICE.RAWSUBTRACT([.$I$4];ROUNDDOWN([.$I$4];0)))))))))+[.B8]" office:value-type="float" office:value="70" calcext:value-type="float">
            <text:p>70</text:p>
          </table:table-cell>
          <table:table-cell table:style-name="ce37" table:formula="of:=IF(MOD([.$I$3];7)=0;ROUNDDOWN([.$I$4];0);IF(MOD([.$I$3];7)=1;IF(42&lt;[.C8];ROUNDUP([.$I$4];0);ROUNDDOWN([.$I$4];0));IF(MOD([.$I$3];7)=2;IF(35&lt;[.C8];ROUNDUP([.$I$4];0);ROUNDDOWN([.$I$4];0));IF(MOD([.$I$3];7)=3;IF(28&lt;[.C8];ROUNDUP([.$I$4];0);ROUNDDOWN([.$I$4];0));IF(MOD([.$I$3];7)=4;IF(21&lt;[.C8];ROUNDUP([.$I$4];0);ROUNDDOWN([.$I$4];0));IF(MOD([.$I$3];7)=5;IF(14&lt;[.C8];ROUNDUP([.$I$4];0);ROUNDDOWN([.$I$4];0));IF(MOD([.$I$3];7)=6;IF(7&lt;[.C8];ROUNDUP([.$I$4];0);ROUNDDOWN([.$I$4];0));ORG.LIBREOFFICE.RAWSUBTRACT([.$I$4];ROUNDDOWN([.$I$4];0)))))))))+[.C8]" office:value-type="float" office:value="76" calcext:value-type="float">
            <text:p>76</text:p>
          </table:table-cell>
          <table:table-cell table:style-name="ce37" table:formula="of:=IF(MOD([.$I$3];7)=0;ROUNDDOWN([.$I$4];0);IF(MOD([.$I$3];7)=1;IF(42&lt;[.D8];ROUNDUP([.$I$4];0);ROUNDDOWN([.$I$4];0));IF(MOD([.$I$3];7)=2;IF(35&lt;[.D8];ROUNDUP([.$I$4];0);ROUNDDOWN([.$I$4];0));IF(MOD([.$I$3];7)=3;IF(28&lt;[.D8];ROUNDUP([.$I$4];0);ROUNDDOWN([.$I$4];0));IF(MOD([.$I$3];7)=4;IF(21&lt;[.D8];ROUNDUP([.$I$4];0);ROUNDDOWN([.$I$4];0));IF(MOD([.$I$3];7)=5;IF(14&lt;[.D8];ROUNDUP([.$I$4];0);ROUNDDOWN([.$I$4];0));IF(MOD([.$I$3];7)=6;IF(7&lt;[.D8];ROUNDUP([.$I$4];0);ROUNDDOWN([.$I$4];0));ORG.LIBREOFFICE.RAWSUBTRACT([.$I$4];ROUNDDOWN([.$I$4];0)))))))))+[.D8]" office:value-type="float" office:value="82" calcext:value-type="float">
            <text:p>82</text:p>
          </table:table-cell>
          <table:table-cell table:style-name="ce37" table:formula="of:=IF(MOD([.$I$3];7)=0;ROUNDDOWN([.$I$4];0);IF(MOD([.$I$3];7)=1;IF(42&lt;[.E8];ROUNDUP([.$I$4];0);ROUNDDOWN([.$I$4];0));IF(MOD([.$I$3];7)=2;IF(35&lt;[.E8];ROUNDUP([.$I$4];0);ROUNDDOWN([.$I$4];0));IF(MOD([.$I$3];7)=3;IF(28&lt;[.E8];ROUNDUP([.$I$4];0);ROUNDDOWN([.$I$4];0));IF(MOD([.$I$3];7)=4;IF(21&lt;[.E8];ROUNDUP([.$I$4];0);ROUNDDOWN([.$I$4];0));IF(MOD([.$I$3];7)=5;IF(14&lt;[.E8];ROUNDUP([.$I$4];0);ROUNDDOWN([.$I$4];0));IF(MOD([.$I$3];7)=6;IF(7&lt;[.E8];ROUNDUP([.$I$4];0);ROUNDDOWN([.$I$4];0));ORG.LIBREOFFICE.RAWSUBTRACT([.$I$4];ROUNDDOWN([.$I$4];0)))))))))+[.E8]" office:value-type="float" office:value="39" calcext:value-type="float">
            <text:p>39</text:p>
          </table:table-cell>
          <table:table-cell table:style-name="ce37" table:formula="of:=IF(MOD([.$I$3];7)=0;ROUNDDOWN([.$I$4];0);IF(MOD([.$I$3];7)=1;IF(42&lt;[.F8];ROUNDUP([.$I$4];0);ROUNDDOWN([.$I$4];0));IF(MOD([.$I$3];7)=2;IF(35&lt;[.F8];ROUNDUP([.$I$4];0);ROUNDDOWN([.$I$4];0));IF(MOD([.$I$3];7)=3;IF(28&lt;[.F8];ROUNDUP([.$I$4];0);ROUNDDOWN([.$I$4];0));IF(MOD([.$I$3];7)=4;IF(21&lt;[.F8];ROUNDUP([.$I$4];0);ROUNDDOWN([.$I$4];0));IF(MOD([.$I$3];7)=5;IF(14&lt;[.F8];ROUNDUP([.$I$4];0);ROUNDDOWN([.$I$4];0));IF(MOD([.$I$3];7)=6;IF(7&lt;[.F8];ROUNDUP([.$I$4];0);ROUNDDOWN([.$I$4];0));ORG.LIBREOFFICE.RAWSUBTRACT([.$I$4];ROUNDDOWN([.$I$4];0)))))))))+[.F8]" office:value-type="float" office:value="52" calcext:value-type="float">
            <text:p>52</text:p>
          </table:table-cell>
          <table:table-cell table:style-name="ce37" table:formula="of:=IF(MOD([.$I$3];7)=0;ROUNDDOWN([.$I$4];0);IF(MOD([.$I$3];7)=1;IF(42&lt;[.G8];ROUNDUP([.$I$4];0);ROUNDDOWN([.$I$4];0));IF(MOD([.$I$3];7)=2;IF(35&lt;[.G8];ROUNDUP([.$I$4];0);ROUNDDOWN([.$I$4];0));IF(MOD([.$I$3];7)=3;IF(28&lt;[.G8];ROUNDUP([.$I$4];0);ROUNDDOWN([.$I$4];0));IF(MOD([.$I$3];7)=4;IF(21&lt;[.G8];ROUNDUP([.$I$4];0);ROUNDDOWN([.$I$4];0));IF(MOD([.$I$3];7)=5;IF(14&lt;[.G8];ROUNDUP([.$I$4];0);ROUNDDOWN([.$I$4];0));IF(MOD([.$I$3];7)=6;IF(7&lt;[.G8];ROUNDUP([.$I$4];0);ROUNDDOWN([.$I$4];0));ORG.LIBREOFFICE.RAWSUBTRACT([.$I$4];ROUNDDOWN([.$I$4];0)))))))))+[.G8]" office:value-type="float" office:value="58" calcext:value-type="float">
            <text:p>58</text:p>
          </table:table-cell>
          <table:table-cell table:style-name="ce37" table:formula="of:=IF(MOD([.$I$3];7)=0;ROUNDDOWN([.$I$4];0);IF(MOD([.$I$3];7)=1;IF(42&lt;[.H8];ROUNDUP([.$I$4];0);ROUNDDOWN([.$I$4];0));IF(MOD([.$I$3];7)=2;IF(35&lt;[.H8];ROUNDUP([.$I$4];0);ROUNDDOWN([.$I$4];0));IF(MOD([.$I$3];7)=3;IF(28&lt;[.H8];ROUNDUP([.$I$4];0);ROUNDDOWN([.$I$4];0));IF(MOD([.$I$3];7)=4;IF(21&lt;[.H8];ROUNDUP([.$I$4];0);ROUNDDOWN([.$I$4];0));IF(MOD([.$I$3];7)=5;IF(14&lt;[.H8];ROUNDUP([.$I$4];0);ROUNDDOWN([.$I$4];0));IF(MOD([.$I$3];7)=6;IF(7&lt;[.H8];ROUNDUP([.$I$4];0);ROUNDDOWN([.$I$4];0));ORG.LIBREOFFICE.RAWSUBTRACT([.$I$4];ROUNDDOWN([.$I$4];0)))))))))+[.H8]" office:value-type="float" office:value="64" calcext:value-type="float">
            <text:p>64</text:p>
          </table:table-cell>
          <table:table-cell table:style-name="ce38" table:formula="of:=SUM([.I15:.I15])" office:value-type="float" office:value="441" calcext:value-type="float">
            <text:p>441</text:p>
          </table:table-cell>
          <table:table-cell table:number-columns-repeated="1015"/>
        </table:table-row>
        <table:table-row table:style-name="ro1">
          <table:table-cell/>
          <table:table-cell table:style-name="ce38" table:formula="of:=SUM([.B10:.B16])" office:value-type="float" office:value="441" calcext:value-type="float">
            <text:p>441</text:p>
          </table:table-cell>
          <table:table-cell table:style-name="ce38" table:formula="of:=SUM([.C10:.C16])" office:value-type="float" office:value="441" calcext:value-type="float">
            <text:p>441</text:p>
          </table:table-cell>
          <table:table-cell table:style-name="ce38" table:formula="of:=SUM([.D10:.D16])" office:value-type="float" office:value="441" calcext:value-type="float">
            <text:p>441</text:p>
          </table:table-cell>
          <table:table-cell table:style-name="ce38" table:formula="of:=SUM([.E10:.E16])" office:value-type="float" office:value="441" calcext:value-type="float">
            <text:p>441</text:p>
          </table:table-cell>
          <table:table-cell table:style-name="ce38" table:formula="of:=SUM([.F10:.F16])" office:value-type="float" office:value="441" calcext:value-type="float">
            <text:p>441</text:p>
          </table:table-cell>
          <table:table-cell table:style-name="ce38" table:formula="of:=SUM([.G10:.G16])" office:value-type="float" office:value="441" calcext:value-type="float">
            <text:p>441</text:p>
          </table:table-cell>
          <table:table-cell table:style-name="ce38" table:formula="of:=SUM([.H10:.H16])" office:value-type="float" office:value="441" calcext:value-type="float">
            <text:p>441</text:p>
          </table:table-cell>
          <table:table-cell table:style-name="ce38" table:formula="of:=[.H16]+[.G15]+[.F14]+[.E13]+[.D12]+[.C11]+[.B10]" office:value-type="float" office:value="441" calcext:value-type="float">
            <text:p>441</text:p>
          </table:table-cell>
          <table:table-cell table:number-columns-repeated="1015"/>
        </table:table-row>
        <table:table-row table:style-name="ro1">
          <table:table-cell table:number-columns-repeated="1024"/>
        </table:table-row>
        <table:table-row table:style-name="ro2">
          <table:table-cell/>
          <table:table-cell table:style-name="ce39" table:formula="of:=NUMBERS2ARAB([.B10])" office:value-type="string" office:string-value="٦٢" calcext:value-type="string">
            <text:p>٦٢</text:p>
          </table:table-cell>
          <table:table-cell table:style-name="ce40" table:formula="of:=NUMBERS2ARAB([.C10])" office:value-type="string" office:string-value="٦٨" calcext:value-type="string">
            <text:p>٦٨</text:p>
          </table:table-cell>
          <table:table-cell table:style-name="ce39" table:formula="of:=NUMBERS2ARAB([.D10])" office:value-type="string" office:string-value="٧٤" calcext:value-type="string">
            <text:p>٧٤</text:p>
          </table:table-cell>
          <table:table-cell table:style-name="ce40" table:formula="of:=NUMBERS2ARAB([.E10])" office:value-type="string" office:string-value="٨٧" calcext:value-type="string">
            <text:p>٨٧</text:p>
          </table:table-cell>
          <table:table-cell table:style-name="ce39" table:formula="of:=NUMBERS2ARAB([.F10])" office:value-type="string" office:string-value="٤٤" calcext:value-type="string">
            <text:p>٤٤</text:p>
          </table:table-cell>
          <table:table-cell table:style-name="ce40" table:formula="of:=NUMBERS2ARAB([.G10])" office:value-type="string" office:string-value="٥٠" calcext:value-type="string">
            <text:p>٥٠</text:p>
          </table:table-cell>
          <table:table-cell table:style-name="ce39" table:formula="of:=NUMBERS2ARAB([.H10])" office:value-type="string" office:string-value="٥٦" calcext:value-type="string">
            <text:p>٥٦</text:p>
          </table:table-cell>
          <table:table-cell table:number-columns-repeated="1016"/>
        </table:table-row>
        <table:table-row table:style-name="ro2">
          <table:table-cell/>
          <table:table-cell table:style-name="ce40" table:formula="of:=NUMBERS2ARAB([.B11])" office:value-type="string" office:string-value="٥٤" calcext:value-type="string">
            <text:p>٥٤</text:p>
          </table:table-cell>
          <table:table-cell table:style-name="ce39" table:formula="of:=NUMBERS2ARAB([.C11])" office:value-type="string" office:string-value="٦٠" calcext:value-type="string">
            <text:p>٦٠</text:p>
          </table:table-cell>
          <table:table-cell table:style-name="ce40" table:formula="of:=NUMBERS2ARAB([.D11])" office:value-type="string" office:string-value="٧٣" calcext:value-type="string">
            <text:p>٧٣</text:p>
          </table:table-cell>
          <table:table-cell table:style-name="ce39" table:formula="of:=NUMBERS2ARAB([.E11])" office:value-type="string" office:string-value="٧٩" calcext:value-type="string">
            <text:p>٧٩</text:p>
          </table:table-cell>
          <table:table-cell table:style-name="ce40" table:formula="of:=NUMBERS2ARAB([.F11])" office:value-type="string" office:string-value="٨٥" calcext:value-type="string">
            <text:p>٨٥</text:p>
          </table:table-cell>
          <table:table-cell table:style-name="ce39" table:formula="of:=NUMBERS2ARAB([.G11])" office:value-type="string" office:string-value="٤٢" calcext:value-type="string">
            <text:p>٤٢</text:p>
          </table:table-cell>
          <table:table-cell table:style-name="ce40" table:formula="of:=NUMBERS2ARAB([.H11])" office:value-type="string" office:string-value="٤٨" calcext:value-type="string">
            <text:p>٤٨</text:p>
          </table:table-cell>
          <table:table-cell table:number-columns-repeated="1016"/>
        </table:table-row>
        <table:table-row table:style-name="ro2">
          <table:table-cell/>
          <table:table-cell table:style-name="ce39" table:formula="of:=NUMBERS2ARAB([.B12])" office:value-type="string" office:string-value="٤٦" calcext:value-type="string">
            <text:p>٤٦</text:p>
          </table:table-cell>
          <table:table-cell table:style-name="ce40" table:formula="of:=NUMBERS2ARAB([.C12])" office:value-type="string" office:string-value="٥٩" calcext:value-type="string">
            <text:p>٥٩</text:p>
          </table:table-cell>
          <table:table-cell table:style-name="ce39" table:formula="of:=NUMBERS2ARAB([.D12])" office:value-type="string" office:string-value="٦٥" calcext:value-type="string">
            <text:p>٦٥</text:p>
          </table:table-cell>
          <table:table-cell table:style-name="ce40" table:formula="of:=NUMBERS2ARAB([.E12])" office:value-type="string" office:string-value="٧١" calcext:value-type="string">
            <text:p>٧١</text:p>
          </table:table-cell>
          <table:table-cell table:style-name="ce39" table:formula="of:=NUMBERS2ARAB([.F12])" office:value-type="string" office:string-value="٧٧" calcext:value-type="string">
            <text:p>٧٧</text:p>
          </table:table-cell>
          <table:table-cell table:style-name="ce40" table:formula="of:=NUMBERS2ARAB([.G12])" office:value-type="string" office:string-value="٨٣" calcext:value-type="string">
            <text:p>٨٣</text:p>
          </table:table-cell>
          <table:table-cell table:style-name="ce39" table:formula="of:=NUMBERS2ARAB([.H12])" office:value-type="string" office:string-value="٤٠" calcext:value-type="string">
            <text:p>٤٠</text:p>
          </table:table-cell>
          <table:table-cell table:number-columns-repeated="1016"/>
        </table:table-row>
        <table:table-row table:style-name="ro2">
          <table:table-cell/>
          <table:table-cell table:style-name="ce40" table:formula="of:=NUMBERS2ARAB([.B13])" office:value-type="string" office:string-value="٤٥" calcext:value-type="string">
            <text:p>٤٥</text:p>
          </table:table-cell>
          <table:table-cell table:style-name="ce39" table:formula="of:=NUMBERS2ARAB([.C13])" office:value-type="string" office:string-value="٥١" calcext:value-type="string">
            <text:p>٥١</text:p>
          </table:table-cell>
          <table:table-cell table:style-name="ce40" table:formula="of:=NUMBERS2ARAB([.D13])" office:value-type="string" office:string-value="٥٧" calcext:value-type="string">
            <text:p>٥٧</text:p>
          </table:table-cell>
          <table:table-cell table:style-name="ce39" table:formula="of:=NUMBERS2ARAB([.E13])" office:value-type="string" office:string-value="٦٣" calcext:value-type="string">
            <text:p>٦٣</text:p>
          </table:table-cell>
          <table:table-cell table:style-name="ce40" table:formula="of:=NUMBERS2ARAB([.F13])" office:value-type="string" office:string-value="٦٩" calcext:value-type="string">
            <text:p>٦٩</text:p>
          </table:table-cell>
          <table:table-cell table:style-name="ce39" table:formula="of:=NUMBERS2ARAB([.G13])" office:value-type="string" office:string-value="٧٥" calcext:value-type="string">
            <text:p>٧٥</text:p>
          </table:table-cell>
          <table:table-cell table:style-name="ce40" table:formula="of:=NUMBERS2ARAB([.H13])" office:value-type="string" office:string-value="٨١" calcext:value-type="string">
            <text:p>٨١</text:p>
          </table:table-cell>
          <table:table-cell table:number-columns-repeated="1016"/>
        </table:table-row>
        <table:table-row table:style-name="ro2">
          <table:table-cell/>
          <table:table-cell table:style-name="ce39" table:formula="of:=NUMBERS2ARAB([.B14])" office:value-type="string" office:string-value="٨٦" calcext:value-type="string">
            <text:p>٨٦</text:p>
          </table:table-cell>
          <table:table-cell table:style-name="ce40" table:formula="of:=NUMBERS2ARAB([.C14])" office:value-type="string" office:string-value="٤٣" calcext:value-type="string">
            <text:p>٤٣</text:p>
          </table:table-cell>
          <table:table-cell table:style-name="ce39" table:formula="of:=NUMBERS2ARAB([.D14])" office:value-type="string" office:string-value="٤٩" calcext:value-type="string">
            <text:p>٤٩</text:p>
          </table:table-cell>
          <table:table-cell table:style-name="ce40" table:formula="of:=NUMBERS2ARAB([.E14])" office:value-type="string" office:string-value="٥٥" calcext:value-type="string">
            <text:p>٥٥</text:p>
          </table:table-cell>
          <table:table-cell table:style-name="ce39" table:formula="of:=NUMBERS2ARAB([.F14])" office:value-type="string" office:string-value="٦١" calcext:value-type="string">
            <text:p>٦١</text:p>
          </table:table-cell>
          <table:table-cell table:style-name="ce40" table:formula="of:=NUMBERS2ARAB([.G14])" office:value-type="string" office:string-value="٦٧" calcext:value-type="string">
            <text:p>٦٧</text:p>
          </table:table-cell>
          <table:table-cell table:style-name="ce39" table:formula="of:=NUMBERS2ARAB([.H14])" office:value-type="string" office:string-value="٨٠" calcext:value-type="string">
            <text:p>٨٠</text:p>
          </table:table-cell>
          <table:table-cell table:number-columns-repeated="1016"/>
        </table:table-row>
        <table:table-row table:style-name="ro2">
          <table:table-cell/>
          <table:table-cell table:style-name="ce40" table:formula="of:=NUMBERS2ARAB([.B15])" office:value-type="string" office:string-value="٧٨" calcext:value-type="string">
            <text:p>٧٨</text:p>
          </table:table-cell>
          <table:table-cell table:style-name="ce39" table:formula="of:=NUMBERS2ARAB([.C15])" office:value-type="string" office:string-value="٨٤" calcext:value-type="string">
            <text:p>٨٤</text:p>
          </table:table-cell>
          <table:table-cell table:style-name="ce40" table:formula="of:=NUMBERS2ARAB([.D15])" office:value-type="string" office:string-value="٤١" calcext:value-type="string">
            <text:p>٤١</text:p>
          </table:table-cell>
          <table:table-cell table:style-name="ce39" table:formula="of:=NUMBERS2ARAB([.E15])" office:value-type="string" office:string-value="٤٧" calcext:value-type="string">
            <text:p>٤٧</text:p>
          </table:table-cell>
          <table:table-cell table:style-name="ce40" table:formula="of:=NUMBERS2ARAB([.F15])" office:value-type="string" office:string-value="٥٣" calcext:value-type="string">
            <text:p>٥٣</text:p>
          </table:table-cell>
          <table:table-cell table:style-name="ce39" table:formula="of:=NUMBERS2ARAB([.G15])" office:value-type="string" office:string-value="٦٦" calcext:value-type="string">
            <text:p>٦٦</text:p>
          </table:table-cell>
          <table:table-cell table:style-name="ce40" table:formula="of:=NUMBERS2ARAB([.H15])" office:value-type="string" office:string-value="٧٢" calcext:value-type="string">
            <text:p>٧٢</text:p>
          </table:table-cell>
          <table:table-cell table:number-columns-repeated="1016"/>
        </table:table-row>
        <table:table-row table:style-name="ro2">
          <table:table-cell/>
          <table:table-cell table:style-name="ce39" table:formula="of:=NUMBERS2ARAB([.B16])" office:value-type="string" office:string-value="٧٠" calcext:value-type="string">
            <text:p>٧٠</text:p>
          </table:table-cell>
          <table:table-cell table:style-name="ce40" table:formula="of:=NUMBERS2ARAB([.C16])" office:value-type="string" office:string-value="٧٦" calcext:value-type="string">
            <text:p>٧٦</text:p>
          </table:table-cell>
          <table:table-cell table:style-name="ce39" table:formula="of:=NUMBERS2ARAB([.D16])" office:value-type="string" office:string-value="٨٢" calcext:value-type="string">
            <text:p>٨٢</text:p>
          </table:table-cell>
          <table:table-cell table:style-name="ce40" table:formula="of:=NUMBERS2ARAB([.E16])" office:value-type="string" office:string-value="٣٩" calcext:value-type="string">
            <text:p>٣٩</text:p>
          </table:table-cell>
          <table:table-cell table:style-name="ce39" table:formula="of:=NUMBERS2ARAB([.F16])" office:value-type="string" office:string-value="٥٢" calcext:value-type="string">
            <text:p>٥٢</text:p>
          </table:table-cell>
          <table:table-cell table:style-name="ce40" table:formula="of:=NUMBERS2ARAB([.G16])" office:value-type="string" office:string-value="٥٨" calcext:value-type="string">
            <text:p>٥٨</text:p>
          </table:table-cell>
          <table:table-cell table:style-name="ce39" table:formula="of:=NUMBERS2ARAB([.H16])" office:value-type="string" office:string-value="٦٤" calcext:value-type="string">
            <text:p>٦٤</text:p>
          </table:table-cell>
          <table:table-cell table:number-columns-repeated="1016"/>
        </table:table-row>
        <table:table-row table:style-name="ro1" table:number-rows-repeated="1048550">
          <table:table-cell table:number-columns-repeated="1024"/>
        </table:table-row>
        <table:table-row table:style-name="ro1">
          <table:table-cell table:number-columns-repeated="1024"/>
        </table:table-row>
        <calcext:conditional-formats>
          <calcext:conditional-format calcext:target-range-address="7x7.I9:7x7.I17 7x7.B17:7x7.H17">
            <calcext:condition calcext:apply-style-name="Good" calcext:value="=VALUE(ABJAD([.$J$1];1;1))" calcext:base-cell-address="7x7.B9"/>
            <calcext:condition calcext:apply-style-name="Bad" calcext:value="!=VALUE(ABJAD([.$J$1];1;1))" calcext:base-cell-address="7x7.B9"/>
          </calcext:conditional-format>
          <calcext:conditional-format calcext:target-range-address="7x7.I3:7x7.I3">
            <calcext:condition calcext:apply-style-name="Good" calcext:value="&gt;=0" calcext:base-cell-address="7x7.I3"/>
            <calcext:condition calcext:apply-style-name="Bad" calcext:value="&lt;0" calcext:base-cell-address="7x7.I3"/>
          </calcext:conditional-format>
        </calcext:conditional-formats>
      </table:table>
      <table:table table:name="6x6" table:style-name="ta1">
        <table:table-column table:style-name="co8" table:default-cell-style-name="ce43"/>
        <table:table-column table:style-name="co2" table:number-columns-repeated="6" table:default-cell-style-name="ce13"/>
        <table:table-column table:style-name="co9" table:default-cell-style-name="ce13"/>
        <table:table-column table:style-name="co4" table:number-columns-repeated="3" table:default-cell-style-name="ce13"/>
        <table:table-column table:style-name="co5" table:number-columns-repeated="1013" table:default-cell-style-name="ce13"/>
        <table:table-row table:style-name="ro1">
          <table:table-cell/>
          <table:table-cell table:style-name="ce43" office:value-type="float" office:value="1" calcext:value-type="float">
            <text:p>1</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43" office:value-type="float" office:value="6" calcext:value-type="float">
            <text:p>6</text:p>
          </table:table-cell>
          <table:table-cell table:style-name="Default"/>
          <table:table-cell table:style-name="ce34" table:content-validation-name="val4" office:value-type="string" calcext:value-type="string">
            <text:p>تام</text:p>
          </table:table-cell>
          <table:table-cell table:style-name="ce43" table:formula="of:=VALUE(ABJAD([.$I$1];1;1))" office:value-type="float" office:value="441" calcext:value-type="float">
            <text:p>441</text:p>
          </table:table-cell>
          <table:table-cell table:style-name="ce43" table:number-columns-repeated="1014"/>
        </table:table-row>
        <table:table-row table:style-name="ro1">
          <table:table-cell office:value-type="float" office:value="6" calcext:value-type="float">
            <text:p>6</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30" calcext:value-type="float">
            <text:p>30</text:p>
          </table:table-cell>
          <table:table-cell table:style-name="ce44" office:value-type="float" office:value="31" calcext:value-type="float">
            <text:p>31</text:p>
          </table:table-cell>
          <table:table-cell table:style-name="ce44" office:value-type="float" office:value="35" calcext:value-type="float">
            <text:p>35</text:p>
          </table:table-cell>
          <table:table-cell table:style-name="ce44" office:value-type="float" office:value="1" calcext:value-type="float">
            <text:p>1</text:p>
          </table:table-cell>
          <table:table-cell table:formula="of:=SUM([.B2:.G2])" office:value-type="float" office:value="111" calcext:value-type="float">
            <text:p>111</text:p>
          </table:table-cell>
          <table:table-cell table:number-columns-repeated="1016"/>
        </table:table-row>
        <table:table-row table:style-name="ro1">
          <table:table-cell office:value-type="float" office:value="5" calcext:value-type="float">
            <text:p>5</text:p>
          </table:table-cell>
          <table:table-cell table:style-name="ce44" office:value-type="float" office:value="32" calcext:value-type="float">
            <text:p>32</text:p>
          </table:table-cell>
          <table:table-cell table:style-name="ce44" office:value-type="float" office:value="18" calcext:value-type="float">
            <text:p>18</text:p>
          </table:table-cell>
          <table:table-cell table:style-name="ce44" office:value-type="float" office:value="21" calcext:value-type="float">
            <text:p>21</text:p>
          </table:table-cell>
          <table:table-cell table:style-name="ce44" office:value-type="float" office:value="24" calcext:value-type="float">
            <text:p>24</text:p>
          </table:table-cell>
          <table:table-cell table:style-name="ce44" office:value-type="float" office:value="11" calcext:value-type="float">
            <text:p>11</text:p>
          </table:table-cell>
          <table:table-cell table:style-name="ce44" office:value-type="float" office:value="5" calcext:value-type="float">
            <text:p>5</text:p>
          </table:table-cell>
          <table:table-cell table:style-name="ce69" table:formula="of:=VALUE(ABJAD([.I1];1;1))-[.H2]" office:value-type="float" office:value="330" calcext:value-type="float">
            <text:p>330</text:p>
          </table:table-cell>
          <table:table-cell table:number-columns-repeated="1016"/>
        </table:table-row>
        <table:table-row table:style-name="ro1">
          <table:table-cell office:value-type="float" office:value="4" calcext:value-type="float">
            <text:p>4</text:p>
          </table:table-cell>
          <table:table-cell table:style-name="ce44" office:value-type="float" office:value="28" calcext:value-type="float">
            <text:p>28</text:p>
          </table:table-cell>
          <table:table-cell table:style-name="ce44" office:value-type="float" office:value="23" calcext:value-type="float">
            <text:p>23</text:p>
          </table:table-cell>
          <table:table-cell table:style-name="ce44" office:value-type="float" office:value="12" calcext:value-type="float">
            <text:p>12</text:p>
          </table:table-cell>
          <table:table-cell table:style-name="ce44" office:value-type="float" office:value="17" calcext:value-type="float">
            <text:p>17</text:p>
          </table:table-cell>
          <table:table-cell table:style-name="ce44" office:value-type="float" office:value="22" calcext:value-type="float">
            <text:p>22</text:p>
          </table:table-cell>
          <table:table-cell table:style-name="ce44" office:value-type="float" office:value="9" calcext:value-type="float">
            <text:p>9</text:p>
          </table:table-cell>
          <table:table-cell table:formula="of:=[.H3]/6" office:value-type="float" office:value="55" calcext:value-type="float">
            <text:p>55</text:p>
          </table:table-cell>
          <table:table-cell table:number-columns-repeated="1016"/>
        </table:table-row>
        <table:table-row table:style-name="ro1">
          <table:table-cell office:value-type="float" office:value="3" calcext:value-type="float">
            <text:p>3</text:p>
          </table:table-cell>
          <table:table-cell table:style-name="ce44" office:value-type="float" office:value="8" calcext:value-type="float">
            <text:p>8</text:p>
          </table:table-cell>
          <table:table-cell table:style-name="ce44" office:value-type="float" office:value="13" calcext:value-type="float">
            <text:p>13</text:p>
          </table:table-cell>
          <table:table-cell table:style-name="ce44" office:value-type="float" office:value="26" calcext:value-type="float">
            <text:p>26</text:p>
          </table:table-cell>
          <table:table-cell table:style-name="ce44" office:value-type="float" office:value="19" calcext:value-type="float">
            <text:p>19</text:p>
          </table:table-cell>
          <table:table-cell table:style-name="ce44" office:value-type="float" office:value="16" calcext:value-type="float">
            <text:p>16</text:p>
          </table:table-cell>
          <table:table-cell table:style-name="ce44" office:value-type="float" office:value="29" calcext:value-type="float">
            <text:p>29</text:p>
          </table:table-cell>
          <table:table-cell table:number-columns-repeated="1017"/>
        </table:table-row>
        <table:table-row table:style-name="ro1">
          <table:table-cell office:value-type="float" office:value="2" calcext:value-type="float">
            <text:p>2</text:p>
          </table:table-cell>
          <table:table-cell table:style-name="ce44" office:value-type="float" office:value="3" calcext:value-type="float">
            <text:p>3</text:p>
          </table:table-cell>
          <table:table-cell table:style-name="ce44" office:value-type="float" office:value="20" calcext:value-type="float">
            <text:p>20</text:p>
          </table:table-cell>
          <table:table-cell table:style-name="ce44" office:value-type="float" office:value="15" calcext:value-type="float">
            <text:p>15</text:p>
          </table:table-cell>
          <table:table-cell table:style-name="ce44" office:value-type="float" office:value="14" calcext:value-type="float">
            <text:p>14</text:p>
          </table:table-cell>
          <table:table-cell table:style-name="ce44" office:value-type="float" office:value="25" calcext:value-type="float">
            <text:p>25</text:p>
          </table:table-cell>
          <table:table-cell table:style-name="ce44" office:value-type="float" office:value="34" calcext:value-type="float">
            <text:p>34</text:p>
          </table:table-cell>
          <table:table-cell table:number-columns-repeated="1017"/>
        </table:table-row>
        <table:table-row table:style-name="ro1">
          <table:table-cell office:value-type="float" office:value="1" calcext:value-type="float">
            <text:p>1</text:p>
          </table:table-cell>
          <table:table-cell table:style-name="ce44" office:value-type="float" office:value="36" calcext:value-type="float">
            <text:p>36</text:p>
          </table:table-cell>
          <table:table-cell table:style-name="ce44" office:value-type="float" office:value="27" calcext:value-type="float">
            <text:p>27</text:p>
          </table:table-cell>
          <table:table-cell table:style-name="ce44" office:value-type="float" office:value="7" calcext:value-type="float">
            <text:p>7</text:p>
          </table:table-cell>
          <table:table-cell table:style-name="ce44" office:value-type="float" office:value="6" calcext:value-type="float">
            <text:p>6</text:p>
          </table:table-cell>
          <table:table-cell table:style-name="ce44" office:value-type="float" office:value="2" calcext:value-type="float">
            <text:p>2</text:p>
          </table:table-cell>
          <table:table-cell table:style-name="ce44" office:value-type="float" office:value="33" calcext:value-type="float">
            <text:p>33</text:p>
          </table:table-cell>
          <table:table-cell table:number-columns-repeated="1017"/>
        </table:table-row>
        <table:table-row table:style-name="ro1">
          <table:table-cell table:number-columns-repeated="7"/>
          <table:table-cell table:style-name="ce46" table:formula="of:=[.G9]+[.F10]+[.E11]+[.D12]+[.C13]+[.B14]"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2];ROUNDUP([.$H$4];0);ROUNDDOWN([.$H$4];0));IF(MOD([.$H$3];6)=2;IF(24&lt;[.B2];ROUNDUP([.$H$4];0);ROUNDDOWN([.$H$4];0));IF(MOD([.$H$3];6)=3;IF(18&lt;[.B2];ROUNDUP([.$H$4];0);ROUNDDOWN([.$H$4];0));IF(MOD([.$H$3];6)=4;IF(12&lt;[.B2];ROUNDUP([.$H$4];0);ROUNDDOWN([.$H$4];0));IF(MOD([.$H$3];6)=5;IF(6&lt;[.B2];ROUNDUP([.$H$4];0);ROUNDDOWN([.$H$4];0));ORG.LIBREOFFICE.RAWSUBTRACT([.$H$4];ROUNDDOWN([.$H$4];0))))))))+[.B2]" office:value-type="float" office:value="59" calcext:value-type="float">
            <text:p>59</text:p>
          </table:table-cell>
          <table:table-cell table:style-name="ce45" table:formula="of:=IF(MOD([.$H$3];6)=0;ROUNDDOWN([.$H$4];0);IF(MOD([.$H$3];6)=1;IF(30&lt;[.C2];ROUNDUP([.$H$4];0);ROUNDDOWN([.$H$4];0));IF(MOD([.$H$3];6)=2;IF(24&lt;[.C2];ROUNDUP([.$H$4];0);ROUNDDOWN([.$H$4];0));IF(MOD([.$H$3];6)=3;IF(18&lt;[.C2];ROUNDUP([.$H$4];0);ROUNDDOWN([.$H$4];0));IF(MOD([.$H$3];6)=4;IF(12&lt;[.C2];ROUNDUP([.$H$4];0);ROUNDDOWN([.$H$4];0));IF(MOD([.$H$3];6)=5;IF(6&lt;[.C2];ROUNDUP([.$H$4];0);ROUNDDOWN([.$H$4];0));ORG.LIBREOFFICE.RAWSUBTRACT([.$H$4];ROUNDDOWN([.$H$4];0))))))))+[.C2]" office:value-type="float" office:value="65" calcext:value-type="float">
            <text:p>65</text:p>
          </table:table-cell>
          <table:table-cell table:style-name="ce45" table:formula="of:=IF(MOD([.$H$3];6)=0;ROUNDDOWN([.$H$4];0);IF(MOD([.$H$3];6)=1;IF(30&lt;[.D2];ROUNDUP([.$H$4];0);ROUNDDOWN([.$H$4];0));IF(MOD([.$H$3];6)=2;IF(24&lt;[.D2];ROUNDUP([.$H$4];0);ROUNDDOWN([.$H$4];0));IF(MOD([.$H$3];6)=3;IF(18&lt;[.D2];ROUNDUP([.$H$4];0);ROUNDDOWN([.$H$4];0));IF(MOD([.$H$3];6)=4;IF(12&lt;[.D2];ROUNDUP([.$H$4];0);ROUNDDOWN([.$H$4];0));IF(MOD([.$H$3];6)=5;IF(6&lt;[.D2];ROUNDUP([.$H$4];0);ROUNDDOWN([.$H$4];0));ORG.LIBREOFFICE.RAWSUBTRACT([.$H$4];ROUNDDOWN([.$H$4];0))))))))+[.D2]" office:value-type="float" office:value="85" calcext:value-type="float">
            <text:p>85</text:p>
          </table:table-cell>
          <table:table-cell table:style-name="ce45" table:formula="of:=IF(MOD([.$H$3];6)=0;ROUNDDOWN([.$H$4];0);IF(MOD([.$H$3];6)=1;IF(30&lt;[.E2];ROUNDUP([.$H$4];0);ROUNDDOWN([.$H$4];0));IF(MOD([.$H$3];6)=2;IF(24&lt;[.E2];ROUNDUP([.$H$4];0);ROUNDDOWN([.$H$4];0));IF(MOD([.$H$3];6)=3;IF(18&lt;[.E2];ROUNDUP([.$H$4];0);ROUNDDOWN([.$H$4];0));IF(MOD([.$H$3];6)=4;IF(12&lt;[.E2];ROUNDUP([.$H$4];0);ROUNDDOWN([.$H$4];0));IF(MOD([.$H$3];6)=5;IF(6&lt;[.E2];ROUNDUP([.$H$4];0);ROUNDDOWN([.$H$4];0));ORG.LIBREOFFICE.RAWSUBTRACT([.$H$4];ROUNDDOWN([.$H$4];0))))))))+[.E2]" office:value-type="float" office:value="86" calcext:value-type="float">
            <text:p>86</text:p>
          </table:table-cell>
          <table:table-cell table:style-name="ce45" table:formula="of:=IF(MOD([.$H$3];6)=0;ROUNDDOWN([.$H$4];0);IF(MOD([.$H$3];6)=1;IF(30&lt;[.F2];ROUNDUP([.$H$4];0);ROUNDDOWN([.$H$4];0));IF(MOD([.$H$3];6)=2;IF(24&lt;[.F2];ROUNDUP([.$H$4];0);ROUNDDOWN([.$H$4];0));IF(MOD([.$H$3];6)=3;IF(18&lt;[.F2];ROUNDUP([.$H$4];0);ROUNDDOWN([.$H$4];0));IF(MOD([.$H$3];6)=4;IF(12&lt;[.F2];ROUNDUP([.$H$4];0);ROUNDDOWN([.$H$4];0));IF(MOD([.$H$3];6)=5;IF(6&lt;[.F2];ROUNDUP([.$H$4];0);ROUNDDOWN([.$H$4];0));ORG.LIBREOFFICE.RAWSUBTRACT([.$H$4];ROUNDDOWN([.$H$4];0))))))))+[.F2]" office:value-type="float" office:value="90" calcext:value-type="float">
            <text:p>90</text:p>
          </table:table-cell>
          <table:table-cell table:style-name="ce45" table:formula="of:=IF(MOD([.$H$3];6)=0;ROUNDDOWN([.$H$4];0);IF(MOD([.$H$3];6)=1;IF(30&lt;[.G2];ROUNDUP([.$H$4];0);ROUNDDOWN([.$H$4];0));IF(MOD([.$H$3];6)=2;IF(24&lt;[.G2];ROUNDUP([.$H$4];0);ROUNDDOWN([.$H$4];0));IF(MOD([.$H$3];6)=3;IF(18&lt;[.G2];ROUNDUP([.$H$4];0);ROUNDDOWN([.$H$4];0));IF(MOD([.$H$3];6)=4;IF(12&lt;[.G2];ROUNDUP([.$H$4];0);ROUNDDOWN([.$H$4];0));IF(MOD([.$H$3];6)=5;IF(6&lt;[.G2];ROUNDUP([.$H$4];0);ROUNDDOWN([.$H$4];0));ORG.LIBREOFFICE.RAWSUBTRACT([.$H$4];ROUNDDOWN([.$H$4];0))))))))+[.G2]" office:value-type="float" office:value="56" calcext:value-type="float">
            <text:p>56</text:p>
          </table:table-cell>
          <table:table-cell table:style-name="ce46" table:formula="of:=SUM([.B9:.G9])"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3];ROUNDUP([.$H$4];0);ROUNDDOWN([.$H$4];0));IF(MOD([.$H$3];6)=2;IF(24&lt;[.B3];ROUNDUP([.$H$4];0);ROUNDDOWN([.$H$4];0));IF(MOD([.$H$3];6)=3;IF(18&lt;[.B3];ROUNDUP([.$H$4];0);ROUNDDOWN([.$H$4];0));IF(MOD([.$H$3];6)=4;IF(12&lt;[.B3];ROUNDUP([.$H$4];0);ROUNDDOWN([.$H$4];0));IF(MOD([.$H$3];6)=5;IF(6&lt;[.B3];ROUNDUP([.$H$4];0);ROUNDDOWN([.$H$4];0));ORG.LIBREOFFICE.RAWSUBTRACT([.$H$4];ROUNDDOWN([.$H$4];0))))))))+[.B3]" office:value-type="float" office:value="87" calcext:value-type="float">
            <text:p>87</text:p>
          </table:table-cell>
          <table:table-cell table:style-name="ce45" table:formula="of:=IF(MOD([.$H$3];6)=0;ROUNDDOWN([.$H$4];0);IF(MOD([.$H$3];6)=1;IF(30&lt;[.C3];ROUNDUP([.$H$4];0);ROUNDDOWN([.$H$4];0));IF(MOD([.$H$3];6)=2;IF(24&lt;[.C3];ROUNDUP([.$H$4];0);ROUNDDOWN([.$H$4];0));IF(MOD([.$H$3];6)=3;IF(18&lt;[.C3];ROUNDUP([.$H$4];0);ROUNDDOWN([.$H$4];0));IF(MOD([.$H$3];6)=4;IF(12&lt;[.C3];ROUNDUP([.$H$4];0);ROUNDDOWN([.$H$4];0));IF(MOD([.$H$3];6)=5;IF(6&lt;[.C3];ROUNDUP([.$H$4];0);ROUNDDOWN([.$H$4];0));ORG.LIBREOFFICE.RAWSUBTRACT([.$H$4];ROUNDDOWN([.$H$4];0))))))))+[.C3]" office:value-type="float" office:value="73" calcext:value-type="float">
            <text:p>73</text:p>
          </table:table-cell>
          <table:table-cell table:style-name="ce45" table:formula="of:=IF(MOD([.$H$3];6)=0;ROUNDDOWN([.$H$4];0);IF(MOD([.$H$3];6)=1;IF(30&lt;[.D3];ROUNDUP([.$H$4];0);ROUNDDOWN([.$H$4];0));IF(MOD([.$H$3];6)=2;IF(24&lt;[.D3];ROUNDUP([.$H$4];0);ROUNDDOWN([.$H$4];0));IF(MOD([.$H$3];6)=3;IF(18&lt;[.D3];ROUNDUP([.$H$4];0);ROUNDDOWN([.$H$4];0));IF(MOD([.$H$3];6)=4;IF(12&lt;[.D3];ROUNDUP([.$H$4];0);ROUNDDOWN([.$H$4];0));IF(MOD([.$H$3];6)=5;IF(6&lt;[.D3];ROUNDUP([.$H$4];0);ROUNDDOWN([.$H$4];0));ORG.LIBREOFFICE.RAWSUBTRACT([.$H$4];ROUNDDOWN([.$H$4];0))))))))+[.D3]" office:value-type="float" office:value="76" calcext:value-type="float">
            <text:p>76</text:p>
          </table:table-cell>
          <table:table-cell table:style-name="ce45" table:formula="of:=IF(MOD([.$H$3];6)=0;ROUNDDOWN([.$H$4];0);IF(MOD([.$H$3];6)=1;IF(30&lt;[.E3];ROUNDUP([.$H$4];0);ROUNDDOWN([.$H$4];0));IF(MOD([.$H$3];6)=2;IF(24&lt;[.E3];ROUNDUP([.$H$4];0);ROUNDDOWN([.$H$4];0));IF(MOD([.$H$3];6)=3;IF(18&lt;[.E3];ROUNDUP([.$H$4];0);ROUNDDOWN([.$H$4];0));IF(MOD([.$H$3];6)=4;IF(12&lt;[.E3];ROUNDUP([.$H$4];0);ROUNDDOWN([.$H$4];0));IF(MOD([.$H$3];6)=5;IF(6&lt;[.E3];ROUNDUP([.$H$4];0);ROUNDDOWN([.$H$4];0));ORG.LIBREOFFICE.RAWSUBTRACT([.$H$4];ROUNDDOWN([.$H$4];0))))))))+[.E3]" office:value-type="float" office:value="79" calcext:value-type="float">
            <text:p>79</text:p>
          </table:table-cell>
          <table:table-cell table:style-name="ce45" table:formula="of:=IF(MOD([.$H$3];6)=0;ROUNDDOWN([.$H$4];0);IF(MOD([.$H$3];6)=1;IF(30&lt;[.F3];ROUNDUP([.$H$4];0);ROUNDDOWN([.$H$4];0));IF(MOD([.$H$3];6)=2;IF(24&lt;[.F3];ROUNDUP([.$H$4];0);ROUNDDOWN([.$H$4];0));IF(MOD([.$H$3];6)=3;IF(18&lt;[.F3];ROUNDUP([.$H$4];0);ROUNDDOWN([.$H$4];0));IF(MOD([.$H$3];6)=4;IF(12&lt;[.F3];ROUNDUP([.$H$4];0);ROUNDDOWN([.$H$4];0));IF(MOD([.$H$3];6)=5;IF(6&lt;[.F3];ROUNDUP([.$H$4];0);ROUNDDOWN([.$H$4];0));ORG.LIBREOFFICE.RAWSUBTRACT([.$H$4];ROUNDDOWN([.$H$4];0))))))))+[.F3]" office:value-type="float" office:value="66" calcext:value-type="float">
            <text:p>66</text:p>
          </table:table-cell>
          <table:table-cell table:style-name="ce45" table:formula="of:=IF(MOD([.$H$3];6)=0;ROUNDDOWN([.$H$4];0);IF(MOD([.$H$3];6)=1;IF(30&lt;[.G3];ROUNDUP([.$H$4];0);ROUNDDOWN([.$H$4];0));IF(MOD([.$H$3];6)=2;IF(24&lt;[.G3];ROUNDUP([.$H$4];0);ROUNDDOWN([.$H$4];0));IF(MOD([.$H$3];6)=3;IF(18&lt;[.G3];ROUNDUP([.$H$4];0);ROUNDDOWN([.$H$4];0));IF(MOD([.$H$3];6)=4;IF(12&lt;[.G3];ROUNDUP([.$H$4];0);ROUNDDOWN([.$H$4];0));IF(MOD([.$H$3];6)=5;IF(6&lt;[.G3];ROUNDUP([.$H$4];0);ROUNDDOWN([.$H$4];0));ORG.LIBREOFFICE.RAWSUBTRACT([.$H$4];ROUNDDOWN([.$H$4];0))))))))+[.G3]" office:value-type="float" office:value="60" calcext:value-type="float">
            <text:p>60</text:p>
          </table:table-cell>
          <table:table-cell table:style-name="ce46" table:formula="of:=SUM([.B10:.G10])"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4];ROUNDUP([.$H$4];0);ROUNDDOWN([.$H$4];0));IF(MOD([.$H$3];6)=2;IF(24&lt;[.B4];ROUNDUP([.$H$4];0);ROUNDDOWN([.$H$4];0));IF(MOD([.$H$3];6)=3;IF(18&lt;[.B4];ROUNDUP([.$H$4];0);ROUNDDOWN([.$H$4];0));IF(MOD([.$H$3];6)=4;IF(12&lt;[.B4];ROUNDUP([.$H$4];0);ROUNDDOWN([.$H$4];0));IF(MOD([.$H$3];6)=5;IF(6&lt;[.B4];ROUNDUP([.$H$4];0);ROUNDDOWN([.$H$4];0));ORG.LIBREOFFICE.RAWSUBTRACT([.$H$4];ROUNDDOWN([.$H$4];0))))))))+[.B4]" office:value-type="float" office:value="83" calcext:value-type="float">
            <text:p>83</text:p>
          </table:table-cell>
          <table:table-cell table:style-name="ce45" table:formula="of:=IF(MOD([.$H$3];6)=0;ROUNDDOWN([.$H$4];0);IF(MOD([.$H$3];6)=1;IF(30&lt;[.C4];ROUNDUP([.$H$4];0);ROUNDDOWN([.$H$4];0));IF(MOD([.$H$3];6)=2;IF(24&lt;[.C4];ROUNDUP([.$H$4];0);ROUNDDOWN([.$H$4];0));IF(MOD([.$H$3];6)=3;IF(18&lt;[.C4];ROUNDUP([.$H$4];0);ROUNDDOWN([.$H$4];0));IF(MOD([.$H$3];6)=4;IF(12&lt;[.C4];ROUNDUP([.$H$4];0);ROUNDDOWN([.$H$4];0));IF(MOD([.$H$3];6)=5;IF(6&lt;[.C4];ROUNDUP([.$H$4];0);ROUNDDOWN([.$H$4];0));ORG.LIBREOFFICE.RAWSUBTRACT([.$H$4];ROUNDDOWN([.$H$4];0))))))))+[.C4]" office:value-type="float" office:value="78" calcext:value-type="float">
            <text:p>78</text:p>
          </table:table-cell>
          <table:table-cell table:style-name="ce45" table:formula="of:=IF(MOD([.$H$3];6)=0;ROUNDDOWN([.$H$4];0);IF(MOD([.$H$3];6)=1;IF(30&lt;[.D4];ROUNDUP([.$H$4];0);ROUNDDOWN([.$H$4];0));IF(MOD([.$H$3];6)=2;IF(24&lt;[.D4];ROUNDUP([.$H$4];0);ROUNDDOWN([.$H$4];0));IF(MOD([.$H$3];6)=3;IF(18&lt;[.D4];ROUNDUP([.$H$4];0);ROUNDDOWN([.$H$4];0));IF(MOD([.$H$3];6)=4;IF(12&lt;[.D4];ROUNDUP([.$H$4];0);ROUNDDOWN([.$H$4];0));IF(MOD([.$H$3];6)=5;IF(6&lt;[.D4];ROUNDUP([.$H$4];0);ROUNDDOWN([.$H$4];0));ORG.LIBREOFFICE.RAWSUBTRACT([.$H$4];ROUNDDOWN([.$H$4];0))))))))+[.D4]" office:value-type="float" office:value="67" calcext:value-type="float">
            <text:p>67</text:p>
          </table:table-cell>
          <table:table-cell table:style-name="ce45" table:formula="of:=IF(MOD([.$H$3];6)=0;ROUNDDOWN([.$H$4];0);IF(MOD([.$H$3];6)=1;IF(30&lt;[.E4];ROUNDUP([.$H$4];0);ROUNDDOWN([.$H$4];0));IF(MOD([.$H$3];6)=2;IF(24&lt;[.E4];ROUNDUP([.$H$4];0);ROUNDDOWN([.$H$4];0));IF(MOD([.$H$3];6)=3;IF(18&lt;[.E4];ROUNDUP([.$H$4];0);ROUNDDOWN([.$H$4];0));IF(MOD([.$H$3];6)=4;IF(12&lt;[.E4];ROUNDUP([.$H$4];0);ROUNDDOWN([.$H$4];0));IF(MOD([.$H$3];6)=5;IF(6&lt;[.E4];ROUNDUP([.$H$4];0);ROUNDDOWN([.$H$4];0));ORG.LIBREOFFICE.RAWSUBTRACT([.$H$4];ROUNDDOWN([.$H$4];0))))))))+[.E4]" office:value-type="float" office:value="72" calcext:value-type="float">
            <text:p>72</text:p>
          </table:table-cell>
          <table:table-cell table:style-name="ce45" table:formula="of:=IF(MOD([.$H$3];6)=0;ROUNDDOWN([.$H$4];0);IF(MOD([.$H$3];6)=1;IF(30&lt;[.F4];ROUNDUP([.$H$4];0);ROUNDDOWN([.$H$4];0));IF(MOD([.$H$3];6)=2;IF(24&lt;[.F4];ROUNDUP([.$H$4];0);ROUNDDOWN([.$H$4];0));IF(MOD([.$H$3];6)=3;IF(18&lt;[.F4];ROUNDUP([.$H$4];0);ROUNDDOWN([.$H$4];0));IF(MOD([.$H$3];6)=4;IF(12&lt;[.F4];ROUNDUP([.$H$4];0);ROUNDDOWN([.$H$4];0));IF(MOD([.$H$3];6)=5;IF(6&lt;[.F4];ROUNDUP([.$H$4];0);ROUNDDOWN([.$H$4];0));ORG.LIBREOFFICE.RAWSUBTRACT([.$H$4];ROUNDDOWN([.$H$4];0))))))))+[.F4]" office:value-type="float" office:value="77" calcext:value-type="float">
            <text:p>77</text:p>
          </table:table-cell>
          <table:table-cell table:style-name="ce45" table:formula="of:=IF(MOD([.$H$3];6)=0;ROUNDDOWN([.$H$4];0);IF(MOD([.$H$3];6)=1;IF(30&lt;[.G4];ROUNDUP([.$H$4];0);ROUNDDOWN([.$H$4];0));IF(MOD([.$H$3];6)=2;IF(24&lt;[.G4];ROUNDUP([.$H$4];0);ROUNDDOWN([.$H$4];0));IF(MOD([.$H$3];6)=3;IF(18&lt;[.G4];ROUNDUP([.$H$4];0);ROUNDDOWN([.$H$4];0));IF(MOD([.$H$3];6)=4;IF(12&lt;[.G4];ROUNDUP([.$H$4];0);ROUNDDOWN([.$H$4];0));IF(MOD([.$H$3];6)=5;IF(6&lt;[.G4];ROUNDUP([.$H$4];0);ROUNDDOWN([.$H$4];0));ORG.LIBREOFFICE.RAWSUBTRACT([.$H$4];ROUNDDOWN([.$H$4];0))))))))+[.G4]" office:value-type="float" office:value="64" calcext:value-type="float">
            <text:p>64</text:p>
          </table:table-cell>
          <table:table-cell table:style-name="ce46" table:formula="of:=SUM([.B11:.G11])"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5];ROUNDUP([.$H$4];0);ROUNDDOWN([.$H$4];0));IF(MOD([.$H$3];6)=2;IF(24&lt;[.B5];ROUNDUP([.$H$4];0);ROUNDDOWN([.$H$4];0));IF(MOD([.$H$3];6)=3;IF(18&lt;[.B5];ROUNDUP([.$H$4];0);ROUNDDOWN([.$H$4];0));IF(MOD([.$H$3];6)=4;IF(12&lt;[.B5];ROUNDUP([.$H$4];0);ROUNDDOWN([.$H$4];0));IF(MOD([.$H$3];6)=5;IF(6&lt;[.B5];ROUNDUP([.$H$4];0);ROUNDDOWN([.$H$4];0));ORG.LIBREOFFICE.RAWSUBTRACT([.$H$4];ROUNDDOWN([.$H$4];0))))))))+[.B5]" office:value-type="float" office:value="63" calcext:value-type="float">
            <text:p>63</text:p>
          </table:table-cell>
          <table:table-cell table:style-name="ce45" table:formula="of:=IF(MOD([.$H$3];6)=0;ROUNDDOWN([.$H$4];0);IF(MOD([.$H$3];6)=1;IF(30&lt;[.C5];ROUNDUP([.$H$4];0);ROUNDDOWN([.$H$4];0));IF(MOD([.$H$3];6)=2;IF(24&lt;[.C5];ROUNDUP([.$H$4];0);ROUNDDOWN([.$H$4];0));IF(MOD([.$H$3];6)=3;IF(18&lt;[.C5];ROUNDUP([.$H$4];0);ROUNDDOWN([.$H$4];0));IF(MOD([.$H$3];6)=4;IF(12&lt;[.C5];ROUNDUP([.$H$4];0);ROUNDDOWN([.$H$4];0));IF(MOD([.$H$3];6)=5;IF(6&lt;[.C5];ROUNDUP([.$H$4];0);ROUNDDOWN([.$H$4];0));ORG.LIBREOFFICE.RAWSUBTRACT([.$H$4];ROUNDDOWN([.$H$4];0))))))))+[.C5]" office:value-type="float" office:value="68" calcext:value-type="float">
            <text:p>68</text:p>
          </table:table-cell>
          <table:table-cell table:style-name="ce45" table:formula="of:=IF(MOD([.$H$3];6)=0;ROUNDDOWN([.$H$4];0);IF(MOD([.$H$3];6)=1;IF(30&lt;[.D5];ROUNDUP([.$H$4];0);ROUNDDOWN([.$H$4];0));IF(MOD([.$H$3];6)=2;IF(24&lt;[.D5];ROUNDUP([.$H$4];0);ROUNDDOWN([.$H$4];0));IF(MOD([.$H$3];6)=3;IF(18&lt;[.D5];ROUNDUP([.$H$4];0);ROUNDDOWN([.$H$4];0));IF(MOD([.$H$3];6)=4;IF(12&lt;[.D5];ROUNDUP([.$H$4];0);ROUNDDOWN([.$H$4];0));IF(MOD([.$H$3];6)=5;IF(6&lt;[.D5];ROUNDUP([.$H$4];0);ROUNDDOWN([.$H$4];0));ORG.LIBREOFFICE.RAWSUBTRACT([.$H$4];ROUNDDOWN([.$H$4];0))))))))+[.D5]" office:value-type="float" office:value="81" calcext:value-type="float">
            <text:p>81</text:p>
          </table:table-cell>
          <table:table-cell table:style-name="ce45" table:formula="of:=IF(MOD([.$H$3];6)=0;ROUNDDOWN([.$H$4];0);IF(MOD([.$H$3];6)=1;IF(30&lt;[.E5];ROUNDUP([.$H$4];0);ROUNDDOWN([.$H$4];0));IF(MOD([.$H$3];6)=2;IF(24&lt;[.E5];ROUNDUP([.$H$4];0);ROUNDDOWN([.$H$4];0));IF(MOD([.$H$3];6)=3;IF(18&lt;[.E5];ROUNDUP([.$H$4];0);ROUNDDOWN([.$H$4];0));IF(MOD([.$H$3];6)=4;IF(12&lt;[.E5];ROUNDUP([.$H$4];0);ROUNDDOWN([.$H$4];0));IF(MOD([.$H$3];6)=5;IF(6&lt;[.E5];ROUNDUP([.$H$4];0);ROUNDDOWN([.$H$4];0));ORG.LIBREOFFICE.RAWSUBTRACT([.$H$4];ROUNDDOWN([.$H$4];0))))))))+[.E5]" office:value-type="float" office:value="74" calcext:value-type="float">
            <text:p>74</text:p>
          </table:table-cell>
          <table:table-cell table:style-name="ce45" table:formula="of:=IF(MOD([.$H$3];6)=0;ROUNDDOWN([.$H$4];0);IF(MOD([.$H$3];6)=1;IF(30&lt;[.F5];ROUNDUP([.$H$4];0);ROUNDDOWN([.$H$4];0));IF(MOD([.$H$3];6)=2;IF(24&lt;[.F5];ROUNDUP([.$H$4];0);ROUNDDOWN([.$H$4];0));IF(MOD([.$H$3];6)=3;IF(18&lt;[.F5];ROUNDUP([.$H$4];0);ROUNDDOWN([.$H$4];0));IF(MOD([.$H$3];6)=4;IF(12&lt;[.F5];ROUNDUP([.$H$4];0);ROUNDDOWN([.$H$4];0));IF(MOD([.$H$3];6)=5;IF(6&lt;[.F5];ROUNDUP([.$H$4];0);ROUNDDOWN([.$H$4];0));ORG.LIBREOFFICE.RAWSUBTRACT([.$H$4];ROUNDDOWN([.$H$4];0))))))))+[.F5]" office:value-type="float" office:value="71" calcext:value-type="float">
            <text:p>71</text:p>
          </table:table-cell>
          <table:table-cell table:style-name="ce45" table:formula="of:=IF(MOD([.$H$3];6)=0;ROUNDDOWN([.$H$4];0);IF(MOD([.$H$3];6)=1;IF(30&lt;[.G5];ROUNDUP([.$H$4];0);ROUNDDOWN([.$H$4];0));IF(MOD([.$H$3];6)=2;IF(24&lt;[.G5];ROUNDUP([.$H$4];0);ROUNDDOWN([.$H$4];0));IF(MOD([.$H$3];6)=3;IF(18&lt;[.G5];ROUNDUP([.$H$4];0);ROUNDDOWN([.$H$4];0));IF(MOD([.$H$3];6)=4;IF(12&lt;[.G5];ROUNDUP([.$H$4];0);ROUNDDOWN([.$H$4];0));IF(MOD([.$H$3];6)=5;IF(6&lt;[.G5];ROUNDUP([.$H$4];0);ROUNDDOWN([.$H$4];0));ORG.LIBREOFFICE.RAWSUBTRACT([.$H$4];ROUNDDOWN([.$H$4];0))))))))+[.G5]" office:value-type="float" office:value="84" calcext:value-type="float">
            <text:p>84</text:p>
          </table:table-cell>
          <table:table-cell table:style-name="ce46" table:formula="of:=SUM([.B12:.G12])"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6];ROUNDUP([.$H$4];0);ROUNDDOWN([.$H$4];0));IF(MOD([.$H$3];6)=2;IF(24&lt;[.B6];ROUNDUP([.$H$4];0);ROUNDDOWN([.$H$4];0));IF(MOD([.$H$3];6)=3;IF(18&lt;[.B6];ROUNDUP([.$H$4];0);ROUNDDOWN([.$H$4];0));IF(MOD([.$H$3];6)=4;IF(12&lt;[.B6];ROUNDUP([.$H$4];0);ROUNDDOWN([.$H$4];0));IF(MOD([.$H$3];6)=5;IF(6&lt;[.B6];ROUNDUP([.$H$4];0);ROUNDDOWN([.$H$4];0));ORG.LIBREOFFICE.RAWSUBTRACT([.$H$4];ROUNDDOWN([.$H$4];0))))))))+[.B6]" office:value-type="float" office:value="58" calcext:value-type="float">
            <text:p>58</text:p>
          </table:table-cell>
          <table:table-cell table:style-name="ce45" table:formula="of:=IF(MOD([.$H$3];6)=0;ROUNDDOWN([.$H$4];0);IF(MOD([.$H$3];6)=1;IF(30&lt;[.C6];ROUNDUP([.$H$4];0);ROUNDDOWN([.$H$4];0));IF(MOD([.$H$3];6)=2;IF(24&lt;[.C6];ROUNDUP([.$H$4];0);ROUNDDOWN([.$H$4];0));IF(MOD([.$H$3];6)=3;IF(18&lt;[.C6];ROUNDUP([.$H$4];0);ROUNDDOWN([.$H$4];0));IF(MOD([.$H$3];6)=4;IF(12&lt;[.C6];ROUNDUP([.$H$4];0);ROUNDDOWN([.$H$4];0));IF(MOD([.$H$3];6)=5;IF(6&lt;[.C6];ROUNDUP([.$H$4];0);ROUNDDOWN([.$H$4];0));ORG.LIBREOFFICE.RAWSUBTRACT([.$H$4];ROUNDDOWN([.$H$4];0))))))))+[.C6]" office:value-type="float" office:value="75" calcext:value-type="float">
            <text:p>75</text:p>
          </table:table-cell>
          <table:table-cell table:style-name="ce45" table:formula="of:=IF(MOD([.$H$3];6)=0;ROUNDDOWN([.$H$4];0);IF(MOD([.$H$3];6)=1;IF(30&lt;[.D6];ROUNDUP([.$H$4];0);ROUNDDOWN([.$H$4];0));IF(MOD([.$H$3];6)=2;IF(24&lt;[.D6];ROUNDUP([.$H$4];0);ROUNDDOWN([.$H$4];0));IF(MOD([.$H$3];6)=3;IF(18&lt;[.D6];ROUNDUP([.$H$4];0);ROUNDDOWN([.$H$4];0));IF(MOD([.$H$3];6)=4;IF(12&lt;[.D6];ROUNDUP([.$H$4];0);ROUNDDOWN([.$H$4];0));IF(MOD([.$H$3];6)=5;IF(6&lt;[.D6];ROUNDUP([.$H$4];0);ROUNDDOWN([.$H$4];0));ORG.LIBREOFFICE.RAWSUBTRACT([.$H$4];ROUNDDOWN([.$H$4];0))))))))+[.D6]" office:value-type="float" office:value="70" calcext:value-type="float">
            <text:p>70</text:p>
          </table:table-cell>
          <table:table-cell table:style-name="ce45" table:formula="of:=IF(MOD([.$H$3];6)=0;ROUNDDOWN([.$H$4];0);IF(MOD([.$H$3];6)=1;IF(30&lt;[.E6];ROUNDUP([.$H$4];0);ROUNDDOWN([.$H$4];0));IF(MOD([.$H$3];6)=2;IF(24&lt;[.E6];ROUNDUP([.$H$4];0);ROUNDDOWN([.$H$4];0));IF(MOD([.$H$3];6)=3;IF(18&lt;[.E6];ROUNDUP([.$H$4];0);ROUNDDOWN([.$H$4];0));IF(MOD([.$H$3];6)=4;IF(12&lt;[.E6];ROUNDUP([.$H$4];0);ROUNDDOWN([.$H$4];0));IF(MOD([.$H$3];6)=5;IF(6&lt;[.E6];ROUNDUP([.$H$4];0);ROUNDDOWN([.$H$4];0));ORG.LIBREOFFICE.RAWSUBTRACT([.$H$4];ROUNDDOWN([.$H$4];0))))))))+[.E6]" office:value-type="float" office:value="69" calcext:value-type="float">
            <text:p>69</text:p>
          </table:table-cell>
          <table:table-cell table:style-name="ce45" table:formula="of:=IF(MOD([.$H$3];6)=0;ROUNDDOWN([.$H$4];0);IF(MOD([.$H$3];6)=1;IF(30&lt;[.F6];ROUNDUP([.$H$4];0);ROUNDDOWN([.$H$4];0));IF(MOD([.$H$3];6)=2;IF(24&lt;[.F6];ROUNDUP([.$H$4];0);ROUNDDOWN([.$H$4];0));IF(MOD([.$H$3];6)=3;IF(18&lt;[.F6];ROUNDUP([.$H$4];0);ROUNDDOWN([.$H$4];0));IF(MOD([.$H$3];6)=4;IF(12&lt;[.F6];ROUNDUP([.$H$4];0);ROUNDDOWN([.$H$4];0));IF(MOD([.$H$3];6)=5;IF(6&lt;[.F6];ROUNDUP([.$H$4];0);ROUNDDOWN([.$H$4];0));ORG.LIBREOFFICE.RAWSUBTRACT([.$H$4];ROUNDDOWN([.$H$4];0))))))))+[.F6]" office:value-type="float" office:value="80" calcext:value-type="float">
            <text:p>80</text:p>
          </table:table-cell>
          <table:table-cell table:style-name="ce45" table:formula="of:=IF(MOD([.$H$3];6)=0;ROUNDDOWN([.$H$4];0);IF(MOD([.$H$3];6)=1;IF(30&lt;[.G6];ROUNDUP([.$H$4];0);ROUNDDOWN([.$H$4];0));IF(MOD([.$H$3];6)=2;IF(24&lt;[.G6];ROUNDUP([.$H$4];0);ROUNDDOWN([.$H$4];0));IF(MOD([.$H$3];6)=3;IF(18&lt;[.G6];ROUNDUP([.$H$4];0);ROUNDDOWN([.$H$4];0));IF(MOD([.$H$3];6)=4;IF(12&lt;[.G6];ROUNDUP([.$H$4];0);ROUNDDOWN([.$H$4];0));IF(MOD([.$H$3];6)=5;IF(6&lt;[.G6];ROUNDUP([.$H$4];0);ROUNDDOWN([.$H$4];0));ORG.LIBREOFFICE.RAWSUBTRACT([.$H$4];ROUNDDOWN([.$H$4];0))))))))+[.G6]" office:value-type="float" office:value="89" calcext:value-type="float">
            <text:p>89</text:p>
          </table:table-cell>
          <table:table-cell table:style-name="ce46" table:formula="of:=SUM([.B13:.G13])"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7];ROUNDUP([.$H$4];0);ROUNDDOWN([.$H$4];0));IF(MOD([.$H$3];6)=2;IF(24&lt;[.B7];ROUNDUP([.$H$4];0);ROUNDDOWN([.$H$4];0));IF(MOD([.$H$3];6)=3;IF(18&lt;[.B7];ROUNDUP([.$H$4];0);ROUNDDOWN([.$H$4];0));IF(MOD([.$H$3];6)=4;IF(12&lt;[.B7];ROUNDUP([.$H$4];0);ROUNDDOWN([.$H$4];0));IF(MOD([.$H$3];6)=5;IF(6&lt;[.B7];ROUNDUP([.$H$4];0);ROUNDDOWN([.$H$4];0));ORG.LIBREOFFICE.RAWSUBTRACT([.$H$4];ROUNDDOWN([.$H$4];0))))))))+[.B7]" office:value-type="float" office:value="91" calcext:value-type="float">
            <text:p>91</text:p>
          </table:table-cell>
          <table:table-cell table:style-name="ce45" table:formula="of:=IF(MOD([.$H$3];6)=0;ROUNDDOWN([.$H$4];0);IF(MOD([.$H$3];6)=1;IF(30&lt;[.C7];ROUNDUP([.$H$4];0);ROUNDDOWN([.$H$4];0));IF(MOD([.$H$3];6)=2;IF(24&lt;[.C7];ROUNDUP([.$H$4];0);ROUNDDOWN([.$H$4];0));IF(MOD([.$H$3];6)=3;IF(18&lt;[.C7];ROUNDUP([.$H$4];0);ROUNDDOWN([.$H$4];0));IF(MOD([.$H$3];6)=4;IF(12&lt;[.C7];ROUNDUP([.$H$4];0);ROUNDDOWN([.$H$4];0));IF(MOD([.$H$3];6)=5;IF(6&lt;[.C7];ROUNDUP([.$H$4];0);ROUNDDOWN([.$H$4];0));ORG.LIBREOFFICE.RAWSUBTRACT([.$H$4];ROUNDDOWN([.$H$4];0))))))))+[.C7]" office:value-type="float" office:value="82" calcext:value-type="float">
            <text:p>82</text:p>
          </table:table-cell>
          <table:table-cell table:style-name="ce45" table:formula="of:=IF(MOD([.$H$3];6)=0;ROUNDDOWN([.$H$4];0);IF(MOD([.$H$3];6)=1;IF(30&lt;[.D7];ROUNDUP([.$H$4];0);ROUNDDOWN([.$H$4];0));IF(MOD([.$H$3];6)=2;IF(24&lt;[.D7];ROUNDUP([.$H$4];0);ROUNDDOWN([.$H$4];0));IF(MOD([.$H$3];6)=3;IF(18&lt;[.D7];ROUNDUP([.$H$4];0);ROUNDDOWN([.$H$4];0));IF(MOD([.$H$3];6)=4;IF(12&lt;[.D7];ROUNDUP([.$H$4];0);ROUNDDOWN([.$H$4];0));IF(MOD([.$H$3];6)=5;IF(6&lt;[.D7];ROUNDUP([.$H$4];0);ROUNDDOWN([.$H$4];0));ORG.LIBREOFFICE.RAWSUBTRACT([.$H$4];ROUNDDOWN([.$H$4];0))))))))+[.D7]" office:value-type="float" office:value="62" calcext:value-type="float">
            <text:p>62</text:p>
          </table:table-cell>
          <table:table-cell table:style-name="ce45" table:formula="of:=IF(MOD([.$H$3];6)=0;ROUNDDOWN([.$H$4];0);IF(MOD([.$H$3];6)=1;IF(30&lt;[.E7];ROUNDUP([.$H$4];0);ROUNDDOWN([.$H$4];0));IF(MOD([.$H$3];6)=2;IF(24&lt;[.E7];ROUNDUP([.$H$4];0);ROUNDDOWN([.$H$4];0));IF(MOD([.$H$3];6)=3;IF(18&lt;[.E7];ROUNDUP([.$H$4];0);ROUNDDOWN([.$H$4];0));IF(MOD([.$H$3];6)=4;IF(12&lt;[.E7];ROUNDUP([.$H$4];0);ROUNDDOWN([.$H$4];0));IF(MOD([.$H$3];6)=5;IF(6&lt;[.E7];ROUNDUP([.$H$4];0);ROUNDDOWN([.$H$4];0));ORG.LIBREOFFICE.RAWSUBTRACT([.$H$4];ROUNDDOWN([.$H$4];0))))))))+[.E7]" office:value-type="float" office:value="61" calcext:value-type="float">
            <text:p>61</text:p>
          </table:table-cell>
          <table:table-cell table:style-name="ce45" table:formula="of:=IF(MOD([.$H$3];6)=0;ROUNDDOWN([.$H$4];0);IF(MOD([.$H$3];6)=1;IF(30&lt;[.F7];ROUNDUP([.$H$4];0);ROUNDDOWN([.$H$4];0));IF(MOD([.$H$3];6)=2;IF(24&lt;[.F7];ROUNDUP([.$H$4];0);ROUNDDOWN([.$H$4];0));IF(MOD([.$H$3];6)=3;IF(18&lt;[.F7];ROUNDUP([.$H$4];0);ROUNDDOWN([.$H$4];0));IF(MOD([.$H$3];6)=4;IF(12&lt;[.F7];ROUNDUP([.$H$4];0);ROUNDDOWN([.$H$4];0));IF(MOD([.$H$3];6)=5;IF(6&lt;[.F7];ROUNDUP([.$H$4];0);ROUNDDOWN([.$H$4];0));ORG.LIBREOFFICE.RAWSUBTRACT([.$H$4];ROUNDDOWN([.$H$4];0))))))))+[.F7]" office:value-type="float" office:value="57" calcext:value-type="float">
            <text:p>57</text:p>
          </table:table-cell>
          <table:table-cell table:style-name="ce45" table:formula="of:=IF(MOD([.$H$3];6)=0;ROUNDDOWN([.$H$4];0);IF(MOD([.$H$3];6)=1;IF(30&lt;[.G7];ROUNDUP([.$H$4];0);ROUNDDOWN([.$H$4];0));IF(MOD([.$H$3];6)=2;IF(24&lt;[.G7];ROUNDUP([.$H$4];0);ROUNDDOWN([.$H$4];0));IF(MOD([.$H$3];6)=3;IF(18&lt;[.G7];ROUNDUP([.$H$4];0);ROUNDDOWN([.$H$4];0));IF(MOD([.$H$3];6)=4;IF(12&lt;[.G7];ROUNDUP([.$H$4];0);ROUNDDOWN([.$H$4];0));IF(MOD([.$H$3];6)=5;IF(6&lt;[.G7];ROUNDUP([.$H$4];0);ROUNDDOWN([.$H$4];0));ORG.LIBREOFFICE.RAWSUBTRACT([.$H$4];ROUNDDOWN([.$H$4];0))))))))+[.G7]" office:value-type="float" office:value="88" calcext:value-type="float">
            <text:p>88</text:p>
          </table:table-cell>
          <table:table-cell table:style-name="ce46" table:formula="of:=SUM([.B14:.G14])" office:value-type="float" office:value="441" calcext:value-type="float">
            <text:p>441</text:p>
          </table:table-cell>
          <table:table-cell table:number-columns-repeated="1016"/>
        </table:table-row>
        <table:table-row table:style-name="ro1">
          <table:table-cell/>
          <table:table-cell table:style-name="ce46" table:formula="of:=SUM([.B9:.B14])" office:value-type="float" office:value="441" calcext:value-type="float">
            <text:p>441</text:p>
          </table:table-cell>
          <table:table-cell table:style-name="ce46" table:formula="of:=SUM([.C9:.C14])" office:value-type="float" office:value="441" calcext:value-type="float">
            <text:p>441</text:p>
          </table:table-cell>
          <table:table-cell table:style-name="ce46" table:formula="of:=SUM([.D9:.D14])" office:value-type="float" office:value="441" calcext:value-type="float">
            <text:p>441</text:p>
          </table:table-cell>
          <table:table-cell table:style-name="ce46" table:formula="of:=SUM([.E9:.E14])" office:value-type="float" office:value="441" calcext:value-type="float">
            <text:p>441</text:p>
          </table:table-cell>
          <table:table-cell table:style-name="ce46" table:formula="of:=SUM([.F9:.F14])" office:value-type="float" office:value="441" calcext:value-type="float">
            <text:p>441</text:p>
          </table:table-cell>
          <table:table-cell table:style-name="ce46" table:formula="of:=SUM([.G9:.G14])" office:value-type="float" office:value="441" calcext:value-type="float">
            <text:p>441</text:p>
          </table:table-cell>
          <table:table-cell table:style-name="ce46" table:formula="of:=[.G14]+[.F13]+[.E12]+[.D11]+[.C10]+[.B9]" office:value-type="float" office:value="441" calcext:value-type="float">
            <text:p>441</text:p>
          </table:table-cell>
          <table:table-cell table:number-columns-repeated="1016"/>
        </table:table-row>
        <table:table-row table:style-name="ro1">
          <table:table-cell table:number-columns-repeated="1024"/>
        </table:table-row>
        <table:table-row table:style-name="ro2">
          <table:table-cell/>
          <table:table-cell table:style-name="ce16" table:formula="of:=NUMBERS2ARAB([.B9])" office:value-type="string" office:string-value="٥٩" calcext:value-type="string">
            <text:p>٥٩</text:p>
          </table:table-cell>
          <table:table-cell table:style-name="ce17" table:formula="of:=NUMBERS2ARAB([.C9])" office:value-type="string" office:string-value="٦٥" calcext:value-type="string">
            <text:p>٦٥</text:p>
          </table:table-cell>
          <table:table-cell table:style-name="ce16" table:formula="of:=NUMBERS2ARAB([.D9])" office:value-type="string" office:string-value="٨٥" calcext:value-type="string">
            <text:p>٨٥</text:p>
          </table:table-cell>
          <table:table-cell table:style-name="ce17" table:formula="of:=NUMBERS2ARAB([.E9])" office:value-type="string" office:string-value="٨٦" calcext:value-type="string">
            <text:p>٨٦</text:p>
          </table:table-cell>
          <table:table-cell table:style-name="ce16" table:formula="of:=NUMBERS2ARAB([.F9])" office:value-type="string" office:string-value="٩٠" calcext:value-type="string">
            <text:p>٩٠</text:p>
          </table:table-cell>
          <table:table-cell table:style-name="ce17" table:formula="of:=NUMBERS2ARAB([.G9])" office:value-type="string" office:string-value="٥٦" calcext:value-type="string">
            <text:p>٥٦</text:p>
          </table:table-cell>
          <table:table-cell table:number-columns-repeated="1017"/>
        </table:table-row>
        <table:table-row table:style-name="ro2">
          <table:table-cell/>
          <table:table-cell table:style-name="ce17" table:formula="of:=NUMBERS2ARAB([.B10])" office:value-type="string" office:string-value="٨٧" calcext:value-type="string">
            <text:p>٨٧</text:p>
          </table:table-cell>
          <table:table-cell table:style-name="ce16" table:formula="of:=NUMBERS2ARAB([.C10])" office:value-type="string" office:string-value="٧٣" calcext:value-type="string">
            <text:p>٧٣</text:p>
          </table:table-cell>
          <table:table-cell table:style-name="ce17" table:formula="of:=NUMBERS2ARAB([.D10])" office:value-type="string" office:string-value="٧٦" calcext:value-type="string">
            <text:p>٧٦</text:p>
          </table:table-cell>
          <table:table-cell table:style-name="ce16" table:formula="of:=NUMBERS2ARAB([.E10])" office:value-type="string" office:string-value="٧٩" calcext:value-type="string">
            <text:p>٧٩</text:p>
          </table:table-cell>
          <table:table-cell table:style-name="ce17" table:formula="of:=NUMBERS2ARAB([.F10])" office:value-type="string" office:string-value="٦٦" calcext:value-type="string">
            <text:p>٦٦</text:p>
          </table:table-cell>
          <table:table-cell table:style-name="ce16" table:formula="of:=NUMBERS2ARAB([.G10])" office:value-type="string" office:string-value="٦٠" calcext:value-type="string">
            <text:p>٦٠</text:p>
          </table:table-cell>
          <table:table-cell table:number-columns-repeated="1017"/>
        </table:table-row>
        <table:table-row table:style-name="ro2">
          <table:table-cell/>
          <table:table-cell table:style-name="ce16" table:formula="of:=NUMBERS2ARAB([.B11])" office:value-type="string" office:string-value="٨٣" calcext:value-type="string">
            <text:p>٨٣</text:p>
          </table:table-cell>
          <table:table-cell table:style-name="ce17" table:formula="of:=NUMBERS2ARAB([.C11])" office:value-type="string" office:string-value="٧٨" calcext:value-type="string">
            <text:p>٧٨</text:p>
          </table:table-cell>
          <table:table-cell table:style-name="ce16" table:formula="of:=NUMBERS2ARAB([.D11])" office:value-type="string" office:string-value="٦٧" calcext:value-type="string">
            <text:p>٦٧</text:p>
          </table:table-cell>
          <table:table-cell table:style-name="ce17" table:formula="of:=NUMBERS2ARAB([.E11])" office:value-type="string" office:string-value="٧٢" calcext:value-type="string">
            <text:p>٧٢</text:p>
          </table:table-cell>
          <table:table-cell table:style-name="ce16" table:formula="of:=NUMBERS2ARAB([.F11])" office:value-type="string" office:string-value="٧٧" calcext:value-type="string">
            <text:p>٧٧</text:p>
          </table:table-cell>
          <table:table-cell table:style-name="ce17" table:formula="of:=NUMBERS2ARAB([.G11])" office:value-type="string" office:string-value="٦٤" calcext:value-type="string">
            <text:p>٦٤</text:p>
          </table:table-cell>
          <table:table-cell table:number-columns-repeated="1017"/>
        </table:table-row>
        <table:table-row table:style-name="ro2">
          <table:table-cell/>
          <table:table-cell table:style-name="ce17" table:formula="of:=NUMBERS2ARAB([.B12])" office:value-type="string" office:string-value="٦٣" calcext:value-type="string">
            <text:p>٦٣</text:p>
          </table:table-cell>
          <table:table-cell table:style-name="ce16" table:formula="of:=NUMBERS2ARAB([.C12])" office:value-type="string" office:string-value="٦٨" calcext:value-type="string">
            <text:p>٦٨</text:p>
          </table:table-cell>
          <table:table-cell table:style-name="ce17" table:formula="of:=NUMBERS2ARAB([.D12])" office:value-type="string" office:string-value="٨١" calcext:value-type="string">
            <text:p>٨١</text:p>
          </table:table-cell>
          <table:table-cell table:style-name="ce16" table:formula="of:=NUMBERS2ARAB([.E12])" office:value-type="string" office:string-value="٧٤" calcext:value-type="string">
            <text:p>٧٤</text:p>
          </table:table-cell>
          <table:table-cell table:style-name="ce17" table:formula="of:=NUMBERS2ARAB([.F12])" office:value-type="string" office:string-value="٧١" calcext:value-type="string">
            <text:p>٧١</text:p>
          </table:table-cell>
          <table:table-cell table:style-name="ce16" table:formula="of:=NUMBERS2ARAB([.G12])" office:value-type="string" office:string-value="٨٤" calcext:value-type="string">
            <text:p>٨٤</text:p>
          </table:table-cell>
          <table:table-cell table:number-columns-repeated="1017"/>
        </table:table-row>
        <table:table-row table:style-name="ro2">
          <table:table-cell/>
          <table:table-cell table:style-name="ce16" table:formula="of:=NUMBERS2ARAB([.B13])" office:value-type="string" office:string-value="٥٨" calcext:value-type="string">
            <text:p>٥٨</text:p>
          </table:table-cell>
          <table:table-cell table:style-name="ce17" table:formula="of:=NUMBERS2ARAB([.C13])" office:value-type="string" office:string-value="٧٥" calcext:value-type="string">
            <text:p>٧٥</text:p>
          </table:table-cell>
          <table:table-cell table:style-name="ce16" table:formula="of:=NUMBERS2ARAB([.D13])" office:value-type="string" office:string-value="٧٠" calcext:value-type="string">
            <text:p>٧٠</text:p>
          </table:table-cell>
          <table:table-cell table:style-name="ce17" table:formula="of:=NUMBERS2ARAB([.E13])" office:value-type="string" office:string-value="٦٩" calcext:value-type="string">
            <text:p>٦٩</text:p>
          </table:table-cell>
          <table:table-cell table:style-name="ce16" table:formula="of:=NUMBERS2ARAB([.F13])" office:value-type="string" office:string-value="٨٠" calcext:value-type="string">
            <text:p>٨٠</text:p>
          </table:table-cell>
          <table:table-cell table:style-name="ce17" table:formula="of:=NUMBERS2ARAB([.G13])" office:value-type="string" office:string-value="٨٩" calcext:value-type="string">
            <text:p>٨٩</text:p>
          </table:table-cell>
          <table:table-cell table:number-columns-repeated="1017"/>
        </table:table-row>
        <table:table-row table:style-name="ro2">
          <table:table-cell/>
          <table:table-cell table:style-name="ce17" table:formula="of:=NUMBERS2ARAB([.B14])" office:value-type="string" office:string-value="٩١" calcext:value-type="string">
            <text:p>٩١</text:p>
          </table:table-cell>
          <table:table-cell table:style-name="ce16" table:formula="of:=NUMBERS2ARAB([.C14])" office:value-type="string" office:string-value="٨٢" calcext:value-type="string">
            <text:p>٨٢</text:p>
          </table:table-cell>
          <table:table-cell table:style-name="ce17" table:formula="of:=NUMBERS2ARAB([.D14])" office:value-type="string" office:string-value="٦٢" calcext:value-type="string">
            <text:p>٦٢</text:p>
          </table:table-cell>
          <table:table-cell table:style-name="ce16" table:formula="of:=NUMBERS2ARAB([.E14])" office:value-type="string" office:string-value="٦١" calcext:value-type="string">
            <text:p>٦١</text:p>
          </table:table-cell>
          <table:table-cell table:style-name="ce17" table:formula="of:=NUMBERS2ARAB([.F14])" office:value-type="string" office:string-value="٥٧" calcext:value-type="string">
            <text:p>٥٧</text:p>
          </table:table-cell>
          <table:table-cell table:style-name="ce16" table:formula="of:=NUMBERS2ARAB([.G14])" office:value-type="string" office:string-value="٨٨" calcext:value-type="string">
            <text:p>٨٨</text:p>
          </table:table-cell>
          <table:table-cell table:number-columns-repeated="1017"/>
        </table:table-row>
        <table:table-row table:style-name="ro1" table:number-rows-repeated="1048553">
          <table:table-cell table:number-columns-repeated="1024"/>
        </table:table-row>
        <table:table-row table:style-name="ro1">
          <table:table-cell table:number-columns-repeated="1024"/>
        </table:table-row>
        <calcext:conditional-formats>
          <calcext:conditional-format calcext:target-range-address="6x6.H8:6x6.H15 6x6.B15:6x6.G15">
            <calcext:condition calcext:apply-style-name="Good" calcext:value="=VALUE(ABJAD([.$I$1];1;1))" calcext:base-cell-address="6x6.B8"/>
            <calcext:condition calcext:apply-style-name="Error" calcext:value="!=VALUE(ABJAD([.$I$1];1;1))" calcext:base-cell-address="6x6.B8"/>
          </calcext:conditional-format>
          <calcext:conditional-format calcext:target-range-address="6x6.H3:6x6.H3">
            <calcext:condition calcext:apply-style-name="Good" calcext:value="&gt;=0" calcext:base-cell-address="6x6.H3"/>
            <calcext:condition calcext:apply-style-name="Bad" calcext:value="&lt;0" calcext:base-cell-address="6x6.H3"/>
          </calcext:conditional-format>
        </calcext:conditional-formats>
      </table:table>
      <table:table table:name="5x5" table:style-name="ta1">
        <table:table-column table:style-name="co8" table:default-cell-style-name="ce27"/>
        <table:table-column table:style-name="co2" table:number-columns-repeated="5" table:default-cell-style-name="ce29"/>
        <table:table-column table:style-name="co9" table:default-cell-style-name="ce29"/>
        <table:table-column table:style-name="co4" table:default-cell-style-name="ce29"/>
        <table:table-column table:style-name="co9" table:default-cell-style-name="ce29"/>
        <table:table-column table:style-name="co5" table:number-columns-repeated="1015" table:default-cell-style-name="ce29"/>
        <table:table-row table:style-name="ro1">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76" table:content-validation-name="val5" office:value-type="string" calcext:value-type="string">
            <text:p>تام</text:p>
          </table:table-cell>
          <table:table-cell table:style-name="ce27" table:formula="of:=VALUE(ABJAD([.H1];1;1))" office:value-type="float" office:value="441" calcext:value-type="float">
            <text:p>441</text:p>
          </table:table-cell>
          <table:table-cell table:style-name="ce27" table:number-columns-repeated="1015"/>
        </table:table-row>
        <table:table-row table:style-name="ro1">
          <table:table-cell office:value-type="float" office:value="5" calcext:value-type="float">
            <text:p>5</text:p>
          </table:table-cell>
          <table:table-cell table:style-name="ce35" office:value-type="float" office:value="12" calcext:value-type="float">
            <text:p>12</text:p>
          </table:table-cell>
          <table:table-cell table:style-name="ce35" office:value-type="float" office:value="16" calcext:value-type="float">
            <text:p>16</text:p>
          </table:table-cell>
          <table:table-cell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13" table:formula="of:=SUM([.B2:.F2])" office:value-type="float" office:value="65" calcext:value-type="float">
            <text:p>65</text:p>
          </table:table-cell>
          <table:table-cell table:number-columns-repeated="1017"/>
        </table:table-row>
        <table:table-row table:style-name="ro1">
          <table:table-cell office:value-type="float" office:value="4" calcext:value-type="float">
            <text:p>4</text:p>
          </table:table-cell>
          <table:table-cell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74" table:formula="of:=VALUE(ABJAD([.H1];1;1))-[.G2]" office:value-type="float" office:value="376" calcext:value-type="float">
            <text:p>376</text:p>
          </table:table-cell>
          <table:table-cell table:number-columns-repeated="1017"/>
        </table:table-row>
        <table:table-row table:style-name="ro1">
          <table:table-cell office:value-type="float" office:value="3" calcext:value-type="float">
            <text:p>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13" table:formula="of:=[.G3]/5" office:value-type="float" office:value="75.2" calcext:value-type="float">
            <text:p>75,2</text:p>
          </table:table-cell>
          <table:table-cell table:number-columns-repeated="1017"/>
        </table:table-row>
        <table:table-row table:style-name="ro1">
          <table:table-cell office:value-type="float" office:value="2" calcext:value-type="float">
            <text:p>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20" calcext:value-type="float">
            <text:p>20</text:p>
          </table:table-cell>
          <table:table-cell table:number-columns-repeated="1018"/>
        </table:table-row>
        <table:table-row table:style-name="ro1">
          <table:table-cell office:value-type="float" office:value="1" calcext:value-type="float">
            <text:p>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4" calcext:value-type="float">
            <text:p>14</text:p>
          </table:table-cell>
          <table:table-cell table:number-columns-repeated="1018"/>
        </table:table-row>
        <table:table-row table:style-name="ro1">
          <table:table-cell table:number-columns-repeated="6"/>
          <table:table-cell table:style-name="ce70" table:formula="of:=[.F8]+[.E9]+[.D10]+[.C11]+[.B12]"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2];ROUNDUP([.$G$4];0);ROUNDDOWN([.$G$4];0));IF(MOD([.$G$3];5)=2;IF(15&lt;[.B2];ROUNDUP([.$G$4];0);ROUNDDOWN([.$G$4];0));IF(MOD([.$G$3];5)=3;IF(10&lt;[.B2];ROUNDUP([.$G$4];0);ROUNDDOWN([.$G$4];0));IF(MOD([.$G$3];5)=4;IF(5&lt;[.B2];ROUNDUP([.$G$4];0);ROUNDDOWN([.$G$4];0));ORG.LIBREOFFICE.RAWSUBTRACT([.$G$4];ROUNDDOWN([.$G$4];0)))))))+[.B2]" office:value-type="float" office:value="87" calcext:value-type="float">
            <text:p>87</text:p>
          </table:table-cell>
          <table:table-cell table:style-name="ce45" table:formula="of:=IF(MOD([.$G$3];5)=0;ROUNDDOWN([.$G$4];0);IF(MOD([.$G$3];5)=1;IF(20&lt;[.C2];ROUNDUP([.$G$4];0);ROUNDDOWN([.$G$4];0));IF(MOD([.$G$3];5)=2;IF(15&lt;[.C2];ROUNDUP([.$G$4];0);ROUNDDOWN([.$G$4];0));IF(MOD([.$G$3];5)=3;IF(10&lt;[.C2];ROUNDUP([.$G$4];0);ROUNDDOWN([.$G$4];0));IF(MOD([.$G$3];5)=4;IF(5&lt;[.C2];ROUNDUP([.$G$4];0);ROUNDDOWN([.$G$4];0));ORG.LIBREOFFICE.RAWSUBTRACT([.$G$4];ROUNDDOWN([.$G$4];0)))))))+[.C2]" office:value-type="float" office:value="91" calcext:value-type="float">
            <text:p>91</text:p>
          </table:table-cell>
          <table:table-cell table:style-name="ce45" table:formula="of:=IF(MOD([.$G$3];5)=0;ROUNDDOWN([.$G$4];0);IF(MOD([.$G$3];5)=1;IF(20&lt;[.D2];ROUNDUP([.$G$4];0);ROUNDDOWN([.$G$4];0));IF(MOD([.$G$3];5)=2;IF(15&lt;[.D2];ROUNDUP([.$G$4];0);ROUNDDOWN([.$G$4];0));IF(MOD([.$G$3];5)=3;IF(10&lt;[.D2];ROUNDUP([.$G$4];0);ROUNDDOWN([.$G$4];0));IF(MOD([.$G$3];5)=4;IF(5&lt;[.D2];ROUNDUP([.$G$4];0);ROUNDDOWN([.$G$4];0));ORG.LIBREOFFICE.RAWSUBTRACT([.$G$4];ROUNDDOWN([.$G$4];0)))))))+[.D2]" office:value-type="float" office:value="101" calcext:value-type="float">
            <text:p>101</text:p>
          </table:table-cell>
          <table:table-cell table:style-name="ce45" table:formula="of:=IF(MOD([.$G$3];5)=0;ROUNDDOWN([.$G$4];0);IF(MOD([.$G$3];5)=1;IF(20&lt;[.E2];ROUNDUP([.$G$4];0);ROUNDDOWN([.$G$4];0));IF(MOD([.$G$3];5)=2;IF(15&lt;[.E2];ROUNDUP([.$G$4];0);ROUNDDOWN([.$G$4];0));IF(MOD([.$G$3];5)=3;IF(10&lt;[.E2];ROUNDUP([.$G$4];0);ROUNDDOWN([.$G$4];0));IF(MOD([.$G$3];5)=4;IF(5&lt;[.E2];ROUNDUP([.$G$4];0);ROUNDDOWN([.$G$4];0));ORG.LIBREOFFICE.RAWSUBTRACT([.$G$4];ROUNDDOWN([.$G$4];0)))))))+[.E2]" office:value-type="float" office:value="79" calcext:value-type="float">
            <text:p>79</text:p>
          </table:table-cell>
          <table:table-cell table:style-name="ce45" table:formula="of:=IF(MOD([.$G$3];5)=0;ROUNDDOWN([.$G$4];0);IF(MOD([.$G$3];5)=1;IF(20&lt;[.F2];ROUNDUP([.$G$4];0);ROUNDDOWN([.$G$4];0));IF(MOD([.$G$3];5)=2;IF(15&lt;[.F2];ROUNDUP([.$G$4];0);ROUNDDOWN([.$G$4];0));IF(MOD([.$G$3];5)=3;IF(10&lt;[.F2];ROUNDUP([.$G$4];0);ROUNDDOWN([.$G$4];0));IF(MOD([.$G$3];5)=4;IF(5&lt;[.F2];ROUNDUP([.$G$4];0);ROUNDDOWN([.$G$4];0));ORG.LIBREOFFICE.RAWSUBTRACT([.$G$4];ROUNDDOWN([.$G$4];0)))))))+[.F2]" office:value-type="float" office:value="83" calcext:value-type="float">
            <text:p>83</text:p>
          </table:table-cell>
          <table:table-cell table:style-name="ce70" table:formula="of:=SUM([.B8:.F8])"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3];ROUNDUP([.$G$4];0);ROUNDDOWN([.$G$4];0));IF(MOD([.$G$3];5)=2;IF(15&lt;[.B3];ROUNDUP([.$G$4];0);ROUNDDOWN([.$G$4];0));IF(MOD([.$G$3];5)=3;IF(10&lt;[.B3];ROUNDUP([.$G$4];0);ROUNDDOWN([.$G$4];0));IF(MOD([.$G$3];5)=4;IF(5&lt;[.B3];ROUNDUP([.$G$4];0);ROUNDDOWN([.$G$4];0));ORG.LIBREOFFICE.RAWSUBTRACT([.$G$4];ROUNDDOWN([.$G$4];0)))))))+[.B3]" office:value-type="float" office:value="81" calcext:value-type="float">
            <text:p>81</text:p>
          </table:table-cell>
          <table:table-cell table:style-name="ce45" table:formula="of:=IF(MOD([.$G$3];5)=0;ROUNDDOWN([.$G$4];0);IF(MOD([.$G$3];5)=1;IF(20&lt;[.C3];ROUNDUP([.$G$4];0);ROUNDDOWN([.$G$4];0));IF(MOD([.$G$3];5)=2;IF(15&lt;[.C3];ROUNDUP([.$G$4];0);ROUNDDOWN([.$G$4];0));IF(MOD([.$G$3];5)=3;IF(10&lt;[.C3];ROUNDUP([.$G$4];0);ROUNDDOWN([.$G$4];0));IF(MOD([.$G$3];5)=4;IF(5&lt;[.C3];ROUNDUP([.$G$4];0);ROUNDDOWN([.$G$4];0));ORG.LIBREOFFICE.RAWSUBTRACT([.$G$4];ROUNDDOWN([.$G$4];0)))))))+[.C3]" office:value-type="float" office:value="90" calcext:value-type="float">
            <text:p>90</text:p>
          </table:table-cell>
          <table:table-cell table:style-name="ce45" table:formula="of:=IF(MOD([.$G$3];5)=0;ROUNDDOWN([.$G$4];0);IF(MOD([.$G$3];5)=1;IF(20&lt;[.D3];ROUNDUP([.$G$4];0);ROUNDDOWN([.$G$4];0));IF(MOD([.$G$3];5)=2;IF(15&lt;[.D3];ROUNDUP([.$G$4];0);ROUNDDOWN([.$G$4];0));IF(MOD([.$G$3];5)=3;IF(10&lt;[.D3];ROUNDUP([.$G$4];0);ROUNDDOWN([.$G$4];0));IF(MOD([.$G$3];5)=4;IF(5&lt;[.D3];ROUNDUP([.$G$4];0);ROUNDDOWN([.$G$4];0));ORG.LIBREOFFICE.RAWSUBTRACT([.$G$4];ROUNDDOWN([.$G$4];0)))))))+[.D3]" office:value-type="float" office:value="94" calcext:value-type="float">
            <text:p>94</text:p>
          </table:table-cell>
          <table:table-cell table:style-name="ce45" table:formula="of:=IF(MOD([.$G$3];5)=0;ROUNDDOWN([.$G$4];0);IF(MOD([.$G$3];5)=1;IF(20&lt;[.E3];ROUNDUP([.$G$4];0);ROUNDDOWN([.$G$4];0));IF(MOD([.$G$3];5)=2;IF(15&lt;[.E3];ROUNDUP([.$G$4];0);ROUNDDOWN([.$G$4];0));IF(MOD([.$G$3];5)=3;IF(10&lt;[.E3];ROUNDUP([.$G$4];0);ROUNDDOWN([.$G$4];0));IF(MOD([.$G$3];5)=4;IF(5&lt;[.E3];ROUNDUP([.$G$4];0);ROUNDDOWN([.$G$4];0));ORG.LIBREOFFICE.RAWSUBTRACT([.$G$4];ROUNDDOWN([.$G$4];0)))))))+[.E3]" office:value-type="float" office:value="99" calcext:value-type="float">
            <text:p>99</text:p>
          </table:table-cell>
          <table:table-cell table:style-name="ce45" table:formula="of:=IF(MOD([.$G$3];5)=0;ROUNDDOWN([.$G$4];0);IF(MOD([.$G$3];5)=1;IF(20&lt;[.F3];ROUNDUP([.$G$4];0);ROUNDDOWN([.$G$4];0));IF(MOD([.$G$3];5)=2;IF(15&lt;[.F3];ROUNDUP([.$G$4];0);ROUNDDOWN([.$G$4];0));IF(MOD([.$G$3];5)=3;IF(10&lt;[.F3];ROUNDUP([.$G$4];0);ROUNDDOWN([.$G$4];0));IF(MOD([.$G$3];5)=4;IF(5&lt;[.F3];ROUNDUP([.$G$4];0);ROUNDDOWN([.$G$4];0));ORG.LIBREOFFICE.RAWSUBTRACT([.$G$4];ROUNDDOWN([.$G$4];0)))))))+[.F3]" office:value-type="float" office:value="77" calcext:value-type="float">
            <text:p>77</text:p>
          </table:table-cell>
          <table:table-cell table:style-name="ce70" table:formula="of:=SUM([.B9:.F9])"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4];ROUNDUP([.$G$4];0);ROUNDDOWN([.$G$4];0));IF(MOD([.$G$3];5)=2;IF(15&lt;[.B4];ROUNDUP([.$G$4];0);ROUNDDOWN([.$G$4];0));IF(MOD([.$G$3];5)=3;IF(10&lt;[.B4];ROUNDUP([.$G$4];0);ROUNDDOWN([.$G$4];0));IF(MOD([.$G$3];5)=4;IF(5&lt;[.B4];ROUNDUP([.$G$4];0);ROUNDDOWN([.$G$4];0));ORG.LIBREOFFICE.RAWSUBTRACT([.$G$4];ROUNDDOWN([.$G$4];0)))))))+[.B4]" office:value-type="float" office:value="80" calcext:value-type="float">
            <text:p>80</text:p>
          </table:table-cell>
          <table:table-cell table:style-name="ce45" table:formula="of:=IF(MOD([.$G$3];5)=0;ROUNDDOWN([.$G$4];0);IF(MOD([.$G$3];5)=1;IF(20&lt;[.C4];ROUNDUP([.$G$4];0);ROUNDDOWN([.$G$4];0));IF(MOD([.$G$3];5)=2;IF(15&lt;[.C4];ROUNDUP([.$G$4];0);ROUNDDOWN([.$G$4];0));IF(MOD([.$G$3];5)=3;IF(10&lt;[.C4];ROUNDUP([.$G$4];0);ROUNDDOWN([.$G$4];0));IF(MOD([.$G$3];5)=4;IF(5&lt;[.C4];ROUNDUP([.$G$4];0);ROUNDDOWN([.$G$4];0));ORG.LIBREOFFICE.RAWSUBTRACT([.$G$4];ROUNDDOWN([.$G$4];0)))))))+[.C4]" office:value-type="float" office:value="84" calcext:value-type="float">
            <text:p>84</text:p>
          </table:table-cell>
          <table:table-cell table:style-name="ce45" table:formula="of:=IF(MOD([.$G$3];5)=0;ROUNDDOWN([.$G$4];0);IF(MOD([.$G$3];5)=1;IF(20&lt;[.D4];ROUNDUP([.$G$4];0);ROUNDDOWN([.$G$4];0));IF(MOD([.$G$3];5)=2;IF(15&lt;[.D4];ROUNDUP([.$G$4];0);ROUNDDOWN([.$G$4];0));IF(MOD([.$G$3];5)=3;IF(10&lt;[.D4];ROUNDUP([.$G$4];0);ROUNDDOWN([.$G$4];0));IF(MOD([.$G$3];5)=4;IF(5&lt;[.D4];ROUNDUP([.$G$4];0);ROUNDDOWN([.$G$4];0));ORG.LIBREOFFICE.RAWSUBTRACT([.$G$4];ROUNDDOWN([.$G$4];0)))))))+[.D4]" office:value-type="float" office:value="88" calcext:value-type="float">
            <text:p>88</text:p>
          </table:table-cell>
          <table:table-cell table:style-name="ce45" table:formula="of:=IF(MOD([.$G$3];5)=0;ROUNDDOWN([.$G$4];0);IF(MOD([.$G$3];5)=1;IF(20&lt;[.E4];ROUNDUP([.$G$4];0);ROUNDDOWN([.$G$4];0));IF(MOD([.$G$3];5)=2;IF(15&lt;[.E4];ROUNDUP([.$G$4];0);ROUNDDOWN([.$G$4];0));IF(MOD([.$G$3];5)=3;IF(10&lt;[.E4];ROUNDUP([.$G$4];0);ROUNDDOWN([.$G$4];0));IF(MOD([.$G$3];5)=4;IF(5&lt;[.E4];ROUNDUP([.$G$4];0);ROUNDDOWN([.$G$4];0));ORG.LIBREOFFICE.RAWSUBTRACT([.$G$4];ROUNDDOWN([.$G$4];0)))))))+[.E4]" office:value-type="float" office:value="92" calcext:value-type="float">
            <text:p>92</text:p>
          </table:table-cell>
          <table:table-cell table:style-name="ce45" table:formula="of:=IF(MOD([.$G$3];5)=0;ROUNDDOWN([.$G$4];0);IF(MOD([.$G$3];5)=1;IF(20&lt;[.F4];ROUNDUP([.$G$4];0);ROUNDDOWN([.$G$4];0));IF(MOD([.$G$3];5)=2;IF(15&lt;[.F4];ROUNDUP([.$G$4];0);ROUNDDOWN([.$G$4];0));IF(MOD([.$G$3];5)=3;IF(10&lt;[.F4];ROUNDUP([.$G$4];0);ROUNDDOWN([.$G$4];0));IF(MOD([.$G$3];5)=4;IF(5&lt;[.F4];ROUNDUP([.$G$4];0);ROUNDDOWN([.$G$4];0));ORG.LIBREOFFICE.RAWSUBTRACT([.$G$4];ROUNDDOWN([.$G$4];0)))))))+[.F4]" office:value-type="float" office:value="97" calcext:value-type="float">
            <text:p>97</text:p>
          </table:table-cell>
          <table:table-cell table:style-name="ce70" table:formula="of:=SUM([.B10:.F10])"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5];ROUNDUP([.$G$4];0);ROUNDDOWN([.$G$4];0));IF(MOD([.$G$3];5)=2;IF(15&lt;[.B5];ROUNDUP([.$G$4];0);ROUNDDOWN([.$G$4];0));IF(MOD([.$G$3];5)=3;IF(10&lt;[.B5];ROUNDUP([.$G$4];0);ROUNDDOWN([.$G$4];0));IF(MOD([.$G$3];5)=4;IF(5&lt;[.B5];ROUNDUP([.$G$4];0);ROUNDDOWN([.$G$4];0));ORG.LIBREOFFICE.RAWSUBTRACT([.$G$4];ROUNDDOWN([.$G$4];0)))))))+[.B5]" office:value-type="float" office:value="100" calcext:value-type="float">
            <text:p>100</text:p>
          </table:table-cell>
          <table:table-cell table:style-name="ce45" table:formula="of:=IF(MOD([.$G$3];5)=0;ROUNDDOWN([.$G$4];0);IF(MOD([.$G$3];5)=1;IF(20&lt;[.C5];ROUNDUP([.$G$4];0);ROUNDDOWN([.$G$4];0));IF(MOD([.$G$3];5)=2;IF(15&lt;[.C5];ROUNDUP([.$G$4];0);ROUNDDOWN([.$G$4];0));IF(MOD([.$G$3];5)=3;IF(10&lt;[.C5];ROUNDUP([.$G$4];0);ROUNDDOWN([.$G$4];0));IF(MOD([.$G$3];5)=4;IF(5&lt;[.C5];ROUNDUP([.$G$4];0);ROUNDDOWN([.$G$4];0));ORG.LIBREOFFICE.RAWSUBTRACT([.$G$4];ROUNDDOWN([.$G$4];0)))))))+[.C5]" office:value-type="float" office:value="78" calcext:value-type="float">
            <text:p>78</text:p>
          </table:table-cell>
          <table:table-cell table:style-name="ce45" table:formula="of:=IF(MOD([.$G$3];5)=0;ROUNDDOWN([.$G$4];0);IF(MOD([.$G$3];5)=1;IF(20&lt;[.D5];ROUNDUP([.$G$4];0);ROUNDDOWN([.$G$4];0));IF(MOD([.$G$3];5)=2;IF(15&lt;[.D5];ROUNDUP([.$G$4];0);ROUNDDOWN([.$G$4];0));IF(MOD([.$G$3];5)=3;IF(10&lt;[.D5];ROUNDUP([.$G$4];0);ROUNDDOWN([.$G$4];0));IF(MOD([.$G$3];5)=4;IF(5&lt;[.D5];ROUNDUP([.$G$4];0);ROUNDDOWN([.$G$4];0));ORG.LIBREOFFICE.RAWSUBTRACT([.$G$4];ROUNDDOWN([.$G$4];0)))))))+[.D5]" office:value-type="float" office:value="82" calcext:value-type="float">
            <text:p>82</text:p>
          </table:table-cell>
          <table:table-cell table:style-name="ce45" table:formula="of:=IF(MOD([.$G$3];5)=0;ROUNDDOWN([.$G$4];0);IF(MOD([.$G$3];5)=1;IF(20&lt;[.E5];ROUNDUP([.$G$4];0);ROUNDDOWN([.$G$4];0));IF(MOD([.$G$3];5)=2;IF(15&lt;[.E5];ROUNDUP([.$G$4];0);ROUNDDOWN([.$G$4];0));IF(MOD([.$G$3];5)=3;IF(10&lt;[.E5];ROUNDUP([.$G$4];0);ROUNDDOWN([.$G$4];0));IF(MOD([.$G$3];5)=4;IF(5&lt;[.E5];ROUNDUP([.$G$4];0);ROUNDDOWN([.$G$4];0));ORG.LIBREOFFICE.RAWSUBTRACT([.$G$4];ROUNDDOWN([.$G$4];0)))))))+[.E5]" office:value-type="float" office:value="86" calcext:value-type="float">
            <text:p>86</text:p>
          </table:table-cell>
          <table:table-cell table:style-name="ce45" table:formula="of:=IF(MOD([.$G$3];5)=0;ROUNDDOWN([.$G$4];0);IF(MOD([.$G$3];5)=1;IF(20&lt;[.F5];ROUNDUP([.$G$4];0);ROUNDDOWN([.$G$4];0));IF(MOD([.$G$3];5)=2;IF(15&lt;[.F5];ROUNDUP([.$G$4];0);ROUNDDOWN([.$G$4];0));IF(MOD([.$G$3];5)=3;IF(10&lt;[.F5];ROUNDUP([.$G$4];0);ROUNDDOWN([.$G$4];0));IF(MOD([.$G$3];5)=4;IF(5&lt;[.F5];ROUNDUP([.$G$4];0);ROUNDDOWN([.$G$4];0));ORG.LIBREOFFICE.RAWSUBTRACT([.$G$4];ROUNDDOWN([.$G$4];0)))))))+[.F5]" office:value-type="float" office:value="95" calcext:value-type="float">
            <text:p>95</text:p>
          </table:table-cell>
          <table:table-cell table:style-name="ce70" table:formula="of:=SUM([.B11:.F11])"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6];ROUNDUP([.$G$4];0);ROUNDDOWN([.$G$4];0));IF(MOD([.$G$3];5)=2;IF(15&lt;[.B6];ROUNDUP([.$G$4];0);ROUNDDOWN([.$G$4];0));IF(MOD([.$G$3];5)=3;IF(10&lt;[.B6];ROUNDUP([.$G$4];0);ROUNDDOWN([.$G$4];0));IF(MOD([.$G$3];5)=4;IF(5&lt;[.B6];ROUNDUP([.$G$4];0);ROUNDDOWN([.$G$4];0));ORG.LIBREOFFICE.RAWSUBTRACT([.$G$4];ROUNDDOWN([.$G$4];0)))))))+[.B6]" office:value-type="float" office:value="93" calcext:value-type="float">
            <text:p>93</text:p>
          </table:table-cell>
          <table:table-cell table:style-name="ce45" table:formula="of:=IF(MOD([.$G$3];5)=0;ROUNDDOWN([.$G$4];0);IF(MOD([.$G$3];5)=1;IF(20&lt;[.C6];ROUNDUP([.$G$4];0);ROUNDDOWN([.$G$4];0));IF(MOD([.$G$3];5)=2;IF(15&lt;[.C6];ROUNDUP([.$G$4];0);ROUNDDOWN([.$G$4];0));IF(MOD([.$G$3];5)=3;IF(10&lt;[.C6];ROUNDUP([.$G$4];0);ROUNDDOWN([.$G$4];0));IF(MOD([.$G$3];5)=4;IF(5&lt;[.C6];ROUNDUP([.$G$4];0);ROUNDDOWN([.$G$4];0));ORG.LIBREOFFICE.RAWSUBTRACT([.$G$4];ROUNDDOWN([.$G$4];0)))))))+[.C6]" office:value-type="float" office:value="98" calcext:value-type="float">
            <text:p>98</text:p>
          </table:table-cell>
          <table:table-cell table:style-name="ce45" table:formula="of:=IF(MOD([.$G$3];5)=0;ROUNDDOWN([.$G$4];0);IF(MOD([.$G$3];5)=1;IF(20&lt;[.D6];ROUNDUP([.$G$4];0);ROUNDDOWN([.$G$4];0));IF(MOD([.$G$3];5)=2;IF(15&lt;[.D6];ROUNDUP([.$G$4];0);ROUNDDOWN([.$G$4];0));IF(MOD([.$G$3];5)=3;IF(10&lt;[.D6];ROUNDUP([.$G$4];0);ROUNDDOWN([.$G$4];0));IF(MOD([.$G$3];5)=4;IF(5&lt;[.D6];ROUNDUP([.$G$4];0);ROUNDDOWN([.$G$4];0));ORG.LIBREOFFICE.RAWSUBTRACT([.$G$4];ROUNDDOWN([.$G$4];0)))))))+[.D6]" office:value-type="float" office:value="76" calcext:value-type="float">
            <text:p>76</text:p>
          </table:table-cell>
          <table:table-cell table:style-name="ce45" table:formula="of:=IF(MOD([.$G$3];5)=0;ROUNDDOWN([.$G$4];0);IF(MOD([.$G$3];5)=1;IF(20&lt;[.E6];ROUNDUP([.$G$4];0);ROUNDDOWN([.$G$4];0));IF(MOD([.$G$3];5)=2;IF(15&lt;[.E6];ROUNDUP([.$G$4];0);ROUNDDOWN([.$G$4];0));IF(MOD([.$G$3];5)=3;IF(10&lt;[.E6];ROUNDUP([.$G$4];0);ROUNDDOWN([.$G$4];0));IF(MOD([.$G$3];5)=4;IF(5&lt;[.E6];ROUNDUP([.$G$4];0);ROUNDDOWN([.$G$4];0));ORG.LIBREOFFICE.RAWSUBTRACT([.$G$4];ROUNDDOWN([.$G$4];0)))))))+[.E6]" office:value-type="float" office:value="85" calcext:value-type="float">
            <text:p>85</text:p>
          </table:table-cell>
          <table:table-cell table:style-name="ce45" table:formula="of:=IF(MOD([.$G$3];5)=0;ROUNDDOWN([.$G$4];0);IF(MOD([.$G$3];5)=1;IF(20&lt;[.F6];ROUNDUP([.$G$4];0);ROUNDDOWN([.$G$4];0));IF(MOD([.$G$3];5)=2;IF(15&lt;[.F6];ROUNDUP([.$G$4];0);ROUNDDOWN([.$G$4];0));IF(MOD([.$G$3];5)=3;IF(10&lt;[.F6];ROUNDUP([.$G$4];0);ROUNDDOWN([.$G$4];0));IF(MOD([.$G$3];5)=4;IF(5&lt;[.F6];ROUNDUP([.$G$4];0);ROUNDDOWN([.$G$4];0));ORG.LIBREOFFICE.RAWSUBTRACT([.$G$4];ROUNDDOWN([.$G$4];0)))))))+[.F6]" office:value-type="float" office:value="89" calcext:value-type="float">
            <text:p>89</text:p>
          </table:table-cell>
          <table:table-cell table:style-name="ce70" table:formula="of:=SUM([.B12:.F12])" office:value-type="float" office:value="441" calcext:value-type="float">
            <text:p>441</text:p>
          </table:table-cell>
          <table:table-cell table:number-columns-repeated="1017"/>
        </table:table-row>
        <table:table-row table:style-name="ro1">
          <table:table-cell/>
          <table:table-cell table:style-name="ce70" table:formula="of:=SUM([.B8:.B12])" office:value-type="float" office:value="441" calcext:value-type="float">
            <text:p>441</text:p>
          </table:table-cell>
          <table:table-cell table:style-name="ce70" table:formula="of:=SUM([.C8:.C12])" office:value-type="float" office:value="441" calcext:value-type="float">
            <text:p>441</text:p>
          </table:table-cell>
          <table:table-cell table:style-name="ce70" table:formula="of:=SUM([.D8:.D12])" office:value-type="float" office:value="441" calcext:value-type="float">
            <text:p>441</text:p>
          </table:table-cell>
          <table:table-cell table:style-name="ce70" table:formula="of:=SUM([.E8:.E12])" office:value-type="float" office:value="441" calcext:value-type="float">
            <text:p>441</text:p>
          </table:table-cell>
          <table:table-cell table:style-name="ce70" table:formula="of:=SUM([.F8:.F12])" office:value-type="float" office:value="441" calcext:value-type="float">
            <text:p>441</text:p>
          </table:table-cell>
          <table:table-cell table:style-name="ce70" table:formula="of:=[.F12]+[.E11]+[.D10]+[.C9]+[.B8]" office:value-type="float" office:value="440" calcext:value-type="float">
            <text:p>440</text:p>
          </table:table-cell>
          <table:table-cell table:number-columns-repeated="1017"/>
        </table:table-row>
        <table:table-row table:style-name="ro1">
          <table:table-cell/>
          <table:table-cell table:style-name="ce15" table:number-columns-repeated="5"/>
          <table:table-cell table:number-columns-repeated="1018"/>
        </table:table-row>
        <table:table-row table:style-name="ro2">
          <table:table-cell/>
          <table:table-cell table:style-name="ce52" table:formula="of:=NUMBERS2ARAB([.B8])" office:value-type="string" office:string-value="٨٧" calcext:value-type="string">
            <text:p>٨٧</text:p>
          </table:table-cell>
          <table:table-cell table:style-name="ce53" table:formula="of:=NUMBERS2ARAB([.C8])" office:value-type="string" office:string-value="٩١" calcext:value-type="string">
            <text:p>٩١</text:p>
          </table:table-cell>
          <table:table-cell table:style-name="ce52" table:formula="of:=NUMBERS2ARAB([.D8])" office:value-type="string" office:string-value="١٠١" calcext:value-type="string">
            <text:p>١٠١</text:p>
          </table:table-cell>
          <table:table-cell table:style-name="ce53" table:formula="of:=NUMBERS2ARAB([.E8])" office:value-type="string" office:string-value="٧٩" calcext:value-type="string">
            <text:p>٧٩</text:p>
          </table:table-cell>
          <table:table-cell table:style-name="ce52" table:formula="of:=NUMBERS2ARAB([.F8])" office:value-type="string" office:string-value="٨٣" calcext:value-type="string">
            <text:p>٨٣</text:p>
          </table:table-cell>
          <table:table-cell table:number-columns-repeated="1018"/>
        </table:table-row>
        <table:table-row table:style-name="ro2">
          <table:table-cell/>
          <table:table-cell table:style-name="ce53" table:formula="of:=NUMBERS2ARAB([.B9])" office:value-type="string" office:string-value="٨١" calcext:value-type="string">
            <text:p>٨١</text:p>
          </table:table-cell>
          <table:table-cell table:style-name="ce52" table:formula="of:=NUMBERS2ARAB([.C9])" office:value-type="string" office:string-value="٩٠" calcext:value-type="string">
            <text:p>٩٠</text:p>
          </table:table-cell>
          <table:table-cell table:style-name="ce53" table:formula="of:=NUMBERS2ARAB([.D9])" office:value-type="string" office:string-value="٩٤" calcext:value-type="string">
            <text:p>٩٤</text:p>
          </table:table-cell>
          <table:table-cell table:style-name="ce52" table:formula="of:=NUMBERS2ARAB([.E9])" office:value-type="string" office:string-value="٩٩" calcext:value-type="string">
            <text:p>٩٩</text:p>
          </table:table-cell>
          <table:table-cell table:style-name="ce53" table:formula="of:=NUMBERS2ARAB([.F9])" office:value-type="string" office:string-value="٧٧" calcext:value-type="string">
            <text:p>٧٧</text:p>
          </table:table-cell>
          <table:table-cell table:number-columns-repeated="1018"/>
        </table:table-row>
        <table:table-row table:style-name="ro2">
          <table:table-cell/>
          <table:table-cell table:style-name="ce52" table:formula="of:=NUMBERS2ARAB([.B10])" office:value-type="string" office:string-value="٨٠" calcext:value-type="string">
            <text:p>٨٠</text:p>
          </table:table-cell>
          <table:table-cell table:style-name="ce53" table:formula="of:=NUMBERS2ARAB([.C10])" office:value-type="string" office:string-value="٨٤" calcext:value-type="string">
            <text:p>٨٤</text:p>
          </table:table-cell>
          <table:table-cell table:style-name="ce52" table:formula="of:=NUMBERS2ARAB([.D10])" office:value-type="string" office:string-value="٨٨" calcext:value-type="string">
            <text:p>٨٨</text:p>
          </table:table-cell>
          <table:table-cell table:style-name="ce53" table:formula="of:=NUMBERS2ARAB([.E10])" office:value-type="string" office:string-value="٩٢" calcext:value-type="string">
            <text:p>٩٢</text:p>
          </table:table-cell>
          <table:table-cell table:style-name="ce52" table:formula="of:=NUMBERS2ARAB([.F10])" office:value-type="string" office:string-value="٩٧" calcext:value-type="string">
            <text:p>٩٧</text:p>
          </table:table-cell>
          <table:table-cell table:number-columns-repeated="1018"/>
        </table:table-row>
        <table:table-row table:style-name="ro2">
          <table:table-cell/>
          <table:table-cell table:style-name="ce53" table:formula="of:=NUMBERS2ARAB([.B11])" office:value-type="string" office:string-value="١٠٠" calcext:value-type="string">
            <text:p>١٠٠</text:p>
          </table:table-cell>
          <table:table-cell table:style-name="ce52" table:formula="of:=NUMBERS2ARAB([.C11])" office:value-type="string" office:string-value="٧٨" calcext:value-type="string">
            <text:p>٧٨</text:p>
          </table:table-cell>
          <table:table-cell table:style-name="ce53" table:formula="of:=NUMBERS2ARAB([.D11])" office:value-type="string" office:string-value="٨٢" calcext:value-type="string">
            <text:p>٨٢</text:p>
          </table:table-cell>
          <table:table-cell table:style-name="ce52" table:formula="of:=NUMBERS2ARAB([.E11])" office:value-type="string" office:string-value="٨٦" calcext:value-type="string">
            <text:p>٨٦</text:p>
          </table:table-cell>
          <table:table-cell table:style-name="ce53" table:formula="of:=NUMBERS2ARAB([.F11])" office:value-type="string" office:string-value="٩٥" calcext:value-type="string">
            <text:p>٩٥</text:p>
          </table:table-cell>
          <table:table-cell table:number-columns-repeated="1018"/>
        </table:table-row>
        <table:table-row table:style-name="ro2">
          <table:table-cell/>
          <table:table-cell table:style-name="ce52" table:formula="of:=NUMBERS2ARAB([.B12])" office:value-type="string" office:string-value="٩٣" calcext:value-type="string">
            <text:p>٩٣</text:p>
          </table:table-cell>
          <table:table-cell table:style-name="ce53" table:formula="of:=NUMBERS2ARAB([.C12])" office:value-type="string" office:string-value="٩٨" calcext:value-type="string">
            <text:p>٩٨</text:p>
          </table:table-cell>
          <table:table-cell table:style-name="ce52" table:formula="of:=NUMBERS2ARAB([.D12])" office:value-type="string" office:string-value="٧٦" calcext:value-type="string">
            <text:p>٧٦</text:p>
          </table:table-cell>
          <table:table-cell table:style-name="ce53" table:formula="of:=NUMBERS2ARAB([.E12])" office:value-type="string" office:string-value="٨٥" calcext:value-type="string">
            <text:p>٨٥</text:p>
          </table:table-cell>
          <table:table-cell table:style-name="ce52" table:formula="of:=NUMBERS2ARAB([.F12])" office:value-type="string" office:string-value="٨٩" calcext:value-type="string">
            <text:p>٨٩</text:p>
          </table:table-cell>
          <table:table-cell table:number-columns-repeated="1018"/>
        </table:table-row>
        <table:table-row table:style-name="ro1" table:number-rows-repeated="1048556">
          <table:table-cell table:number-columns-repeated="1024"/>
        </table:table-row>
        <table:table-row table:style-name="ro1">
          <table:table-cell table:number-columns-repeated="1024"/>
        </table:table-row>
        <calcext:conditional-formats>
          <calcext:conditional-format calcext:target-range-address="5x5.G7:5x5.G13 5x5.B13:5x5.F13">
            <calcext:condition calcext:apply-style-name="Good" calcext:value="=VALUE(ABJAD([.$H$1];1;1))" calcext:base-cell-address="5x5.B7"/>
            <calcext:condition calcext:apply-style-name="Bad" calcext:value="!=VALUE(ABJAD([.$H$1];1;1))" calcext:base-cell-address="5x5.B7"/>
          </calcext:conditional-format>
          <calcext:conditional-format calcext:target-range-address="5x5.G3:5x5.G3">
            <calcext:condition calcext:apply-style-name="Good" calcext:value="&gt;=0" calcext:base-cell-address="5x5.G3"/>
            <calcext:condition calcext:apply-style-name="Bad" calcext:value="&lt;0" calcext:base-cell-address="5x5.G3"/>
          </calcext:conditional-format>
        </calcext:conditional-formats>
      </table:table>
      <table:table table:name="Esma'ul Hûsna" table:style-name="ta1">
        <table:table-column table:style-name="co5" table:number-columns-repeated="2" table:default-cell-style-name="ce56"/>
        <table:table-column table:style-name="co5" table:number-columns-repeated="1022" table:default-cell-style-name="ce57"/>
        <table:table-row table:style-name="ro1">
          <table:table-cell office:value-type="string" calcext:value-type="string">
            <text:p>أبد</text:p>
          </table:table-cell>
          <table:table-cell table:formula="of:=VALUE(ABJAD([.A1];1;1))" office:value-type="float" office:value="7" calcext:value-type="float">
            <text:p>7</text:p>
          </table:table-cell>
          <table:table-cell table:number-columns-repeated="2"/>
          <table:table-cell table:style-name="ce58" office:value-type="string" calcext:value-type="string" table:number-columns-spanned="5" table:number-rows-spanned="1">
            <text:p><text:a xlink:href="https://go.abdil.one/not2021" xlink:type="simple">https://go.abdil.one/not2021</text:a></text:p>
          </table:table-cell>
          <table:covered-table-cell table:number-columns-repeated="4" table:style-name="ce80"/>
          <table:table-cell table:number-columns-repeated="1015"/>
        </table:table-row>
        <table:table-row table:style-name="ro1">
          <table:table-cell office:value-type="string" calcext:value-type="string">
            <text:p>أحد</text:p>
          </table:table-cell>
          <table:table-cell table:formula="of:=VALUE(ABJAD([.A2];1;1))" office:value-type="float" office:value="13" calcext:value-type="float">
            <text:p>13</text:p>
          </table:table-cell>
          <table:table-cell table:number-columns-repeated="2"/>
          <table:table-cell table:style-name="ce80" office:value-type="string" calcext:value-type="string" table:number-columns-spanned="5" table:number-rows-spanned="1">
            <text:p>Sahur Özel’in Ebced Hesaplayan Makrolarını Anlamak İçin Notlar</text:p>
          </table:table-cell>
          <table:covered-table-cell table:number-columns-repeated="4" table:style-name="ce80"/>
          <table:table-cell table:number-columns-repeated="1015"/>
        </table:table-row>
        <table:table-row table:style-name="ro1">
          <table:table-cell office:value-type="string" calcext:value-type="string">
            <text:p>وهّاب</text:p>
          </table:table-cell>
          <table:table-cell table:formula="of:=VALUE(ABJAD([.A3];1;1))" office:value-type="float" office:value="14" calcext:value-type="float">
            <text:p>14</text:p>
          </table:table-cell>
          <table:table-cell table:number-columns-repeated="2"/>
          <table:table-cell table:style-name="ce60" office:value-type="string" calcext:value-type="string" table:number-columns-spanned="5" table:number-rows-spanned="1">
            <text:p><text:a xlink:href="https://www.facebook.com/ebcedmakro/videos/870271243947346" xlink:type="simple">https://www.facebook.com/ebcedmakro/videos/870271243947346</text:a></text:p>
          </table:table-cell>
          <table:covered-table-cell table:number-columns-repeated="4" table:style-name="ce80"/>
          <table:table-cell table:number-columns-repeated="1015"/>
        </table:table-row>
        <table:table-row table:style-name="ro1">
          <table:table-cell office:value-type="string" calcext:value-type="string">
            <text:p>واجد</text:p>
          </table:table-cell>
          <table:table-cell table:formula="of:=VALUE(ABJAD([.A4];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tinyurl.com/1v3fk" xlink:type="simple">https://tinyurl.com/1v3fk</text:a></text:p>
          </table:table-cell>
          <table:covered-table-cell table:number-columns-repeated="4" table:style-name="ce82"/>
          <table:table-cell table:number-columns-repeated="1015"/>
        </table:table-row>
        <table:table-row table:style-name="ro1">
          <table:table-cell office:value-type="string" calcext:value-type="string">
            <text:p>اجود</text:p>
          </table:table-cell>
          <table:table-cell table:formula="of:=VALUE(ABJAD([.A5];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ebced.abdil.one/" xlink:type="simple">https://ebced.abdil.one</text:a></text:p>
          </table:table-cell>
          <table:covered-table-cell table:number-columns-repeated="4" table:style-name="ce82"/>
          <table:table-cell table:number-columns-repeated="1015"/>
        </table:table-row>
        <table:table-row table:style-name="ro1">
          <table:table-cell office:value-type="string" calcext:value-type="string">
            <text:p>جواد</text:p>
          </table:table-cell>
          <table:table-cell table:formula="of:=VALUE(ABJAD([.A6];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github.com/metatronslove/abjad" xlink:type="simple">https://github.com/metatronslove/abjad</text:a></text:p>
          </table:table-cell>
          <table:covered-table-cell table:number-columns-repeated="4" table:style-name="ce62"/>
          <table:table-cell table:number-columns-repeated="1015"/>
        </table:table-row>
        <table:table-row table:style-name="ro1">
          <table:table-cell office:value-type="string" calcext:value-type="string">
            <text:p>حي</text:p>
          </table:table-cell>
          <table:table-cell table:formula="of:=VALUE(ABJAD([.A7];1;1))" office:value-type="float" office:value="18" calcext:value-type="float">
            <text:p>18</text:p>
          </table:table-cell>
          <table:table-cell table:number-columns-repeated="1022"/>
        </table:table-row>
        <table:table-row table:style-name="ro1">
          <table:table-cell office:value-type="string" calcext:value-type="string">
            <text:p>بادئ</text:p>
          </table:table-cell>
          <table:table-cell table:formula="of:=VALUE(ABJAD([.A8];1;1))" office:value-type="float" office:value="18" calcext:value-type="float">
            <text:p>18</text:p>
          </table:table-cell>
          <table:table-cell table:number-columns-repeated="1022"/>
        </table:table-row>
        <table:table-row table:style-name="ro1">
          <table:table-cell office:value-type="string" calcext:value-type="string">
            <text:p>واحد</text:p>
          </table:table-cell>
          <table:table-cell table:formula="of:=VALUE(ABJAD([.A9];1;1))" office:value-type="float" office:value="19" calcext:value-type="float">
            <text:p>19</text:p>
          </table:table-cell>
          <table:table-cell table:number-columns-repeated="1022"/>
        </table:table-row>
        <table:table-row table:style-name="ro1">
          <table:table-cell office:value-type="string" calcext:value-type="string">
            <text:p>ودود</text:p>
          </table:table-cell>
          <table:table-cell table:formula="of:=VALUE(ABJAD([.A10];1;1))" office:value-type="float" office:value="20" calcext:value-type="float">
            <text:p>20</text:p>
          </table:table-cell>
          <table:table-cell table:number-columns-repeated="1022"/>
        </table:table-row>
        <table:table-row table:style-name="ro1">
          <table:table-cell office:value-type="string" calcext:value-type="string">
            <text:p>هادي</text:p>
          </table:table-cell>
          <table:table-cell table:formula="of:=VALUE(ABJAD([.A11];1;1))" office:value-type="float" office:value="20" calcext:value-type="float">
            <text:p>20</text:p>
          </table:table-cell>
          <table:table-cell table:number-columns-repeated="1022"/>
        </table:table-row>
        <table:table-row table:style-name="ro1">
          <table:table-cell office:value-type="string" calcext:value-type="string">
            <text:p>طيب</text:p>
          </table:table-cell>
          <table:table-cell table:formula="of:=VALUE(ABJAD([.A12];1;1))" office:value-type="float" office:value="21" calcext:value-type="float">
            <text:p>21</text:p>
          </table:table-cell>
          <table:table-cell table:number-columns-repeated="1022"/>
        </table:table-row>
        <table:table-row table:style-name="ro1">
          <table:table-cell office:value-type="string" calcext:value-type="string">
            <text:p>طبيب</text:p>
          </table:table-cell>
          <table:table-cell table:formula="of:=VALUE(ABJAD([.A13];1;1))" office:value-type="float" office:value="23" calcext:value-type="float">
            <text:p>23</text:p>
          </table:table-cell>
          <table:table-cell table:number-columns-repeated="1022"/>
        </table:table-row>
        <table:table-row table:style-name="ro1">
          <table:table-cell office:value-type="string" calcext:value-type="string">
            <text:p>حييّ</text:p>
          </table:table-cell>
          <table:table-cell table:formula="of:=VALUE(ABJAD([.A14];1;1))" office:value-type="float" office:value="28" calcext:value-type="float">
            <text:p>28</text:p>
          </table:table-cell>
          <table:table-cell table:number-columns-repeated="1022"/>
        </table:table-row>
        <table:table-row table:style-name="ro1">
          <table:table-cell office:value-type="string" calcext:value-type="string">
            <text:p>إله</text:p>
          </table:table-cell>
          <table:table-cell table:formula="of:=VALUE(ABJAD([.A15];1;1))" office:value-type="float" office:value="36" calcext:value-type="float">
            <text:p>36</text:p>
          </table:table-cell>
          <table:table-cell table:number-columns-repeated="1022"/>
        </table:table-row>
        <table:table-row table:style-name="ro1">
          <table:table-cell office:value-type="string" calcext:value-type="string">
            <text:p>أول</text:p>
          </table:table-cell>
          <table:table-cell table:formula="of:=VALUE(ABJAD([.A16];1;1))" office:value-type="float" office:value="37" calcext:value-type="float">
            <text:p>37</text:p>
          </table:table-cell>
          <table:table-cell table:number-columns-repeated="1022"/>
        </table:table-row>
        <table:table-row table:style-name="ro1">
          <table:table-cell office:value-type="string" calcext:value-type="string">
            <text:p>طالب</text:p>
          </table:table-cell>
          <table:table-cell table:formula="of:=VALUE(ABJAD([.A17];1;1))" office:value-type="float" office:value="42" calcext:value-type="float">
            <text:p>42</text:p>
          </table:table-cell>
          <table:table-cell table:number-columns-repeated="1022"/>
        </table:table-row>
        <table:table-row table:style-name="ro1">
          <table:table-cell office:value-type="string" calcext:value-type="string">
            <text:p>بالي</text:p>
          </table:table-cell>
          <table:table-cell table:formula="of:=VALUE(ABJAD([.A18];1;1))" office:value-type="float" office:value="43" calcext:value-type="float">
            <text:p>43</text:p>
          </table:table-cell>
          <table:table-cell table:number-columns-repeated="1022"/>
        </table:table-row>
        <table:table-row table:style-name="ro1">
          <table:table-cell office:value-type="string" calcext:value-type="string">
            <text:p>ولي</text:p>
          </table:table-cell>
          <table:table-cell table:formula="of:=VALUE(ABJAD([.A19];1;1))" office:value-type="float" office:value="46" calcext:value-type="float">
            <text:p>46</text:p>
          </table:table-cell>
          <table:table-cell table:number-columns-repeated="1022"/>
        </table:table-row>
        <table:table-row table:style-name="ro1">
          <table:table-cell office:value-type="string" calcext:value-type="string">
            <text:p>والي</text:p>
          </table:table-cell>
          <table:table-cell table:formula="of:=VALUE(ABJAD([.A20];1;1))" office:value-type="float" office:value="47" calcext:value-type="float">
            <text:p>47</text:p>
          </table:table-cell>
          <table:table-cell table:number-columns-repeated="1022"/>
        </table:table-row>
        <table:table-row table:style-name="ro1">
          <table:table-cell office:value-type="string" calcext:value-type="string">
            <text:p>ماجد</text:p>
          </table:table-cell>
          <table:table-cell table:formula="of:=VALUE(ABJAD([.A21];1;1))" office:value-type="float" office:value="48" calcext:value-type="float">
            <text:p>48</text:p>
          </table:table-cell>
          <table:table-cell table:number-columns-repeated="1022"/>
        </table:table-row>
        <table:table-row table:style-name="ro1">
          <table:table-cell office:value-type="string" calcext:value-type="string">
            <text:p>محب</text:p>
          </table:table-cell>
          <table:table-cell table:formula="of:=VALUE(ABJAD([.A22];1;1))" office:value-type="float" office:value="50" calcext:value-type="float">
            <text:p>50</text:p>
          </table:table-cell>
          <table:table-cell table:number-columns-repeated="1022"/>
        </table:table-row>
        <table:table-row table:style-name="ro1">
          <table:table-cell office:value-type="string" calcext:value-type="string">
            <text:p>مجيب</text:p>
          </table:table-cell>
          <table:table-cell table:formula="of:=VALUE(ABJAD([.A23];1;1))" office:value-type="float" office:value="55" calcext:value-type="float">
            <text:p>55</text:p>
          </table:table-cell>
          <table:table-cell table:number-columns-repeated="1022"/>
        </table:table-row>
        <table:table-row table:style-name="ro1">
          <table:table-cell office:value-type="string" calcext:value-type="string">
            <text:p>دائم</text:p>
          </table:table-cell>
          <table:table-cell table:formula="of:=VALUE(ABJAD([.A24];1;1))" office:value-type="float" office:value="56" calcext:value-type="float">
            <text:p>56</text:p>
          </table:table-cell>
          <table:table-cell table:number-columns-repeated="1022"/>
        </table:table-row>
        <table:table-row table:style-name="ro1">
          <table:table-cell office:value-type="string" calcext:value-type="string">
            <text:p>مجيد</text:p>
          </table:table-cell>
          <table:table-cell table:formula="of:=VALUE(ABJAD([.A25];1;1))" office:value-type="float" office:value="57" calcext:value-type="float">
            <text:p>57</text:p>
          </table:table-cell>
          <table:table-cell table:number-columns-repeated="1022"/>
        </table:table-row>
        <table:table-row table:style-name="ro1">
          <table:table-cell office:value-type="string" calcext:value-type="string">
            <text:p>مبدئ</text:p>
          </table:table-cell>
          <table:table-cell table:formula="of:=VALUE(ABJAD([.A26];1;1))" office:value-type="float" office:value="57" calcext:value-type="float">
            <text:p>57</text:p>
          </table:table-cell>
          <table:table-cell table:number-columns-repeated="1022"/>
        </table:table-row>
        <table:table-row table:style-name="ro1">
          <table:table-cell office:value-type="string" calcext:value-type="string">
            <text:p>حميد</text:p>
          </table:table-cell>
          <table:table-cell table:formula="of:=VALUE(ABJAD([.A27];1;1))" office:value-type="float" office:value="62" calcext:value-type="float">
            <text:p>62</text:p>
          </table:table-cell>
          <table:table-cell table:number-columns-repeated="1022"/>
        </table:table-row>
        <table:table-row table:style-name="ro1">
          <table:table-cell office:value-type="string" calcext:value-type="string">
            <text:p>باطن</text:p>
          </table:table-cell>
          <table:table-cell table:formula="of:=VALUE(ABJAD([.A28];1;1))" office:value-type="float" office:value="62" calcext:value-type="float">
            <text:p>62</text:p>
          </table:table-cell>
          <table:table-cell table:number-columns-repeated="1022"/>
        </table:table-row>
        <table:table-row table:style-name="ro1">
          <table:table-cell office:value-type="string" calcext:value-type="string">
            <text:p>ديان</text:p>
          </table:table-cell>
          <table:table-cell table:formula="of:=VALUE(ABJAD([.A29];1;1))" office:value-type="float" office:value="65" calcext:value-type="float">
            <text:p>65</text:p>
          </table:table-cell>
          <table:table-cell table:number-columns-repeated="1022"/>
        </table:table-row>
        <table:table-row table:style-name="ro1">
          <table:table-cell office:value-type="string" calcext:value-type="string">
            <text:p>الله</text:p>
          </table:table-cell>
          <table:table-cell table:formula="of:=VALUE(ABJAD([.A30];1;1))" office:value-type="float" office:value="66" calcext:value-type="float">
            <text:p>66</text:p>
          </table:table-cell>
          <table:table-cell table:number-columns-repeated="1022"/>
        </table:table-row>
        <table:table-row table:style-name="ro1">
          <table:table-cell office:value-type="string" calcext:value-type="string">
            <text:p>وكيل</text:p>
          </table:table-cell>
          <table:table-cell table:formula="of:=VALUE(ABJAD([.A31];1;1))" office:value-type="float" office:value="66" calcext:value-type="float">
            <text:p>66</text:p>
          </table:table-cell>
          <table:table-cell table:number-columns-repeated="1022"/>
        </table:table-row>
        <table:table-row table:style-name="ro1">
          <table:table-cell office:value-type="string" calcext:value-type="string">
            <text:p>محيط</text:p>
          </table:table-cell>
          <table:table-cell table:formula="of:=VALUE(ABJAD([.A32];1;1))" office:value-type="float" office:value="67" calcext:value-type="float">
            <text:p>67</text:p>
          </table:table-cell>
          <table:table-cell table:number-columns-repeated="1022"/>
        </table:table-row>
        <table:table-row table:style-name="ro1">
          <table:table-cell office:value-type="string" calcext:value-type="string">
            <text:p>حكم</text:p>
          </table:table-cell>
          <table:table-cell table:formula="of:=VALUE(ABJAD([.A33];1;1))" office:value-type="float" office:value="68" calcext:value-type="float">
            <text:p>68</text:p>
          </table:table-cell>
          <table:table-cell table:number-columns-repeated="1022"/>
        </table:table-row>
        <table:table-row table:style-name="ro1">
          <table:table-cell office:value-type="string" calcext:value-type="string">
            <text:p>محيي</text:p>
          </table:table-cell>
          <table:table-cell table:formula="of:=VALUE(ABJAD([.A34];1;1))" office:value-type="float" office:value="68" calcext:value-type="float">
            <text:p>68</text:p>
          </table:table-cell>
          <table:table-cell table:number-columns-repeated="1022"/>
        </table:table-row>
        <table:table-row table:style-name="ro1">
          <table:table-cell office:value-type="string" calcext:value-type="string">
            <text:p>حاكم</text:p>
          </table:table-cell>
          <table:table-cell table:formula="of:=VALUE(ABJAD([.A35];1;1))" office:value-type="float" office:value="69" calcext:value-type="float">
            <text:p>69</text:p>
          </table:table-cell>
          <table:table-cell table:number-columns-repeated="1022"/>
        </table:table-row>
        <table:table-row table:style-name="ro1">
          <table:table-cell office:value-type="string" calcext:value-type="string">
            <text:p>أحكم</text:p>
          </table:table-cell>
          <table:table-cell table:formula="of:=VALUE(ABJAD([.A36];1;1))" office:value-type="float" office:value="69" calcext:value-type="float">
            <text:p>69</text:p>
          </table:table-cell>
          <table:table-cell table:number-columns-repeated="1022"/>
        </table:table-row>
        <table:table-row table:style-name="ro1">
          <table:table-cell office:value-type="string" calcext:value-type="string">
            <text:p>حاسب</text:p>
          </table:table-cell>
          <table:table-cell table:formula="of:=VALUE(ABJAD([.A37];1;1))" office:value-type="float" office:value="71" calcext:value-type="float">
            <text:p>71</text:p>
          </table:table-cell>
          <table:table-cell table:number-columns-repeated="1022"/>
        </table:table-row>
        <table:table-row table:style-name="ro1">
          <table:table-cell office:value-type="string" calcext:value-type="string">
            <text:p>باسط</text:p>
          </table:table-cell>
          <table:table-cell table:formula="of:=VALUE(ABJAD([.A38];1;1))" office:value-type="float" office:value="72" calcext:value-type="float">
            <text:p>72</text:p>
          </table:table-cell>
          <table:table-cell table:number-columns-repeated="1022"/>
        </table:table-row>
        <table:table-row table:style-name="ro1">
          <table:table-cell office:value-type="string" calcext:value-type="string">
            <text:p>جليل</text:p>
          </table:table-cell>
          <table:table-cell table:formula="of:=VALUE(ABJAD([.A39];1;1))" office:value-type="float" office:value="73" calcext:value-type="float">
            <text:p>73</text:p>
          </table:table-cell>
          <table:table-cell table:number-columns-repeated="1022"/>
        </table:table-row>
        <table:table-row table:style-name="ro1">
          <table:table-cell office:value-type="string" calcext:value-type="string">
            <text:p>سيد</text:p>
          </table:table-cell>
          <table:table-cell table:formula="of:=VALUE(ABJAD([.A40];1;1))" office:value-type="float" office:value="74" calcext:value-type="float">
            <text:p>74</text:p>
          </table:table-cell>
          <table:table-cell table:number-columns-repeated="1022"/>
        </table:table-row>
        <table:table-row table:style-name="ro1">
          <table:table-cell office:value-type="string" calcext:value-type="string">
            <text:p>سبوح</text:p>
          </table:table-cell>
          <table:table-cell table:formula="of:=VALUE(ABJAD([.A41];1;1))" office:value-type="float" office:value="76" calcext:value-type="float">
            <text:p>76</text:p>
          </table:table-cell>
          <table:table-cell table:number-columns-repeated="1022"/>
        </table:table-row>
        <table:table-row table:style-name="ro1">
          <table:table-cell office:value-type="string" calcext:value-type="string">
            <text:p>مولى</text:p>
          </table:table-cell>
          <table:table-cell table:formula="of:=VALUE(ABJAD([.A42];1;1))" office:value-type="float" office:value="77" calcext:value-type="float">
            <text:p>77</text:p>
          </table:table-cell>
          <table:table-cell table:number-columns-repeated="1022"/>
        </table:table-row>
        <table:table-row table:style-name="ro1">
          <table:table-cell office:value-type="string" calcext:value-type="string">
            <text:p>حكيم</text:p>
          </table:table-cell>
          <table:table-cell table:formula="of:=VALUE(ABJAD([.A43];1;1))" office:value-type="float" office:value="78" calcext:value-type="float">
            <text:p>78</text:p>
          </table:table-cell>
          <table:table-cell table:number-columns-repeated="1022"/>
        </table:table-row>
        <table:table-row table:style-name="ro1">
          <table:table-cell office:value-type="string" calcext:value-type="string">
            <text:p>أعز</text:p>
          </table:table-cell>
          <table:table-cell table:formula="of:=VALUE(ABJAD([.A44];1;1))" office:value-type="float" office:value="78" calcext:value-type="float">
            <text:p>78</text:p>
          </table:table-cell>
          <table:table-cell table:number-columns-repeated="1022"/>
        </table:table-row>
        <table:table-row table:style-name="ro1">
          <table:table-cell office:value-type="string" calcext:value-type="string">
            <text:p>حسيب</text:p>
          </table:table-cell>
          <table:table-cell table:formula="of:=VALUE(ABJAD([.A45];1;1))" office:value-type="float" office:value="80" calcext:value-type="float">
            <text:p>80</text:p>
          </table:table-cell>
          <table:table-cell table:number-columns-repeated="1022"/>
        </table:table-row>
        <table:table-row table:style-name="ro1">
          <table:table-cell office:value-type="string" calcext:value-type="string">
            <text:p>كائن</text:p>
          </table:table-cell>
          <table:table-cell table:formula="of:=VALUE(ABJAD([.A46];1;1))" office:value-type="float" office:value="82" calcext:value-type="float">
            <text:p>82</text:p>
          </table:table-cell>
          <table:table-cell table:number-columns-repeated="1022"/>
        </table:table-row>
        <table:table-row table:style-name="ro1">
          <table:table-cell office:value-type="string" calcext:value-type="string">
            <text:p>مُبلي</text:p>
          </table:table-cell>
          <table:table-cell table:formula="of:=VALUE(ABJAD([.A47];1;1))" office:value-type="float" office:value="82" calcext:value-type="float">
            <text:p>82</text:p>
          </table:table-cell>
          <table:table-cell table:number-columns-repeated="1022"/>
        </table:table-row>
        <table:table-row table:style-name="ro1">
          <table:table-cell office:value-type="string" calcext:value-type="string">
            <text:p>جميل</text:p>
          </table:table-cell>
          <table:table-cell table:formula="of:=VALUE(ABJAD([.A48];1;1))" office:value-type="float" office:value="83" calcext:value-type="float">
            <text:p>83</text:p>
          </table:table-cell>
          <table:table-cell table:number-columns-repeated="1022"/>
        </table:table-row>
        <table:table-row table:style-name="ro1">
          <table:table-cell office:value-type="string" calcext:value-type="string">
            <text:p>بديع</text:p>
          </table:table-cell>
          <table:table-cell table:formula="of:=VALUE(ABJAD([.A49];1;1))" office:value-type="float" office:value="86" calcext:value-type="float">
            <text:p>86</text:p>
          </table:table-cell>
          <table:table-cell table:number-columns-repeated="1022"/>
        </table:table-row>
        <table:table-row table:style-name="ro1">
          <table:table-cell office:value-type="string" calcext:value-type="string">
            <text:p>حليم</text:p>
          </table:table-cell>
          <table:table-cell table:formula="of:=VALUE(ABJAD([.A50];1;1))" office:value-type="float" office:value="88" calcext:value-type="float">
            <text:p>88</text:p>
          </table:table-cell>
          <table:table-cell table:number-columns-repeated="1022"/>
        </table:table-row>
        <table:table-row table:style-name="ro1">
          <table:table-cell office:value-type="string" calcext:value-type="string">
            <text:p>ملك</text:p>
          </table:table-cell>
          <table:table-cell table:formula="of:=VALUE(ABJAD([.A51];1;1))" office:value-type="float" office:value="90" calcext:value-type="float">
            <text:p>90</text:p>
          </table:table-cell>
          <table:table-cell table:number-columns-repeated="1022"/>
        </table:table-row>
        <table:table-row table:style-name="ro1">
          <table:table-cell office:value-type="string" calcext:value-type="string">
            <text:p>مالك</text:p>
          </table:table-cell>
          <table:table-cell table:formula="of:=VALUE(ABJAD([.A52];1;1))" office:value-type="float" office:value="91" calcext:value-type="float">
            <text:p>91</text:p>
          </table:table-cell>
          <table:table-cell table:number-columns-repeated="1022"/>
        </table:table-row>
        <table:table-row table:style-name="ro1">
          <table:table-cell office:value-type="string" calcext:value-type="string">
            <text:p>كامل</text:p>
          </table:table-cell>
          <table:table-cell table:formula="of:=VALUE(ABJAD([.A53];1;1))" office:value-type="float" office:value="91" calcext:value-type="float">
            <text:p>91</text:p>
          </table:table-cell>
          <table:table-cell table:number-columns-repeated="1022"/>
        </table:table-row>
        <table:table-row table:style-name="ro1">
          <table:table-cell office:value-type="string" calcext:value-type="string">
            <text:p>عزيز</text:p>
          </table:table-cell>
          <table:table-cell table:formula="of:=VALUE(ABJAD([.A54];1;1))" office:value-type="float" office:value="94" calcext:value-type="float">
            <text:p>94</text:p>
          </table:table-cell>
          <table:table-cell table:number-columns-repeated="1022"/>
        </table:table-row>
        <table:table-row table:style-name="ro1">
          <table:table-cell office:value-type="string" calcext:value-type="string">
            <text:p>وافي</text:p>
          </table:table-cell>
          <table:table-cell table:formula="of:=VALUE(ABJAD([.A55];1;1))" office:value-type="float" office:value="97" calcext:value-type="float">
            <text:p>97</text:p>
          </table:table-cell>
          <table:table-cell table:number-columns-repeated="1022"/>
        </table:table-row>
        <table:table-row table:style-name="ro1">
          <table:table-cell office:value-type="string" calcext:value-type="string">
            <text:p>حفي</text:p>
          </table:table-cell>
          <table:table-cell table:formula="of:=VALUE(ABJAD([.A56];1;1))" office:value-type="float" office:value="98" calcext:value-type="float">
            <text:p>98</text:p>
          </table:table-cell>
          <table:table-cell table:number-columns-repeated="1022"/>
        </table:table-row>
        <table:table-row table:style-name="ro1">
          <table:table-cell office:value-type="string" calcext:value-type="string">
            <text:p>مليك</text:p>
          </table:table-cell>
          <table:table-cell table:formula="of:=VALUE(ABJAD([.A57];1;1))" office:value-type="float" office:value="100" calcext:value-type="float">
            <text:p>100</text:p>
          </table:table-cell>
          <table:table-cell table:number-columns-repeated="1022"/>
        </table:table-row>
        <table:table-row table:style-name="ro1">
          <table:table-cell office:value-type="string" calcext:value-type="string">
            <text:p>صاحب</text:p>
          </table:table-cell>
          <table:table-cell table:formula="of:=VALUE(ABJAD([.A58];1;1))" office:value-type="float" office:value="101" calcext:value-type="float">
            <text:p>101</text:p>
          </table:table-cell>
          <table:table-cell table:number-columns-repeated="1022"/>
        </table:table-row>
        <table:table-row table:style-name="ro1">
          <table:table-cell office:value-type="string" calcext:value-type="string">
            <text:p>مبين</text:p>
          </table:table-cell>
          <table:table-cell table:formula="of:=VALUE(ABJAD([.A59];1;1))" office:value-type="float" office:value="102" calcext:value-type="float">
            <text:p>102</text:p>
          </table:table-cell>
          <table:table-cell table:number-columns-repeated="1022"/>
        </table:table-row>
        <table:table-row table:style-name="ro1">
          <table:table-cell office:value-type="string" calcext:value-type="string">
            <text:p>أعلى</text:p>
          </table:table-cell>
          <table:table-cell table:formula="of:=VALUE(ABJAD([.A60];1;1))" office:value-type="float" office:value="102" calcext:value-type="float">
            <text:p>102</text:p>
          </table:table-cell>
          <table:table-cell table:number-columns-repeated="1022"/>
        </table:table-row>
        <table:table-row table:style-name="ro1">
          <table:table-cell office:value-type="string" calcext:value-type="string">
            <text:p>عدل</text:p>
          </table:table-cell>
          <table:table-cell table:formula="of:=VALUE(ABJAD([.A61];1;1))" office:value-type="float" office:value="104" calcext:value-type="float">
            <text:p>104</text:p>
          </table:table-cell>
          <table:table-cell table:number-columns-repeated="1022"/>
        </table:table-row>
        <table:table-row table:style-name="ro1">
          <table:table-cell office:value-type="string" calcext:value-type="string">
            <text:p>حق</text:p>
          </table:table-cell>
          <table:table-cell table:formula="of:=VALUE(ABJAD([.A62];1;1))" office:value-type="float" office:value="108" calcext:value-type="float">
            <text:p>108</text:p>
          </table:table-cell>
          <table:table-cell table:number-columns-repeated="1022"/>
        </table:table-row>
        <table:table-row table:style-name="ro1">
          <table:table-cell office:value-type="string" calcext:value-type="string">
            <text:p>أقوى</text:p>
          </table:table-cell>
          <table:table-cell table:formula="of:=VALUE(ABJAD([.A63];1;1))" office:value-type="float" office:value="108" calcext:value-type="float">
            <text:p>108</text:p>
          </table:table-cell>
          <table:table-cell table:number-columns-repeated="1022"/>
        </table:table-row>
        <table:table-row table:style-name="ro1">
          <table:table-cell office:value-type="string" calcext:value-type="string">
            <text:p>حنان</text:p>
          </table:table-cell>
          <table:table-cell table:formula="of:=VALUE(ABJAD([.A64];1;1))" office:value-type="float" office:value="109" calcext:value-type="float">
            <text:p>109</text:p>
          </table:table-cell>
          <table:table-cell table:number-columns-repeated="1022"/>
        </table:table-row>
        <table:table-row table:style-name="ro1">
          <table:table-cell office:value-type="string" calcext:value-type="string">
            <text:p>علي</text:p>
          </table:table-cell>
          <table:table-cell table:formula="of:=VALUE(ABJAD([.A65];1;1))" office:value-type="float" office:value="110" calcext:value-type="float">
            <text:p>110</text:p>
          </table:table-cell>
          <table:table-cell table:number-columns-repeated="1022"/>
        </table:table-row>
        <table:table-row table:style-name="ro1">
          <table:table-cell office:value-type="string" calcext:value-type="string">
            <text:p>كافي</text:p>
          </table:table-cell>
          <table:table-cell table:formula="of:=VALUE(ABJAD([.A66];1;1))" office:value-type="float" office:value="111" calcext:value-type="float">
            <text:p>111</text:p>
          </table:table-cell>
          <table:table-cell table:number-columns-repeated="1022"/>
        </table:table-row>
        <table:table-row table:style-name="ro1">
          <table:table-cell office:value-type="string" calcext:value-type="string">
            <text:p>باقي</text:p>
          </table:table-cell>
          <table:table-cell table:formula="of:=VALUE(ABJAD([.A67];1;1))" office:value-type="float" office:value="113" calcext:value-type="float">
            <text:p>113</text:p>
          </table:table-cell>
          <table:table-cell table:number-columns-repeated="1022"/>
        </table:table-row>
        <table:table-row table:style-name="ro1">
          <table:table-cell office:value-type="string" calcext:value-type="string">
            <text:p>جامع</text:p>
          </table:table-cell>
          <table:table-cell table:formula="of:=VALUE(ABJAD([.A68];1;1))" office:value-type="float" office:value="114" calcext:value-type="float">
            <text:p>114</text:p>
          </table:table-cell>
          <table:table-cell table:number-columns-repeated="1022"/>
        </table:table-row>
        <table:table-row table:style-name="ro1">
          <table:table-cell office:value-type="string" calcext:value-type="string">
            <text:p>قوي</text:p>
          </table:table-cell>
          <table:table-cell table:formula="of:=VALUE(ABJAD([.A69];1;1))" office:value-type="float" office:value="116" calcext:value-type="float">
            <text:p>116</text:p>
          </table:table-cell>
          <table:table-cell table:number-columns-repeated="1022"/>
        </table:table-row>
        <table:table-row table:style-name="ro1">
          <table:table-cell office:value-type="string" calcext:value-type="string">
            <text:p>معز</text:p>
          </table:table-cell>
          <table:table-cell table:formula="of:=VALUE(ABJAD([.A70];1;1))" office:value-type="float" office:value="117" calcext:value-type="float">
            <text:p>117</text:p>
          </table:table-cell>
          <table:table-cell table:number-columns-repeated="1022"/>
        </table:table-row>
        <table:table-row table:style-name="ro1">
          <table:table-cell office:value-type="string" calcext:value-type="string">
            <text:p>واقي</text:p>
          </table:table-cell>
          <table:table-cell table:formula="of:=VALUE(ABJAD([.A71];1;1))" office:value-type="float" office:value="117" calcext:value-type="float">
            <text:p>117</text:p>
          </table:table-cell>
          <table:table-cell table:number-columns-repeated="1022"/>
        </table:table-row>
        <table:table-row table:style-name="ro1">
          <table:table-cell office:value-type="string" calcext:value-type="string">
            <text:p>معبود</text:p>
          </table:table-cell>
          <table:table-cell table:formula="of:=VALUE(ABJAD([.A72];1;1))" office:value-type="float" office:value="122" calcext:value-type="float">
            <text:p>122</text:p>
          </table:table-cell>
          <table:table-cell table:number-columns-repeated="1022"/>
        </table:table-row>
        <table:table-row table:style-name="ro1">
          <table:table-cell office:value-type="string" calcext:value-type="string">
            <text:p>معيد</text:p>
          </table:table-cell>
          <table:table-cell table:formula="of:=VALUE(ABJAD([.A73];1;1))" office:value-type="float" office:value="124" calcext:value-type="float">
            <text:p>124</text:p>
          </table:table-cell>
          <table:table-cell table:number-columns-repeated="1022"/>
        </table:table-row>
        <table:table-row table:style-name="ro1">
          <table:table-cell office:value-type="string" calcext:value-type="string">
            <text:p>مُنزل</text:p>
          </table:table-cell>
          <table:table-cell table:formula="of:=VALUE(ABJAD([.A74];1;1))" office:value-type="float" office:value="127" calcext:value-type="float">
            <text:p>127</text:p>
          </table:table-cell>
          <table:table-cell table:number-columns-repeated="1022"/>
        </table:table-row>
        <table:table-row table:style-name="ro1">
          <table:table-cell office:value-type="string" calcext:value-type="string">
            <text:p>لطيف</text:p>
          </table:table-cell>
          <table:table-cell table:formula="of:=VALUE(ABJAD([.A75];1;1))" office:value-type="float" office:value="129" calcext:value-type="float">
            <text:p>129</text:p>
          </table:table-cell>
          <table:table-cell table:number-columns-repeated="1022"/>
        </table:table-row>
        <table:table-row table:style-name="ro1">
          <table:table-cell office:value-type="string" calcext:value-type="string">
            <text:p>معطي</text:p>
          </table:table-cell>
          <table:table-cell table:formula="of:=VALUE(ABJAD([.A76];1;1))" office:value-type="float" office:value="129" calcext:value-type="float">
            <text:p>129</text:p>
          </table:table-cell>
          <table:table-cell table:number-columns-repeated="1022"/>
        </table:table-row>
        <table:table-row table:style-name="ro1">
          <table:table-cell office:value-type="string" calcext:value-type="string">
            <text:p>سلام</text:p>
          </table:table-cell>
          <table:table-cell table:formula="of:=VALUE(ABJAD([.A77];1;1))" office:value-type="float" office:value="131" calcext:value-type="float">
            <text:p>131</text:p>
          </table:table-cell>
          <table:table-cell table:number-columns-repeated="1022"/>
        </table:table-row>
        <table:table-row table:style-name="ro1">
          <table:table-cell office:value-type="string" calcext:value-type="string">
            <text:p>صمد</text:p>
          </table:table-cell>
          <table:table-cell table:formula="of:=VALUE(ABJAD([.A78];1;1))" office:value-type="float" office:value="134" calcext:value-type="float">
            <text:p>134</text:p>
          </table:table-cell>
          <table:table-cell table:number-columns-repeated="1022"/>
        </table:table-row>
        <table:table-row table:style-name="ro1">
          <table:table-cell office:value-type="string" calcext:value-type="string">
            <text:p>مؤمن</text:p>
          </table:table-cell>
          <table:table-cell table:formula="of:=VALUE(ABJAD([.A79];1;1))" office:value-type="float" office:value="137" calcext:value-type="float">
            <text:p>137</text:p>
          </table:table-cell>
          <table:table-cell table:number-columns-repeated="1022"/>
        </table:table-row>
        <table:table-row table:style-name="ro1">
          <table:table-cell office:value-type="string" calcext:value-type="string">
            <text:p>واسع</text:p>
          </table:table-cell>
          <table:table-cell table:formula="of:=VALUE(ABJAD([.A80];1;1))" office:value-type="float" office:value="137" calcext:value-type="float">
            <text:p>137</text:p>
          </table:table-cell>
          <table:table-cell table:number-columns-repeated="1022"/>
        </table:table-row>
        <table:table-row table:style-name="ro1">
          <table:table-cell office:value-type="string" calcext:value-type="string">
            <text:p>كفيل</text:p>
          </table:table-cell>
          <table:table-cell table:formula="of:=VALUE(ABJAD([.A81];1;1))" office:value-type="float" office:value="140" calcext:value-type="float">
            <text:p>140</text:p>
          </table:table-cell>
          <table:table-cell table:number-columns-repeated="1022"/>
        </table:table-row>
        <table:table-row table:style-name="ro1">
          <table:table-cell office:value-type="string" calcext:value-type="string">
            <text:p>عالم</text:p>
          </table:table-cell>
          <table:table-cell table:formula="of:=VALUE(ABJAD([.A82];1;1))" office:value-type="float" office:value="141" calcext:value-type="float">
            <text:p>141</text:p>
          </table:table-cell>
          <table:table-cell table:number-columns-repeated="1022"/>
        </table:table-row>
        <table:table-row table:style-name="ro1">
          <table:table-cell office:value-type="string" calcext:value-type="string">
            <text:p>علام</text:p>
          </table:table-cell>
          <table:table-cell table:formula="of:=VALUE(ABJAD([.A83];1;1))" office:value-type="float" office:value="141" calcext:value-type="float">
            <text:p>141</text:p>
          </table:table-cell>
          <table:table-cell table:number-columns-repeated="1022"/>
        </table:table-row>
        <table:table-row table:style-name="ro1">
          <table:table-cell office:value-type="string" calcext:value-type="string">
            <text:p>منان</text:p>
          </table:table-cell>
          <table:table-cell table:formula="of:=VALUE(ABJAD([.A84];1;1))" office:value-type="float" office:value="141" calcext:value-type="float">
            <text:p>141</text:p>
          </table:table-cell>
          <table:table-cell table:number-columns-repeated="1022"/>
        </table:table-row>
        <table:table-row table:style-name="ro1">
          <table:table-cell office:value-type="string" calcext:value-type="string">
            <text:p>أعلم</text:p>
          </table:table-cell>
          <table:table-cell table:formula="of:=VALUE(ABJAD([.A85];1;1))" office:value-type="float" office:value="141" calcext:value-type="float">
            <text:p>141</text:p>
          </table:table-cell>
          <table:table-cell table:number-columns-repeated="1022"/>
        </table:table-row>
        <table:table-row table:style-name="ro1">
          <table:table-cell office:value-type="string" calcext:value-type="string">
            <text:p>مهيمن</text:p>
          </table:table-cell>
          <table:table-cell table:formula="of:=VALUE(ABJAD([.A86];1;1))" office:value-type="float" office:value="145" calcext:value-type="float">
            <text:p>145</text:p>
          </table:table-cell>
          <table:table-cell table:number-columns-repeated="1022"/>
        </table:table-row>
        <table:table-row table:style-name="ro1">
          <table:table-cell office:value-type="string" calcext:value-type="string">
            <text:p>محصي</text:p>
          </table:table-cell>
          <table:table-cell table:formula="of:=VALUE(ABJAD([.A87];1;1))" office:value-type="float" office:value="148" calcext:value-type="float">
            <text:p>148</text:p>
          </table:table-cell>
          <table:table-cell table:number-columns-repeated="1022"/>
        </table:table-row>
        <table:table-row table:style-name="ro1">
          <table:table-cell office:value-type="string" calcext:value-type="string">
            <text:p>عليم</text:p>
          </table:table-cell>
          <table:table-cell table:formula="of:=VALUE(ABJAD([.A88];1;1))" office:value-type="float" office:value="150" calcext:value-type="float">
            <text:p>150</text:p>
          </table:table-cell>
          <table:table-cell table:number-columns-repeated="1022"/>
        </table:table-row>
        <table:table-row table:style-name="ro1">
          <table:table-cell office:value-type="string" calcext:value-type="string">
            <text:p>قيم</text:p>
          </table:table-cell>
          <table:table-cell table:formula="of:=VALUE(ABJAD([.A89];1;1))" office:value-type="float" office:value="150" calcext:value-type="float">
            <text:p>150</text:p>
          </table:table-cell>
          <table:table-cell table:number-columns-repeated="1022"/>
        </table:table-row>
        <table:table-row table:style-name="ro1">
          <table:table-cell office:value-type="string" calcext:value-type="string">
            <text:p>قيام</text:p>
          </table:table-cell>
          <table:table-cell table:formula="of:=VALUE(ABJAD([.A90];1;1))" office:value-type="float" office:value="151" calcext:value-type="float">
            <text:p>151</text:p>
          </table:table-cell>
          <table:table-cell table:number-columns-repeated="1022"/>
        </table:table-row>
        <table:table-row table:style-name="ro1">
          <table:table-cell office:value-type="string" calcext:value-type="string">
            <text:p>قائم</text:p>
          </table:table-cell>
          <table:table-cell table:formula="of:=VALUE(ABJAD([.A91];1;1))" office:value-type="float" office:value="152" calcext:value-type="float">
            <text:p>152</text:p>
          </table:table-cell>
          <table:table-cell table:number-columns-repeated="1022"/>
        </table:table-row>
        <table:table-row table:style-name="ro1">
          <table:table-cell office:value-type="string" calcext:value-type="string">
            <text:p>قديم</text:p>
          </table:table-cell>
          <table:table-cell table:formula="of:=VALUE(ABJAD([.A92];1;1))" office:value-type="float" office:value="154" calcext:value-type="float">
            <text:p>154</text:p>
          </table:table-cell>
          <table:table-cell table:number-columns-repeated="1022"/>
        </table:table-row>
        <table:table-row table:style-name="ro1">
          <table:table-cell office:value-type="string" calcext:value-type="string">
            <text:p>دافع</text:p>
          </table:table-cell>
          <table:table-cell table:formula="of:=VALUE(ABJAD([.A93];1;1))" office:value-type="float" office:value="155" calcext:value-type="float">
            <text:p>155</text:p>
          </table:table-cell>
          <table:table-cell table:number-columns-repeated="1022"/>
        </table:table-row>
        <table:table-row table:style-name="ro1">
          <table:table-cell office:value-type="string" calcext:value-type="string">
            <text:p>قيوم</text:p>
          </table:table-cell>
          <table:table-cell table:formula="of:=VALUE(ABJAD([.A94];1;1))" office:value-type="float" office:value="156" calcext:value-type="float">
            <text:p>156</text:p>
          </table:table-cell>
          <table:table-cell table:number-columns-repeated="1022"/>
        </table:table-row>
        <table:table-row table:style-name="ro1">
          <table:table-cell office:value-type="string" calcext:value-type="string">
            <text:p>عفو</text:p>
          </table:table-cell>
          <table:table-cell table:formula="of:=VALUE(ABJAD([.A95];1;1))" office:value-type="float" office:value="156" calcext:value-type="float">
            <text:p>156</text:p>
          </table:table-cell>
          <table:table-cell table:number-columns-repeated="1022"/>
        </table:table-row>
        <table:table-row table:style-name="ro1">
          <table:table-cell office:value-type="string" calcext:value-type="string">
            <text:p>محسن</text:p>
          </table:table-cell>
          <table:table-cell table:formula="of:=VALUE(ABJAD([.A96];1;1))" office:value-type="float" office:value="158" calcext:value-type="float">
            <text:p>158</text:p>
          </table:table-cell>
          <table:table-cell table:number-columns-repeated="1022"/>
        </table:table-row>
        <table:table-row table:style-name="ro1">
          <table:table-cell office:value-type="string" calcext:value-type="string">
            <text:p>مُطعم</text:p>
          </table:table-cell>
          <table:table-cell table:formula="of:=VALUE(ABJAD([.A97];1;1))" office:value-type="float" office:value="159" calcext:value-type="float">
            <text:p>159</text:p>
          </table:table-cell>
          <table:table-cell table:number-columns-repeated="1022"/>
        </table:table-row>
        <table:table-row table:style-name="ro1">
          <table:table-cell office:value-type="string" calcext:value-type="string">
            <text:p>محسان</text:p>
          </table:table-cell>
          <table:table-cell table:formula="of:=VALUE(ABJAD([.A98];1;1))" office:value-type="float" office:value="159" calcext:value-type="float">
            <text:p>159</text:p>
          </table:table-cell>
          <table:table-cell table:number-columns-repeated="1022"/>
        </table:table-row>
        <table:table-row table:style-name="ro1">
          <table:table-cell office:value-type="string" calcext:value-type="string">
            <text:p>مانع</text:p>
          </table:table-cell>
          <table:table-cell table:formula="of:=VALUE(ABJAD([.A99];1;1))" office:value-type="float" office:value="161" calcext:value-type="float">
            <text:p>161</text:p>
          </table:table-cell>
          <table:table-cell table:number-columns-repeated="1022"/>
        </table:table-row>
        <table:table-row table:style-name="ro1">
          <table:table-cell office:value-type="string" calcext:value-type="string">
            <text:p>قدّوس</text:p>
          </table:table-cell>
          <table:table-cell table:formula="of:=VALUE(ABJAD([.A100];1;1))" office:value-type="float" office:value="170" calcext:value-type="float">
            <text:p>170</text:p>
          </table:table-cell>
          <table:table-cell table:number-columns-repeated="1022"/>
        </table:table-row>
        <table:table-row table:style-name="ro1">
          <table:table-cell office:value-type="string" calcext:value-type="string">
            <text:p>معين</text:p>
          </table:table-cell>
          <table:table-cell table:formula="of:=VALUE(ABJAD([.A101];1;1))" office:value-type="float" office:value="170" calcext:value-type="float">
            <text:p>170</text:p>
          </table:table-cell>
          <table:table-cell table:number-columns-repeated="1022"/>
        </table:table-row>
        <table:table-row table:style-name="ro1">
          <table:table-cell office:value-type="string" calcext:value-type="string">
            <text:p>سامع</text:p>
          </table:table-cell>
          <table:table-cell table:formula="of:=VALUE(ABJAD([.A102];1;1))" office:value-type="float" office:value="171" calcext:value-type="float">
            <text:p>171</text:p>
          </table:table-cell>
          <table:table-cell table:number-columns-repeated="1022"/>
        </table:table-row>
        <table:table-row table:style-name="ro1">
          <table:table-cell office:value-type="string" calcext:value-type="string">
            <text:p>موسع</text:p>
          </table:table-cell>
          <table:table-cell table:formula="of:=VALUE(ABJAD([.A103];1;1))" office:value-type="float" office:value="176" calcext:value-type="float">
            <text:p>176</text:p>
          </table:table-cell>
          <table:table-cell table:number-columns-repeated="1022"/>
        </table:table-row>
        <table:table-row table:style-name="ro1">
          <table:table-cell office:value-type="string" calcext:value-type="string">
            <text:p>سميع</text:p>
          </table:table-cell>
          <table:table-cell table:formula="of:=VALUE(ABJAD([.A104];1;1))" office:value-type="float" office:value="180" calcext:value-type="float">
            <text:p>180</text:p>
          </table:table-cell>
          <table:table-cell table:number-columns-repeated="1022"/>
        </table:table-row>
        <table:table-row table:style-name="ro1">
          <table:table-cell office:value-type="string" calcext:value-type="string">
            <text:p>فاعل</text:p>
          </table:table-cell>
          <table:table-cell table:formula="of:=VALUE(ABJAD([.A105];1;1))" office:value-type="float" office:value="181" calcext:value-type="float">
            <text:p>181</text:p>
          </table:table-cell>
          <table:table-cell table:number-columns-repeated="1022"/>
        </table:table-row>
        <table:table-row table:style-name="ro1">
          <table:table-cell office:value-type="string" calcext:value-type="string">
            <text:p>مقدم</text:p>
          </table:table-cell>
          <table:table-cell table:formula="of:=VALUE(ABJAD([.A106];1;1))" office:value-type="float" office:value="184" calcext:value-type="float">
            <text:p>184</text:p>
          </table:table-cell>
          <table:table-cell table:number-columns-repeated="1022"/>
        </table:table-row>
        <table:table-row table:style-name="ro1">
          <table:table-cell office:value-type="string" calcext:value-type="string">
            <text:p>صادق</text:p>
          </table:table-cell>
          <table:table-cell table:formula="of:=VALUE(ABJAD([.A107];1;1))" office:value-type="float" office:value="195" calcext:value-type="float">
            <text:p>195</text:p>
          </table:table-cell>
          <table:table-cell table:number-columns-repeated="1022"/>
        </table:table-row>
        <table:table-row table:style-name="ro1">
          <table:table-cell office:value-type="string" calcext:value-type="string">
            <text:p>منعم</text:p>
          </table:table-cell>
          <table:table-cell table:formula="of:=VALUE(ABJAD([.A108];1;1))" office:value-type="float" office:value="200" calcext:value-type="float">
            <text:p>200</text:p>
          </table:table-cell>
          <table:table-cell table:number-columns-repeated="1022"/>
        </table:table-row>
        <table:table-row table:style-name="ro1">
          <table:table-cell office:value-type="string" calcext:value-type="string">
            <text:p>نافع</text:p>
          </table:table-cell>
          <table:table-cell table:formula="of:=VALUE(ABJAD([.A109];1;1))" office:value-type="float" office:value="201" calcext:value-type="float">
            <text:p>201</text:p>
          </table:table-cell>
          <table:table-cell table:number-columns-repeated="1022"/>
        </table:table-row>
        <table:table-row table:style-name="ro1">
          <table:table-cell office:value-type="string" calcext:value-type="string">
            <text:p>معافي</text:p>
          </table:table-cell>
          <table:table-cell table:formula="of:=VALUE(ABJAD([.A110];1;1))" office:value-type="float" office:value="201" calcext:value-type="float">
            <text:p>201</text:p>
          </table:table-cell>
          <table:table-cell table:number-columns-repeated="1022"/>
        </table:table-row>
        <table:table-row table:style-name="ro1">
          <table:table-cell office:value-type="string" calcext:value-type="string">
            <text:p>بر</text:p>
          </table:table-cell>
          <table:table-cell table:formula="of:=VALUE(ABJAD([.A111];1;1))" office:value-type="float" office:value="202" calcext:value-type="float">
            <text:p>202</text:p>
          </table:table-cell>
          <table:table-cell table:number-columns-repeated="1022"/>
        </table:table-row>
        <table:table-row table:style-name="ro1">
          <table:table-cell office:value-type="string" calcext:value-type="string">
            <text:p>رب</text:p>
          </table:table-cell>
          <table:table-cell table:formula="of:=VALUE(ABJAD([.A112];1;1))" office:value-type="float" office:value="202" calcext:value-type="float">
            <text:p>202</text:p>
          </table:table-cell>
          <table:table-cell table:number-columns-repeated="1022"/>
        </table:table-row>
        <table:table-row table:style-name="ro1">
          <table:table-cell office:value-type="string" calcext:value-type="string">
            <text:p>بار</text:p>
          </table:table-cell>
          <table:table-cell table:formula="of:=VALUE(ABJAD([.A113];1;1))" office:value-type="float" office:value="203" calcext:value-type="float">
            <text:p>203</text:p>
          </table:table-cell>
          <table:table-cell table:number-columns-repeated="1022"/>
        </table:table-row>
        <table:table-row table:style-name="ro1">
          <table:table-cell office:value-type="string" calcext:value-type="string">
            <text:p>جبار</text:p>
          </table:table-cell>
          <table:table-cell table:formula="of:=VALUE(ABJAD([.A114];1;1))" office:value-type="float" office:value="206" calcext:value-type="float">
            <text:p>206</text:p>
          </table:table-cell>
          <table:table-cell table:number-columns-repeated="1022"/>
        </table:table-row>
        <table:table-row table:style-name="ro1">
          <table:table-cell office:value-type="string" calcext:value-type="string">
            <text:p>مقسط</text:p>
          </table:table-cell>
          <table:table-cell table:formula="of:=VALUE(ABJAD([.A115];1;1))" office:value-type="float" office:value="209" calcext:value-type="float">
            <text:p>209</text:p>
          </table:table-cell>
          <table:table-cell table:number-columns-repeated="1022"/>
        </table:table-row>
        <table:table-row table:style-name="ro1">
          <table:table-cell office:value-type="string" calcext:value-type="string">
            <text:p>دهر</text:p>
          </table:table-cell>
          <table:table-cell table:formula="of:=VALUE(ABJAD([.A116];1;1))" office:value-type="float" office:value="209" calcext:value-type="float">
            <text:p>209</text:p>
          </table:table-cell>
          <table:table-cell table:number-columns-repeated="1022"/>
        </table:table-row>
        <table:table-row table:style-name="ro1">
          <table:table-cell office:value-type="string" calcext:value-type="string">
            <text:p>صانع</text:p>
          </table:table-cell>
          <table:table-cell table:formula="of:=VALUE(ABJAD([.A117];1;1))" office:value-type="float" office:value="211" calcext:value-type="float">
            <text:p>211</text:p>
          </table:table-cell>
          <table:table-cell table:number-columns-repeated="1022"/>
        </table:table-row>
        <table:table-row table:style-name="ro1">
          <table:table-cell office:value-type="string" calcext:value-type="string">
            <text:p>مالك الملك</text:p>
          </table:table-cell>
          <table:table-cell table:formula="of:=VALUE(ABJAD([.A118];1;1))" office:value-type="float" office:value="212" calcext:value-type="float">
            <text:p>212</text:p>
          </table:table-cell>
          <table:table-cell table:number-columns-repeated="1022"/>
        </table:table-row>
        <table:table-row table:style-name="ro1">
          <table:table-cell office:value-type="string" calcext:value-type="string">
            <text:p>بارئ</text:p>
          </table:table-cell>
          <table:table-cell table:formula="of:=VALUE(ABJAD([.A119];1;1))" office:value-type="float" office:value="214" calcext:value-type="float">
            <text:p>214</text:p>
          </table:table-cell>
          <table:table-cell table:number-columns-repeated="1022"/>
        </table:table-row>
        <table:table-row table:style-name="ro1">
          <table:table-cell office:value-type="string" calcext:value-type="string">
            <text:p>طهر</text:p>
          </table:table-cell>
          <table:table-cell table:formula="of:=VALUE(ABJAD([.A120];1;1))" office:value-type="float" office:value="214" calcext:value-type="float">
            <text:p>214</text:p>
          </table:table-cell>
          <table:table-cell table:number-columns-repeated="1022"/>
        </table:table-row>
        <table:table-row table:style-name="ro1">
          <table:table-cell office:value-type="string" calcext:value-type="string">
            <text:p>أكبر</text:p>
          </table:table-cell>
          <table:table-cell table:formula="of:=VALUE(ABJAD([.A121];1;1))" office:value-type="float" office:value="223" calcext:value-type="float">
            <text:p>223</text:p>
          </table:table-cell>
          <table:table-cell table:number-columns-repeated="1022"/>
        </table:table-row>
        <table:table-row table:style-name="ro1">
          <table:table-cell office:value-type="string" calcext:value-type="string">
            <text:p>أحكم الحاكمين</text:p>
          </table:table-cell>
          <table:table-cell table:formula="of:=VALUE(ABJAD([.A122];1;1))" office:value-type="float" office:value="229" calcext:value-type="float">
            <text:p>229</text:p>
          </table:table-cell>
          <table:table-cell table:number-columns-repeated="1022"/>
        </table:table-row>
        <table:table-row table:style-name="ro1">
          <table:table-cell office:value-type="string" calcext:value-type="string">
            <text:p>كبير</text:p>
          </table:table-cell>
          <table:table-cell table:formula="of:=VALUE(ABJAD([.A123];1;1))" office:value-type="float" office:value="232" calcext:value-type="float">
            <text:p>232</text:p>
          </table:table-cell>
          <table:table-cell table:number-columns-repeated="1022"/>
        </table:table-row>
        <table:table-row table:style-name="ro1">
          <table:table-cell office:value-type="string" calcext:value-type="string">
            <text:p>نعم الماهد</text:p>
          </table:table-cell>
          <table:table-cell table:formula="of:=VALUE(ABJAD([.A124];1;1))" office:value-type="float" office:value="241" calcext:value-type="float">
            <text:p>241</text:p>
          </table:table-cell>
          <table:table-cell table:number-columns-repeated="1022"/>
        </table:table-row>
        <table:table-row table:style-name="ro1">
          <table:table-cell office:value-type="string" calcext:value-type="string">
            <text:p>مدبر</text:p>
          </table:table-cell>
          <table:table-cell table:formula="of:=VALUE(ABJAD([.A125];1;1))" office:value-type="float" office:value="246" calcext:value-type="float">
            <text:p>246</text:p>
          </table:table-cell>
          <table:table-cell table:number-columns-repeated="1022"/>
        </table:table-row>
        <table:table-row table:style-name="ro1">
          <table:table-cell office:value-type="string" calcext:value-type="string">
            <text:p>مريد</text:p>
          </table:table-cell>
          <table:table-cell table:formula="of:=VALUE(ABJAD([.A126];1;1))" office:value-type="float" office:value="254" calcext:value-type="float">
            <text:p>254</text:p>
          </table:table-cell>
          <table:table-cell table:number-columns-repeated="1022"/>
        </table:table-row>
        <table:table-row table:style-name="ro1">
          <table:table-cell office:value-type="string" calcext:value-type="string">
            <text:p>نور</text:p>
          </table:table-cell>
          <table:table-cell table:formula="of:=VALUE(ABJAD([.A127];1;1))" office:value-type="float" office:value="256" calcext:value-type="float">
            <text:p>256</text:p>
          </table:table-cell>
          <table:table-cell table:number-columns-repeated="1022"/>
        </table:table-row>
        <table:table-row table:style-name="ro1">
          <table:table-cell office:value-type="string" calcext:value-type="string">
            <text:p>رحيم</text:p>
          </table:table-cell>
          <table:table-cell table:formula="of:=VALUE(ABJAD([.A128];1;1))" office:value-type="float" office:value="258" calcext:value-type="float">
            <text:p>258</text:p>
          </table:table-cell>
          <table:table-cell table:number-columns-repeated="1022"/>
        </table:table-row>
        <table:table-row table:style-name="ro1">
          <table:table-cell office:value-type="string" calcext:value-type="string">
            <text:p>برهان</text:p>
          </table:table-cell>
          <table:table-cell table:formula="of:=VALUE(ABJAD([.A129];1;1))" office:value-type="float" office:value="258" calcext:value-type="float">
            <text:p>258</text:p>
          </table:table-cell>
          <table:table-cell table:number-columns-repeated="1022"/>
        </table:table-row>
        <table:table-row table:style-name="ro1">
          <table:table-cell office:value-type="string" calcext:value-type="string">
            <text:p>أكرم</text:p>
          </table:table-cell>
          <table:table-cell table:formula="of:=VALUE(ABJAD([.A130];1;1))" office:value-type="float" office:value="261" calcext:value-type="float">
            <text:p>261</text:p>
          </table:table-cell>
          <table:table-cell table:number-columns-repeated="1022"/>
        </table:table-row>
        <table:table-row table:style-name="ro1">
          <table:table-cell office:value-type="string" calcext:value-type="string">
            <text:p>نعم المولى</text:p>
          </table:table-cell>
          <table:table-cell table:formula="of:=VALUE(ABJAD([.A131];1;1))" office:value-type="float" office:value="268" calcext:value-type="float">
            <text:p>268</text:p>
          </table:table-cell>
          <table:table-cell table:number-columns-repeated="1022"/>
        </table:table-row>
        <table:table-row table:style-name="ro1">
          <table:table-cell office:value-type="string" calcext:value-type="string">
            <text:p>كريم</text:p>
          </table:table-cell>
          <table:table-cell table:formula="of:=VALUE(ABJAD([.A132];1;1))" office:value-type="float" office:value="270" calcext:value-type="float">
            <text:p>270</text:p>
          </table:table-cell>
          <table:table-cell table:number-columns-repeated="1022"/>
        </table:table-row>
        <table:table-row table:style-name="ro1">
          <table:table-cell office:value-type="string" calcext:value-type="string">
            <text:p>ولي المؤمنين</text:p>
          </table:table-cell>
          <table:table-cell table:formula="of:=VALUE(ABJAD([.A133];1;1))" office:value-type="float" office:value="274" calcext:value-type="float">
            <text:p>274</text:p>
          </table:table-cell>
          <table:table-cell table:number-columns-repeated="1022"/>
        </table:table-row>
        <table:table-row table:style-name="ro1">
          <table:table-cell office:value-type="string" calcext:value-type="string">
            <text:p>مُبرم</text:p>
          </table:table-cell>
          <table:table-cell table:formula="of:=VALUE(ABJAD([.A134];1;1))" office:value-type="float" office:value="282" calcext:value-type="float">
            <text:p>282</text:p>
          </table:table-cell>
          <table:table-cell table:number-columns-repeated="1022"/>
        </table:table-row>
        <table:table-row table:style-name="ro1">
          <table:table-cell office:value-type="string" calcext:value-type="string">
            <text:p>فرد</text:p>
          </table:table-cell>
          <table:table-cell table:formula="of:=VALUE(ABJAD([.A135];1;1))" office:value-type="float" office:value="284" calcext:value-type="float">
            <text:p>284</text:p>
          </table:table-cell>
          <table:table-cell table:number-columns-repeated="1022"/>
        </table:table-row>
        <table:table-row table:style-name="ro1">
          <table:table-cell office:value-type="string" calcext:value-type="string">
            <text:p>فاطر</text:p>
          </table:table-cell>
          <table:table-cell table:formula="of:=VALUE(ABJAD([.A136];1;1))" office:value-type="float" office:value="290" calcext:value-type="float">
            <text:p>290</text:p>
          </table:table-cell>
          <table:table-cell table:number-columns-repeated="1022"/>
        </table:table-row>
        <table:table-row table:style-name="ro1">
          <table:table-cell office:value-type="string" calcext:value-type="string">
            <text:p>رؤوف</text:p>
          </table:table-cell>
          <table:table-cell table:formula="of:=VALUE(ABJAD([.A137];1;1))" office:value-type="float" office:value="293" calcext:value-type="float">
            <text:p>293</text:p>
          </table:table-cell>
          <table:table-cell table:number-columns-repeated="1022"/>
        </table:table-row>
        <table:table-row table:style-name="ro1">
          <table:table-cell office:value-type="string" calcext:value-type="string">
            <text:p>رحمن</text:p>
          </table:table-cell>
          <table:table-cell table:formula="of:=VALUE(ABJAD([.A138];1;1))" office:value-type="float" office:value="298" calcext:value-type="float">
            <text:p>298</text:p>
          </table:table-cell>
          <table:table-cell table:number-columns-repeated="1022"/>
        </table:table-row>
        <table:table-row table:style-name="ro1">
          <table:table-cell office:value-type="string" calcext:value-type="string">
            <text:p>صبور</text:p>
          </table:table-cell>
          <table:table-cell table:formula="of:=VALUE(ABJAD([.A139];1;1))" office:value-type="float" office:value="298" calcext:value-type="float">
            <text:p>298</text:p>
          </table:table-cell>
          <table:table-cell table:number-columns-repeated="1022"/>
        </table:table-row>
        <table:table-row table:style-name="ro1">
          <table:table-cell office:value-type="string" calcext:value-type="string">
            <text:p>منير</text:p>
          </table:table-cell>
          <table:table-cell table:formula="of:=VALUE(ABJAD([.A140];1;1))" office:value-type="float" office:value="300" calcext:value-type="float">
            <text:p>300</text:p>
          </table:table-cell>
          <table:table-cell table:number-columns-repeated="1022"/>
        </table:table-row>
        <table:table-row table:style-name="ro1">
          <table:table-cell office:value-type="string" calcext:value-type="string">
            <text:p>بصير</text:p>
          </table:table-cell>
          <table:table-cell table:formula="of:=VALUE(ABJAD([.A141];1;1))" office:value-type="float" office:value="302" calcext:value-type="float">
            <text:p>302</text:p>
          </table:table-cell>
          <table:table-cell table:number-columns-repeated="1022"/>
        </table:table-row>
        <table:table-row table:style-name="ro1">
          <table:table-cell office:value-type="string" calcext:value-type="string">
            <text:p>أقرب</text:p>
          </table:table-cell>
          <table:table-cell table:formula="of:=VALUE(ABJAD([.A142];1;1))" office:value-type="float" office:value="303" calcext:value-type="float">
            <text:p>303</text:p>
          </table:table-cell>
          <table:table-cell table:number-columns-repeated="1022"/>
        </table:table-row>
        <table:table-row table:style-name="ro1">
          <table:table-cell office:value-type="string" calcext:value-type="string">
            <text:p>قادر</text:p>
          </table:table-cell>
          <table:table-cell table:formula="of:=VALUE(ABJAD([.A143];1;1))" office:value-type="float" office:value="305" calcext:value-type="float">
            <text:p>305</text:p>
          </table:table-cell>
          <table:table-cell table:number-columns-repeated="1022"/>
        </table:table-row>
        <table:table-row table:style-name="ro1">
          <table:table-cell office:value-type="string" calcext:value-type="string">
            <text:p>قهّار</text:p>
          </table:table-cell>
          <table:table-cell table:formula="of:=VALUE(ABJAD([.A144];1;1))" office:value-type="float" office:value="306" calcext:value-type="float">
            <text:p>306</text:p>
          </table:table-cell>
          <table:table-cell table:number-columns-repeated="1022"/>
        </table:table-row>
        <table:table-row table:style-name="ro1">
          <table:table-cell office:value-type="string" calcext:value-type="string">
            <text:p>قاهر</text:p>
          </table:table-cell>
          <table:table-cell table:formula="of:=VALUE(ABJAD([.A145];1;1))" office:value-type="float" office:value="306" calcext:value-type="float">
            <text:p>306</text:p>
          </table:table-cell>
          <table:table-cell table:number-columns-repeated="1022"/>
        </table:table-row>
        <table:table-row table:style-name="ro1">
          <table:table-cell office:value-type="string" calcext:value-type="string">
            <text:p>رزاق</text:p>
          </table:table-cell>
          <table:table-cell table:formula="of:=VALUE(ABJAD([.A146];1;1))" office:value-type="float" office:value="308" calcext:value-type="float">
            <text:p>308</text:p>
          </table:table-cell>
          <table:table-cell table:number-columns-repeated="1022"/>
        </table:table-row>
        <table:table-row table:style-name="ro1">
          <table:table-cell office:value-type="string" calcext:value-type="string">
            <text:p>رازق</text:p>
          </table:table-cell>
          <table:table-cell table:formula="of:=VALUE(ABJAD([.A147];1;1))" office:value-type="float" office:value="308" calcext:value-type="float">
            <text:p>308</text:p>
          </table:table-cell>
          <table:table-cell table:number-columns-repeated="1022"/>
        </table:table-row>
        <table:table-row table:style-name="ro1">
          <table:table-cell office:value-type="string" calcext:value-type="string">
            <text:p>شاهد</text:p>
          </table:table-cell>
          <table:table-cell table:formula="of:=VALUE(ABJAD([.A148];1;1))" office:value-type="float" office:value="310" calcext:value-type="float">
            <text:p>310</text:p>
          </table:table-cell>
          <table:table-cell table:number-columns-repeated="1022"/>
        </table:table-row>
        <table:table-row table:style-name="ro1">
          <table:table-cell office:value-type="string" calcext:value-type="string">
            <text:p>رقيب</text:p>
          </table:table-cell>
          <table:table-cell table:formula="of:=VALUE(ABJAD([.A149];1;1))" office:value-type="float" office:value="312" calcext:value-type="float">
            <text:p>312</text:p>
          </table:table-cell>
          <table:table-cell table:number-columns-repeated="1022"/>
        </table:table-row>
        <table:table-row table:style-name="ro1">
          <table:table-cell office:value-type="string" calcext:value-type="string">
            <text:p>قريب</text:p>
          </table:table-cell>
          <table:table-cell table:formula="of:=VALUE(ABJAD([.A150];1;1))" office:value-type="float" office:value="312" calcext:value-type="float">
            <text:p>312</text:p>
          </table:table-cell>
          <table:table-cell table:number-columns-repeated="1022"/>
        </table:table-row>
        <table:table-row table:style-name="ro1">
          <table:table-cell office:value-type="string" calcext:value-type="string">
            <text:p>قدير</text:p>
          </table:table-cell>
          <table:table-cell table:formula="of:=VALUE(ABJAD([.A151];1;1))" office:value-type="float" office:value="314" calcext:value-type="float">
            <text:p>314</text:p>
          </table:table-cell>
          <table:table-cell table:number-columns-repeated="1022"/>
        </table:table-row>
        <table:table-row table:style-name="ro1">
          <table:table-cell office:value-type="string" calcext:value-type="string">
            <text:p>شديد</text:p>
          </table:table-cell>
          <table:table-cell table:formula="of:=VALUE(ABJAD([.A152];1;1))" office:value-type="float" office:value="318" calcext:value-type="float">
            <text:p>318</text:p>
          </table:table-cell>
          <table:table-cell table:number-columns-repeated="1022"/>
        </table:table-row>
        <table:table-row table:style-name="ro1">
          <table:table-cell office:value-type="string" calcext:value-type="string">
            <text:p>شهيد</text:p>
          </table:table-cell>
          <table:table-cell table:formula="of:=VALUE(ABJAD([.A153];1;1))" office:value-type="float" office:value="319" calcext:value-type="float">
            <text:p>319</text:p>
          </table:table-cell>
          <table:table-cell table:number-columns-repeated="1022"/>
        </table:table-row>
        <table:table-row table:style-name="ro1">
          <table:table-cell office:value-type="string" calcext:value-type="string">
            <text:p>مفرج</text:p>
          </table:table-cell>
          <table:table-cell table:formula="of:=VALUE(ABJAD([.A154];1;1))" office:value-type="float" office:value="323" calcext:value-type="float">
            <text:p>323</text:p>
          </table:table-cell>
          <table:table-cell table:number-columns-repeated="1022"/>
        </table:table-row>
        <table:table-row table:style-name="ro1">
          <table:table-cell office:value-type="string" calcext:value-type="string">
            <text:p>مرسِل</text:p>
          </table:table-cell>
          <table:table-cell table:formula="of:=VALUE(ABJAD([.A155];1;1))" office:value-type="float" office:value="330" calcext:value-type="float">
            <text:p>330</text:p>
          </table:table-cell>
          <table:table-cell table:number-columns-repeated="1022"/>
        </table:table-row>
        <table:table-row table:style-name="ro1">
          <table:table-cell office:value-type="string" calcext:value-type="string">
            <text:p>مصور</text:p>
          </table:table-cell>
          <table:table-cell table:formula="of:=VALUE(ABJAD([.A156];1;1))" office:value-type="float" office:value="336" calcext:value-type="float">
            <text:p>336</text:p>
          </table:table-cell>
          <table:table-cell table:number-columns-repeated="1022"/>
        </table:table-row>
        <table:table-row table:style-name="ro1">
          <table:table-cell office:value-type="string" calcext:value-type="string">
            <text:p>جاعل الليل سكناً</text:p>
          </table:table-cell>
          <table:table-cell table:formula="of:=VALUE(ABJAD([.A157];1;1))" office:value-type="float" office:value="336" calcext:value-type="float">
            <text:p>336</text:p>
          </table:table-cell>
          <table:table-cell table:number-columns-repeated="1022"/>
        </table:table-row>
        <table:table-row table:style-name="ro1">
          <table:table-cell office:value-type="string" calcext:value-type="string">
            <text:p>سريع</text:p>
          </table:table-cell>
          <table:table-cell table:formula="of:=VALUE(ABJAD([.A158];1;1))" office:value-type="float" office:value="340" calcext:value-type="float">
            <text:p>340</text:p>
          </table:table-cell>
          <table:table-cell table:number-columns-repeated="1022"/>
        </table:table-row>
        <table:table-row table:style-name="ro1">
          <table:table-cell office:value-type="string" calcext:value-type="string">
            <text:p>ناصر</text:p>
          </table:table-cell>
          <table:table-cell table:formula="of:=VALUE(ABJAD([.A159];1;1))" office:value-type="float" office:value="341" calcext:value-type="float">
            <text:p>341</text:p>
          </table:table-cell>
          <table:table-cell table:number-columns-repeated="1022"/>
        </table:table-row>
        <table:table-row table:style-name="ro1">
          <table:table-cell office:value-type="string" calcext:value-type="string">
            <text:p>مقلب القلوب</text:p>
          </table:table-cell>
          <table:table-cell table:formula="of:=VALUE(ABJAD([.A160];1;1))" office:value-type="float" office:value="341" calcext:value-type="float">
            <text:p>341</text:p>
          </table:table-cell>
          <table:table-cell table:number-columns-repeated="1022"/>
        </table:table-row>
        <table:table-row table:style-name="ro1">
          <table:table-cell office:value-type="string" calcext:value-type="string">
            <text:p>مقدر</text:p>
          </table:table-cell>
          <table:table-cell table:formula="of:=VALUE(ABJAD([.A161];1;1))" office:value-type="float" office:value="344" calcext:value-type="float">
            <text:p>344</text:p>
          </table:table-cell>
          <table:table-cell table:number-columns-repeated="1022"/>
        </table:table-row>
        <table:table-row table:style-name="ro1">
          <table:table-cell office:value-type="string" calcext:value-type="string">
            <text:p>فالق الإصباح</text:p>
          </table:table-cell>
          <table:table-cell table:formula="of:=VALUE(ABJAD([.A162];1;1))" office:value-type="float" office:value="344" calcext:value-type="float">
            <text:p>344</text:p>
          </table:table-cell>
          <table:table-cell table:number-columns-repeated="1022"/>
        </table:table-row>
        <table:table-row table:style-name="ro1">
          <table:table-cell office:value-type="string" calcext:value-type="string">
            <text:p>فالق الحب والنوى</text:p>
          </table:table-cell>
          <table:table-cell table:formula="of:=VALUE(ABJAD([.A163];1;1))" office:value-type="float" office:value="346" calcext:value-type="float">
            <text:p>346</text:p>
          </table:table-cell>
          <table:table-cell table:number-columns-repeated="1022"/>
        </table:table-row>
        <table:table-row table:style-name="ro1">
          <table:table-cell office:value-type="string" calcext:value-type="string">
            <text:p>نصير</text:p>
          </table:table-cell>
          <table:table-cell table:formula="of:=VALUE(ABJAD([.A164];1;1))" office:value-type="float" office:value="350" calcext:value-type="float">
            <text:p>350</text:p>
          </table:table-cell>
          <table:table-cell table:number-columns-repeated="1022"/>
        </table:table-row>
        <table:table-row table:style-name="ro1">
          <table:table-cell office:value-type="string" calcext:value-type="string">
            <text:p>رافع</text:p>
          </table:table-cell>
          <table:table-cell table:formula="of:=VALUE(ABJAD([.A165];1;1))" office:value-type="float" office:value="351" calcext:value-type="float">
            <text:p>351</text:p>
          </table:table-cell>
          <table:table-cell table:number-columns-repeated="1022"/>
        </table:table-row>
        <table:table-row table:style-name="ro1">
          <table:table-cell office:value-type="string" calcext:value-type="string">
            <text:p>رفيع</text:p>
          </table:table-cell>
          <table:table-cell table:formula="of:=VALUE(ABJAD([.A166];1;1))" office:value-type="float" office:value="360" calcext:value-type="float">
            <text:p>360</text:p>
          </table:table-cell>
          <table:table-cell table:number-columns-repeated="1022"/>
        </table:table-row>
        <table:table-row table:style-name="ro1">
          <table:table-cell office:value-type="string" calcext:value-type="string">
            <text:p>فارج الهم</text:p>
          </table:table-cell>
          <table:table-cell table:formula="of:=VALUE(ABJAD([.A167];1;1))" office:value-type="float" office:value="360" calcext:value-type="float">
            <text:p>360</text:p>
          </table:table-cell>
          <table:table-cell table:number-columns-repeated="1022"/>
        </table:table-row>
        <table:table-row table:style-name="ro1">
          <table:table-cell office:value-type="string" calcext:value-type="string">
            <text:p>مسعَّر</text:p>
          </table:table-cell>
          <table:table-cell table:formula="of:=VALUE(ABJAD([.A168];1;1))" office:value-type="float" office:value="370" calcext:value-type="float">
            <text:p>370</text:p>
          </table:table-cell>
          <table:table-cell table:number-columns-repeated="1022"/>
        </table:table-row>
        <table:table-row table:style-name="ro1">
          <table:table-cell office:value-type="string" calcext:value-type="string">
            <text:p>رفيق</text:p>
          </table:table-cell>
          <table:table-cell table:formula="of:=VALUE(ABJAD([.A169];1;1))" office:value-type="float" office:value="390" calcext:value-type="float">
            <text:p>390</text:p>
          </table:table-cell>
          <table:table-cell table:number-columns-repeated="1022"/>
        </table:table-row>
        <table:table-row table:style-name="ro1">
          <table:table-cell office:value-type="string" calcext:value-type="string">
            <text:p>شافي</text:p>
          </table:table-cell>
          <table:table-cell table:formula="of:=VALUE(ABJAD([.A170];1;1))" office:value-type="float" office:value="391" calcext:value-type="float">
            <text:p>391</text:p>
          </table:table-cell>
          <table:table-cell table:number-columns-repeated="1022"/>
        </table:table-row>
        <table:table-row table:style-name="ro1">
          <table:table-cell office:value-type="string" calcext:value-type="string">
            <text:p>كاشف</text:p>
          </table:table-cell>
          <table:table-cell table:formula="of:=VALUE(ABJAD([.A171];1;1))" office:value-type="float" office:value="401" calcext:value-type="float">
            <text:p>401</text:p>
          </table:table-cell>
          <table:table-cell table:number-columns-repeated="1022"/>
        </table:table-row>
        <table:table-row table:style-name="ro1">
          <table:table-cell office:value-type="string" calcext:value-type="string">
            <text:p>منشئ</text:p>
          </table:table-cell>
          <table:table-cell table:formula="of:=VALUE(ABJAD([.A172];1;1))" office:value-type="float" office:value="401" calcext:value-type="float">
            <text:p>401</text:p>
          </table:table-cell>
          <table:table-cell table:number-columns-repeated="1022"/>
        </table:table-row>
        <table:table-row table:style-name="ro1">
          <table:table-cell office:value-type="string" calcext:value-type="string">
            <text:p>تواب</text:p>
          </table:table-cell>
          <table:table-cell table:formula="of:=VALUE(ABJAD([.A173];1;1))" office:value-type="float" office:value="409" calcext:value-type="float">
            <text:p>409</text:p>
          </table:table-cell>
          <table:table-cell table:number-columns-repeated="1022"/>
        </table:table-row>
        <table:table-row table:style-name="ro1">
          <table:table-cell office:value-type="string" calcext:value-type="string">
            <text:p>كاتب</text:p>
          </table:table-cell>
          <table:table-cell table:formula="of:=VALUE(ABJAD([.A174];1;1))" office:value-type="float" office:value="423" calcext:value-type="float">
            <text:p>423</text:p>
          </table:table-cell>
          <table:table-cell table:number-columns-repeated="1022"/>
        </table:table-row>
        <table:table-row table:style-name="ro1">
          <table:table-cell office:value-type="string" calcext:value-type="string">
            <text:p>شديد المحال</text:p>
          </table:table-cell>
          <table:table-cell table:formula="of:=VALUE(ABJAD([.A175];1;1))" office:value-type="float" office:value="428" calcext:value-type="float">
            <text:p>428</text:p>
          </table:table-cell>
          <table:table-cell table:number-columns-repeated="1022"/>
        </table:table-row>
        <table:table-row table:style-name="ro1">
          <table:table-cell office:value-type="string" calcext:value-type="string">
            <text:p>تام</text:p>
          </table:table-cell>
          <table:table-cell table:formula="of:=VALUE(ABJAD([.A176];1;1))" office:value-type="float" office:value="441" calcext:value-type="float">
            <text:p>441</text:p>
          </table:table-cell>
          <table:table-cell table:number-columns-repeated="1022"/>
        </table:table-row>
        <table:table-row table:style-name="ro1">
          <table:table-cell office:value-type="string" calcext:value-type="string">
            <text:p>سريع الحساب</text:p>
          </table:table-cell>
          <table:table-cell table:formula="of:=VALUE(ABJAD([.A177];1;1))" office:value-type="float" office:value="442" calcext:value-type="float">
            <text:p>442</text:p>
          </table:table-cell>
          <table:table-cell table:number-columns-repeated="1022"/>
        </table:table-row>
        <table:table-row table:style-name="ro1">
          <table:table-cell office:value-type="string" calcext:value-type="string">
            <text:p>عدو الكافرين</text:p>
          </table:table-cell>
          <table:table-cell table:formula="of:=VALUE(ABJAD([.A178];1;1))" office:value-type="float" office:value="472" calcext:value-type="float">
            <text:p>472</text:p>
          </table:table-cell>
          <table:table-cell table:number-columns-repeated="1022"/>
        </table:table-row>
        <table:table-row table:style-name="ro1">
          <table:table-cell office:value-type="string" calcext:value-type="string">
            <text:p>فعال لما يريد</text:p>
          </table:table-cell>
          <table:table-cell table:formula="of:=VALUE(ABJAD([.A179];1;1))" office:value-type="float" office:value="476" calcext:value-type="float">
            <text:p>476</text:p>
          </table:table-cell>
          <table:table-cell table:number-columns-repeated="1022"/>
        </table:table-row>
        <table:table-row table:style-name="ro1">
          <table:table-cell office:value-type="string" calcext:value-type="string">
            <text:p>مبتلي</text:p>
          </table:table-cell>
          <table:table-cell table:formula="of:=VALUE(ABJAD([.A180];1;1))" office:value-type="float" office:value="482" calcext:value-type="float">
            <text:p>482</text:p>
          </table:table-cell>
          <table:table-cell table:number-columns-repeated="1022"/>
        </table:table-row>
        <table:table-row table:style-name="ro1">
          <table:table-cell office:value-type="string" calcext:value-type="string">
            <text:p>فتاح</text:p>
          </table:table-cell>
          <table:table-cell table:formula="of:=VALUE(ABJAD([.A181];1;1))" office:value-type="float" office:value="489" calcext:value-type="float">
            <text:p>489</text:p>
          </table:table-cell>
          <table:table-cell table:number-columns-repeated="1022"/>
        </table:table-row>
        <table:table-row table:style-name="ro1">
          <table:table-cell office:value-type="string" calcext:value-type="string">
            <text:p>فاتح</text:p>
          </table:table-cell>
          <table:table-cell table:formula="of:=VALUE(ABJAD([.A182];1;1))" office:value-type="float" office:value="489" calcext:value-type="float">
            <text:p>489</text:p>
          </table:table-cell>
          <table:table-cell table:number-columns-repeated="1022"/>
        </table:table-row>
        <table:table-row table:style-name="ro1">
          <table:table-cell office:value-type="string" calcext:value-type="string">
            <text:p>مميت</text:p>
          </table:table-cell>
          <table:table-cell table:formula="of:=VALUE(ABJAD([.A183];1;1))" office:value-type="float" office:value="490" calcext:value-type="float">
            <text:p>490</text:p>
          </table:table-cell>
          <table:table-cell table:number-columns-repeated="1022"/>
        </table:table-row>
        <table:table-row table:style-name="ro1">
          <table:table-cell office:value-type="string" calcext:value-type="string">
            <text:p>أسرع الحاسبين</text:p>
          </table:table-cell>
          <table:table-cell table:formula="of:=VALUE(ABJAD([.A184];1;1))" office:value-type="float" office:value="493" calcext:value-type="float">
            <text:p>493</text:p>
          </table:table-cell>
          <table:table-cell table:number-columns-repeated="1022"/>
        </table:table-row>
        <table:table-row table:style-name="ro1">
          <table:table-cell office:value-type="string" calcext:value-type="string">
            <text:p>نعم القادر</text:p>
          </table:table-cell>
          <table:table-cell table:formula="of:=VALUE(ABJAD([.A185];1;1))" office:value-type="float" office:value="496" calcext:value-type="float">
            <text:p>496</text:p>
          </table:table-cell>
          <table:table-cell table:number-columns-repeated="1022"/>
        </table:table-row>
        <table:table-row table:style-name="ro1">
          <table:table-cell office:value-type="string" calcext:value-type="string">
            <text:p>نعم القاهر</text:p>
          </table:table-cell>
          <table:table-cell table:formula="of:=VALUE(ABJAD([.A186];1;1))" office:value-type="float" office:value="497" calcext:value-type="float">
            <text:p>497</text:p>
          </table:table-cell>
          <table:table-cell table:number-columns-repeated="1022"/>
        </table:table-row>
        <table:table-row table:style-name="ro1">
          <table:table-cell office:value-type="string" calcext:value-type="string">
            <text:p>متين</text:p>
          </table:table-cell>
          <table:table-cell table:formula="of:=VALUE(ABJAD([.A187];1;1))" office:value-type="float" office:value="500" calcext:value-type="float">
            <text:p>500</text:p>
          </table:table-cell>
          <table:table-cell table:number-columns-repeated="1022"/>
        </table:table-row>
        <table:table-row table:style-name="ro1">
          <table:table-cell office:value-type="string" calcext:value-type="string">
            <text:p>راشد</text:p>
          </table:table-cell>
          <table:table-cell table:formula="of:=VALUE(ABJAD([.A188];1;1))" office:value-type="float" office:value="505" calcext:value-type="float">
            <text:p>505</text:p>
          </table:table-cell>
          <table:table-cell table:number-columns-repeated="1022"/>
        </table:table-row>
        <table:table-row table:style-name="ro1">
          <table:table-cell office:value-type="string" calcext:value-type="string">
            <text:p>رشيد</text:p>
          </table:table-cell>
          <table:table-cell table:formula="of:=VALUE(ABJAD([.A189];1;1))" office:value-type="float" office:value="514" calcext:value-type="float">
            <text:p>514</text:p>
          </table:table-cell>
          <table:table-cell table:number-columns-repeated="1022"/>
        </table:table-row>
        <table:table-row table:style-name="ro1">
          <table:table-cell office:value-type="string" calcext:value-type="string">
            <text:p>شاكر</text:p>
          </table:table-cell>
          <table:table-cell table:formula="of:=VALUE(ABJAD([.A190];1;1))" office:value-type="float" office:value="521" calcext:value-type="float">
            <text:p>521</text:p>
          </table:table-cell>
          <table:table-cell table:number-columns-repeated="1022"/>
        </table:table-row>
        <table:table-row table:style-name="ro1">
          <table:table-cell office:value-type="string" calcext:value-type="string">
            <text:p>شكور</text:p>
          </table:table-cell>
          <table:table-cell table:formula="of:=VALUE(ABJAD([.A191];1;1))" office:value-type="float" office:value="526" calcext:value-type="float">
            <text:p>526</text:p>
          </table:table-cell>
          <table:table-cell table:number-columns-repeated="1022"/>
        </table:table-row>
        <table:table-row table:style-name="ro1">
          <table:table-cell office:value-type="string" calcext:value-type="string">
            <text:p>فاتن</text:p>
          </table:table-cell>
          <table:table-cell table:formula="of:=VALUE(ABJAD([.A192];1;1))" office:value-type="float" office:value="531" calcext:value-type="float">
            <text:p>531</text:p>
          </table:table-cell>
          <table:table-cell table:number-columns-repeated="1022"/>
        </table:table-row>
        <table:table-row table:style-name="ro1">
          <table:table-cell office:value-type="string" calcext:value-type="string">
            <text:p>ممتحن</text:p>
          </table:table-cell>
          <table:table-cell table:formula="of:=VALUE(ABJAD([.A193];1;1))" office:value-type="float" office:value="538" calcext:value-type="float">
            <text:p>538</text:p>
          </table:table-cell>
          <table:table-cell table:number-columns-repeated="1022"/>
        </table:table-row>
        <table:table-row table:style-name="ro1">
          <table:table-cell office:value-type="string" calcext:value-type="string">
            <text:p>متعالِ</text:p>
          </table:table-cell>
          <table:table-cell table:formula="of:=VALUE(ABJAD([.A194];1;1))" office:value-type="float" office:value="541" calcext:value-type="float">
            <text:p>541</text:p>
          </table:table-cell>
          <table:table-cell table:number-columns-repeated="1022"/>
        </table:table-row>
        <table:table-row table:style-name="ro1">
          <table:table-cell office:value-type="string" calcext:value-type="string">
            <text:p>مُقيت</text:p>
          </table:table-cell>
          <table:table-cell table:formula="of:=VALUE(ABJAD([.A195];1;1))" office:value-type="float" office:value="550" calcext:value-type="float">
            <text:p>550</text:p>
          </table:table-cell>
          <table:table-cell table:number-columns-repeated="1022"/>
        </table:table-row>
        <table:table-row table:style-name="ro1">
          <table:table-cell office:value-type="string" calcext:value-type="string">
            <text:p>قابل التوب</text:p>
          </table:table-cell>
          <table:table-cell table:formula="of:=VALUE(ABJAD([.A196];1;1))" office:value-type="float" office:value="572" calcext:value-type="float">
            <text:p>572</text:p>
          </table:table-cell>
          <table:table-cell table:number-columns-repeated="1022"/>
        </table:table-row>
        <table:table-row table:style-name="ro1">
          <table:table-cell office:value-type="string" calcext:value-type="string">
            <text:p>باعث</text:p>
          </table:table-cell>
          <table:table-cell table:formula="of:=VALUE(ABJAD([.A197];1;1))" office:value-type="float" office:value="573" calcext:value-type="float">
            <text:p>573</text:p>
          </table:table-cell>
          <table:table-cell table:number-columns-repeated="1022"/>
        </table:table-row>
        <table:table-row table:style-name="ro1">
          <table:table-cell office:value-type="string" calcext:value-type="string">
            <text:p>أهل التقوى</text:p>
          </table:table-cell>
          <table:table-cell table:formula="of:=VALUE(ABJAD([.A198];1;1))" office:value-type="float" office:value="574" calcext:value-type="float">
            <text:p>574</text:p>
          </table:table-cell>
          <table:table-cell table:number-columns-repeated="1022"/>
        </table:table-row>
        <table:table-row table:style-name="ro1">
          <table:table-cell office:value-type="string" calcext:value-type="string">
            <text:p>منزل الكتاب</text:p>
          </table:table-cell>
          <table:table-cell table:formula="of:=VALUE(ABJAD([.A199];1;1))" office:value-type="float" office:value="581" calcext:value-type="float">
            <text:p>581</text:p>
          </table:table-cell>
          <table:table-cell table:number-columns-repeated="1022"/>
        </table:table-row>
        <table:table-row table:style-name="ro1">
          <table:table-cell office:value-type="string" calcext:value-type="string">
            <text:p>أرحم الراحمين</text:p>
          </table:table-cell>
          <table:table-cell table:formula="of:=VALUE(ABJAD([.A200];1;1))" office:value-type="float" office:value="589" calcext:value-type="float">
            <text:p>589</text:p>
          </table:table-cell>
          <table:table-cell table:number-columns-repeated="1022"/>
        </table:table-row>
        <table:table-row table:style-name="ro1">
          <table:table-cell office:value-type="string" calcext:value-type="string">
            <text:p>وتر</text:p>
          </table:table-cell>
          <table:table-cell table:formula="of:=VALUE(ABJAD([.A201];1;1))" office:value-type="float" office:value="606" calcext:value-type="float">
            <text:p>606</text:p>
          </table:table-cell>
          <table:table-cell table:number-columns-repeated="1022"/>
        </table:table-row>
        <table:table-row table:style-name="ro1">
          <table:table-cell office:value-type="string" calcext:value-type="string">
            <text:p>مستمع</text:p>
          </table:table-cell>
          <table:table-cell table:formula="of:=VALUE(ABJAD([.A202];1;1))" office:value-type="float" office:value="610" calcext:value-type="float">
            <text:p>610</text:p>
          </table:table-cell>
          <table:table-cell table:number-columns-repeated="1022"/>
        </table:table-row>
        <table:table-row table:style-name="ro1">
          <table:table-cell office:value-type="string" calcext:value-type="string">
            <text:p>مستعان</text:p>
          </table:table-cell>
          <table:table-cell table:formula="of:=VALUE(ABJAD([.A203];1;1))" office:value-type="float" office:value="621" calcext:value-type="float">
            <text:p>621</text:p>
          </table:table-cell>
          <table:table-cell table:number-columns-repeated="1022"/>
        </table:table-row>
        <table:table-row table:style-name="ro1">
          <table:table-cell office:value-type="string" calcext:value-type="string">
            <text:p>منتقم</text:p>
          </table:table-cell>
          <table:table-cell table:formula="of:=VALUE(ABJAD([.A204];1;1))" office:value-type="float" office:value="630" calcext:value-type="float">
            <text:p>630</text:p>
          </table:table-cell>
          <table:table-cell table:number-columns-repeated="1022"/>
        </table:table-row>
        <table:table-row table:style-name="ro1">
          <table:table-cell office:value-type="string" calcext:value-type="string">
            <text:p>كاشف الكرب</text:p>
          </table:table-cell>
          <table:table-cell table:formula="of:=VALUE(ABJAD([.A205];1;1))" office:value-type="float" office:value="654" calcext:value-type="float">
            <text:p>654</text:p>
          </table:table-cell>
          <table:table-cell table:number-columns-repeated="1022"/>
        </table:table-row>
        <table:table-row table:style-name="ro1">
          <table:table-cell office:value-type="string" calcext:value-type="string">
            <text:p>ستار</text:p>
          </table:table-cell>
          <table:table-cell table:formula="of:=VALUE(ABJAD([.A206];1;1))" office:value-type="float" office:value="661" calcext:value-type="float">
            <text:p>661</text:p>
          </table:table-cell>
          <table:table-cell table:number-columns-repeated="1022"/>
        </table:table-row>
        <table:table-row table:style-name="ro1">
          <table:table-cell office:value-type="string" calcext:value-type="string">
            <text:p>متكبّر</text:p>
          </table:table-cell>
          <table:table-cell table:formula="of:=VALUE(ABJAD([.A207];1;1))" office:value-type="float" office:value="662" calcext:value-type="float">
            <text:p>662</text:p>
          </table:table-cell>
          <table:table-cell table:number-columns-repeated="1022"/>
        </table:table-row>
        <table:table-row table:style-name="ro1">
          <table:table-cell office:value-type="string" calcext:value-type="string">
            <text:p>سخط</text:p>
          </table:table-cell>
          <table:table-cell table:formula="of:=VALUE(ABJAD([.A208];1;1))" office:value-type="float" office:value="669" calcext:value-type="float">
            <text:p>669</text:p>
          </table:table-cell>
          <table:table-cell table:number-columns-repeated="1022"/>
        </table:table-row>
        <table:table-row table:style-name="ro1">
          <table:table-cell office:value-type="string" calcext:value-type="string">
            <text:p>وارث</text:p>
          </table:table-cell>
          <table:table-cell table:formula="of:=VALUE(ABJAD([.A209];1;1))" office:value-type="float" office:value="707" calcext:value-type="float">
            <text:p>707</text:p>
          </table:table-cell>
          <table:table-cell table:number-columns-repeated="1022"/>
        </table:table-row>
        <table:table-row table:style-name="ro1">
          <table:table-cell office:value-type="string" calcext:value-type="string">
            <text:p>خالق</text:p>
          </table:table-cell>
          <table:table-cell table:formula="of:=VALUE(ABJAD([.A210];1;1))" office:value-type="float" office:value="731" calcext:value-type="float">
            <text:p>731</text:p>
          </table:table-cell>
          <table:table-cell table:number-columns-repeated="1022"/>
        </table:table-row>
        <table:table-row table:style-name="ro1">
          <table:table-cell office:value-type="string" calcext:value-type="string">
            <text:p>خلاق</text:p>
          </table:table-cell>
          <table:table-cell table:formula="of:=VALUE(ABJAD([.A211];1;1))" office:value-type="float" office:value="731" calcext:value-type="float">
            <text:p>731</text:p>
          </table:table-cell>
          <table:table-cell table:number-columns-repeated="1022"/>
        </table:table-row>
        <table:table-row table:style-name="ro1">
          <table:table-cell office:value-type="string" calcext:value-type="string">
            <text:p>متم نوره</text:p>
          </table:table-cell>
          <table:table-cell table:formula="of:=VALUE(ABJAD([.A212];1;1))" office:value-type="float" office:value="741" calcext:value-type="float">
            <text:p>741</text:p>
          </table:table-cell>
          <table:table-cell table:number-columns-repeated="1022"/>
        </table:table-row>
        <table:table-row table:style-name="ro1">
          <table:table-cell office:value-type="string" calcext:value-type="string">
            <text:p>مقتدر</text:p>
          </table:table-cell>
          <table:table-cell table:formula="of:=VALUE(ABJAD([.A213];1;1))" office:value-type="float" office:value="744" calcext:value-type="float">
            <text:p>744</text:p>
          </table:table-cell>
          <table:table-cell table:number-columns-repeated="1022"/>
        </table:table-row>
        <table:table-row table:style-name="ro1">
          <table:table-cell office:value-type="string" calcext:value-type="string">
            <text:p>مذل</text:p>
          </table:table-cell>
          <table:table-cell table:formula="of:=VALUE(ABJAD([.A214];1;1))" office:value-type="float" office:value="770" calcext:value-type="float">
            <text:p>770</text:p>
          </table:table-cell>
          <table:table-cell table:number-columns-repeated="1022"/>
        </table:table-row>
        <table:table-row table:style-name="ro1">
          <table:table-cell office:value-type="string" calcext:value-type="string">
            <text:p>آخر</text:p>
          </table:table-cell>
          <table:table-cell table:formula="of:=VALUE(ABJAD([.A215];1;1))" office:value-type="float" office:value="801" calcext:value-type="float">
            <text:p>801</text:p>
          </table:table-cell>
          <table:table-cell table:number-columns-repeated="1022"/>
        </table:table-row>
        <table:table-row table:style-name="ro1">
          <table:table-cell office:value-type="string" calcext:value-type="string">
            <text:p>خبير</text:p>
          </table:table-cell>
          <table:table-cell table:formula="of:=VALUE(ABJAD([.A216];1;1))" office:value-type="float" office:value="812" calcext:value-type="float">
            <text:p>812</text:p>
          </table:table-cell>
          <table:table-cell table:number-columns-repeated="1022"/>
        </table:table-row>
        <table:table-row table:style-name="ro1">
          <table:table-cell office:value-type="string" calcext:value-type="string">
            <text:p>مؤخر</text:p>
          </table:table-cell>
          <table:table-cell table:formula="of:=VALUE(ABJAD([.A217];1;1))" office:value-type="float" office:value="847" calcext:value-type="float">
            <text:p>847</text:p>
          </table:table-cell>
          <table:table-cell table:number-columns-repeated="1022"/>
        </table:table-row>
        <table:table-row table:style-name="ro1">
          <table:table-cell office:value-type="string" calcext:value-type="string">
            <text:p>ذو القوة</text:p>
          </table:table-cell>
          <table:table-cell table:formula="of:=VALUE(ABJAD([.A218];1;1))" office:value-type="float" office:value="848" calcext:value-type="float">
            <text:p>848</text:p>
          </table:table-cell>
          <table:table-cell table:number-columns-repeated="1022"/>
        </table:table-row>
        <table:table-row table:style-name="ro1">
          <table:table-cell office:value-type="string" calcext:value-type="string">
            <text:p>قابض</text:p>
          </table:table-cell>
          <table:table-cell table:formula="of:=VALUE(ABJAD([.A219];1;1))" office:value-type="float" office:value="903" calcext:value-type="float">
            <text:p>903</text:p>
          </table:table-cell>
          <table:table-cell table:number-columns-repeated="1022"/>
        </table:table-row>
        <table:table-row table:style-name="ro1">
          <table:table-cell office:value-type="string" calcext:value-type="string">
            <text:p>قاضي</text:p>
          </table:table-cell>
          <table:table-cell table:formula="of:=VALUE(ABJAD([.A220];1;1))" office:value-type="float" office:value="911" calcext:value-type="float">
            <text:p>911</text:p>
          </table:table-cell>
          <table:table-cell table:number-columns-repeated="1022"/>
        </table:table-row>
        <table:table-row table:style-name="ro1">
          <table:table-cell office:value-type="string" calcext:value-type="string">
            <text:p>ذارئ</text:p>
          </table:table-cell>
          <table:table-cell table:formula="of:=VALUE(ABJAD([.A221];1;1))" office:value-type="float" office:value="912" calcext:value-type="float">
            <text:p>912</text:p>
          </table:table-cell>
          <table:table-cell table:number-columns-repeated="1022"/>
        </table:table-row>
        <table:table-row table:style-name="ro1">
          <table:table-cell office:value-type="string" calcext:value-type="string">
            <text:p>ذو الطول والإحسان</text:p>
          </table:table-cell>
          <table:table-cell table:formula="of:=VALUE(ABJAD([.A222];1;1))" office:value-type="float" office:value="939" calcext:value-type="float">
            <text:p>939</text:p>
          </table:table-cell>
          <table:table-cell table:number-columns-repeated="1022"/>
        </table:table-row>
        <table:table-row table:style-name="ro1">
          <table:table-cell office:value-type="string" calcext:value-type="string">
            <text:p>أحسن الخالقين</text:p>
          </table:table-cell>
          <table:table-cell table:formula="of:=VALUE(ABJAD([.A223];1;1))" office:value-type="float" office:value="941" calcext:value-type="float">
            <text:p>941</text:p>
          </table:table-cell>
          <table:table-cell table:number-columns-repeated="1022"/>
        </table:table-row>
        <table:table-row table:style-name="ro1">
          <table:table-cell office:value-type="string" calcext:value-type="string">
            <text:p>مفضل</text:p>
          </table:table-cell>
          <table:table-cell table:formula="of:=VALUE(ABJAD([.A224];1;1))" office:value-type="float" office:value="950" calcext:value-type="float">
            <text:p>950</text:p>
          </table:table-cell>
          <table:table-cell table:number-columns-repeated="1022"/>
        </table:table-row>
        <table:table-row table:style-name="ro1">
          <table:table-cell office:value-type="string" calcext:value-type="string">
            <text:p>نذير</text:p>
          </table:table-cell>
          <table:table-cell table:formula="of:=VALUE(ABJAD([.A225];1;1))" office:value-type="float" office:value="960" calcext:value-type="float">
            <text:p>960</text:p>
          </table:table-cell>
          <table:table-cell table:number-columns-repeated="1022"/>
        </table:table-row>
        <table:table-row table:style-name="ro1">
          <table:table-cell office:value-type="string" calcext:value-type="string">
            <text:p>مذكور</text:p>
          </table:table-cell>
          <table:table-cell table:formula="of:=VALUE(ABJAD([.A226];1;1))" office:value-type="float" office:value="966" calcext:value-type="float">
            <text:p>966</text:p>
          </table:table-cell>
          <table:table-cell table:number-columns-repeated="1022"/>
        </table:table-row>
        <table:table-row table:style-name="ro1">
          <table:table-cell office:value-type="string" calcext:value-type="string">
            <text:p>خير الحاكمين</text:p>
          </table:table-cell>
          <table:table-cell table:formula="of:=VALUE(ABJAD([.A227];1;1))" office:value-type="float" office:value="970" calcext:value-type="float">
            <text:p>970</text:p>
          </table:table-cell>
          <table:table-cell table:number-columns-repeated="1022"/>
        </table:table-row>
        <table:table-row table:style-name="ro1">
          <table:table-cell office:value-type="string" calcext:value-type="string">
            <text:p>حافظ</text:p>
          </table:table-cell>
          <table:table-cell table:formula="of:=VALUE(ABJAD([.A228];1;1))" office:value-type="float" office:value="989" calcext:value-type="float">
            <text:p>989</text:p>
          </table:table-cell>
          <table:table-cell table:number-columns-repeated="1022"/>
        </table:table-row>
        <table:table-row table:style-name="ro1">
          <table:table-cell office:value-type="string" calcext:value-type="string">
            <text:p>منذر</text:p>
          </table:table-cell>
          <table:table-cell table:formula="of:=VALUE(ABJAD([.A229];1;1))" office:value-type="float" office:value="990" calcext:value-type="float">
            <text:p>990</text:p>
          </table:table-cell>
          <table:table-cell table:number-columns-repeated="1022"/>
        </table:table-row>
        <table:table-row table:style-name="ro1">
          <table:table-cell office:value-type="string" calcext:value-type="string">
            <text:p>حفيظ</text:p>
          </table:table-cell>
          <table:table-cell table:formula="of:=VALUE(ABJAD([.A230];1;1))" office:value-type="float" office:value="998" calcext:value-type="float">
            <text:p>998</text:p>
          </table:table-cell>
          <table:table-cell table:number-columns-repeated="1022"/>
        </table:table-row>
        <table:table-row table:style-name="ro1">
          <table:table-cell office:value-type="string" calcext:value-type="string">
            <text:p>رفيع الدرجات</text:p>
          </table:table-cell>
          <table:table-cell table:formula="of:=VALUE(ABJAD([.A231];1;1))" office:value-type="float" office:value="999" calcext:value-type="float">
            <text:p>999</text:p>
          </table:table-cell>
          <table:table-cell table:number-columns-repeated="1022"/>
        </table:table-row>
        <table:table-row table:style-name="ro1">
          <table:table-cell office:value-type="string" calcext:value-type="string">
            <text:p>ضار</text:p>
          </table:table-cell>
          <table:table-cell table:formula="of:=VALUE(ABJAD([.A232];1;1))" office:value-type="float" office:value="1001" calcext:value-type="float">
            <text:p>1001</text:p>
          </table:table-cell>
          <table:table-cell table:number-columns-repeated="1022"/>
        </table:table-row>
        <table:table-row table:style-name="ro1">
          <table:table-cell office:value-type="string" calcext:value-type="string">
            <text:p>رضا</text:p>
          </table:table-cell>
          <table:table-cell table:formula="of:=VALUE(ABJAD([.A233];1;1))" office:value-type="float" office:value="1001" calcext:value-type="float">
            <text:p>1001</text:p>
          </table:table-cell>
          <table:table-cell table:number-columns-repeated="1022"/>
        </table:table-row>
        <table:table-row table:style-name="ro1">
          <table:table-cell office:value-type="string" calcext:value-type="string">
            <text:p>أعظم</text:p>
          </table:table-cell>
          <table:table-cell table:formula="of:=VALUE(ABJAD([.A234];1;1))" office:value-type="float" office:value="1011" calcext:value-type="float">
            <text:p>1011</text:p>
          </table:table-cell>
          <table:table-cell table:number-columns-repeated="1022"/>
        </table:table-row>
        <table:table-row table:style-name="ro1">
          <table:table-cell office:value-type="string" calcext:value-type="string">
            <text:p>عظيم</text:p>
          </table:table-cell>
          <table:table-cell table:formula="of:=VALUE(ABJAD([.A235];1;1))" office:value-type="float" office:value="1020" calcext:value-type="float">
            <text:p>1020</text:p>
          </table:table-cell>
          <table:table-cell table:number-columns-repeated="1022"/>
        </table:table-row>
        <table:table-row table:style-name="ro1">
          <table:table-cell office:value-type="string" calcext:value-type="string">
            <text:p>خير المنزلين</text:p>
          </table:table-cell>
          <table:table-cell table:formula="of:=VALUE(ABJAD([.A236];1;1))" office:value-type="float" office:value="1028" calcext:value-type="float">
            <text:p>1028</text:p>
          </table:table-cell>
          <table:table-cell table:number-columns-repeated="1022"/>
        </table:table-row>
        <table:table-row table:style-name="ro1">
          <table:table-cell office:value-type="string" calcext:value-type="string">
            <text:p>مخزي الكافرين</text:p>
          </table:table-cell>
          <table:table-cell table:formula="of:=VALUE(ABJAD([.A237];1;1))" office:value-type="float" office:value="1049" calcext:value-type="float">
            <text:p>1049</text:p>
          </table:table-cell>
          <table:table-cell table:number-columns-repeated="1022"/>
        </table:table-row>
        <table:table-row table:style-name="ro1">
          <table:table-cell office:value-type="string" calcext:value-type="string">
            <text:p>ذو المعارج</text:p>
          </table:table-cell>
          <table:table-cell table:formula="of:=VALUE(ABJAD([.A238];1;1))" office:value-type="float" office:value="1051" calcext:value-type="float">
            <text:p>1051</text:p>
          </table:table-cell>
          <table:table-cell table:number-columns-repeated="1022"/>
        </table:table-row>
        <table:table-row table:style-name="ro1">
          <table:table-cell office:value-type="string" calcext:value-type="string">
            <text:p>غني</text:p>
          </table:table-cell>
          <table:table-cell table:formula="of:=VALUE(ABJAD([.A239];1;1))" office:value-type="float" office:value="1060" calcext:value-type="float">
            <text:p>1060</text:p>
          </table:table-cell>
          <table:table-cell table:number-columns-repeated="1022"/>
        </table:table-row>
        <table:table-row table:style-name="ro1">
          <table:table-cell office:value-type="string" calcext:value-type="string">
            <text:p>مغني</text:p>
          </table:table-cell>
          <table:table-cell table:formula="of:=VALUE(ABJAD([.A240];1;1))" office:value-type="float" office:value="1100" calcext:value-type="float">
            <text:p>1100</text:p>
          </table:table-cell>
          <table:table-cell table:number-columns-repeated="1022"/>
        </table:table-row>
        <table:table-row table:style-name="ro1">
          <table:table-cell office:value-type="string" calcext:value-type="string">
            <text:p>ذو الجلال والإكرام</text:p>
          </table:table-cell>
          <table:table-cell table:formula="of:=VALUE(ABJAD([.A241];1;1))" office:value-type="float" office:value="1100" calcext:value-type="float">
            <text:p>1100</text:p>
          </table:table-cell>
          <table:table-cell table:number-columns-repeated="1022"/>
        </table:table-row>
        <table:table-row table:style-name="ro1">
          <table:table-cell office:value-type="string" calcext:value-type="string">
            <text:p>خير الفاصلين</text:p>
          </table:table-cell>
          <table:table-cell table:formula="of:=VALUE(ABJAD([.A242];1;1))" office:value-type="float" office:value="1102" calcext:value-type="float">
            <text:p>1102</text:p>
          </table:table-cell>
          <table:table-cell table:number-columns-repeated="1022"/>
        </table:table-row>
        <table:table-row table:style-name="ro1">
          <table:table-cell office:value-type="string" calcext:value-type="string">
            <text:p>ظاهر</text:p>
          </table:table-cell>
          <table:table-cell table:formula="of:=VALUE(ABJAD([.A243];1;1))" office:value-type="float" office:value="1106" calcext:value-type="float">
            <text:p>1106</text:p>
          </table:table-cell>
          <table:table-cell table:number-columns-repeated="1022"/>
        </table:table-row>
        <table:table-row table:style-name="ro1">
          <table:table-cell office:value-type="string" calcext:value-type="string">
            <text:p>خير الراحمين</text:p>
          </table:table-cell>
          <table:table-cell table:formula="of:=VALUE(ABJAD([.A244];1;1))" office:value-type="float" office:value="1150" calcext:value-type="float">
            <text:p>1150</text:p>
          </table:table-cell>
          <table:table-cell table:number-columns-repeated="1022"/>
        </table:table-row>
        <table:table-row table:style-name="ro1">
          <table:table-cell office:value-type="string" calcext:value-type="string">
            <text:p>خير الماكرين</text:p>
          </table:table-cell>
          <table:table-cell table:formula="of:=VALUE(ABJAD([.A245];1;1))" office:value-type="float" office:value="1162" calcext:value-type="float">
            <text:p>1162</text:p>
          </table:table-cell>
          <table:table-cell table:number-columns-repeated="1022"/>
        </table:table-row>
        <table:table-row table:style-name="ro1">
          <table:table-cell office:value-type="string" calcext:value-type="string">
            <text:p>ذو الرحمة الواسعة</text:p>
          </table:table-cell>
          <table:table-cell table:formula="of:=VALUE(ABJAD([.A246];1;1))" office:value-type="float" office:value="1163" calcext:value-type="float">
            <text:p>1163</text:p>
          </table:table-cell>
          <table:table-cell table:number-columns-repeated="1022"/>
        </table:table-row>
        <table:table-row table:style-name="ro1">
          <table:table-cell office:value-type="string" calcext:value-type="string">
            <text:p>علام الغيوب</text:p>
          </table:table-cell>
          <table:table-cell table:formula="of:=VALUE(ABJAD([.A247];1;1))" office:value-type="float" office:value="1190" calcext:value-type="float">
            <text:p>1190</text:p>
          </table:table-cell>
          <table:table-cell table:number-columns-repeated="1022"/>
        </table:table-row>
        <table:table-row table:style-name="ro1">
          <table:table-cell office:value-type="string" calcext:value-type="string">
            <text:p>خير الرازقين</text:p>
          </table:table-cell>
          <table:table-cell table:formula="of:=VALUE(ABJAD([.A248];1;1))" office:value-type="float" office:value="1209" calcext:value-type="float">
            <text:p>1209</text:p>
          </table:table-cell>
          <table:table-cell table:number-columns-repeated="1022"/>
        </table:table-row>
        <table:table-row table:style-name="ro1">
          <table:table-cell office:value-type="string" calcext:value-type="string">
            <text:p>غيور</text:p>
          </table:table-cell>
          <table:table-cell table:formula="of:=VALUE(ABJAD([.A249];1;1))" office:value-type="float" office:value="1216" calcext:value-type="float">
            <text:p>1216</text:p>
          </table:table-cell>
          <table:table-cell table:number-columns-repeated="1022"/>
        </table:table-row>
        <table:table-row table:style-name="ro1">
          <table:table-cell office:value-type="string" calcext:value-type="string">
            <text:p>خير الناصرين</text:p>
          </table:table-cell>
          <table:table-cell table:formula="of:=VALUE(ABJAD([.A250];1;1))" office:value-type="float" office:value="1242" calcext:value-type="float">
            <text:p>1242</text:p>
          </table:table-cell>
          <table:table-cell table:number-columns-repeated="1022"/>
        </table:table-row>
        <table:table-row table:style-name="ro1">
          <table:table-cell office:value-type="string" calcext:value-type="string">
            <text:p>غفار</text:p>
          </table:table-cell>
          <table:table-cell table:formula="of:=VALUE(ABJAD([.A251];1;1))" office:value-type="float" office:value="1281" calcext:value-type="float">
            <text:p>1281</text:p>
          </table:table-cell>
          <table:table-cell table:number-columns-repeated="1022"/>
        </table:table-row>
        <table:table-row table:style-name="ro1">
          <table:table-cell office:value-type="string" calcext:value-type="string">
            <text:p>غافر</text:p>
          </table:table-cell>
          <table:table-cell table:formula="of:=VALUE(ABJAD([.A252];1;1))" office:value-type="float" office:value="1281" calcext:value-type="float">
            <text:p>1281</text:p>
          </table:table-cell>
          <table:table-cell table:number-columns-repeated="1022"/>
        </table:table-row>
        <table:table-row table:style-name="ro1">
          <table:table-cell office:value-type="string" calcext:value-type="string">
            <text:p>غفور</text:p>
          </table:table-cell>
          <table:table-cell table:formula="of:=VALUE(ABJAD([.A253];1;1))" office:value-type="float" office:value="1286" calcext:value-type="float">
            <text:p>1286</text:p>
          </table:table-cell>
          <table:table-cell table:number-columns-repeated="1022"/>
        </table:table-row>
        <table:table-row table:style-name="ro1">
          <table:table-cell office:value-type="string" calcext:value-type="string">
            <text:p>البالغ أمره</text:p>
          </table:table-cell>
          <table:table-cell table:formula="of:=VALUE(ABJAD([.A254];1;1))" office:value-type="float" office:value="1310" calcext:value-type="float">
            <text:p>1310</text:p>
          </table:table-cell>
          <table:table-cell table:number-columns-repeated="1022"/>
        </table:table-row>
        <table:table-row table:style-name="ro1">
          <table:table-cell office:value-type="string" calcext:value-type="string">
            <text:p>ذو الإنتقام</text:p>
          </table:table-cell>
          <table:table-cell table:formula="of:=VALUE(ABJAD([.A255];1;1))" office:value-type="float" office:value="1329" calcext:value-type="float">
            <text:p>1329</text:p>
          </table:table-cell>
          <table:table-cell table:number-columns-repeated="1022"/>
        </table:table-row>
        <table:table-row table:style-name="ro1">
          <table:table-cell office:value-type="string" calcext:value-type="string">
            <text:p>غالب على أمره</text:p>
          </table:table-cell>
          <table:table-cell table:formula="of:=VALUE(ABJAD([.A256];1;1))" office:value-type="float" office:value="1380" calcext:value-type="float">
            <text:p>1380</text:p>
          </table:table-cell>
          <table:table-cell table:number-columns-repeated="1022"/>
        </table:table-row>
        <table:table-row table:style-name="ro1">
          <table:table-cell office:value-type="string" calcext:value-type="string">
            <text:p>خير الفاتحين</text:p>
          </table:table-cell>
          <table:table-cell table:formula="of:=VALUE(ABJAD([.A257];1;1))" office:value-type="float" office:value="1390" calcext:value-type="float">
            <text:p>1390</text:p>
          </table:table-cell>
          <table:table-cell table:number-columns-repeated="1022"/>
        </table:table-row>
        <table:table-row table:style-name="ro1">
          <table:table-cell office:value-type="string" calcext:value-type="string">
            <text:p>أهل المغفرة</text:p>
          </table:table-cell>
          <table:table-cell table:formula="of:=VALUE(ABJAD([.A258];1;1))" office:value-type="float" office:value="1392" calcext:value-type="float">
            <text:p>1392</text:p>
          </table:table-cell>
          <table:table-cell table:number-columns-repeated="1022"/>
        </table:table-row>
        <table:table-row table:style-name="ro1">
          <table:table-cell office:value-type="string" calcext:value-type="string">
            <text:p>ذو العرش المجيد</text:p>
          </table:table-cell>
          <table:table-cell table:formula="of:=VALUE(ABJAD([.A259];1;1))" office:value-type="float" office:value="1395" calcext:value-type="float">
            <text:p>1395</text:p>
          </table:table-cell>
          <table:table-cell table:number-columns-repeated="1022"/>
        </table:table-row>
        <table:table-row table:style-name="ro1">
          <table:table-cell office:value-type="string" calcext:value-type="string">
            <text:p>كاشف الضر</text:p>
          </table:table-cell>
          <table:table-cell table:formula="of:=VALUE(ABJAD([.A260];1;1))" office:value-type="float" office:value="1432" calcext:value-type="float">
            <text:p>1432</text:p>
          </table:table-cell>
          <table:table-cell table:number-columns-repeated="1022"/>
        </table:table-row>
        <table:table-row table:style-name="ro1">
          <table:table-cell office:value-type="string" calcext:value-type="string">
            <text:p>مخرج الحي من الميت</text:p>
          </table:table-cell>
          <table:table-cell table:formula="of:=VALUE(ABJAD([.A261];1;1))" office:value-type="float" office:value="1463" calcext:value-type="float">
            <text:p>1463</text:p>
          </table:table-cell>
          <table:table-cell table:number-columns-repeated="1022"/>
        </table:table-row>
        <table:table-row table:style-name="ro1">
          <table:table-cell office:value-type="string" calcext:value-type="string">
            <text:p>مخرج الميت من الحي</text:p>
          </table:table-cell>
          <table:table-cell table:formula="of:=VALUE(ABJAD([.A262];1;1))" office:value-type="float" office:value="1463" calcext:value-type="float">
            <text:p>1463</text:p>
          </table:table-cell>
          <table:table-cell table:number-columns-repeated="1022"/>
        </table:table-row>
        <table:table-row table:style-name="ro1">
          <table:table-cell office:value-type="string" calcext:value-type="string">
            <text:p>خافض</text:p>
          </table:table-cell>
          <table:table-cell table:formula="of:=VALUE(ABJAD([.A263];1;1))" office:value-type="float" office:value="1481" calcext:value-type="float">
            <text:p>1481</text:p>
          </table:table-cell>
          <table:table-cell table:number-columns-repeated="1022"/>
        </table:table-row>
        <table:table-row table:style-name="ro1">
          <table:table-cell office:value-type="string" calcext:value-type="string">
            <text:p>واسع المغفرة</text:p>
          </table:table-cell>
          <table:table-cell table:formula="of:=VALUE(ABJAD([.A264];1;1))" office:value-type="float" office:value="1493" calcext:value-type="float">
            <text:p>1493</text:p>
          </table:table-cell>
          <table:table-cell table:number-columns-repeated="1022"/>
        </table:table-row>
        <table:table-row table:style-name="ro1">
          <table:table-cell office:value-type="string" calcext:value-type="string">
            <text:p>غياث</text:p>
          </table:table-cell>
          <table:table-cell table:formula="of:=VALUE(ABJAD([.A265];1;1))" office:value-type="float" office:value="1511" calcext:value-type="float">
            <text:p>1511</text:p>
          </table:table-cell>
          <table:table-cell table:number-columns-repeated="1022"/>
        </table:table-row>
        <table:table-row table:style-name="ro1">
          <table:table-cell office:value-type="string" calcext:value-type="string">
            <text:p>خير المنتقمين</text:p>
          </table:table-cell>
          <table:table-cell table:formula="of:=VALUE(ABJAD([.A266];1;1))" office:value-type="float" office:value="1531" calcext:value-type="float">
            <text:p>1531</text:p>
          </table:table-cell>
          <table:table-cell table:number-columns-repeated="1022"/>
        </table:table-row>
        <table:table-row table:style-name="ro1">
          <table:table-cell office:value-type="string" calcext:value-type="string">
            <text:p>عالم الغيب والشهادة</text:p>
          </table:table-cell>
          <table:table-cell table:formula="of:=VALUE(ABJAD([.A267];1;1))" office:value-type="float" office:value="1536" calcext:value-type="float">
            <text:p>1536</text:p>
          </table:table-cell>
          <table:table-cell table:number-columns-repeated="1022"/>
        </table:table-row>
        <table:table-row table:style-name="ro1">
          <table:table-cell office:value-type="string" calcext:value-type="string">
            <text:p>مغيث</text:p>
          </table:table-cell>
          <table:table-cell table:formula="of:=VALUE(ABJAD([.A268];1;1))" office:value-type="float" office:value="1550" calcext:value-type="float">
            <text:p>1550</text:p>
          </table:table-cell>
          <table:table-cell table:number-columns-repeated="1022"/>
        </table:table-row>
        <table:table-row table:style-name="ro1">
          <table:table-cell office:value-type="string" calcext:value-type="string">
            <text:p>خير الوارثين</text:p>
          </table:table-cell>
          <table:table-cell table:formula="of:=VALUE(ABJAD([.A269];1;1))" office:value-type="float" office:value="1608" calcext:value-type="float">
            <text:p>1608</text:p>
          </table:table-cell>
          <table:table-cell table:number-columns-repeated="1022"/>
        </table:table-row>
        <table:table-row table:style-name="ro1">
          <table:table-cell office:value-type="string" calcext:value-type="string">
            <text:p>نور السماوات والأرض</text:p>
          </table:table-cell>
          <table:table-cell table:formula="of:=VALUE(ABJAD([.A270];1;1))" office:value-type="float" office:value="1833" calcext:value-type="float">
            <text:p>1833</text:p>
          </table:table-cell>
          <table:table-cell table:number-columns-repeated="1022"/>
        </table:table-row>
        <table:table-row table:style-name="ro1">
          <table:table-cell office:value-type="string" calcext:value-type="string">
            <text:p>مبغض</text:p>
          </table:table-cell>
          <table:table-cell table:formula="of:=VALUE(ABJAD([.A271];1;1))" office:value-type="float" office:value="1842" calcext:value-type="float">
            <text:p>1842</text:p>
          </table:table-cell>
          <table:table-cell table:number-columns-repeated="1022"/>
        </table:table-row>
        <table:table-row table:style-name="ro1">
          <table:table-cell office:value-type="string" calcext:value-type="string">
            <text:p>فاطر السموات والأرض</text:p>
          </table:table-cell>
          <table:table-cell table:formula="of:=VALUE(ABJAD([.A272];1;1))" office:value-type="float" office:value="1866" calcext:value-type="float">
            <text:p>1866</text:p>
          </table:table-cell>
          <table:table-cell table:number-columns-repeated="1022"/>
        </table:table-row>
        <table:table-row table:style-name="ro1">
          <table:table-cell office:value-type="string" calcext:value-type="string">
            <text:p>ذو الجبروت والملكوت</text:p>
          </table:table-cell>
          <table:table-cell table:formula="of:=VALUE(ABJAD([.A273];1;1))" office:value-type="float" office:value="1881" calcext:value-type="float">
            <text:p>1881</text:p>
          </table:table-cell>
          <table:table-cell table:number-columns-repeated="1022"/>
        </table:table-row>
        <table:table-row table:style-name="ro1">
          <table:table-cell office:value-type="string" calcext:value-type="string">
            <text:p>خير الحافظين</text:p>
          </table:table-cell>
          <table:table-cell table:formula="of:=VALUE(ABJAD([.A274];1;1))" office:value-type="float" office:value="1890" calcext:value-type="float">
            <text:p>1890</text:p>
          </table:table-cell>
          <table:table-cell table:number-columns-repeated="1022"/>
        </table:table-row>
        <table:table-row table:style-name="ro1">
          <table:table-cell office:value-type="string" calcext:value-type="string">
            <text:p>غافر الذنب</text:p>
          </table:table-cell>
          <table:table-cell table:formula="of:=VALUE(ABJAD([.A275];1;1))" office:value-type="float" office:value="2064" calcext:value-type="float">
            <text:p>2064</text:p>
          </table:table-cell>
          <table:table-cell table:number-columns-repeated="1022"/>
        </table:table-row>
        <table:table-row table:style-name="ro1">
          <table:table-cell office:value-type="string" calcext:value-type="string">
            <text:p>خير الغافرين</text:p>
          </table:table-cell>
          <table:table-cell table:formula="of:=VALUE(ABJAD([.A276];1;1))" office:value-type="float" office:value="2182" calcext:value-type="float">
            <text:p>2182</text:p>
          </table:table-cell>
          <table:table-cell table:number-columns-repeated="1022"/>
        </table:table-row>
        <table:table-row table:style-name="ro1">
          <table:table-cell office:value-type="string" calcext:value-type="string">
            <text:p>ذو الفضل العظيم</text:p>
          </table:table-cell>
          <table:table-cell table:formula="of:=VALUE(ABJAD([.A277];1;1))" office:value-type="float" office:value="2698" calcext:value-type="float">
            <text:p>2698</text:p>
          </table:table-cell>
          <table:table-cell table:number-columns-repeated="1022"/>
        </table:table-row>
        <table:table-row table:style-name="ro1" table:number-rows-repeated="104829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12x12.B1:12x12.M13" table:contains-header="false" table:orientation="column">
          <table:sort>
            <table:sort-by table:field-number="0" table:order="descending" table:data-type="automatic"/>
          </table:sort>
        </table:database-range>
        <table:database-range table:name="__Anonymous_Sheet_DB__2" table:target-range-address="7x7.B1:7x7.H1048576" table:contains-header="false" table:orientation="column">
          <table:sort>
            <table:sort-by table:field-number="0" table:order="descending" table:data-type="automatic"/>
          </table:sort>
        </table:database-range>
        <table:database-range table:name="__Anonymous_Sheet_DB__5" table:target-range-address="'Esma''ul Hûsna'.A1:'Esma''ul Hûsna'.B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language="tr" fo:country="TR" style:font-name-asian="Source Han Sans CN"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02:19:40.707794956">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1:08:41.898559433</meta:creation-date>
    <dc:date>2024-01-20T02:21:49.385957593</dc:date>
    <meta:editing-duration>PT14H19M39S</meta:editing-duration>
    <meta:editing-cycles>51</meta:editing-cycles>
    <meta:generator>LibreOffice/7.0.4.2$Linux_X86_64 LibreOffice_project/00$Build-2</meta:generator>
    <meta:document-statistic meta:table-count="6" meta:cell-count="1701"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17, 20, 22, 25, 27, 30, 32, 35 : S = 1
            Case 0, 6, 11, 16, 21, 26, 31 : S = CDbl(ASGAR(choosen, tablo + 1))
            Case 2, 8, 13, 18, 23, 28, 33 : S = CDbl(ABJAD("الف", tablo - 1, 1))
            Case 3, 9, 14, 19, 24, 29, 34 : S = CDbl(BASTET(choosen, 1, -1 - (tablo - 2), 1, "ARABIC"))
            Case Else : err = 1
            End Select
        Case "ؤ"
            Select Case tablo
            Case 1, 4, 7, 10 : S = 7
            Case 12, 15 : S = 6
            Case 17, 20, 22, 25 : S = 801
            Case 27, 30 : S = 41
            Case 32, 35 : S = 901
            Case 0, 6, 11, 16, 21, 26, 31 : S = CDbl(ASGAR("و", tablo + 1)) + CDbl(ASGAR("ا", tablo + 1))
            Case 2, 8, 13, 18, 23, 28, 33 : S = CDbl(ABJAD("الف", tablo - 1, 1)) + CDbl(ABJAD("واو", tablo - 1, 1))
            Case 3, 9, 14, 19, 24, 29, 34 : S = CDbl(BASTET("و", 1, -1 - (tablo - 2), 1, "ARABIC")) + CDbl(BASTET("ا", 1, -1 - (tablo - 2), 1, "ARABIC"))
            Case 5 : S = 1
            Case Else : err = 1
            End Select
        Case "ئ"
            Select Case tablo
            Case 1, 4, 7, 10 : S = 11
            Case 12, 15 : S = 7
            Case 17, 20, 22, 25, 27, 30, 32, 35 : S = 1001
            Case 0, 6, 11, 16, 21, 26, 31 : S = CDbl(ASGAR("ي", tablo + 1)) + CDbl(ASGAR("ا", tablo + 1))
            Case 2, 8, 13, 18, 23, 28, 33 : S = CDbl(ABJAD("الف", tablo - 1, 1)) + CDbl(ABJAD("يا", tablo - 1, 1))
            Case 3, 9, 14, 19, 24, 29, 34 : S = CDbl(BASTET("ي", 1, -1 - (tablo - 2), 1, "ARABIC")) + CDbl(BASTET("ا", 1, -1 - (tablo - 2), 1, "ARABIC"))
            Case 5 : S = 1
            Case Else : err = 1
            End Select
        Case "ۀ"
            Select Case tablo
            Case 1, 4, 7, 10 : S = 15
            Case 12, 15 : S = 13
            Case 17, 20, 22, 25 : S = 1800
            Case 27, 30 : S = 1700
            Case 32, 35 : S = 1900
            Case 0, 6, 11, 16, 21, 26, 31 : S = CDbl(ASGAR("ي", tablo + 1)) + CDbl(ASGAR("ه", tablo + 1))
            Case 2, 8, 13, 18, 23, 28, 33 : S = CDbl(ABJAD("يا", tablo - 1, 1)) + CDbl(ABJAD("ها", tablo - 1, 1))
            Case 3, 9, 14, 19, 24, 29, 34 : S = CDbl(BASTET("ي", 1, -1 - (tablo - 2), 1, "ARABIC")) + CDbl(BASTET("ه", 1, -1 - (tablo - 2), 1, "ARABIC"))
            Case 5 : S = 1
            Case Else : err = 1
            End Select
        Case "ب", "ﭖ"
            Select Case tablo
            Case 1, 4, 7, 10, 17, 20, 22, 25, 27, 30, 32, 35 : S = 2
            Case 12, 15 : S = 9
            Case 0, 6, 11, 16, 21, 26, 31 : S = CDbl(ASGAR(choosen, tablo + 1))
            Case 2, 8, 13, 18, 23, 28, 33 : S = CDbl(ABJAD("با", tablo - 1, 1))
            Case 3, 9, 14, 19, 24, 29, 34 : S = CDbl(BASTET(choosen, 1, -1 - (tablo - 2), 1, "ARABIC"))
            Case 5 : S = 1
            Case Else : err = 1
            End Select
        Case "ج", "ﭺ"
            Select Case tablo
            Case 1, 4, 7, 10 : S = 3
            Case 12, 15 : S = 100
            Case 17, 20, 22, 25, 27, 30, 32, 35 : S = 5
            Case 0, 6, 11, 16, 21, 26, 31 : S = CDbl(ASGAR(choosen, tablo + 1))
            Case 2, 8, 13, 18, 23, 28, 33 : S = CDbl(ABJAD("جيم", tablo - 1, 1))
            Case 3, 9, 14, 19, 24, 29, 34 : S = CDbl(BASTET(choosen, 1, -1 - (tablo - 2), 1, "ARABIC"))
            Case 5 : S = 1
            Case Else : err = 1
            End Select
        Case "د"
            Select Case tablo
            Case 1, 4, 7, 10 : S = 4
            Case 12, 15 : S = 70
            Case 17, 20, 22, 25, 27, 30, 32, 35 : S = 8
            Case 0, 6, 11, 16, 21, 26, 31 : S = CDbl(ASGAR(choosen, tablo + 1))
            Case 2, 8, 13, 18, 23, 28, 33 : S = CDbl(ABJAD("دال", tablo - 1, 1))
            Case 3, 9, 14, 19, 24, 29, 34 : S = CDbl(BASTET(choosen, 1, -1 - (tablo - 2), 1, "ARABIC"))
            Case 5 : S = 1
            Case Else : err = 1
            End Select
        Case "ه", "ة"
            Select Case tablo
            Case 1, 4, 7, 10 : S = 5
            Case 12, 15 : S = 7
            Case 17, 20, 22, 25 : S = 800
            Case 27, 30 : S = 700
            Case 32, 35 : S = 900
            Case 0, 6, 11, 16, 21, 26, 31 : S = CDbl(ASGAR(choosen, tablo + 1))
            Case 2, 8, 13, 18, 23, 28, 33 : S = CDbl(ABJAD("ها", tablo - 1, 1))
            Case 3, 9, 14, 19, 24, 29, 34 : S = CDbl(BASTET(choosen, 1, -1 - (tablo - 2), 1, "ARABIC"))
            Case 5 : S = 1
            Case Else : err = 1
            End Select
        Case "و"
            Select Case tablo
            Case 1, 4, 7, 10 : S = 6
            Case 12, 15 : S = 5
            Case 17, 20, 22, 25 : S = 900
            Case 27, 30 : S = 40
            Case 32, 35 : S = 800
            Case 0, 6, 11, 16, 21, 26, 31 : S = CDbl(ASGAR(choosen, tablo + 1))
            Case 2, 8, 13, 18, 23, 28, 33 : S = CDbl(ABJAD("واو", tablo - 1, 1))
            Case 3, 9, 14, 19, 24, 29, 34 : S = CDbl(BASTET(choosen, 1, -1 - (tablo - 2), 1, "ARABIC"))
            Case 5 : S = 1
            Case Else : err = 1
            End Select
        Case "ز", "ﮊ"
            Select Case tablo
            Case 1, 4, 7, 10 : S = 7
            Case 12, 15, 27, 30 : S = 600
            Case 17, 20, 22, 25, 32, 35 : S = 20
            Case 0, 6, 11, 16, 21, 26, 31 : S = CDbl(ASGAR(choosen, tablo + 1))
            Case 2, 8, 13, 18, 23, 28, 33 : S = CDbl(ABJAD("زا", tablo - 1, 1))
            Case 3, 9, 14, 19, 24, 29, 34 : S = CDbl(BASTET(choosen, 1, -1 - (tablo - 2), 1, "ARABIC"))
            Case 5 : S = 1
            Case Else : err = 1
            End Select
        Case "ح"
            Select Case tablo
            Case 1, 4, 7, 10 : S = 8
            Case 12, 15 : S = 90
            Case 17, 20, 22, 25, 27, 30, 32, 35 : S = 6
            Case 0, 6, 11, 16, 21, 26, 31 : S = CDbl(ASGAR(choosen, tablo + 1))
            Case 2, 8, 13, 18, 23, 28, 33 : S = CDbl(ABJAD("حا", tablo - 1, 1))
            Case 3, 9, 14, 19, 24, 29, 34 : S = CDbl(BASTET(choosen, 1, -1 - (tablo - 2), 1, "ARABIC"))
            Case 5 : S = 1
            Case Else : err = 1
            End Select
        Case "ط"
            Select Case tablo
            Case 1, 4, 7, 10 : S = 9
            Case 12, 15 : S = 800
            Case 17, 20, 32, 35 : S = 70
            Case 22, 25 : S = 30
            Case 27, 30 : S = 100
            Case 0, 6, 11, 16, 21, 26, 31 : S = CDbl(ASGAR(choosen, tablo + 1))
            Case 2, 8, 13, 18, 23, 28, 33 : S = CDbl(ABJAD("طا", tablo - 1, 1))
            Case 3, 9, 14, 19, 24, 29, 34 : S = CDbl(BASTET(choosen, 1, -1 - (tablo - 2), 1, "ARABIC"))
            Case 5 : S = 1
            Case Else : err = 1
            End Select
        Case "ی", "ي"
            Select Case tablo
            Case 1, 4, 7, 10 : S = 10
            Case 12, 15 : S = 6
            Case 17, 20, 22, 25, 27, 30, 32, 35 : S = 1000
            Case 0, 6, 11, 16, 21, 26, 31 : S = CDbl(ASGAR(choosen, tablo + 1))
            Case 2, 8, 13, 18, 23, 28, 33 : S = CDbl(ABJAD("يا", tablo - 1, 1))
            Case 3, 9, 14, 19, 24, 29, 34 : S = CDbl(BASTET(choosen, 1, -1 - (tablo - 2), 1, "ARABIC"))
            Case 5 : S = 1
            Case Else : err = 1
            End Select
        Case "ك", "ﮒ", "ک"
            Select Case tablo
            Case 1, 4, 7, 10, 12, 15 : S = 20
            Case 17, 20, 32, 35 : S = 400
            Case 22, 25 : S = 50
            Case 27, 30 : S = 10
            Case 0, 6, 11, 16, 21, 26, 31 : S = CDbl(ASGAR(choosen, tablo + 1))
            Case 2, 8, 13, 18, 23, 28, 33 : S = CDbl(ABJAD("كاف", tablo - 1, 1))
            Case 3, 9, 14, 19, 24, 29, 34 : S = CDbl(BASTET(choosen, 1, -1 - (tablo - 2), 1, "ARABIC"))
            Case 5 : S = 1
            Case Else : err = 1
            End Select
        Case "ل"
            Select Case tablo
            Case 1, 4, 7, 10 : S = 30
            Case 12, 15 : S = 2
            Case 17, 20, 32, 35 : S = 500
            Case 22, 25 : S = 60
            Case 27, 30 : S = 20
            Case 0, 6, 11, 16, 21, 26, 31 : S = CDbl(ASGAR(choosen, tablo + 1))
            Case 2, 8, 13, 18, 23, 28, 33 : S = CDbl(ABJAD("لام", tablo - 1, 1))
            Case 3, 9, 14, 19, 24, 29, 34 : S = CDbl(BASTET(choosen, 1, -1 - (tablo - 2), 1, "ARABIC"))
            Case 5 : S = 1
            Case Else : err = 1
            End Select
        Case "ﻻ"
            Select Case tablo
            Case 1, 4, 7, 10 : S = 31
            Case 12, 15 : S = 3
            Case 17, 20, 32, 35 : S = 501
            Case 22, 25 : S = 61
            Case 27, 30 : S = 21
            Case 0, 6, 11, 16, 21, 26, 31 : S = CDbl(ASGAR("ا", tablo + 1)) + CDbl(ASGAR("ل", tablo + 1))
            Case 2, 8, 13, 18, 23, 28, 33 : S = CDbl(ABJAD("لام الف", tablo - 1, 1))
            Case 3, 9, 14, 19, 24, 29, 34 : S = CDbl(BASTET("لا", 1, -1 - (tablo - 2), 1, "ARABIC"))
            Case 5 : S = 2
            Case Else : err = 1
            End Select
        Case "م"
            Select Case tablo
            Case 1, 4, 7, 10 : S = 40
            Case 12, 15 : S = 4
            Case 17, 20, 32, 35 : S = 600
            Case 22, 25 : S = 70
            Case 27, 30 : S = 30
            Case 0, 6, 11, 16, 21, 26, 31 : S = CDbl(ASGAR(choosen, tablo + 1))
            Case 2, 8, 13, 18, 23, 28, 33 : S = CDbl(ABJAD("ميم", tablo - 1, 1))
            Case 3, 9, 14, 19, 24, 29, 34 : S = CDbl(BASTET(choosen, 1, -1 - (tablo - 2), 1, "ARABIC"))
            Case 5 : S = 1
            Case Else : err = 1
            End Select
        Case "ن", "ﯓ"
            Select Case tablo
            Case 1, 4, 7, 10, 27, 30 : S = 50
            Case 12, 15 : S = 3
            Case 17, 20, 32, 35 : S = 700
            Case 22, 25 : S = 80
            Case 0, 6, 11, 16, 21, 26, 31 : S = CDbl(ASGAR(choosen, tablo + 1))
            Case 2, 8, 13, 18, 23, 28, 33 : S = CDbl(ABJAD("نون", tablo - 1, 1))
            Case 3, 9, 14, 19, 24, 29, 34 : S = CDbl(BASTET(choosen, 1, -1 - (tablo - 2), 1, "ARABIC"))
            Case 5 : S = 1
            Case Else : err = 1
            End Select
        Case "س"
            Select Case tablo
            Case 1, 4, 12, 15 : S = 60
            Case 7, 10 : S = 300
            Case 17, 20, 32, 35 : S = 30
            Case 22, 25 : S = 600
            Case 27, 30 : S = 800
            Case 0, 6, 11, 16, 21, 26, 31 : S = CDbl(ASGAR(choosen, tablo + 1))
            Case 2, 8, 13, 18, 23, 28, 33 : S = CDbl(ABJAD("سين", tablo - 1, 1))
            Case 3, 9, 14, 19, 24, 29, 34 : S = CDbl(BASTET(choosen, 1, -1 - (tablo - 2), 1, "ARABIC"))
            Case 5 : S = 1
            Case Else : err = 1
            End Select
        Case "ع"
            Select Case tablo
            Case 1, 4, 7, 10 : S = 70
            Case 12, 15 : S = 30
            Case 17, 20, 32, 35 : S = 90
            Case 22, 25 : S = 200
            Case 27, 30 : S = 80
            Case 0, 6, 11, 16, 21, 26, 31 : S = CDbl(ASGAR(choosen, tablo + 1))
            Case 2, 8, 13, 18, 23, 28, 33 : S = CDbl(ABJAD("عين", tablo - 1, 1))
            Case 3, 9, 14, 19, 24, 29, 34 : S = CDbl(BASTET(choosen, 1, -1 - (tablo - 2), 1, "ARABIC"))
            Case 5 : S = 1
            Case Else : err = 1
            End Select
        Case "ف"
            Select Case tablo
            Case 1, 4, 7, 10 : S = 80
            Case 12, 15 : S = 40
            Case 17, 20, 32, 35 : S = 200
            Case 22, 25 : S = 400
            Case 27, 30 : S = 300
            Case 0, 6, 11, 16, 21, 26, 31 : S = CDbl(ASGAR(choosen, tablo + 1))
            Case 2, 8, 13, 18, 23, 28, 33 : S = CDbl(ABJAD("فا", tablo - 1, 1))
            Case 3, 9, 14, 19, 24, 29, 34 : S = CDbl(BASTET(choosen, 1, -1 - (tablo - 2), 1, "ARABIC"))
            Case 5 : S = 1
            Case Else : err = 1
            End Select
        Case "ص"
            Select Case tablo
            Case 1, 4, 22, 25 : S = 90
            Case 7, 10, 27, 30 : S = 60
            Case 12, 15 : S = 400
            Case 17, 20, 32, 35 : S = 50
            Case 0, 6, 11, 16, 21, 26, 31 : S = CDbl(ASGAR(choosen, tablo + 1))
            Case 2, 8, 13, 18, 23, 28, 33 : S = CDbl(ABJAD("صاد", tablo - 1, 1))
            Case 3, 9, 14, 19, 24, 29, 34 : S = CDbl(BASTET(choosen, 1, -1 - (tablo - 2), 1, "ARABIC"))
            Case 5 : S = 1
            Case Else : err = 1
            End Select
        Case "ق"
            Select Case tablo
            Case 1, 4, 7, 10 : S = 100
            Case 12, 15 : S = 50
            Case 17, 20, 32, 35 : S = 300
            Case 22, 25 : S = 500
            Case 27, 30 : S = 400
            Case 0, 6, 11, 16, 21, 26, 31 : S = CDbl(ASGAR(choosen, tablo + 1))
            Case 2, 8, 13, 18, 23, 28, 33 : S = CDbl(ABJAD("قاف", tablo - 1, 1))
            Case 3, 9, 14, 19, 24, 29, 34 : S = CDbl(BASTET(choosen, 1, -1 - (tablo - 2), 1, "ARABIC"))
            Case 5 : S = 1
            Case Else : err = 1
            End Select
        Case "ر"
            Select Case tablo
            Case 1, 4, 7, 10 : S = 200
            Case 12, 15 : S = 8
            Case 17, 20, 22, 25, 32, 35 : S = 10
            Case 27, 30 : S = 500
            Case 0, 6, 11, 16, 21, 26, 31 : S = CDbl(ASGAR(choosen, tablo + 1))
            Case 2, 8, 13, 18, 23, 28, 33 : S = CDbl(ABJAD("را", tablo - 1, 1))
            Case 3, 9, 14, 19, 24, 29, 34 : S = CDbl(BASTET(choosen, 1, -1 - (tablo - 2), 1, "ARABIC"))
            Case 5 : S = 1
            Case Else : err = 1
            End Select
        Case "ش"
            Select Case tablo
            Case 1, 4, 12, 15 : S = 300
            Case 7, 10 : S = 1000
            Case 17, 20, 32, 35 : S = 40
            Case 22, 25 : S = 700
            Case 27, 30 : S = 900
            Case 0, 6, 11, 16, 21, 26, 31 : S = CDbl(ASGAR(choosen, tablo + 1))
            Case 2, 8, 13, 18, 23, 28, 33 : S = CDbl(ABJAD("شين", tablo - 1, 1))
            Case 3, 9, 14, 19, 24, 29, 34 : S = CDbl(BASTET(choosen, 1, -1 - (tablo - 2), 1, "ARABIC"))
            Case 5 : S = 1
            Case Else : err = 1
            End Select
        Case "ت"
            Select Case tablo
            Case 1, 4, 7, 10 : S = 400
            Case 12, 15 : S = 10
            Case 17, 20, 22, 25, 27, 30, 32, 35 : S = 3
            Case 0, 6, 11, 16, 21, 26, 31 : S = CDbl(ASGAR(choosen, tablo + 1))
            Case 2, 8, 13, 18, 23, 28, 33 : S = CDbl(ABJAD("تا", tablo - 1, 1))
            Case 3, 9, 14, 19, 24, 29, 34 : S = CDbl(BASTET(choosen, 1, -1 - (tablo - 2), 1, "ARABIC"))
            Case 5 : S = 1
            Case Else : err = 1
            End Select
        Case "ث"
            Select Case tablo
            Case 1, 4, 7, 10 : S = 500
            Case 12, 15 : S = 700
            Case 17, 20, 22, 25, 27, 30, 32, 35 : S = 4
            Case 0, 6, 11, 16, 21, 26, 31 : S = CDbl(ASGAR(choosen, tablo + 1))
            Case 2, 8, 13, 18, 23, 28, 33 : S = CDbl(ABJAD("ثا", tablo - 1, 1))
            Case 3, 9, 14, 19, 24, 29, 34 : S = CDbl(BASTET(choosen, 1, -1 - (tablo - 2), 1, "ARABIC"))
            Case 5 : S = 1
            Case Else : err = 1
            End Select
        Case "خ"
            Select Case tablo
            Case 1, 4, 7, 10 : S = 600
            Case 12, 15 : S = 200
            Case 17, 20, 22, 25, 27, 30, 32, 35 : S = 7
            Case 0, 6, 11, 16, 21, 26, 31 : S = CDbl(ASGAR(choosen, tablo + 1))
            Case 2, 8, 13, 18, 23, 28, 33 : S = CDbl(ABJAD("خا", tablo - 1, 1))
            Case 3, 9, 14, 19, 24, 29, 34 : S = CDbl(BASTET(choosen, 1, -1 - (tablo - 2), 1, "ARABIC"))
            Case 5 : S = 1
            Case Else : err = 1
            End Select
        Case "ذ"
            Select Case tablo
            Case 1, 4, 7, 10 : S = 700
            Case 12, 15 : S = 80
            Case 17, 20, 22, 25, 27, 30, 32, 35 : S = 9
            Case 0, 6, 11, 16, 21, 26, 31 : S = CDbl(ASGAR(choosen, tablo + 1))
            Case 2, 8, 13, 18, 23, 28, 33 : S = CDbl(ABJAD("ذال", tablo - 1, 1))
            Case 3, 9, 14, 19, 24, 29, 34 : S = CDbl(BASTET(choosen, 1, -1 - (tablo - 2), 1, "ARABIC"))
            Case 5 : S = 1
            Case Else : err = 1
            End Select
        Case "ض"
            Select Case tablo
            Case 1, 4 : S = 800
            Case 7, 10 : S = 90
            Case 12, 15 : S = 500
            Case 17, 20, 32, 35 : S = 60
            Case 22, 25 : S = 100
            Case 27, 30 : S = 70
            Case 0, 6, 11, 16, 21, 26, 31 : S = CDbl(ASGAR(choosen, tablo + 1))
            Case 2, 8, 13, 18, 23, 28, 33 : S = CDbl(ABJAD("ضاد", tablo - 1, 1))
            Case 3, 9, 14, 19, 24, 29, 34 : S = CDbl(BASTET(choosen, 1, -1 - (tablo - 2), 1, "ARABIC"))
            Case 5 : S = 1
            Case Else : err = 1
            End Select
        Case "ظ"
            Select Case tablo
            Case 1, 4 : S = 900
            Case 7, 10 : S = 800
            Case 12, 15 : S = 1000
            Case 17, 20, 32, 35 : S = 80
            Case 22, 25 : S = 40
            Case 27, 30 : S = 200
            Case 0, 6, 11, 16, 21, 26, 31 : S = CDbl(ASGAR(choosen, tablo + 1))
            Case 2, 8, 13, 18, 23, 28, 33 : S = CDbl(ABJAD("ظا", tablo - 1, 1))
            Case 3, 9, 14, 19, 24, 29, 34 : S = CDbl(BASTET(choosen, 1, -1 - (tablo - 2), 1, "ARABIC"))
            Case 5 : S = 1
            Case Else : err = 1
            End Select
        Case "غ"
            Select Case tablo
            Case 1, 4 : S = 1000
            Case 7, 10, 12, 15 : S = 900
            Case 17, 20, 32, 35 : S = 100
            Case 22, 25 : S = 300
            Case 27, 30 : S = 90
            Case 0, 6, 11, 16, 21, 26, 31 : S = CDbl(ASGAR(choosen, tablo + 1))
            Case 2, 8, 13, 18, 23, 28, 33 : S = CDbl(ABJAD("غين", tablo - 1, 1))
            Case 3, 9, 14, 19, 24, 29, 3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20, 25, 30, 3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35 : Baster = ABJAD(metin, tablo, shadda)
        Case -36 To -1 : invertablo = (-1 * tablo) - 1 : Baster = ABJAD(metin, invertablo, shadda)
        End Select
    Case Else
        Baster = metin
    End Select
    For HM = 1 To MT
        NS = ""
        NS = NUTKET(Baster, UCase(language))
        Baster = 0
        Select Case tablo
        Case 0 To 35 : Baster = CDbl(ABJAD(NS, tablo, 1)) + CDbl(ABJAD(NS, 5, 1))
        Case -3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18, 23, 28, 33 : method = method - 1 : mode = "eacher"
    Case 7, 12, 17, 22, 27, 3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17, 22, 27, 32 : H = "ت"
                    Case Else : H = "ج"
                    End Select
                Case 4
                    Select Case method
                    Case 12 : H = "م"
                    Case 17, 22, 27, 32 : H = "ث"
                    Case Else : H = "د"
                    End Select
                Case 5
                    Select Case method
                    Case 12 : H = "و"
                    Case 17, 22, 27, 32 : H = "ج"
                    Case Else : H = "ه"
                    End Select
                Case 6
                    Select Case method
                    Case 12 : H = "ي"
                    Case 17, 22, 27, 32 : H = "ح"
                    Case Else : H = "و"
                    End Select
                Case 7
                    Select Case method
                    Case 12 : H = "ه"
                    Case 17, 22, 27, 32 : H = "خ"
                    Case Else : H = "ز"
                    End Select
                Case 8
                    Select Case method
                    Case 12 : H = "ر"
                    Case 17, 22, 27, 32 : H = "د"
                    Case Else : H = "ح"
                    End Select
                Case 9
                    Select Case method
                    Case 12 : H = "ب"
                    Case 17, 22, 27, 32 : H = "ذ"
                    Case Else : H = "ط"
                    End Select
                End Select
            Case 2
                Select Case CInt(choosen)
                Case 1
                    Select Case method
                    Case 12 : H = "ت"
                    Case 17, 22, 32 : H = "ر"
                    Case 27 : H = "ك"
                    Case Else : H = "ي"
                    End Select
                Case 2
                    Select Case method
                    Case 17, 22, 32 : H = "ز"
                    Case 27 : H = "ل"
                    Case Else : H = "ك"
                    End Select
                Case 3
                    Select Case method
                    Case 12 : H = "ع"
                    Case 17, 32 : H = "س"
                    Case 22 : H = "ط"
                    Case 27 : H = "م"
                    Case Else : H = "ل"
                    End Select
                Case 4
                    Select Case method
                    Case 12 : H = "ف"
                    Case 17, 32 : H = "ش"
                    Case 22 : H = "ظ"
                    Case 27 : H = "و"
                    Case Else : H = "م"
                    End Select
                Case 5
                    Select Case method
                    Case 12 : H = "ق"
                    Case 17, 32 : H = "ص"
                    Case 22 : H = "ك"
                    Case Else : H = "ن"
                    End Select
                Case 6
                    Select Case method
                    Case 7, 27 : H = "ص"
                    Case 17, 32 : H = "ض"
                    Case 22 : H = "ل"
                    Case Else : H = "س"
                    End Select
                Case 7
                    Select Case method
                    Case 12 : H = "د"
                    Case 17, 32 : H = "ط"
                    Case 22 : H = "م"
                    Case 27 : H = "ض"
                    Case Else : H = "ع"
                    End Select
                Case 8
                    Select Case method
                    Case 12 : H = "ذ"
                    Case 17, 32 : H = "ظ"
                    Case 22 : H = "ن"
                    Case 27 : H = "ع"
                    Case Else : H = "ف"
                    End Select
                Case 9
                    Select Case method
                    Case 7 : H = "ض"
                    Case 12 : H = "ح"
                    Case 17, 32 : H = "ع"
                    Case 27 : H = "غ"
                    Case Else : H = "ص"
                    End Select
                End Select
            Case 1
                Select Case CInt(choosen)
                Case 1
                    Select Case method
                    Case 12 : H = "ج"
                    Case 17, 32 : H = "غ"
                    Case 22 : H = "ض"
                    Case 27 : H = "ط"
                    Case Else : H = "ق"
                    End Select
                Case 2
                    Select Case method
                    Case 12 : H = "خ"
                    Case 17, 32 : H = "ف"
                    Case 22 : H = "ع"
                    Case 27 : H = "ظ"
                    Case Else : H = "ر"
                    End Select
                Case 3
                    Select Case method
                    Case 7 : H = "س"
                    Case 17, 32 : H = "ق"
                    Case 22 : H = "غ"
                    Case 27 : H = "ف"
                    Case Else : H = "ش"
                    End Select
                Case 4
                    Select Case method
                    Case 12 : H = "ص"
                    Case 17, 32 : H = "ك"
                    Case 22 : H = "ف"
                    Case 27 : H = "ق"
                    Case Else : H = "ت"
                    End Select
                Case 5
                    Select Case method
                    Case 12 : H = "ض"
                    Case 17, 32 : H = "ل"
                    Case 22 : H = "ق"
                    Case 27 : H = "ر"
                    Case Else : H = "ث"
                    End Select
                Case 6
                    Select Case method
                    Case 12, 27 : H = "ز"
                    Case 17, 32 : H = "م"
                    Case 22 : H = "س"
                    Case Else : H = "خ"
                    End Select
                Case 7
                    Select Case method
                    Case 12 : H = "ث"
                    Case 17, 32 : H = "ن"
                    Case 22 : H = "ش"
                    Case 27 : H = "ه"
                    Case Else : H = "ذ"
                    End Select
                Case 8
                    Select Case method
                    Case 7 : H = "ظ"
                    Case 12 : H = "ط"
                    Case 17, 22 : H = "ه"
                    Case 27 : H = "س"
                    Case 32 : H = "و"
                    Case Else : H = "ض"
                    End Select
                Case 9
                    Select Case method
                    Case 7, 12 : H = "غ"
                    Case 17, 22 : H = "و"
                    Case 27 : H = "ش"
                    Case 32 : H = "ه"
                    Case Else : H = "ظ"
                    End Select
                End Select
            End Select
            GH = GH &amp; H
            If CInt(hpart(counter)) &gt; 0 Then
                For counted = 1 To counter - 1
                    Select Case method
                    Case 7: eacher = eacher &amp; "ش"
                    Case 12: eacher = eacher &amp; "ظ"
                    Case 17, 22, 27, 32 : eacher = eacher &amp; "ي"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Variant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hamseyMe(ByVal metin As String) As Boolean
	Select Case metin
		Case "ن", "ل", "ظ", "ط", "ض", "ص","ش", "س", "ز", "ر", "ذ", "د", "ث", "ت" : ShamseyMe = 1
		Case Else : ShamseyMe = 0
	End Select
End Function
Function STR2UCODE(Optional STRNG As String) As String
	'LibreOffice Basic Kodundaki Karakterleri Excele Uygun Hale Getirmeye Çabalıyor...
	Dim counter, inside As Long
	Dim addafter, tocopy, kod As String
	inside = 0
	For counter = 1 To LEN(STRNG)
		kod = ""
		tocopy = MID(STRNG, counter, 1)
		Select Case tocopy
		Case Chr(34)
			If inside = 1 Then
				inside = 0
				addafter = " &amp; "
			Else
				inside = 1
				addafter = ""
			End If
		Case Else
			If inside = 1 Then
				If MID(STRNG, counter + 1, 1) = Chr(34) Then addafter = ""
				kod = "ChrW(" &amp; Asc(tocopy) &amp; ")" &amp; addafter
			Else
				kod = tocopy &amp; addafter
			End If
		End Select
		ReDim kod
		STR2UCODE = STR2UCODE &amp; kod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